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est_input" table:style-name="ta1">
        <table:table-column table:style-name="co1" table:number-columns-repeated="566" table:default-cell-style-name="Default"/>
        <table:table-row table:style-name="ro1">
          <table:table-cell table:style-name="pd1" office:value-type="string" calcext:value-type="string">
            <text:p>Instance</text:p>
          </table:table-cell>
          <table:table-cell table:style-name="pd1" office:value-type="string" calcext:value-type="string">
            <text:p>Nantes</text:p>
          </table:table-cell>
          <table:table-cell table:style-name="pd1" office:value-type="string" calcext:value-type="string">
            <text:p>poland_warszawa_2022_bemowo.pb</text:p>
          </table:table-cell>
          <table:table-cell table:style-name="pd1" office:value-type="string" calcext:value-type="string">
            <text:p>poland_warszawa_2022_mokotow.pb</text:p>
          </table:table-cell>
          <table:table-cell table:style-name="pd1" office:value-type="string" calcext:value-type="string">
            <text:p>poland_warszawa_2022_wilanow.pb</text:p>
          </table:table-cell>
          <table:table-cell table:style-name="pd1" office:value-type="string" calcext:value-type="string">
            <text:p>poland_warszawa_2022_ursynow.pb</text:p>
          </table:table-cell>
          <table:table-cell table:style-name="pd1" office:value-type="string" calcext:value-type="string">
            <text:p>poland_warszawa_2022_praga-poludnie.pb</text:p>
          </table:table-cell>
          <table:table-cell table:style-name="pd1" office:value-type="string" calcext:value-type="string">
            <text:p>poland_warszawa_2022_bielany.pb</text:p>
          </table:table-cell>
          <table:table-cell table:style-name="pd1" office:value-type="string" calcext:value-type="string">
            <text:p>poland_warszawa_2022_zoliborz.pb</text:p>
          </table:table-cell>
          <table:table-cell table:style-name="pd1" office:value-type="string" calcext:value-type="string">
            <text:p>poland_warszawa_2022_bialoleka.pb</text:p>
          </table:table-cell>
          <table:table-cell table:style-name="pd1" office:value-type="string" calcext:value-type="string">
            <text:p>poland_warszawa_2022_ochota.pb</text:p>
          </table:table-cell>
          <table:table-cell table:style-name="pd1" office:value-type="string" calcext:value-type="string">
            <text:p>poland_warszawa_2022_rembertow.pb</text:p>
          </table:table-cell>
          <table:table-cell table:style-name="pd1" office:value-type="string" calcext:value-type="string">
            <text:p>poland_warszawa_2022_ursus.pb</text:p>
          </table:table-cell>
          <table:table-cell table:style-name="pd1" office:value-type="string" calcext:value-type="string">
            <text:p>poland_warszawa_2022_wola.pb</text:p>
          </table:table-cell>
          <table:table-cell table:style-name="pd1" office:value-type="string" calcext:value-type="string">
            <text:p>poland_warszawa_2022_.pb</text:p>
          </table:table-cell>
          <table:table-cell table:style-name="pd1" office:value-type="string" calcext:value-type="string">
            <text:p>poland_warszawa_2022_srodmiescie.pb</text:p>
          </table:table-cell>
          <table:table-cell table:style-name="pd1" office:value-type="string" calcext:value-type="string">
            <text:p>poland_warszawa_2022_wawer.pb</text:p>
          </table:table-cell>
          <table:table-cell table:style-name="pd1" office:value-type="string" calcext:value-type="string">
            <text:p>poland_warszawa_2022_targowek.pb</text:p>
          </table:table-cell>
          <table:table-cell table:style-name="pd1" office:value-type="string" calcext:value-type="string">
            <text:p>poland_warszawa_2022_wlochy.pb</text:p>
          </table:table-cell>
          <table:table-cell table:style-name="pd1" office:value-type="string" calcext:value-type="string">
            <text:p>poland_warszawa_2022_wesola.pb</text:p>
          </table:table-cell>
          <table:table-cell table:style-name="pd1" office:value-type="string" calcext:value-type="string">
            <text:p>poland_warszawa_2022_praga-polnoc.pb</text:p>
          </table:table-cell>
          <table:table-cell table:style-name="pd1" office:value-type="string" calcext:value-type="string">
            <text:p>poland_warszawa_2023_bielany.pb</text:p>
          </table:table-cell>
          <table:table-cell table:style-name="pd1" office:value-type="string" calcext:value-type="string">
            <text:p>poland_warszawa_2023_rembertow.pb</text:p>
          </table:table-cell>
          <table:table-cell table:style-name="pd1" office:value-type="string" calcext:value-type="string">
            <text:p>poland_warszawa_2023_praga-polnoc.pb</text:p>
          </table:table-cell>
          <table:table-cell table:style-name="pd1" office:value-type="string" calcext:value-type="string">
            <text:p>poland_warszawa_2023_bialoleka.pb</text:p>
          </table:table-cell>
          <table:table-cell table:style-name="pd1" office:value-type="string" calcext:value-type="string">
            <text:p>poland_warszawa_2023_wlochy.pb</text:p>
          </table:table-cell>
          <table:table-cell table:style-name="pd1" office:value-type="string" calcext:value-type="string">
            <text:p>poland_warszawa_2023_bemowo.pb</text:p>
          </table:table-cell>
          <table:table-cell table:style-name="pd1" office:value-type="string" calcext:value-type="string">
            <text:p>poland_warszawa_2023_wola.pb</text:p>
          </table:table-cell>
          <table:table-cell table:style-name="pd1" office:value-type="string" calcext:value-type="string">
            <text:p>poland_warszawa_2023_zoliborz.pb</text:p>
          </table:table-cell>
          <table:table-cell table:style-name="pd1" office:value-type="string" calcext:value-type="string">
            <text:p>poland_warszawa_2023_.pb</text:p>
          </table:table-cell>
          <table:table-cell table:style-name="pd1" office:value-type="string" calcext:value-type="string">
            <text:p>poland_warszawa_2023_wilanow.pb</text:p>
          </table:table-cell>
          <table:table-cell table:style-name="pd1" office:value-type="string" calcext:value-type="string">
            <text:p>poland_warszawa_2023_ursus.pb</text:p>
          </table:table-cell>
          <table:table-cell table:style-name="pd1" office:value-type="string" calcext:value-type="string">
            <text:p>poland_warszawa_2023_praga-poludnie.pb</text:p>
          </table:table-cell>
          <table:table-cell table:style-name="pd1" office:value-type="string" calcext:value-type="string">
            <text:p>poland_warszawa_2023_wesola.pb</text:p>
          </table:table-cell>
          <table:table-cell table:style-name="pd1" office:value-type="string" calcext:value-type="string">
            <text:p>poland_warszawa_2023_ursynow.pb</text:p>
          </table:table-cell>
          <table:table-cell table:style-name="pd1" office:value-type="string" calcext:value-type="string">
            <text:p>poland_warszawa_2023_targowek.pb</text:p>
          </table:table-cell>
          <table:table-cell table:style-name="pd1" office:value-type="string" calcext:value-type="string">
            <text:p>poland_warszawa_2023_srodmiescie.pb</text:p>
          </table:table-cell>
          <table:table-cell table:style-name="pd1" office:value-type="string" calcext:value-type="string">
            <text:p>poland_warszawa_2023_wawer.pb</text:p>
          </table:table-cell>
          <table:table-cell table:style-name="pd1" office:value-type="string" calcext:value-type="string">
            <text:p>poland_warszawa_2023_mokotow.pb</text:p>
          </table:table-cell>
          <table:table-cell table:style-name="pd1" office:value-type="string" calcext:value-type="string">
            <text:p>poland_warszawa_2023_ochota.pb</text:p>
          </table:table-cell>
          <table:table-cell table:style-name="pd1" office:value-type="string" calcext:value-type="string">
            <text:p>poland_warszawa_2019_praga-polnoc.pb</text:p>
          </table:table-cell>
          <table:table-cell table:style-name="pd1" office:value-type="string" calcext:value-type="string">
            <text:p>poland_warszawa_2019_marysin-wawerski-poludniowy.pb</text:p>
          </table:table-cell>
          <table:table-cell table:style-name="pd1" office:value-type="string" calcext:value-type="string">
            <text:p>poland_warszawa_2019_przywisle.pb</text:p>
          </table:table-cell>
          <table:table-cell table:style-name="pd1" office:value-type="string" calcext:value-type="string">
            <text:p>poland_warszawa_2019_ursynow.pb</text:p>
          </table:table-cell>
          <table:table-cell table:style-name="pd1" office:value-type="string" calcext:value-type="string">
            <text:p>poland_warszawa_2019_obszar-1-zoliborz-centralny.pb</text:p>
          </table:table-cell>
          <table:table-cell table:style-name="pd1" office:value-type="string" calcext:value-type="string">
            <text:p>poland_warszawa_2019_stary-mokotow.pb</text:p>
          </table:table-cell>
          <table:table-cell table:style-name="pd1" office:value-type="string" calcext:value-type="string">
            <text:p>poland_warszawa_2019_rembertow.pb</text:p>
          </table:table-cell>
          <table:table-cell table:style-name="pd1" office:value-type="string" calcext:value-type="string">
            <text:p>poland_warszawa_2019_srodmiescie.pb</text:p>
          </table:table-cell>
          <table:table-cell table:style-name="pd1" office:value-type="string" calcext:value-type="string">
            <text:p>poland_warszawa_2019_targowek-fabryczny-elsnerow-i-utrata.pb</text:p>
          </table:table-cell>
          <table:table-cell table:style-name="pd1" office:value-type="string" calcext:value-type="string">
            <text:p>poland_warszawa_2019_stara-ochota.pb</text:p>
          </table:table-cell>
          <table:table-cell table:style-name="pd1" office:value-type="string" calcext:value-type="string">
            <text:p>poland_warszawa_2019_zielony-ursynow.pb</text:p>
          </table:table-cell>
          <table:table-cell table:style-name="pd1" office:value-type="string" calcext:value-type="string">
            <text:p>poland_warszawa_2019_radiowo-wolka-weglowa-placowka-huta.pb</text:p>
          </table:table-cell>
          <table:table-cell table:style-name="pd1" office:value-type="string" calcext:value-type="string">
            <text:p>poland_warszawa_2019_obszar-1-tarchomin-nowodwory-kepa-tarchominska.pb</text:p>
          </table:table-cell>
          <table:table-cell table:style-name="pd1" office:value-type="string" calcext:value-type="string">
            <text:p>poland_warszawa_2019_kamionek.pb</text:p>
          </table:table-cell>
          <table:table-cell table:style-name="pd1" office:value-type="string" calcext:value-type="string">
            <text:p>poland_warszawa_2019_miedzylesie.pb</text:p>
          </table:table-cell>
          <table:table-cell table:style-name="pd1" office:value-type="string" calcext:value-type="string">
            <text:p>poland_warszawa_2019_muranow.pb</text:p>
          </table:table-cell>
          <table:table-cell table:style-name="pd1" office:value-type="string" calcext:value-type="string">
            <text:p>poland_warszawa_2019_ursus-polnocny.pb</text:p>
          </table:table-cell>
          <table:table-cell table:style-name="pd1" office:value-type="string" calcext:value-type="string">
            <text:p>poland_warszawa_2019_sluzew.pb</text:p>
          </table:table-cell>
          <table:table-cell table:style-name="pd1" office:value-type="string" calcext:value-type="string">
            <text:p>poland_warszawa_2019_piaski.pb</text:p>
          </table:table-cell>
          <table:table-cell table:style-name="pd1" office:value-type="string" calcext:value-type="string">
            <text:p>poland_warszawa_2019_wierzbno-wygledow.pb</text:p>
          </table:table-cell>
          <table:table-cell table:style-name="pd1" office:value-type="string" calcext:value-type="string">
            <text:p>poland_warszawa_2019_grochow-poludniowy.pb</text:p>
          </table:table-cell>
          <table:table-cell table:style-name="pd1" office:value-type="string" calcext:value-type="string">
            <text:p>poland_warszawa_2019_aleksandrow.pb</text:p>
          </table:table-cell>
          <table:table-cell table:style-name="pd1" office:value-type="string" calcext:value-type="string">
            <text:p>poland_warszawa_2019_przyczolek-grochowski.pb</text:p>
          </table:table-cell>
          <table:table-cell table:style-name="pd1" office:value-type="string" calcext:value-type="string">
            <text:p>poland_warszawa_2019_obszar-3-kobialka-augustow-brzeziny-grodzisk-lewandow.pb</text:p>
          </table:table-cell>
          <table:table-cell table:style-name="pd1" office:value-type="string" calcext:value-type="string">
            <text:p>poland_warszawa_2019_saska-kepa.pb</text:p>
          </table:table-cell>
          <table:table-cell table:style-name="pd1" office:value-type="string" calcext:value-type="string">
            <text:p>poland_warszawa_2019_chomiczowka.pb</text:p>
          </table:table-cell>
          <table:table-cell table:style-name="pd1" office:value-type="string" calcext:value-type="string">
            <text:p>poland_warszawa_2019_zerzen.pb</text:p>
          </table:table-cell>
          <table:table-cell table:style-name="pd1" office:value-type="string" calcext:value-type="string">
            <text:p>poland_warszawa_2019_grochow-polnocny.pb</text:p>
          </table:table-cell>
          <table:table-cell table:style-name="pd1" office:value-type="string" calcext:value-type="string">
            <text:p>poland_warszawa_2019_miasto-ogrod-sadyba.pb</text:p>
          </table:table-cell>
          <table:table-cell table:style-name="pd1" office:value-type="string" calcext:value-type="string">
            <text:p>poland_warszawa_2019_miedzeszyn.pb</text:p>
          </table:table-cell>
          <table:table-cell table:style-name="pd1" office:value-type="string" calcext:value-type="string">
            <text:p>poland_warszawa_2019_obszar-ii-stara-praga-ze-szmulowizna-z-michalowem.pb</text:p>
          </table:table-cell>
          <table:table-cell table:style-name="pd1" office:value-type="string" calcext:value-type="string">
            <text:p>poland_warszawa_2019_wola.pb</text:p>
          </table:table-cell>
          <table:table-cell table:style-name="pd1" office:value-type="string" calcext:value-type="string">
            <text:p>poland_warszawa_2019_boernerowo-fort-radiowo-gorce-groty.pb</text:p>
          </table:table-cell>
          <table:table-cell table:style-name="pd1" office:value-type="string" calcext:value-type="string">
            <text:p>poland_warszawa_2019_brodno.pb</text:p>
          </table:table-cell>
          <table:table-cell table:style-name="pd1" office:value-type="string" calcext:value-type="string">
            <text:p>poland_warszawa_2019_subunit-wlochy.pb</text:p>
          </table:table-cell>
          <table:table-cell table:style-name="pd1" office:value-type="string" calcext:value-type="string">
            <text:p>poland_warszawa_2019_obszar-4-piekielko-zeran-annopol.pb</text:p>
          </table:table-cell>
          <table:table-cell table:style-name="pd1" office:value-type="string" calcext:value-type="string">
            <text:p>poland_warszawa_2019_obszar-3-marymont-potok-zoliborz-dziennikarski.pb</text:p>
          </table:table-cell>
          <table:table-cell table:style-name="pd1" office:value-type="string" calcext:value-type="string">
            <text:p>poland_warszawa_2019_bemowo.pb</text:p>
          </table:table-cell>
          <table:table-cell table:style-name="pd1" office:value-type="string" calcext:value-type="string">
            <text:p>poland_warszawa_2019_srodmiescie-poludniowe.pb</text:p>
          </table:table-cell>
          <table:table-cell table:style-name="pd1" office:value-type="string" calcext:value-type="string">
            <text:p>poland_warszawa_2019_chrzanow-jelonki-poludniowe-jelonki-polnocne.pb</text:p>
          </table:table-cell>
          <table:table-cell table:style-name="pd1" office:value-type="string" calcext:value-type="string">
            <text:p>poland_warszawa_2019_zacisze.pb</text:p>
          </table:table-cell>
          <table:table-cell table:style-name="pd1" office:value-type="string" calcext:value-type="string">
            <text:p>poland_warszawa_2019_ursynow-poludniowy.pb</text:p>
          </table:table-cell>
          <table:table-cell table:style-name="pd1" office:value-type="string" calcext:value-type="string">
            <text:p>poland_warszawa_2019_stare-bielany.pb</text:p>
          </table:table-cell>
          <table:table-cell table:style-name="pd1" office:value-type="string" calcext:value-type="string">
            <text:p>poland_warszawa_2019_radosc.pb</text:p>
          </table:table-cell>
          <table:table-cell table:style-name="pd1" office:value-type="string" calcext:value-type="string">
            <text:p>poland_warszawa_2019_brodno-podgrodzie.pb</text:p>
          </table:table-cell>
          <table:table-cell table:style-name="pd1" office:value-type="string" calcext:value-type="string">
            <text:p>poland_warszawa_2019_sielce.pb</text:p>
          </table:table-cell>
          <table:table-cell table:style-name="pd1" office:value-type="string" calcext:value-type="string">
            <text:p>poland_warszawa_2019_wawrzyszew.pb</text:p>
          </table:table-cell>
          <table:table-cell table:style-name="pd1" office:value-type="string" calcext:value-type="string">
            <text:p>poland_warszawa_2019_praga-poludnie.pb</text:p>
          </table:table-cell>
          <table:table-cell table:style-name="pd1" office:value-type="string" calcext:value-type="string">
            <text:p>poland_warszawa_2019_targowek.pb</text:p>
          </table:table-cell>
          <table:table-cell table:style-name="pd1" office:value-type="string" calcext:value-type="string">
            <text:p>poland_warszawa_2019_sluzewiec.pb</text:p>
          </table:table-cell>
          <table:table-cell table:style-name="pd1" office:value-type="string" calcext:value-type="string">
            <text:p>poland_warszawa_2019_rejon-poludniowy.pb</text:p>
          </table:table-cell>
          <table:table-cell table:style-name="pd1" office:value-type="string" calcext:value-type="string">
            <text:p>poland_warszawa_2019_rejon-polnocno-wschodni.pb</text:p>
          </table:table-cell>
          <table:table-cell table:style-name="pd1" office:value-type="string" calcext:value-type="string">
            <text:p>poland_warszawa_2019_sadyba-stegny.pb</text:p>
          </table:table-cell>
          <table:table-cell table:style-name="pd1" office:value-type="string" calcext:value-type="string">
            <text:p>poland_warszawa_2019_obszar-ii-wilanow-niski-wschodni-zawady-powsinek-kepa-zawadowska.pb</text:p>
          </table:table-cell>
          <table:table-cell table:style-name="pd1" office:value-type="string" calcext:value-type="string">
            <text:p>poland_warszawa_2019_szczesliwice.pb</text:p>
          </table:table-cell>
          <table:table-cell table:style-name="pd1" office:value-type="string" calcext:value-type="string">
            <text:p>poland_warszawa_2019_obszar-2-sady-zoliborskie-zatrasie-rudawka.pb</text:p>
          </table:table-cell>
          <table:table-cell table:style-name="pd1" office:value-type="string" calcext:value-type="string">
            <text:p>poland_warszawa_2019_ochota.pb</text:p>
          </table:table-cell>
          <table:table-cell table:style-name="pd1" office:value-type="string" calcext:value-type="string">
            <text:p>poland_warszawa_2019_ursus-poludniowy.pb</text:p>
          </table:table-cell>
          <table:table-cell table:style-name="pd1" office:value-type="string" calcext:value-type="string">
            <text:p>poland_warszawa_2019_bemowo-lotnisko-fort-bema.pb</text:p>
          </table:table-cell>
          <table:table-cell table:style-name="pd1" office:value-type="string" calcext:value-type="string">
            <text:p>poland_warszawa_2019_ursynow-polnocny.pb</text:p>
          </table:table-cell>
          <table:table-cell table:style-name="pd1" office:value-type="string" calcext:value-type="string">
            <text:p>poland_warszawa_2019_nadwisle.pb</text:p>
          </table:table-cell>
          <table:table-cell table:style-name="pd1" office:value-type="string" calcext:value-type="string">
            <text:p>poland_warszawa_2019_targowek-mieszkaniowy.pb</text:p>
          </table:table-cell>
          <table:table-cell table:style-name="pd1" office:value-type="string" calcext:value-type="string">
            <text:p>poland_warszawa_2019_anin.pb</text:p>
          </table:table-cell>
          <table:table-cell table:style-name="pd1" office:value-type="string" calcext:value-type="string">
            <text:p>poland_warszawa_2019_slodowiec.pb</text:p>
          </table:table-cell>
          <table:table-cell table:style-name="pd1" office:value-type="string" calcext:value-type="string">
            <text:p>poland_warszawa_2019_stare-miasto.pb</text:p>
          </table:table-cell>
          <table:table-cell table:style-name="pd1" office:value-type="string" calcext:value-type="string">
            <text:p>poland_warszawa_2019_obszar-iii-powsin-kepa-latoszkowa-zamosc-latoszki.pb</text:p>
          </table:table-cell>
          <table:table-cell table:style-name="pd1" office:value-type="string" calcext:value-type="string">
            <text:p>poland_warszawa_2019_obszar-4-zoliborz-poludniowy.pb</text:p>
          </table:table-cell>
          <table:table-cell table:style-name="pd1" office:value-type="string" calcext:value-type="string">
            <text:p>poland_warszawa_2019_siekierki-augustowka.pb</text:p>
          </table:table-cell>
          <table:table-cell table:style-name="pd1" office:value-type="string" calcext:value-type="string">
            <text:p>poland_warszawa_2019_rakowiec.pb</text:p>
          </table:table-cell>
          <table:table-cell table:style-name="pd1" office:value-type="string" calcext:value-type="string">
            <text:p>poland_warszawa_2019_subunit-wawer.pb</text:p>
          </table:table-cell>
          <table:table-cell table:style-name="pd1" office:value-type="string" calcext:value-type="string">
            <text:p>poland_warszawa_2019_ruda-marymont-las-bielanski.pb</text:p>
          </table:table-cell>
          <table:table-cell table:style-name="pd1" office:value-type="string" calcext:value-type="string">
            <text:p>poland_warszawa_2019_bielany.pb</text:p>
          </table:table-cell>
          <table:table-cell table:style-name="pd1" office:value-type="string" calcext:value-type="string">
            <text:p>poland_warszawa_2019_obszar-5-powazki.pb</text:p>
          </table:table-cell>
          <table:table-cell table:style-name="pd1" office:value-type="string" calcext:value-type="string">
            <text:p>poland_warszawa_2019_wesola.pb</text:p>
          </table:table-cell>
          <table:table-cell table:style-name="pd1" office:value-type="string" calcext:value-type="string">
            <text:p>poland_warszawa_2019_las.pb</text:p>
          </table:table-cell>
          <table:table-cell table:style-name="pd1" office:value-type="string" calcext:value-type="string">
            <text:p>poland_warszawa_2019_srodmiescie-polnocne.pb</text:p>
          </table:table-cell>
          <table:table-cell table:style-name="pd1" office:value-type="string" calcext:value-type="string">
            <text:p>poland_warszawa_2019_rejon-polnocno-zachodni.pb</text:p>
          </table:table-cell>
          <table:table-cell table:style-name="pd1" office:value-type="string" calcext:value-type="string">
            <text:p>poland_warszawa_2019_obszar-i-nowa-praga-z-pelcowizna.pb</text:p>
          </table:table-cell>
          <table:table-cell table:style-name="pd1" office:value-type="string" calcext:value-type="string">
            <text:p>poland_warszawa_2019_obszar-i-wilanow-wysoki-wilanow-niski-zachodni.pb</text:p>
          </table:table-cell>
          <table:table-cell table:style-name="pd1" office:value-type="string" calcext:value-type="string">
            <text:p>poland_warszawa_2019_wrzeciono-mlociny.pb</text:p>
          </table:table-cell>
          <table:table-cell table:style-name="pd1" office:value-type="string" calcext:value-type="string">
            <text:p>poland_warszawa_2019_grochow-centrum.pb</text:p>
          </table:table-cell>
          <table:table-cell table:style-name="pd1" office:value-type="string" calcext:value-type="string">
            <text:p>poland_warszawa_2019_okecie.pb</text:p>
          </table:table-cell>
          <table:table-cell table:style-name="pd1" office:value-type="string" calcext:value-type="string">
            <text:p>poland_warszawa_2019_falenica.pb</text:p>
          </table:table-cell>
          <table:table-cell table:style-name="pd1" office:value-type="string" calcext:value-type="string">
            <text:p>poland_warszawa_2019_grochow-kinowa.pb</text:p>
          </table:table-cell>
          <table:table-cell table:style-name="pd1" office:value-type="string" calcext:value-type="string">
            <text:p>poland_warszawa_2019_wawer.pb</text:p>
          </table:table-cell>
          <table:table-cell table:style-name="pd1" office:value-type="string" calcext:value-type="string">
            <text:p>poland_warszawa_2019_marysin-wawerski-polnocny.pb</text:p>
          </table:table-cell>
          <table:table-cell table:style-name="pd1" office:value-type="string" calcext:value-type="string">
            <text:p>poland_warszawa_2019_goclaw.pb</text:p>
          </table:table-cell>
          <table:table-cell table:style-name="pd1" office:value-type="string" calcext:value-type="string">
            <text:p>poland_warszawa_2019_sadul.pb</text:p>
          </table:table-cell>
          <table:table-cell table:style-name="pd1" office:value-type="string" calcext:value-type="string">
            <text:p>poland_warszawa_2019_obszar-2-choszczowka-bialoleka-dworska-dabrowka-szlachecka-henrykow-szamocin.pb</text:p>
          </table:table-cell>
          <table:table-cell table:style-name="pd1" office:value-type="string" calcext:value-type="string">
            <text:p>poland_warszawa_2019_obszar-iv-wilanow-zachodni-osiedle-arbuzowa.pb</text:p>
          </table:table-cell>
          <table:table-cell table:style-name="pd1" office:value-type="string" calcext:value-type="string">
            <text:p>poland_warszawa_2021_bielany.pb</text:p>
          </table:table-cell>
          <table:table-cell table:style-name="pd1" office:value-type="string" calcext:value-type="string">
            <text:p>poland_warszawa_2017_nowe-wlochy.pb</text:p>
          </table:table-cell>
          <table:table-cell table:style-name="pd1" office:value-type="string" calcext:value-type="string">
            <text:p>poland_warszawa_2017_sady-zoliborskie-zatrasie.pb</text:p>
          </table:table-cell>
          <table:table-cell table:style-name="pd1" office:value-type="string" calcext:value-type="string">
            <text:p>poland_warszawa_2017_anin.pb</text:p>
          </table:table-cell>
          <table:table-cell table:style-name="pd1" office:value-type="string" calcext:value-type="string">
            <text:p>poland_warszawa_2017_rejon-e.pb</text:p>
          </table:table-cell>
          <table:table-cell table:style-name="pd1" office:value-type="string" calcext:value-type="string">
            <text:p>poland_warszawa_2017_rejon-b.pb</text:p>
          </table:table-cell>
          <table:table-cell table:style-name="pd1" office:value-type="string" calcext:value-type="string">
            <text:p>poland_warszawa_2017_aleksandrow.pb</text:p>
          </table:table-cell>
          <table:table-cell table:style-name="pd1" office:value-type="string" calcext:value-type="string">
            <text:p>poland_warszawa_2017_ursus-polnocny.pb</text:p>
          </table:table-cell>
          <table:table-cell table:style-name="pd1" office:value-type="string" calcext:value-type="string">
            <text:p>poland_warszawa_2017_srodmiescie.pb</text:p>
          </table:table-cell>
          <table:table-cell table:style-name="pd1" office:value-type="string" calcext:value-type="string">
            <text:p>poland_warszawa_2017_grochow-kinowa.pb</text:p>
          </table:table-cell>
          <table:table-cell table:style-name="pd1" office:value-type="string" calcext:value-type="string">
            <text:p>poland_warszawa_2017_nowa-praga-z-pelcowizna.pb</text:p>
          </table:table-cell>
          <table:table-cell table:style-name="pd1" office:value-type="string" calcext:value-type="string">
            <text:p>poland_warszawa_2017_wawer.pb</text:p>
          </table:table-cell>
          <table:table-cell table:style-name="pd1" office:value-type="string" calcext:value-type="string">
            <text:p>poland_warszawa_2017_grochow-poludniowy.pb</text:p>
          </table:table-cell>
          <table:table-cell table:style-name="pd1" office:value-type="string" calcext:value-type="string">
            <text:p>poland_warszawa_2017_boernerowo-fort-radiowo-groty-gorce.pb</text:p>
          </table:table-cell>
          <table:table-cell table:style-name="pd1" office:value-type="string" calcext:value-type="string">
            <text:p>poland_warszawa_2017_praga-poludnie.pb</text:p>
          </table:table-cell>
          <table:table-cell table:style-name="pd1" office:value-type="string" calcext:value-type="string">
            <text:p>poland_warszawa_2017_wilanow-obszar-i.pb</text:p>
          </table:table-cell>
          <table:table-cell table:style-name="pd1" office:value-type="string" calcext:value-type="string">
            <text:p>poland_warszawa_2017_wawrzyszew.pb</text:p>
          </table:table-cell>
          <table:table-cell table:style-name="pd1" office:value-type="string" calcext:value-type="string">
            <text:p>poland_warszawa_2017_wysokie-okecie.pb</text:p>
          </table:table-cell>
          <table:table-cell table:style-name="pd1" office:value-type="string" calcext:value-type="string">
            <text:p>poland_warszawa_2017_ursynow-wysoki-polnocny.pb</text:p>
          </table:table-cell>
          <table:table-cell table:style-name="pd1" office:value-type="string" calcext:value-type="string">
            <text:p>poland_warszawa_2017_nadwisle.pb</text:p>
          </table:table-cell>
          <table:table-cell table:style-name="pd1" office:value-type="string" calcext:value-type="string">
            <text:p>poland_warszawa_2017_rejon-a.pb</text:p>
          </table:table-cell>
          <table:table-cell table:style-name="pd1" office:value-type="string" calcext:value-type="string">
            <text:p>poland_warszawa_2017_miedzylesie.pb</text:p>
          </table:table-cell>
          <table:table-cell table:style-name="pd1" office:value-type="string" calcext:value-type="string">
            <text:p>poland_warszawa_2017_targowek-fabryczny-elsnerow-i-utrata.pb</text:p>
          </table:table-cell>
          <table:table-cell table:style-name="pd1" office:value-type="string" calcext:value-type="string">
            <text:p>poland_warszawa_2017_choszczowka-dabrowka-szlachecka-bialoleka-dworska-henrykow-szamocin.pb</text:p>
          </table:table-cell>
          <table:table-cell table:style-name="pd1" office:value-type="string" calcext:value-type="string">
            <text:p>poland_warszawa_2017_falenica.pb</text:p>
          </table:table-cell>
          <table:table-cell table:style-name="pd1" office:value-type="string" calcext:value-type="string">
            <text:p>poland_warszawa_2017_stare-wlochy.pb</text:p>
          </table:table-cell>
          <table:table-cell table:style-name="pd1" office:value-type="string" calcext:value-type="string">
            <text:p>poland_warszawa_2017_marysin-poludniowy.pb</text:p>
          </table:table-cell>
          <table:table-cell table:style-name="pd1" office:value-type="string" calcext:value-type="string">
            <text:p>poland_warszawa_2017_subunit-wawer.pb</text:p>
          </table:table-cell>
          <table:table-cell table:style-name="pd1" office:value-type="string" calcext:value-type="string">
            <text:p>poland_warszawa_2017_marymont-potok-zoliborz-dziennikarski.pb</text:p>
          </table:table-cell>
          <table:table-cell table:style-name="pd1" office:value-type="string" calcext:value-type="string">
            <text:p>poland_warszawa_2017_ochota.pb</text:p>
          </table:table-cell>
          <table:table-cell table:style-name="pd1" office:value-type="string" calcext:value-type="string">
            <text:p>poland_warszawa_2017_rakowiec.pb</text:p>
          </table:table-cell>
          <table:table-cell table:style-name="pd1" office:value-type="string" calcext:value-type="string">
            <text:p>poland_warszawa_2017_zacisze.pb</text:p>
          </table:table-cell>
          <table:table-cell table:style-name="pd1" office:value-type="string" calcext:value-type="string">
            <text:p>poland_warszawa_2017_bielany.pb</text:p>
          </table:table-cell>
          <table:table-cell table:style-name="pd1" office:value-type="string" calcext:value-type="string">
            <text:p>poland_warszawa_2017_zielona-grzybowa.pb</text:p>
          </table:table-cell>
          <table:table-cell table:style-name="pd1" office:value-type="string" calcext:value-type="string">
            <text:p>poland_warszawa_2017_kobialka-augustow-brzeziny-grodzisk-lewandow-annopol-zeran.pb</text:p>
          </table:table-cell>
          <table:table-cell table:style-name="pd1" office:value-type="string" calcext:value-type="string">
            <text:p>poland_warszawa_2017_grochow-centrum.pb</text:p>
          </table:table-cell>
          <table:table-cell table:style-name="pd1" office:value-type="string" calcext:value-type="string">
            <text:p>poland_warszawa_2017_mlynow.pb</text:p>
          </table:table-cell>
          <table:table-cell table:style-name="pd1" office:value-type="string" calcext:value-type="string">
            <text:p>poland_warszawa_2017_bemowo.pb</text:p>
          </table:table-cell>
          <table:table-cell table:style-name="pd1" office:value-type="string" calcext:value-type="string">
            <text:p>poland_warszawa_2017_praga-polnoc.pb</text:p>
          </table:table-cell>
          <table:table-cell table:style-name="pd1" office:value-type="string" calcext:value-type="string">
            <text:p>poland_warszawa_2017_stara-ochota.pb</text:p>
          </table:table-cell>
          <table:table-cell table:style-name="pd1" office:value-type="string" calcext:value-type="string">
            <text:p>poland_warszawa_2017_wrzeciono-mlociny.pb</text:p>
          </table:table-cell>
          <table:table-cell table:style-name="pd1" office:value-type="string" calcext:value-type="string">
            <text:p>poland_warszawa_2017_las.pb</text:p>
          </table:table-cell>
          <table:table-cell table:style-name="pd1" office:value-type="string" calcext:value-type="string">
            <text:p>poland_warszawa_2017_kolo.pb</text:p>
          </table:table-cell>
          <table:table-cell table:style-name="pd1" office:value-type="string" calcext:value-type="string">
            <text:p>poland_warszawa_2017_lotnisko-bemowo-lotnisko-fort-bema.pb</text:p>
          </table:table-cell>
          <table:table-cell table:style-name="pd1" office:value-type="string" calcext:value-type="string">
            <text:p>poland_warszawa_2017_centrum-wola-grzybowska-groszowka.pb</text:p>
          </table:table-cell>
          <table:table-cell table:style-name="pd1" office:value-type="string" calcext:value-type="string">
            <text:p>poland_warszawa_2017_zoliborz-centralny.pb</text:p>
          </table:table-cell>
          <table:table-cell table:style-name="pd1" office:value-type="string" calcext:value-type="string">
            <text:p>poland_warszawa_2017_radosc.pb</text:p>
          </table:table-cell>
          <table:table-cell table:style-name="pd1" office:value-type="string" calcext:value-type="string">
            <text:p>poland_warszawa_2017_saska-kepa.pb</text:p>
          </table:table-cell>
          <table:table-cell table:style-name="pd1" office:value-type="string" calcext:value-type="string">
            <text:p>poland_warszawa_2017_szczesliwice.pb</text:p>
          </table:table-cell>
          <table:table-cell table:style-name="pd1" office:value-type="string" calcext:value-type="string">
            <text:p>poland_warszawa_2017_grochow-polnocny.pb</text:p>
          </table:table-cell>
          <table:table-cell table:style-name="pd1" office:value-type="string" calcext:value-type="string">
            <text:p>poland_warszawa_2017_zerzen.pb</text:p>
          </table:table-cell>
          <table:table-cell table:style-name="pd1" office:value-type="string" calcext:value-type="string">
            <text:p>poland_warszawa_2017_miedzeszyn.pb</text:p>
          </table:table-cell>
          <table:table-cell table:style-name="pd1" office:value-type="string" calcext:value-type="string">
            <text:p>poland_warszawa_2017_rejon-f.pb</text:p>
          </table:table-cell>
          <table:table-cell table:style-name="pd1" office:value-type="string" calcext:value-type="string">
            <text:p>poland_warszawa_2017_ruda-marymont-las-bielanski.pb</text:p>
          </table:table-cell>
          <table:table-cell table:style-name="pd1" office:value-type="string" calcext:value-type="string">
            <text:p>poland_warszawa_2017_sadul.pb</text:p>
          </table:table-cell>
          <table:table-cell table:style-name="pd1" office:value-type="string" calcext:value-type="string">
            <text:p>poland_warszawa_2017_tarchomin-nowodwory-piekielko.pb</text:p>
          </table:table-cell>
          <table:table-cell table:style-name="pd1" office:value-type="string" calcext:value-type="string">
            <text:p>poland_warszawa_2017_niskie-okecie.pb</text:p>
          </table:table-cell>
          <table:table-cell table:style-name="pd1" office:value-type="string" calcext:value-type="string">
            <text:p>poland_warszawa_2017_ulrychow-odolany.pb</text:p>
          </table:table-cell>
          <table:table-cell table:style-name="pd1" office:value-type="string" calcext:value-type="string">
            <text:p>poland_warszawa_2017_ursynow.pb</text:p>
          </table:table-cell>
          <table:table-cell table:style-name="pd1" office:value-type="string" calcext:value-type="string">
            <text:p>poland_warszawa_2017_plac-wojska-polskiego.pb</text:p>
          </table:table-cell>
          <table:table-cell table:style-name="pd1" office:value-type="string" calcext:value-type="string">
            <text:p>poland_warszawa_2017_wars.pb</text:p>
          </table:table-cell>
          <table:table-cell table:style-name="pd1" office:value-type="string" calcext:value-type="string">
            <text:p>poland_warszawa_2017_kamionek.pb</text:p>
          </table:table-cell>
          <table:table-cell table:style-name="pd1" office:value-type="string" calcext:value-type="string">
            <text:p>poland_warszawa_2017_marysin-polnocny.pb</text:p>
          </table:table-cell>
          <table:table-cell table:style-name="pd1" office:value-type="string" calcext:value-type="string">
            <text:p>poland_warszawa_2017_stara-praga-i-szmulowizna-z-michalowem.pb</text:p>
          </table:table-cell>
          <table:table-cell table:style-name="pd1" office:value-type="string" calcext:value-type="string">
            <text:p>poland_warszawa_2017_brodno-podgrodzie.pb</text:p>
          </table:table-cell>
          <table:table-cell table:style-name="pd1" office:value-type="string" calcext:value-type="string">
            <text:p>poland_warszawa_2017_nowolipki-powazki.pb</text:p>
          </table:table-cell>
          <table:table-cell table:style-name="pd1" office:value-type="string" calcext:value-type="string">
            <text:p>poland_warszawa_2017_targowek-mieszkaniowy.pb</text:p>
          </table:table-cell>
          <table:table-cell table:style-name="pd1" office:value-type="string" calcext:value-type="string">
            <text:p>poland_warszawa_2017_sawa.pb</text:p>
          </table:table-cell>
          <table:table-cell table:style-name="pd1" office:value-type="string" calcext:value-type="string">
            <text:p>poland_warszawa_2017_czyste-mirow.pb</text:p>
          </table:table-cell>
          <table:table-cell table:style-name="pd1" office:value-type="string" calcext:value-type="string">
            <text:p>poland_warszawa_2017_radiowo-wolka-weglowa-placowka-huta.pb</text:p>
          </table:table-cell>
          <table:table-cell table:style-name="pd1" office:value-type="string" calcext:value-type="string">
            <text:p>poland_warszawa_2017_piaski.pb</text:p>
          </table:table-cell>
          <table:table-cell table:style-name="pd1" office:value-type="string" calcext:value-type="string">
            <text:p>poland_warszawa_2017_goclaw.pb</text:p>
          </table:table-cell>
          <table:table-cell table:style-name="pd1" office:value-type="string" calcext:value-type="string">
            <text:p>poland_warszawa_2017_stara-milosna.pb</text:p>
          </table:table-cell>
          <table:table-cell table:style-name="pd1" office:value-type="string" calcext:value-type="string">
            <text:p>poland_warszawa_2017_brodno.pb</text:p>
          </table:table-cell>
          <table:table-cell table:style-name="pd1" office:value-type="string" calcext:value-type="string">
            <text:p>poland_warszawa_2017_rejon-d.pb</text:p>
          </table:table-cell>
          <table:table-cell table:style-name="pd1" office:value-type="string" calcext:value-type="string">
            <text:p>poland_warszawa_2017_ursynow-wysoki-poludniowy.pb</text:p>
          </table:table-cell>
          <table:table-cell table:style-name="pd1" office:value-type="string" calcext:value-type="string">
            <text:p>poland_warszawa_2017_chomiczowka.pb</text:p>
          </table:table-cell>
          <table:table-cell table:style-name="pd1" office:value-type="string" calcext:value-type="string">
            <text:p>poland_warszawa_2017_zielony-ursynow.pb</text:p>
          </table:table-cell>
          <table:table-cell table:style-name="pd1" office:value-type="string" calcext:value-type="string">
            <text:p>poland_warszawa_2017_rejon-c.pb</text:p>
          </table:table-cell>
          <table:table-cell table:style-name="pd1" office:value-type="string" calcext:value-type="string">
            <text:p>poland_warszawa_2017_rembertow.pb</text:p>
          </table:table-cell>
          <table:table-cell table:style-name="pd1" office:value-type="string" calcext:value-type="string">
            <text:p>poland_warszawa_2017_slodowiec.pb</text:p>
          </table:table-cell>
          <table:table-cell table:style-name="pd1" office:value-type="string" calcext:value-type="string">
            <text:p>poland_warszawa_2017_stare-bielany.pb</text:p>
          </table:table-cell>
          <table:table-cell table:style-name="pd1" office:value-type="string" calcext:value-type="string">
            <text:p>poland_warszawa_2017_ursus-poludniowy.pb</text:p>
          </table:table-cell>
          <table:table-cell table:style-name="pd1" office:value-type="string" calcext:value-type="string">
            <text:p>poland_warszawa_2017_chrzanow-jelonki-polnocne-jelonki-poludniowe.pb</text:p>
          </table:table-cell>
          <table:table-cell table:style-name="pd1" office:value-type="string" calcext:value-type="string">
            <text:p>poland_warszawa_2017_przyczolek-grochowski.pb</text:p>
          </table:table-cell>
          <table:table-cell table:style-name="pd1" office:value-type="string" calcext:value-type="string">
            <text:p>poland_warszawa_2017_wilanow-obszar-ii.pb</text:p>
          </table:table-cell>
          <table:table-cell table:style-name="pd1" office:value-type="string" calcext:value-type="string">
            <text:p>poland_warszawa_2017_zoliborz-poludniowy-powazki.pb</text:p>
          </table:table-cell>
          <table:table-cell table:style-name="pd1" office:value-type="string" calcext:value-type="string">
            <text:p>poland_warszawa_2020_praga-polnoc.pb</text:p>
          </table:table-cell>
          <table:table-cell table:style-name="pd1" office:value-type="string" calcext:value-type="string">
            <text:p>poland_warszawa_2020_bialoleka.pb</text:p>
          </table:table-cell>
          <table:table-cell table:style-name="pd1" office:value-type="string" calcext:value-type="string">
            <text:p>poland_warszawa_2020_wawer.pb</text:p>
          </table:table-cell>
          <table:table-cell table:style-name="pd1" office:value-type="string" calcext:value-type="string">
            <text:p>poland_warszawa_2020_praga-poludnie.pb</text:p>
          </table:table-cell>
          <table:table-cell table:style-name="pd1" office:value-type="string" calcext:value-type="string">
            <text:p>poland_warszawa_2020_bielany.pb</text:p>
          </table:table-cell>
          <table:table-cell table:style-name="pd1" office:value-type="string" calcext:value-type="string">
            <text:p>poland_warszawa_2020_wesola.pb</text:p>
          </table:table-cell>
          <table:table-cell table:style-name="pd1" office:value-type="string" calcext:value-type="string">
            <text:p>poland_warszawa_2020_zoliborz.pb</text:p>
          </table:table-cell>
          <table:table-cell table:style-name="pd1" office:value-type="string" calcext:value-type="string">
            <text:p>poland_warszawa_2020_wlochy.pb</text:p>
          </table:table-cell>
          <table:table-cell table:style-name="pd1" office:value-type="string" calcext:value-type="string">
            <text:p>poland_warszawa_2020_ursynow.pb</text:p>
          </table:table-cell>
          <table:table-cell table:style-name="pd1" office:value-type="string" calcext:value-type="string">
            <text:p>poland_warszawa_2020_ochota.pb</text:p>
          </table:table-cell>
          <table:table-cell table:style-name="pd1" office:value-type="string" calcext:value-type="string">
            <text:p>poland_warszawa_2020_.pb</text:p>
          </table:table-cell>
          <table:table-cell table:style-name="pd1" office:value-type="string" calcext:value-type="string">
            <text:p>poland_warszawa_2020_mokotow.pb</text:p>
          </table:table-cell>
          <table:table-cell table:style-name="pd1" office:value-type="string" calcext:value-type="string">
            <text:p>poland_warszawa_2020_bemowo.pb</text:p>
          </table:table-cell>
          <table:table-cell table:style-name="pd1" office:value-type="string" calcext:value-type="string">
            <text:p>poland_warszawa_2020_wola.pb</text:p>
          </table:table-cell>
          <table:table-cell table:style-name="pd1" office:value-type="string" calcext:value-type="string">
            <text:p>poland_warszawa_2020_srodmiescie.pb</text:p>
          </table:table-cell>
          <table:table-cell table:style-name="pd1" office:value-type="string" calcext:value-type="string">
            <text:p>poland_warszawa_2020_rembertow.pb</text:p>
          </table:table-cell>
          <table:table-cell table:style-name="pd1" office:value-type="string" calcext:value-type="string">
            <text:p>poland_warszawa_2020_targowek.pb</text:p>
          </table:table-cell>
          <table:table-cell table:style-name="pd1" office:value-type="string" calcext:value-type="string">
            <text:p>poland_warszawa_2020_ursus.pb</text:p>
          </table:table-cell>
          <table:table-cell table:style-name="pd1" office:value-type="string" calcext:value-type="string">
            <text:p>poland_warszawa_2020_wilanow.pb</text:p>
          </table:table-cell>
          <table:table-cell table:style-name="pd1" office:value-type="string" calcext:value-type="string">
            <text:p>poland_warszawa_2024_praga-polnoc.pb</text:p>
          </table:table-cell>
          <table:table-cell table:style-name="pd1" office:value-type="string" calcext:value-type="string">
            <text:p>poland_warszawa_2024_zoliborz.pb</text:p>
          </table:table-cell>
          <table:table-cell table:style-name="pd1" office:value-type="string" calcext:value-type="string">
            <text:p>poland_warszawa_2024_mokotow.pb</text:p>
          </table:table-cell>
          <table:table-cell table:style-name="pd1" office:value-type="string" calcext:value-type="string">
            <text:p>poland_warszawa_2024_wilanow.pb</text:p>
          </table:table-cell>
          <table:table-cell table:style-name="pd1" office:value-type="string" calcext:value-type="string">
            <text:p>poland_warszawa_2024_bielany.pb</text:p>
          </table:table-cell>
          <table:table-cell table:style-name="pd1" office:value-type="string" calcext:value-type="string">
            <text:p>poland_warszawa_2024_rembertow.pb</text:p>
          </table:table-cell>
          <table:table-cell table:style-name="pd1" office:value-type="string" calcext:value-type="string">
            <text:p>poland_warszawa_2024_ochota.pb</text:p>
          </table:table-cell>
          <table:table-cell table:style-name="pd1" office:value-type="string" calcext:value-type="string">
            <text:p>poland_warszawa_2024_srodmiescie.pb</text:p>
          </table:table-cell>
          <table:table-cell table:style-name="pd1" office:value-type="string" calcext:value-type="string">
            <text:p>poland_warszawa_2024_targowek.pb</text:p>
          </table:table-cell>
          <table:table-cell table:style-name="pd1" office:value-type="string" calcext:value-type="string">
            <text:p>poland_warszawa_2024_bialoleka.pb</text:p>
          </table:table-cell>
          <table:table-cell table:style-name="pd1" office:value-type="string" calcext:value-type="string">
            <text:p>poland_warszawa_2024_wawer.pb</text:p>
          </table:table-cell>
          <table:table-cell table:style-name="pd1" office:value-type="string" calcext:value-type="string">
            <text:p>poland_warszawa_2024_wesola.pb</text:p>
          </table:table-cell>
          <table:table-cell table:style-name="pd1" office:value-type="string" calcext:value-type="string">
            <text:p>poland_warszawa_2024_wlochy.pb</text:p>
          </table:table-cell>
          <table:table-cell table:style-name="pd1" office:value-type="string" calcext:value-type="string">
            <text:p>poland_warszawa_2024_ursus.pb</text:p>
          </table:table-cell>
          <table:table-cell table:style-name="pd1" office:value-type="string" calcext:value-type="string">
            <text:p>poland_warszawa_2024_ursynow.pb</text:p>
          </table:table-cell>
          <table:table-cell table:style-name="pd1" office:value-type="string" calcext:value-type="string">
            <text:p>poland_warszawa_2024_.pb</text:p>
          </table:table-cell>
          <table:table-cell table:style-name="pd1" office:value-type="string" calcext:value-type="string">
            <text:p>poland_warszawa_2024_praga-poludnie.pb</text:p>
          </table:table-cell>
          <table:table-cell table:style-name="pd1" office:value-type="string" calcext:value-type="string">
            <text:p>poland_warszawa_2024_wola.pb</text:p>
          </table:table-cell>
          <table:table-cell table:style-name="pd1" office:value-type="string" calcext:value-type="string">
            <text:p>poland_warszawa_2024_bemowo.pb</text:p>
          </table:table-cell>
          <table:table-cell table:style-name="pd1" office:value-type="string" calcext:value-type="string">
            <text:p>poland_warszawa_2021_wilanow.pb</text:p>
          </table:table-cell>
          <table:table-cell table:style-name="pd1" office:value-type="string" calcext:value-type="string">
            <text:p>poland_warszawa_2021_ursus.pb</text:p>
          </table:table-cell>
          <table:table-cell table:style-name="pd1" office:value-type="string" calcext:value-type="string">
            <text:p>poland_warszawa_2021_rembertow.pb</text:p>
          </table:table-cell>
          <table:table-cell table:style-name="pd1" office:value-type="string" calcext:value-type="string">
            <text:p>poland_warszawa_2021_praga-poludnie.pb</text:p>
          </table:table-cell>
          <table:table-cell table:style-name="pd1" office:value-type="string" calcext:value-type="string">
            <text:p>poland_warszawa_2021_wesola.pb</text:p>
          </table:table-cell>
          <table:table-cell table:style-name="pd1" office:value-type="string" calcext:value-type="string">
            <text:p>poland_warszawa_2021_ochota.pb</text:p>
          </table:table-cell>
          <table:table-cell table:style-name="pd1" office:value-type="string" calcext:value-type="string">
            <text:p>poland_warszawa_2021_wawer.pb</text:p>
          </table:table-cell>
          <table:table-cell table:style-name="pd1" office:value-type="string" calcext:value-type="string">
            <text:p>poland_warszawa_2021_ursynow.pb</text:p>
          </table:table-cell>
          <table:table-cell table:style-name="pd1" office:value-type="string" calcext:value-type="string">
            <text:p>poland_warszawa_2021_zoliborz.pb</text:p>
          </table:table-cell>
          <table:table-cell table:style-name="pd1" office:value-type="string" calcext:value-type="string">
            <text:p>poland_warszawa_2021_mokotow.pb</text:p>
          </table:table-cell>
          <table:table-cell table:style-name="pd1" office:value-type="string" calcext:value-type="string">
            <text:p>poland_warszawa_2021_praga-polnoc.pb</text:p>
          </table:table-cell>
          <table:table-cell table:style-name="pd1" office:value-type="string" calcext:value-type="string">
            <text:p>poland_warszawa_2021_bemowo.pb</text:p>
          </table:table-cell>
          <table:table-cell table:style-name="pd1" office:value-type="string" calcext:value-type="string">
            <text:p>poland_warszawa_2021_bialoleka.pb</text:p>
          </table:table-cell>
          <table:table-cell table:style-name="pd1" office:value-type="string" calcext:value-type="string">
            <text:p>poland_warszawa_2021_wlochy.pb</text:p>
          </table:table-cell>
          <table:table-cell table:style-name="pd1" office:value-type="string" calcext:value-type="string">
            <text:p>poland_warszawa_2021_targowek.pb</text:p>
          </table:table-cell>
          <table:table-cell table:style-name="pd1" office:value-type="string" calcext:value-type="string">
            <text:p>poland_warszawa_2021_wola.pb</text:p>
          </table:table-cell>
          <table:table-cell table:style-name="pd1" office:value-type="string" calcext:value-type="string">
            <text:p>poland_warszawa_2021_srodmiescie.pb</text:p>
          </table:table-cell>
          <table:table-cell table:style-name="pd1" office:value-type="string" calcext:value-type="string">
            <text:p>poland_poznan_2023_13-jezyce-sw-lazarz.pb</text:p>
          </table:table-cell>
          <table:table-cell table:style-name="pd1" office:value-type="string" calcext:value-type="string">
            <text:p>poland_poznan_2023_5-grunwald-polnoc-grunwald-poludnie-stary-grunwald.pb</text:p>
          </table:table-cell>
          <table:table-cell table:style-name="pd1" office:value-type="string" calcext:value-type="string">
            <text:p>poland_poznan_2023_11-fabianowo-kotowo-gorczyn-junikowo-kwiatowe-lawica.pb</text:p>
          </table:table-cell>
          <table:table-cell table:style-name="pd1" office:value-type="string" calcext:value-type="string">
            <text:p>poland_poznan_2023_4-gluszyna-krzesiny-pokrzywno-garaszewo-staroleka-minikowo-szczepankowo-splawie-krzesinki.pb</text:p>
          </table:table-cell>
          <table:table-cell table:style-name="pd1" office:value-type="string" calcext:value-type="string">
            <text:p>poland_poznan_2023_8-chartowo-rataje-zegrze.pb</text:p>
          </table:table-cell>
          <table:table-cell table:style-name="pd1" office:value-type="string" calcext:value-type="string">
            <text:p>poland_poznan_2023_2-kiekrz-krzyzowniki-smochowice-podolany-strzeszyn.pb</text:p>
          </table:table-cell>
          <table:table-cell table:style-name="pd1" office:value-type="string" calcext:value-type="string">
            <text:p>poland_poznan_2023_9-stare-miasto.pb</text:p>
          </table:table-cell>
          <table:table-cell table:style-name="pd1" office:value-type="string" calcext:value-type="string">
            <text:p>poland_poznan_2023_10-swierczewo-wilda-zielony-debiec.pb</text:p>
          </table:table-cell>
          <table:table-cell table:style-name="pd1" office:value-type="string" calcext:value-type="string">
            <text:p>poland_wroclaw_2018_.pb</text:p>
          </table:table-cell>
          <table:table-cell table:style-name="pd1" office:value-type="string" calcext:value-type="string">
            <text:p>poland_wroclaw_2016_.pb</text:p>
          </table:table-cell>
          <table:table-cell table:style-name="pd1" office:value-type="string" calcext:value-type="string">
            <text:p>poland_warszawa_2018_ursynow-wysoki-poludniowy.pb</text:p>
          </table:table-cell>
          <table:table-cell table:style-name="pd1" office:value-type="string" calcext:value-type="string">
            <text:p>poland_warszawa_2018_wilanow-obszar-i.pb</text:p>
          </table:table-cell>
          <table:table-cell table:style-name="pd1" office:value-type="string" calcext:value-type="string">
            <text:p>poland_warszawa_2018_rejon-4.pb</text:p>
          </table:table-cell>
          <table:table-cell table:style-name="pd1" office:value-type="string" calcext:value-type="string">
            <text:p>poland_warszawa_2018_ursus-poludniowy.pb</text:p>
          </table:table-cell>
          <table:table-cell table:style-name="pd1" office:value-type="string" calcext:value-type="string">
            <text:p>poland_warszawa_2018_przyczolek-grochowski.pb</text:p>
          </table:table-cell>
          <table:table-cell table:style-name="pd1" office:value-type="string" calcext:value-type="string">
            <text:p>poland_warszawa_2018_subunit-wawer.pb</text:p>
          </table:table-cell>
          <table:table-cell table:style-name="pd1" office:value-type="string" calcext:value-type="string">
            <text:p>poland_warszawa_2018_zacisze.pb</text:p>
          </table:table-cell>
          <table:table-cell table:style-name="pd1" office:value-type="string" calcext:value-type="string">
            <text:p>poland_warszawa_2018_sadul.pb</text:p>
          </table:table-cell>
          <table:table-cell table:style-name="pd1" office:value-type="string" calcext:value-type="string">
            <text:p>poland_warszawa_2018_obszar-ii-stara-praga-ze-szmulowizna-z-michalowem.pb</text:p>
          </table:table-cell>
          <table:table-cell table:style-name="pd1" office:value-type="string" calcext:value-type="string">
            <text:p>poland_warszawa_2018_grochow-poludniowy.pb</text:p>
          </table:table-cell>
          <table:table-cell table:style-name="pd1" office:value-type="string" calcext:value-type="string">
            <text:p>poland_warszawa_2018_srodmiescie-polnocne.pb</text:p>
          </table:table-cell>
          <table:table-cell table:style-name="pd1" office:value-type="string" calcext:value-type="string">
            <text:p>poland_warszawa_2018_nadwisle.pb</text:p>
          </table:table-cell>
          <table:table-cell table:style-name="pd1" office:value-type="string" calcext:value-type="string">
            <text:p>poland_warszawa_2018_targowek.pb</text:p>
          </table:table-cell>
          <table:table-cell table:style-name="pd1" office:value-type="string" calcext:value-type="string">
            <text:p>poland_warszawa_2018_rejon-8.pb</text:p>
          </table:table-cell>
          <table:table-cell table:style-name="pd1" office:value-type="string" calcext:value-type="string">
            <text:p>poland_warszawa_2018_rakowiec.pb</text:p>
          </table:table-cell>
          <table:table-cell table:style-name="pd1" office:value-type="string" calcext:value-type="string">
            <text:p>poland_warszawa_2018_wilanow-obszar-ii.pb</text:p>
          </table:table-cell>
          <table:table-cell table:style-name="pd1" office:value-type="string" calcext:value-type="string">
            <text:p>poland_warszawa_2018_rejon-6.pb</text:p>
          </table:table-cell>
          <table:table-cell table:style-name="pd1" office:value-type="string" calcext:value-type="string">
            <text:p>poland_warszawa_2018_grochow-kinowa.pb</text:p>
          </table:table-cell>
          <table:table-cell table:style-name="pd1" office:value-type="string" calcext:value-type="string">
            <text:p>poland_warszawa_2018_srodmiescie-poludniowe.pb</text:p>
          </table:table-cell>
          <table:table-cell table:style-name="pd1" office:value-type="string" calcext:value-type="string">
            <text:p>poland_warszawa_2018_miedzylesie.pb</text:p>
          </table:table-cell>
          <table:table-cell table:style-name="pd1" office:value-type="string" calcext:value-type="string">
            <text:p>poland_warszawa_2018_marysin-wawerski-poludniowy.pb</text:p>
          </table:table-cell>
          <table:table-cell table:style-name="pd1" office:value-type="string" calcext:value-type="string">
            <text:p>poland_warszawa_2018_rejon-3.pb</text:p>
          </table:table-cell>
          <table:table-cell table:style-name="pd1" office:value-type="string" calcext:value-type="string">
            <text:p>poland_warszawa_2018_praga-poludnie.pb</text:p>
          </table:table-cell>
          <table:table-cell table:style-name="pd1" office:value-type="string" calcext:value-type="string">
            <text:p>poland_warszawa_2018_stara-ochota.pb</text:p>
          </table:table-cell>
          <table:table-cell table:style-name="pd1" office:value-type="string" calcext:value-type="string">
            <text:p>poland_warszawa_2018_targowek-mieszkaniowy.pb</text:p>
          </table:table-cell>
          <table:table-cell table:style-name="pd1" office:value-type="string" calcext:value-type="string">
            <text:p>poland_warszawa_2018_boernerowo-fort-radiowo-groty-gorce.pb</text:p>
          </table:table-cell>
          <table:table-cell table:style-name="pd1" office:value-type="string" calcext:value-type="string">
            <text:p>poland_warszawa_2018_stare-bielany.pb</text:p>
          </table:table-cell>
          <table:table-cell table:style-name="pd1" office:value-type="string" calcext:value-type="string">
            <text:p>poland_warszawa_2018_stare-wlochy.pb</text:p>
          </table:table-cell>
          <table:table-cell table:style-name="pd1" office:value-type="string" calcext:value-type="string">
            <text:p>poland_warszawa_2018_marysin-wawerski-polnocny.pb</text:p>
          </table:table-cell>
          <table:table-cell table:style-name="pd1" office:value-type="string" calcext:value-type="string">
            <text:p>poland_warszawa_2018_nowolipki-powazki.pb</text:p>
          </table:table-cell>
          <table:table-cell table:style-name="pd1" office:value-type="string" calcext:value-type="string">
            <text:p>poland_warszawa_2018_bialoleka-obszar-1.pb</text:p>
          </table:table-cell>
          <table:table-cell table:style-name="pd1" office:value-type="string" calcext:value-type="string">
            <text:p>poland_warszawa_2018_wysokie-okecie.pb</text:p>
          </table:table-cell>
          <table:table-cell table:style-name="pd1" office:value-type="string" calcext:value-type="string">
            <text:p>poland_warszawa_2018_grochow-polnocny.pb</text:p>
          </table:table-cell>
          <table:table-cell table:style-name="pd1" office:value-type="string" calcext:value-type="string">
            <text:p>poland_warszawa_2018_bialoleka.pb</text:p>
          </table:table-cell>
          <table:table-cell table:style-name="pd1" office:value-type="string" calcext:value-type="string">
            <text:p>poland_warszawa_2018_czyste-mirow.pb</text:p>
          </table:table-cell>
          <table:table-cell table:style-name="pd1" office:value-type="string" calcext:value-type="string">
            <text:p>poland_warszawa_2018_slodowiec.pb</text:p>
          </table:table-cell>
          <table:table-cell table:style-name="pd1" office:value-type="string" calcext:value-type="string">
            <text:p>poland_warszawa_2018_anin.pb</text:p>
          </table:table-cell>
          <table:table-cell table:style-name="pd1" office:value-type="string" calcext:value-type="string">
            <text:p>poland_warszawa_2018_obszar-2-sady-zoliborskie-zatrasie.pb</text:p>
          </table:table-cell>
          <table:table-cell table:style-name="pd1" office:value-type="string" calcext:value-type="string">
            <text:p>poland_warszawa_2018_targowek-fabryczny-elsnerow-i-utrata.pb</text:p>
          </table:table-cell>
          <table:table-cell table:style-name="pd1" office:value-type="string" calcext:value-type="string">
            <text:p>poland_warszawa_2018_chomiczowka.pb</text:p>
          </table:table-cell>
          <table:table-cell table:style-name="pd1" office:value-type="string" calcext:value-type="string">
            <text:p>poland_warszawa_2018_rejon-5.pb</text:p>
          </table:table-cell>
          <table:table-cell table:style-name="pd1" office:value-type="string" calcext:value-type="string">
            <text:p>poland_warszawa_2018_ursus-polnocny.pb</text:p>
          </table:table-cell>
          <table:table-cell table:style-name="pd1" office:value-type="string" calcext:value-type="string">
            <text:p>poland_warszawa_2018_szczesliwice.pb</text:p>
          </table:table-cell>
          <table:table-cell table:style-name="pd1" office:value-type="string" calcext:value-type="string">
            <text:p>poland_warszawa_2018_wilanow.pb</text:p>
          </table:table-cell>
          <table:table-cell table:style-name="pd1" office:value-type="string" calcext:value-type="string">
            <text:p>poland_warszawa_2018_ulrychow-odolany.pb</text:p>
          </table:table-cell>
          <table:table-cell table:style-name="pd1" office:value-type="string" calcext:value-type="string">
            <text:p>poland_warszawa_2018_grochow-centrum.pb</text:p>
          </table:table-cell>
          <table:table-cell table:style-name="pd1" office:value-type="string" calcext:value-type="string">
            <text:p>poland_warszawa_2018_obszar-i-nowa-praga-z-pelcowizna.pb</text:p>
          </table:table-cell>
          <table:table-cell table:style-name="pd1" office:value-type="string" calcext:value-type="string">
            <text:p>poland_warszawa_2018_pole-mokotowskie.pb</text:p>
          </table:table-cell>
          <table:table-cell table:style-name="pd1" office:value-type="string" calcext:value-type="string">
            <text:p>poland_warszawa_2018_falenica.pb</text:p>
          </table:table-cell>
          <table:table-cell table:style-name="pd1" office:value-type="string" calcext:value-type="string">
            <text:p>poland_warszawa_2018_radosc.pb</text:p>
          </table:table-cell>
          <table:table-cell table:style-name="pd1" office:value-type="string" calcext:value-type="string">
            <text:p>poland_warszawa_2018_zerzen.pb</text:p>
          </table:table-cell>
          <table:table-cell table:style-name="pd1" office:value-type="string" calcext:value-type="string">
            <text:p>poland_warszawa_2018_obszar-2-stara-milosna.pb</text:p>
          </table:table-cell>
          <table:table-cell table:style-name="pd1" office:value-type="string" calcext:value-type="string">
            <text:p>poland_warszawa_2018_wawrzyszew.pb</text:p>
          </table:table-cell>
          <table:table-cell table:style-name="pd1" office:value-type="string" calcext:value-type="string">
            <text:p>poland_warszawa_2018_las.pb</text:p>
          </table:table-cell>
          <table:table-cell table:style-name="pd1" office:value-type="string" calcext:value-type="string">
            <text:p>poland_warszawa_2018_radiowo-wolka-weglowa-placowka-huta.pb</text:p>
          </table:table-cell>
          <table:table-cell table:style-name="pd1" office:value-type="string" calcext:value-type="string">
            <text:p>poland_warszawa_2018_rembertow.pb</text:p>
          </table:table-cell>
          <table:table-cell table:style-name="pd1" office:value-type="string" calcext:value-type="string">
            <text:p>poland_warszawa_2018_obszar-4-zoliborz-poludniowy-powazki.pb</text:p>
          </table:table-cell>
          <table:table-cell table:style-name="pd1" office:value-type="string" calcext:value-type="string">
            <text:p>poland_warszawa_2018_ursynow-wysoki-polnocny.pb</text:p>
          </table:table-cell>
          <table:table-cell table:style-name="pd1" office:value-type="string" calcext:value-type="string">
            <text:p>poland_warszawa_2018_obszar-1-zoliborz-centralny.pb</text:p>
          </table:table-cell>
          <table:table-cell table:style-name="pd1" office:value-type="string" calcext:value-type="string">
            <text:p>poland_warszawa_2018_zielony-ursynow.pb</text:p>
          </table:table-cell>
          <table:table-cell table:style-name="pd1" office:value-type="string" calcext:value-type="string">
            <text:p>poland_warszawa_2018_stare-miasto.pb</text:p>
          </table:table-cell>
          <table:table-cell table:style-name="pd1" office:value-type="string" calcext:value-type="string">
            <text:p>poland_warszawa_2018_nowe-wlochy.pb</text:p>
          </table:table-cell>
          <table:table-cell table:style-name="pd1" office:value-type="string" calcext:value-type="string">
            <text:p>poland_warszawa_2018_niskie-okecie.pb</text:p>
          </table:table-cell>
          <table:table-cell table:style-name="pd1" office:value-type="string" calcext:value-type="string">
            <text:p>poland_warszawa_2018_rejon-9.pb</text:p>
          </table:table-cell>
          <table:table-cell table:style-name="pd1" office:value-type="string" calcext:value-type="string">
            <text:p>poland_warszawa_2018_saska-kepa.pb</text:p>
          </table:table-cell>
          <table:table-cell table:style-name="pd1" office:value-type="string" calcext:value-type="string">
            <text:p>poland_warszawa_2018_brodno-podgrodzie.pb</text:p>
          </table:table-cell>
          <table:table-cell table:style-name="pd1" office:value-type="string" calcext:value-type="string">
            <text:p>poland_warszawa_2018_bielany.pb</text:p>
          </table:table-cell>
          <table:table-cell table:style-name="pd1" office:value-type="string" calcext:value-type="string">
            <text:p>poland_warszawa_2018_muranow.pb</text:p>
          </table:table-cell>
          <table:table-cell table:style-name="pd1" office:value-type="string" calcext:value-type="string">
            <text:p>poland_warszawa_2018_bialoleka-obszar-2.pb</text:p>
          </table:table-cell>
          <table:table-cell table:style-name="pd1" office:value-type="string" calcext:value-type="string">
            <text:p>poland_warszawa_2018_goclaw.pb</text:p>
          </table:table-cell>
          <table:table-cell table:style-name="pd1" office:value-type="string" calcext:value-type="string">
            <text:p>poland_warszawa_2018_mlynow.pb</text:p>
          </table:table-cell>
          <table:table-cell table:style-name="pd1" office:value-type="string" calcext:value-type="string">
            <text:p>poland_warszawa_2018_obszar-3-marymont-potok-zoliborz-dziennikarski.pb</text:p>
          </table:table-cell>
          <table:table-cell table:style-name="pd1" office:value-type="string" calcext:value-type="string">
            <text:p>poland_warszawa_2018_kamionek.pb</text:p>
          </table:table-cell>
          <table:table-cell table:style-name="pd1" office:value-type="string" calcext:value-type="string">
            <text:p>poland_warszawa_2018_rejon-1.pb</text:p>
          </table:table-cell>
          <table:table-cell table:style-name="pd1" office:value-type="string" calcext:value-type="string">
            <text:p>poland_warszawa_2018_obszar-1-plac-wojska-polskiego-wola-grzybowska-centrum-groszowka-grzybowa-zielona.pb</text:p>
          </table:table-cell>
          <table:table-cell table:style-name="pd1" office:value-type="string" calcext:value-type="string">
            <text:p>poland_warszawa_2018_bialoleka-obszar-3.pb</text:p>
          </table:table-cell>
          <table:table-cell table:style-name="pd1" office:value-type="string" calcext:value-type="string">
            <text:p>poland_warszawa_2018_chrzanow-jelonki-polnocne-jelonki-poludniowe.pb</text:p>
          </table:table-cell>
          <table:table-cell table:style-name="pd1" office:value-type="string" calcext:value-type="string">
            <text:p>poland_warszawa_2018_rejon-2.pb</text:p>
          </table:table-cell>
          <table:table-cell table:style-name="pd1" office:value-type="string" calcext:value-type="string">
            <text:p>poland_warszawa_2018_rejon-7.pb</text:p>
          </table:table-cell>
          <table:table-cell table:style-name="pd1" office:value-type="string" calcext:value-type="string">
            <text:p>poland_warszawa_2018_przywisle.pb</text:p>
          </table:table-cell>
          <table:table-cell table:style-name="pd1" office:value-type="string" calcext:value-type="string">
            <text:p>poland_warszawa_2018_kolo.pb</text:p>
          </table:table-cell>
          <table:table-cell table:style-name="pd1" office:value-type="string" calcext:value-type="string">
            <text:p>poland_warszawa_2018_wawer.pb</text:p>
          </table:table-cell>
          <table:table-cell table:style-name="pd1" office:value-type="string" calcext:value-type="string">
            <text:p>poland_warszawa_2018_miedzeszyn.pb</text:p>
          </table:table-cell>
          <table:table-cell table:style-name="pd1" office:value-type="string" calcext:value-type="string">
            <text:p>poland_warszawa_2018_srodmiescie.pb</text:p>
          </table:table-cell>
          <table:table-cell table:style-name="pd1" office:value-type="string" calcext:value-type="string">
            <text:p>poland_warszawa_2018_ruda-marymont-las-bielanski.pb</text:p>
          </table:table-cell>
          <table:table-cell table:style-name="pd1" office:value-type="string" calcext:value-type="string">
            <text:p>poland_warszawa_2018_wola.pb</text:p>
          </table:table-cell>
          <table:table-cell table:style-name="pd1" office:value-type="string" calcext:value-type="string">
            <text:p>poland_warszawa_2018_piaski.pb</text:p>
          </table:table-cell>
          <table:table-cell table:style-name="pd1" office:value-type="string" calcext:value-type="string">
            <text:p>poland_warszawa_2018_wrzeciono-mlociny.pb</text:p>
          </table:table-cell>
          <table:table-cell table:style-name="pd1" office:value-type="string" calcext:value-type="string">
            <text:p>poland_warszawa_2018_lotnisko-bemowo-lotnisko-fort-bema.pb</text:p>
          </table:table-cell>
          <table:table-cell table:style-name="pd1" office:value-type="string" calcext:value-type="string">
            <text:p>poland_warszawa_2018_aleksandrow.pb</text:p>
          </table:table-cell>
          <table:table-cell table:style-name="pd1" office:value-type="string" calcext:value-type="string">
            <text:p>poland_warszawa_2018_praga-polnoc.pb</text:p>
          </table:table-cell>
          <table:table-cell table:style-name="pd1" office:value-type="string" calcext:value-type="string">
            <text:p>poland_warszawa_2018_brodno.pb</text:p>
          </table:table-cell>
          <table:table-cell table:style-name="pd1" office:value-type="string" calcext:value-type="string">
            <text:p>netherlands_amsterdam_644_.pb</text:p>
          </table:table-cell>
          <table:table-cell table:style-name="pd1" office:value-type="string" calcext:value-type="string">
            <text:p>netherlands_amsterdam_646_.pb</text:p>
          </table:table-cell>
          <table:table-cell table:style-name="pd1" office:value-type="string" calcext:value-type="string">
            <text:p>netherlands_amsterdam_287_.pb</text:p>
          </table:table-cell>
          <table:table-cell table:style-name="pd1" office:value-type="string" calcext:value-type="string">
            <text:p>netherlands_amsterdam_212_.pb</text:p>
          </table:table-cell>
          <table:table-cell table:style-name="pd1" office:value-type="string" calcext:value-type="string">
            <text:p>netherlands_amsterdam_332_.pb</text:p>
          </table:table-cell>
          <table:table-cell table:style-name="pd1" office:value-type="string" calcext:value-type="string">
            <text:p>netherlands_amsterdam_524_.pb</text:p>
          </table:table-cell>
          <table:table-cell table:style-name="pd1" office:value-type="string" calcext:value-type="string">
            <text:p>netherlands_amsterdam_335_.pb</text:p>
          </table:table-cell>
          <table:table-cell table:style-name="pd1" office:value-type="string" calcext:value-type="string">
            <text:p>netherlands_amsterdam_622_.pb</text:p>
          </table:table-cell>
          <table:table-cell table:style-name="pd1" office:value-type="string" calcext:value-type="string">
            <text:p>netherlands_amsterdam_605_.pb</text:p>
          </table:table-cell>
          <table:table-cell table:style-name="pd1" office:value-type="string" calcext:value-type="string">
            <text:p>netherlands_amsterdam_631_.pb</text:p>
          </table:table-cell>
          <table:table-cell table:style-name="pd1" office:value-type="string" calcext:value-type="string">
            <text:p>netherlands_amsterdam_166_.pb</text:p>
          </table:table-cell>
          <table:table-cell table:style-name="pd1" office:value-type="string" calcext:value-type="string">
            <text:p>netherlands_amsterdam_490_.pb</text:p>
          </table:table-cell>
          <table:table-cell table:style-name="pd1" office:value-type="string" calcext:value-type="string">
            <text:p>netherlands_amsterdam_267_.pb</text:p>
          </table:table-cell>
          <table:table-cell table:style-name="pd1" office:value-type="string" calcext:value-type="string">
            <text:p>netherlands_amsterdam_613_.pb</text:p>
          </table:table-cell>
          <table:table-cell table:style-name="pd1" office:value-type="string" calcext:value-type="string">
            <text:p>netherlands_amsterdam_621_.pb</text:p>
          </table:table-cell>
          <table:table-cell table:style-name="pd1" office:value-type="string" calcext:value-type="string">
            <text:p>netherlands_amsterdam_285_.pb</text:p>
          </table:table-cell>
          <table:table-cell table:style-name="pd1" office:value-type="string" calcext:value-type="string">
            <text:p>netherlands_amsterdam_492_.pb</text:p>
          </table:table-cell>
          <table:table-cell table:style-name="pd1" office:value-type="string" calcext:value-type="string">
            <text:p>netherlands_amsterdam_417_.pb</text:p>
          </table:table-cell>
          <table:table-cell table:style-name="pd1" office:value-type="string" calcext:value-type="string">
            <text:p>netherlands_amsterdam_588_.pb</text:p>
          </table:table-cell>
          <table:table-cell table:style-name="pd1" office:value-type="string" calcext:value-type="string">
            <text:p>netherlands_amsterdam_604_.pb</text:p>
          </table:table-cell>
          <table:table-cell table:style-name="pd1" office:value-type="string" calcext:value-type="string">
            <text:p>netherlands_amsterdam_509_.pb</text:p>
          </table:table-cell>
          <table:table-cell table:style-name="pd1" office:value-type="string" calcext:value-type="string">
            <text:p>netherlands_amsterdam_619_.pb</text:p>
          </table:table-cell>
          <table:table-cell table:style-name="pd1" office:value-type="string" calcext:value-type="string">
            <text:p>netherlands_amsterdam_304_.pb</text:p>
          </table:table-cell>
          <table:table-cell table:style-name="pd1" office:value-type="string" calcext:value-type="string">
            <text:p>netherlands_amsterdam_324_.pb</text:p>
          </table:table-cell>
          <table:table-cell table:style-name="pd1" office:value-type="string" calcext:value-type="string">
            <text:p>netherlands_amsterdam_515_.pb</text:p>
          </table:table-cell>
          <table:table-cell table:style-name="pd1" office:value-type="string" calcext:value-type="string">
            <text:p>netherlands_amsterdam_645_.pb</text:p>
          </table:table-cell>
          <table:table-cell table:style-name="pd1" office:value-type="string" calcext:value-type="string">
            <text:p>netherlands_amsterdam_179_.pb</text:p>
          </table:table-cell>
          <table:table-cell table:style-name="pd1" office:value-type="string" calcext:value-type="string">
            <text:p>netherlands_amsterdam_358_.pb</text:p>
          </table:table-cell>
          <table:table-cell table:style-name="pd1" office:value-type="string" calcext:value-type="string">
            <text:p>netherlands_amsterdam_289_.pb</text:p>
          </table:table-cell>
          <table:table-cell table:style-name="pd1" office:value-type="string" calcext:value-type="string">
            <text:p>netherlands_amsterdam_489_.pb</text:p>
          </table:table-cell>
          <table:table-cell table:style-name="pd1" office:value-type="string" calcext:value-type="string">
            <text:p>netherlands_amsterdam_491_.pb</text:p>
          </table:table-cell>
          <table:table-cell table:style-name="pd1" office:value-type="string" calcext:value-type="string">
            <text:p>netherlands_amsterdam_252_.pb</text:p>
          </table:table-cell>
          <table:table-cell table:style-name="pd1" office:value-type="string" calcext:value-type="string">
            <text:p>netherlands_amsterdam_523_.pb</text:p>
          </table:table-cell>
          <table:table-cell table:style-name="pd1" office:value-type="string" calcext:value-type="string">
            <text:p>netherlands_amsterdam_288_.pb</text:p>
          </table:table-cell>
          <table:table-cell table:style-name="pd1" office:value-type="string" calcext:value-type="string">
            <text:p>netherlands_amsterdam_628_.pb</text:p>
          </table:table-cell>
          <table:table-cell table:style-name="pd1" office:value-type="string" calcext:value-type="string">
            <text:p>netherlands_amsterdam_522_.pb</text:p>
          </table:table-cell>
          <table:table-cell table:style-name="pd1" office:value-type="string" calcext:value-type="string">
            <text:p>netherlands_amsterdam_525_.pb</text:p>
          </table:table-cell>
          <table:table-cell table:style-name="pd1" office:value-type="string" calcext:value-type="string">
            <text:p>netherlands_amsterdam_647_.pb</text:p>
          </table:table-cell>
          <table:table-cell table:style-name="pd1" office:value-type="string" calcext:value-type="string">
            <text:p>netherlands_amsterdam_309_.pb</text:p>
          </table:table-cell>
          <table:table-cell table:style-name="pd1" office:value-type="string" calcext:value-type="string">
            <text:p>poland_lodz_2023_ruda.pb</text:p>
          </table:table-cell>
          <table:table-cell table:style-name="pd1" office:value-type="string" calcext:value-type="string">
            <text:p>poland_lodz_2020_srodmiescie-wschod.pb</text:p>
          </table:table-cell>
          <table:table-cell table:style-name="pd1" office:value-type="string" calcext:value-type="string">
            <text:p>poland_lodz_2020_ruda.pb</text:p>
          </table:table-cell>
          <table:table-cell table:style-name="pd1" office:value-type="string" calcext:value-type="string">
            <text:p>poland_lodz_2022_radogoszcz.pb</text:p>
          </table:table-cell>
          <table:table-cell table:style-name="pd1" office:value-type="string" calcext:value-type="string">
            <text:p>poland_lodz_2020_wzniesien-lodzkich.pb</text:p>
          </table:table-cell>
          <table:table-cell table:style-name="pd1" office:value-type="string" calcext:value-type="string">
            <text:p>poland_lodz_2023_rokicie.pb</text:p>
          </table:table-cell>
          <table:table-cell table:style-name="pd1" office:value-type="string" calcext:value-type="string">
            <text:p>poland_lodz_2023_chojny-dabrowa.pb</text:p>
          </table:table-cell>
          <table:table-cell table:style-name="pd1" office:value-type="string" calcext:value-type="string">
            <text:p>poland_lodz_2020_radogoszcz.pb</text:p>
          </table:table-cell>
          <table:table-cell table:style-name="pd1" office:value-type="string" calcext:value-type="string">
            <text:p>poland_lodz_2022_stare-polesie.pb</text:p>
          </table:table-cell>
          <table:table-cell table:style-name="pd1" office:value-type="string" calcext:value-type="string">
            <text:p>poland_lodz_2022_widzew-wschod.pb</text:p>
          </table:table-cell>
          <table:table-cell table:style-name="pd1" office:value-type="string" calcext:value-type="string">
            <text:p>poland_lodz_2022_wzniesien-lodzkich.pb</text:p>
          </table:table-cell>
          <table:table-cell table:style-name="pd1" office:value-type="string" calcext:value-type="string">
            <text:p>poland_lodz_2022_karolew-retkinia-wschod.pb</text:p>
          </table:table-cell>
          <table:table-cell table:style-name="pd1" office:value-type="string" calcext:value-type="string">
            <text:p>poland_lodz_2023_piastow-kurak.pb</text:p>
          </table:table-cell>
          <table:table-cell table:style-name="pd1" office:value-type="string" calcext:value-type="string">
            <text:p>poland_lodz_2020_rokicie.pb</text:p>
          </table:table-cell>
          <table:table-cell table:style-name="pd1" office:value-type="string" calcext:value-type="string">
            <text:p>poland_lodz_2023_stare-polesie.pb</text:p>
          </table:table-cell>
          <table:table-cell table:style-name="pd1" office:value-type="string" calcext:value-type="string">
            <text:p>poland_lodz_2020_stoki-sikawa-podgorze.pb</text:p>
          </table:table-cell>
          <table:table-cell table:style-name="pd1" office:value-type="string" calcext:value-type="string">
            <text:p>poland_lodz_2022_zdrowie-mania.pb</text:p>
          </table:table-cell>
          <table:table-cell table:style-name="pd1" office:value-type="string" calcext:value-type="string">
            <text:p>poland_lodz_2020_gorniak.pb</text:p>
          </table:table-cell>
          <table:table-cell table:style-name="pd1" office:value-type="string" calcext:value-type="string">
            <text:p>poland_lodz_2022_wiskitno.pb</text:p>
          </table:table-cell>
          <table:table-cell table:style-name="pd1" office:value-type="string" calcext:value-type="string">
            <text:p>poland_lodz_2022_lagiewniki.pb</text:p>
          </table:table-cell>
          <table:table-cell table:style-name="pd1" office:value-type="string" calcext:value-type="string">
            <text:p>poland_lodz_2023_baluty-centrum.pb</text:p>
          </table:table-cell>
          <table:table-cell table:style-name="pd1" office:value-type="string" calcext:value-type="string">
            <text:p>poland_lodz_2020_lublinek-pienista.pb</text:p>
          </table:table-cell>
          <table:table-cell table:style-name="pd1" office:value-type="string" calcext:value-type="string">
            <text:p>poland_lodz_2023_nowosolna.pb</text:p>
          </table:table-cell>
          <table:table-cell table:style-name="pd1" office:value-type="string" calcext:value-type="string">
            <text:p>poland_lodz_2022_olechow-janow.pb</text:p>
          </table:table-cell>
          <table:table-cell table:style-name="pd1" office:value-type="string" calcext:value-type="string">
            <text:p>poland_lodz_2020_zlotno.pb</text:p>
          </table:table-cell>
          <table:table-cell table:style-name="pd1" office:value-type="string" calcext:value-type="string">
            <text:p>poland_lodz_2022_zlotno.pb</text:p>
          </table:table-cell>
          <table:table-cell table:style-name="pd1" office:value-type="string" calcext:value-type="string">
            <text:p>poland_lodz_2023_olechow-janow.pb</text:p>
          </table:table-cell>
          <table:table-cell table:style-name="pd1" office:value-type="string" calcext:value-type="string">
            <text:p>poland_lodz_2020_wiskitno.pb</text:p>
          </table:table-cell>
          <table:table-cell table:style-name="pd1" office:value-type="string" calcext:value-type="string">
            <text:p>poland_lodz_2020_widzew-wschod.pb</text:p>
          </table:table-cell>
          <table:table-cell table:style-name="pd1" office:value-type="string" calcext:value-type="string">
            <text:p>poland_lodz_2022_dolina-lodki.pb</text:p>
          </table:table-cell>
          <table:table-cell table:style-name="pd1" office:value-type="string" calcext:value-type="string">
            <text:p>poland_lodz_2023_chojny.pb</text:p>
          </table:table-cell>
          <table:table-cell table:style-name="pd1" office:value-type="string" calcext:value-type="string">
            <text:p>poland_lodz_2023_.pb</text:p>
          </table:table-cell>
          <table:table-cell table:style-name="pd1" office:value-type="string" calcext:value-type="string">
            <text:p>poland_lodz_2022_mileszki.pb</text:p>
          </table:table-cell>
          <table:table-cell table:style-name="pd1" office:value-type="string" calcext:value-type="string">
            <text:p>poland_lodz_2023_nad-nerem.pb</text:p>
          </table:table-cell>
          <table:table-cell table:style-name="pd1" office:value-type="string" calcext:value-type="string">
            <text:p>poland_lodz_2020_lagiewniki.pb</text:p>
          </table:table-cell>
          <table:table-cell table:style-name="pd1" office:value-type="string" calcext:value-type="string">
            <text:p>poland_lodz_2022_rokicie.pb</text:p>
          </table:table-cell>
          <table:table-cell table:style-name="pd1" office:value-type="string" calcext:value-type="string">
            <text:p>poland_lodz_2022_gorniak.pb</text:p>
          </table:table-cell>
          <table:table-cell table:style-name="pd1" office:value-type="string" calcext:value-type="string">
            <text:p>poland_lodz_2023_stoki-sikawa-podgorze.pb</text:p>
          </table:table-cell>
          <table:table-cell table:style-name="pd1" office:value-type="string" calcext:value-type="string">
            <text:p>poland_lodz_2020_nr-33.pb</text:p>
          </table:table-cell>
          <table:table-cell table:style-name="pd1" office:value-type="string" calcext:value-type="string">
            <text:p>poland_lodz_2023_gorniak.pb</text:p>
          </table:table-cell>
          <table:table-cell table:style-name="pd1" office:value-type="string" calcext:value-type="string">
            <text:p>poland_lodz_2023_widzew-wschod.pb</text:p>
          </table:table-cell>
          <table:table-cell table:style-name="pd1" office:value-type="string" calcext:value-type="string">
            <text:p>poland_lodz_2020_koziny.pb</text:p>
          </table:table-cell>
          <table:table-cell table:style-name="pd1" office:value-type="string" calcext:value-type="string">
            <text:p>poland_lodz_2020_piastow-kurak.pb</text:p>
          </table:table-cell>
          <table:table-cell table:style-name="pd1" office:value-type="string" calcext:value-type="string">
            <text:p>poland_lodz_2020_chojny-dabrowa.pb</text:p>
          </table:table-cell>
          <table:table-cell table:style-name="pd1" office:value-type="string" calcext:value-type="string">
            <text:p>poland_lodz_2020_andrzejow.pb</text:p>
          </table:table-cell>
          <table:table-cell table:style-name="pd1" office:value-type="string" calcext:value-type="string">
            <text:p>poland_lodz_2020_im-montwilla-mireckiego.pb</text:p>
          </table:table-cell>
          <table:table-cell table:style-name="pd1" office:value-type="string" calcext:value-type="string">
            <text:p>poland_lodz_2023_radogoszcz.pb</text:p>
          </table:table-cell>
          <table:table-cell table:style-name="pd1" office:value-type="string" calcext:value-type="string">
            <text:p>poland_lodz_2020_stary-widzew.pb</text:p>
          </table:table-cell>
          <table:table-cell table:style-name="pd1" office:value-type="string" calcext:value-type="string">
            <text:p>poland_lodz_2020_baluty-centrum.pb</text:p>
          </table:table-cell>
          <table:table-cell table:style-name="pd1" office:value-type="string" calcext:value-type="string">
            <text:p>poland_lodz_2023_lublinek-pienista.pb</text:p>
          </table:table-cell>
          <table:table-cell table:style-name="pd1" office:value-type="string" calcext:value-type="string">
            <text:p>poland_lodz_2022_lublinek-pienista.pb</text:p>
          </table:table-cell>
          <table:table-cell table:style-name="pd1" office:value-type="string" calcext:value-type="string">
            <text:p>poland_lodz_2023_im-jozefa-montwilla-mireckiego.pb</text:p>
          </table:table-cell>
          <table:table-cell table:style-name="pd1" office:value-type="string" calcext:value-type="string">
            <text:p>poland_lodz_2023_baluty-doly.pb</text:p>
          </table:table-cell>
          <table:table-cell table:style-name="pd1" office:value-type="string" calcext:value-type="string">
            <text:p>poland_lodz_2020_baluty-doly.pb</text:p>
          </table:table-cell>
          <table:table-cell table:style-name="pd1" office:value-type="string" calcext:value-type="string">
            <text:p>poland_lodz_2022_chojny-dabrowa.pb</text:p>
          </table:table-cell>
          <table:table-cell table:style-name="pd1" office:value-type="string" calcext:value-type="string">
            <text:p>poland_lodz_2023_wiskitno.pb</text:p>
          </table:table-cell>
          <table:table-cell table:style-name="pd1" office:value-type="string" calcext:value-type="string">
            <text:p>poland_lodz_2022_baluty-zachodnie.pb</text:p>
          </table:table-cell>
          <table:table-cell table:style-name="pd1" office:value-type="string" calcext:value-type="string">
            <text:p>poland_lodz_2022_nad-nerem.pb</text:p>
          </table:table-cell>
          <table:table-cell table:style-name="pd1" office:value-type="string" calcext:value-type="string">
            <text:p>poland_lodz_2020_zdrowie-mania.pb</text:p>
          </table:table-cell>
          <table:table-cell table:style-name="pd1" office:value-type="string" calcext:value-type="string">
            <text:p>poland_lodz_2022_im-jozefa-montwilla-mireckiego.pb</text:p>
          </table:table-cell>
          <table:table-cell table:style-name="pd1" office:value-type="string" calcext:value-type="string">
            <text:p>poland_lodz_2020_dolina-lodki.pb</text:p>
          </table:table-cell>
          <table:table-cell table:style-name="pd1" office:value-type="string" calcext:value-type="string">
            <text:p>poland_lodz_2022_stoki-sikawa-podgorze.pb</text:p>
          </table:table-cell>
          <table:table-cell table:style-name="pd1" office:value-type="string" calcext:value-type="string">
            <text:p>poland_lodz_2020_karolew-retkinia-wschod.pb</text:p>
          </table:table-cell>
          <table:table-cell table:style-name="pd1" office:value-type="string" calcext:value-type="string">
            <text:p>poland_lodz_2022_julianow-marysin-rogi.pb</text:p>
          </table:table-cell>
          <table:table-cell table:style-name="pd1" office:value-type="string" calcext:value-type="string">
            <text:p>poland_lodz_2020_chojny.pb</text:p>
          </table:table-cell>
          <table:table-cell table:style-name="pd1" office:value-type="string" calcext:value-type="string">
            <text:p>poland_lodz_2022_ruda.pb</text:p>
          </table:table-cell>
          <table:table-cell table:style-name="pd1" office:value-type="string" calcext:value-type="string">
            <text:p>poland_lodz_2022_teofilow-wielkopolska.pb</text:p>
          </table:table-cell>
          <table:table-cell table:style-name="pd1" office:value-type="string" calcext:value-type="string">
            <text:p>poland_lodz_2022_.pb</text:p>
          </table:table-cell>
          <table:table-cell table:style-name="pd1" office:value-type="string" calcext:value-type="string">
            <text:p>poland_lodz_2022_koziny.pb</text:p>
          </table:table-cell>
          <table:table-cell table:style-name="pd1" office:value-type="string" calcext:value-type="string">
            <text:p>poland_lodz_2020_baluty-zachodnie.pb</text:p>
          </table:table-cell>
          <table:table-cell table:style-name="pd1" office:value-type="string" calcext:value-type="string">
            <text:p>poland_lodz_2023_teofilow-wielkopolska.pb</text:p>
          </table:table-cell>
          <table:table-cell table:style-name="pd1" office:value-type="string" calcext:value-type="string">
            <text:p>poland_lodz_2022_nowosolna.pb</text:p>
          </table:table-cell>
          <table:table-cell table:style-name="pd1" office:value-type="string" calcext:value-type="string">
            <text:p>poland_lodz_2022_andrzejow.pb</text:p>
          </table:table-cell>
          <table:table-cell table:style-name="pd1" office:value-type="string" calcext:value-type="string">
            <text:p>poland_lodz_2022_srodmiescie-wschod.pb</text:p>
          </table:table-cell>
          <table:table-cell table:style-name="pd1" office:value-type="string" calcext:value-type="string">
            <text:p>poland_lodz_2023_zlotno.pb</text:p>
          </table:table-cell>
          <table:table-cell table:style-name="pd1" office:value-type="string" calcext:value-type="string">
            <text:p>poland_lodz_2023_karolew-retkinia-wschod.pb</text:p>
          </table:table-cell>
          <table:table-cell table:style-name="pd1" office:value-type="string" calcext:value-type="string">
            <text:p>poland_lodz_2020_mileszki.pb</text:p>
          </table:table-cell>
          <table:table-cell table:style-name="pd1" office:value-type="string" calcext:value-type="string">
            <text:p>poland_lodz_2020_julianow-marysin-rogi.pb</text:p>
          </table:table-cell>
          <table:table-cell table:style-name="pd1" office:value-type="string" calcext:value-type="string">
            <text:p>poland_lodz_2023_zarzew.pb</text:p>
          </table:table-cell>
          <table:table-cell table:style-name="pd1" office:value-type="string" calcext:value-type="string">
            <text:p>poland_lodz_2023_lagiewniki.pb</text:p>
          </table:table-cell>
          <table:table-cell table:style-name="pd1" office:value-type="string" calcext:value-type="string">
            <text:p>poland_lodz_2023_nr-33.pb</text:p>
          </table:table-cell>
          <table:table-cell table:style-name="pd1" office:value-type="string" calcext:value-type="string">
            <text:p>poland_lodz_2020_nowosolna.pb</text:p>
          </table:table-cell>
          <table:table-cell table:style-name="pd1" office:value-type="string" calcext:value-type="string">
            <text:p>poland_lodz_2023_srodmiescie-wschod.pb</text:p>
          </table:table-cell>
          <table:table-cell table:style-name="pd1" office:value-type="string" calcext:value-type="string">
            <text:p>poland_lodz_2020_teofilow-wielkopolska.pb</text:p>
          </table:table-cell>
          <table:table-cell table:style-name="pd1" office:value-type="string" calcext:value-type="string">
            <text:p>poland_lodz_2022_chojny.pb</text:p>
          </table:table-cell>
          <table:table-cell table:style-name="pd1" office:value-type="string" calcext:value-type="string">
            <text:p>poland_lodz_2022_stary-widzew.pb</text:p>
          </table:table-cell>
          <table:table-cell table:style-name="pd1" office:value-type="string" calcext:value-type="string">
            <text:p>poland_lodz_2020_stare-polesie.pb</text:p>
          </table:table-cell>
          <table:table-cell table:style-name="pd1" office:value-type="string" calcext:value-type="string">
            <text:p>poland_lodz_2023_retkinia-zachod-smulsko.pb</text:p>
          </table:table-cell>
          <table:table-cell table:style-name="pd1" office:value-type="string" calcext:value-type="string">
            <text:p>poland_lodz_2020_.pb</text:p>
          </table:table-cell>
          <table:table-cell table:style-name="pd1" office:value-type="string" calcext:value-type="string">
            <text:p>poland_lodz_2023_koziny.pb</text:p>
          </table:table-cell>
          <table:table-cell table:style-name="pd1" office:value-type="string" calcext:value-type="string">
            <text:p>poland_lodz_2022_piastow-kurak.pb</text:p>
          </table:table-cell>
          <table:table-cell table:style-name="pd1" office:value-type="string" calcext:value-type="string">
            <text:p>poland_lodz_2022_zarzew.pb</text:p>
          </table:table-cell>
          <table:table-cell table:style-name="pd1" office:value-type="string" calcext:value-type="string">
            <text:p>poland_lodz_2022_baluty-centrum.pb</text:p>
          </table:table-cell>
          <table:table-cell table:style-name="pd1" office:value-type="string" calcext:value-type="string">
            <text:p>poland_lodz_2023_baluty-zachodnie.pb</text:p>
          </table:table-cell>
          <table:table-cell table:style-name="pd1" office:value-type="string" calcext:value-type="string">
            <text:p>poland_lodz_2020_olechow-janow.pb</text:p>
          </table:table-cell>
          <table:table-cell table:style-name="pd1" office:value-type="string" calcext:value-type="string">
            <text:p>poland_lodz_2022_katedralna.pb</text:p>
          </table:table-cell>
          <table:table-cell table:style-name="pd1" office:value-type="string" calcext:value-type="string">
            <text:p>poland_lodz_2020_retkinia-zachod-smulsko.pb</text:p>
          </table:table-cell>
          <table:table-cell table:style-name="pd1" office:value-type="string" calcext:value-type="string">
            <text:p>poland_lodz_2023_julianow-marysin-rogi.pb</text:p>
          </table:table-cell>
          <table:table-cell table:style-name="pd1" office:value-type="string" calcext:value-type="string">
            <text:p>poland_lodz_2022_retkinia-zachod-smulsko.pb</text:p>
          </table:table-cell>
          <table:table-cell table:style-name="pd1" office:value-type="string" calcext:value-type="string">
            <text:p>poland_lodz_2023_mileszki.pb</text:p>
          </table:table-cell>
          <table:table-cell table:style-name="pd1" office:value-type="string" calcext:value-type="string">
            <text:p>poland_lodz_2023_wzniesien-lodzkich.pb</text:p>
          </table:table-cell>
          <table:table-cell table:style-name="pd1" office:value-type="string" calcext:value-type="string">
            <text:p>poland_lodz_2023_stary-widzew.pb</text:p>
          </table:table-cell>
          <table:table-cell table:style-name="pd1" office:value-type="string" calcext:value-type="string">
            <text:p>poland_lodz_2022_nr-33.pb</text:p>
          </table:table-cell>
          <table:table-cell table:style-name="pd1" office:value-type="string" calcext:value-type="string">
            <text:p>poland_lodz_2020_srodmiescie-katedralna.pb</text:p>
          </table:table-cell>
          <table:table-cell table:style-name="pd1" office:value-type="string" calcext:value-type="string">
            <text:p>poland_lodz_2020_zarzew.pb</text:p>
          </table:table-cell>
          <table:table-cell table:style-name="pd1" office:value-type="string" calcext:value-type="string">
            <text:p>poland_lodz_2020_nad-nerem.pb</text:p>
          </table:table-cell>
          <table:table-cell table:style-name="pd1" office:value-type="string" calcext:value-type="string">
            <text:p>poland_lodz_2022_baluty-doly.pb</text:p>
          </table:table-cell>
          <table:table-cell table:style-name="pd1" office:value-type="string" calcext:value-type="string">
            <text:p>poland_lodz_2023_katedralna.pb</text:p>
          </table:table-cell>
          <table:table-cell table:style-name="pd1" office:value-type="string" calcext:value-type="string">
            <text:p>poland_lodz_2023_andrzejow.pb</text:p>
          </table:table-cell>
          <table:table-cell table:style-name="pd1" office:value-type="string" calcext:value-type="string">
            <text:p>poland_gdynia_2020_chwarzno-wiczlino-small.pb</text:p>
          </table:table-cell>
          <table:table-cell table:style-name="pd1" office:value-type="string" calcext:value-type="string">
            <text:p>poland_gdynia_2020_chwarzno-wiczlino-large.pb</text:p>
          </table:table-cell>
          <table:table-cell table:style-name="pd1" office:value-type="string" calcext:value-type="string">
            <text:p>poland_gdynia_2020_karwiny-small.pb</text:p>
          </table:table-cell>
          <table:table-cell table:style-name="pd1" office:value-type="string" calcext:value-type="string">
            <text:p>poland_gdynia_2020_wzgorze-sw-maksymiliana-small.pb</text:p>
          </table:table-cell>
          <table:table-cell table:style-name="pd1" office:value-type="string" calcext:value-type="string">
            <text:p>poland_gdynia_2020_cisowa-small.pb</text:p>
          </table:table-cell>
          <table:table-cell table:style-name="pd1" office:value-type="string" calcext:value-type="string">
            <text:p>poland_gdynia_2020_oksywie-large.pb</text:p>
          </table:table-cell>
          <table:table-cell table:style-name="pd1" office:value-type="string" calcext:value-type="string">
            <text:p>poland_gdynia_2020_dzialki-lesne-small.pb</text:p>
          </table:table-cell>
          <table:table-cell table:style-name="pd1" office:value-type="string" calcext:value-type="string">
            <text:p>poland_gdynia_2020_pustki-cisowskie-demptowo-large.pb</text:p>
          </table:table-cell>
          <table:table-cell table:style-name="pd1" office:value-type="string" calcext:value-type="string">
            <text:p>poland_gdynia_2020_leszczynki-large.pb</text:p>
          </table:table-cell>
          <table:table-cell table:style-name="pd1" office:value-type="string" calcext:value-type="string">
            <text:p>poland_gdynia_2020_babie-doly-small.pb</text:p>
          </table:table-cell>
          <table:table-cell table:style-name="pd1" office:value-type="string" calcext:value-type="string">
            <text:p>poland_gdynia_2020_wielki-kack-small.pb</text:p>
          </table:table-cell>
          <table:table-cell table:style-name="pd1" office:value-type="string" calcext:value-type="string">
            <text:p>poland_gdynia_2020_pogorze-large.pb</text:p>
          </table:table-cell>
          <table:table-cell table:style-name="pd1" office:value-type="string" calcext:value-type="string">
            <text:p>poland_gdynia_2020_maly-kack-small.pb</text:p>
          </table:table-cell>
          <table:table-cell table:style-name="pd1" office:value-type="string" calcext:value-type="string">
            <text:p>poland_gdynia_2020_wielki-kack-large.pb</text:p>
          </table:table-cell>
          <table:table-cell table:style-name="pd1" office:value-type="string" calcext:value-type="string">
            <text:p>poland_gdynia_2020_chylonia-small.pb</text:p>
          </table:table-cell>
          <table:table-cell table:style-name="pd1" office:value-type="string" calcext:value-type="string">
            <text:p>poland_gdynia_2020_cisowa-large.pb</text:p>
          </table:table-cell>
          <table:table-cell table:style-name="pd1" office:value-type="string" calcext:value-type="string">
            <text:p>poland_gdynia_2020_chylonia-large.pb</text:p>
          </table:table-cell>
          <table:table-cell table:style-name="pd1" office:value-type="string" calcext:value-type="string">
            <text:p>poland_gdynia_2020_.pb</text:p>
          </table:table-cell>
          <table:table-cell table:style-name="pd1" office:value-type="string" calcext:value-type="string">
            <text:p>poland_gdynia_2020_redlowo-large.pb</text:p>
          </table:table-cell>
          <table:table-cell table:style-name="pd1" office:value-type="string" calcext:value-type="string">
            <text:p>poland_gdynia_2020_orlowo-small.pb</text:p>
          </table:table-cell>
          <table:table-cell table:style-name="pd1" office:value-type="string" calcext:value-type="string">
            <text:p>poland_gdynia_2020_redlowo-small.pb</text:p>
          </table:table-cell>
          <table:table-cell table:style-name="pd1" office:value-type="string" calcext:value-type="string">
            <text:p>poland_gdynia_2020_witomino-small.pb</text:p>
          </table:table-cell>
          <table:table-cell table:style-name="pd1" office:value-type="string" calcext:value-type="string">
            <text:p>poland_gdynia_2020_grabowek-large.pb</text:p>
          </table:table-cell>
          <table:table-cell table:style-name="pd1" office:value-type="string" calcext:value-type="string">
            <text:p>poland_gdynia_2020_witomino-large.pb</text:p>
          </table:table-cell>
          <table:table-cell table:style-name="pd1" office:value-type="string" calcext:value-type="string">
            <text:p>poland_gdynia_2020_leszczynki-small.pb</text:p>
          </table:table-cell>
          <table:table-cell table:style-name="pd1" office:value-type="string" calcext:value-type="string">
            <text:p>poland_gdynia_2020_wzgorze-sw-maksymiliana-large.pb</text:p>
          </table:table-cell>
          <table:table-cell table:style-name="pd1" office:value-type="string" calcext:value-type="string">
            <text:p>poland_gdynia_2020_pustki-cisowskie-demptowo-small.pb</text:p>
          </table:table-cell>
          <table:table-cell table:style-name="pd1" office:value-type="string" calcext:value-type="string">
            <text:p>poland_gdynia_2020_srodmiescie-large.pb</text:p>
          </table:table-cell>
          <table:table-cell table:style-name="pd1" office:value-type="string" calcext:value-type="string">
            <text:p>poland_gdynia_2020_obluze-large.pb</text:p>
          </table:table-cell>
          <table:table-cell table:style-name="pd1" office:value-type="string" calcext:value-type="string">
            <text:p>poland_gdynia_2020_dzialki-lesne-large.pb</text:p>
          </table:table-cell>
          <table:table-cell table:style-name="pd1" office:value-type="string" calcext:value-type="string">
            <text:p>poland_gdynia_2020_babie-doly-large.pb</text:p>
          </table:table-cell>
          <table:table-cell table:style-name="pd1" office:value-type="string" calcext:value-type="string">
            <text:p>poland_gdynia_2020_kamienna-gora-large.pb</text:p>
          </table:table-cell>
          <table:table-cell table:style-name="pd1" office:value-type="string" calcext:value-type="string">
            <text:p>poland_gdynia_2020_karwiny-large.pb</text:p>
          </table:table-cell>
          <table:table-cell table:style-name="pd1" office:value-type="string" calcext:value-type="string">
            <text:p>poland_gdynia_2020_orlowo-large.pb</text:p>
          </table:table-cell>
          <table:table-cell table:style-name="pd1" office:value-type="string" calcext:value-type="string">
            <text:p>poland_gdynia_2020_obluze-small.pb</text:p>
          </table:table-cell>
          <table:table-cell table:style-name="pd1" office:value-type="string" calcext:value-type="string">
            <text:p>poland_gdynia_2020_pogorze-small.pb</text:p>
          </table:table-cell>
          <table:table-cell table:style-name="pd1" office:value-type="string" calcext:value-type="string">
            <text:p>poland_gdynia_2020_maly-kack-large.pb</text:p>
          </table:table-cell>
          <table:table-cell table:style-name="pd1" office:value-type="string" calcext:value-type="string">
            <text:p>poland_gdynia_2020_kamienna-gora-small.pb</text:p>
          </table:table-cell>
          <table:table-cell table:style-name="pd1" office:value-type="string" calcext:value-type="string">
            <text:p>poland_gdynia_2020_srodmiescie-small.pb</text:p>
          </table:table-cell>
          <table:table-cell table:style-name="pd1" office:value-type="string" calcext:value-type="string">
            <text:p>poland_gdynia_2020_dabrowa-large.pb</text:p>
          </table:table-cell>
          <table:table-cell table:style-name="pd1" office:value-type="string" calcext:value-type="string">
            <text:p>poland_gdynia_2020_oksywie-small.pb</text:p>
          </table:table-cell>
          <table:table-cell table:style-name="pd1" office:value-type="string" calcext:value-type="string">
            <text:p>poland_gdynia_2020_grabowek-small.pb</text:p>
          </table:table-cell>
          <table:table-cell table:style-name="pd1" office:value-type="string" calcext:value-type="string">
            <text:p>poland_gdynia_2020_dabrowa-small.pb</text:p>
          </table:table-cell>
          <table:table-cell table:style-name="pd1" office:value-type="string" calcext:value-type="string">
            <text:p>poland_warszawa_2021_.pb</text:p>
          </table:table-cell>
        </table:table-row>
        <table:table-row table:style-name="ro1">
          <table:table-cell office:value-type="string" calcext:value-type="string">
            <text:p>nb_voters</text:p>
          </table:table-cell>
          <table:table-cell office:value-type="float" office:value="5" calcext:value-type="float">
            <text:p>5</text:p>
          </table:table-cell>
          <table:table-cell office:value-type="float" office:value="4940" calcext:value-type="float">
            <text:p>4940</text:p>
          </table:table-cell>
          <table:table-cell office:value-type="float" office:value="11039" calcext:value-type="float">
            <text:p>11039</text:p>
          </table:table-cell>
          <table:table-cell office:value-type="float" office:value="2400" calcext:value-type="float">
            <text:p>2400</text:p>
          </table:table-cell>
          <table:table-cell office:value-type="float" office:value="6672" calcext:value-type="float">
            <text:p>6672</text:p>
          </table:table-cell>
          <table:table-cell office:value-type="float" office:value="10424" calcext:value-type="float">
            <text:p>10424</text:p>
          </table:table-cell>
          <table:table-cell office:value-type="float" office:value="6603" calcext:value-type="float">
            <text:p>6603</text:p>
          </table:table-cell>
          <table:table-cell office:value-type="float" office:value="2718" calcext:value-type="float">
            <text:p>2718</text:p>
          </table:table-cell>
          <table:table-cell office:value-type="float" office:value="7405" calcext:value-type="float">
            <text:p>7405</text:p>
          </table:table-cell>
          <table:table-cell office:value-type="float" office:value="4930" calcext:value-type="float">
            <text:p>4930</text:p>
          </table:table-cell>
          <table:table-cell office:value-type="float" office:value="1288" calcext:value-type="float">
            <text:p>1288</text:p>
          </table:table-cell>
          <table:table-cell office:value-type="float" office:value="3628" calcext:value-type="float">
            <text:p>3628</text:p>
          </table:table-cell>
          <table:table-cell office:value-type="float" office:value="9256" calcext:value-type="float">
            <text:p>9256</text:p>
          </table:table-cell>
          <table:table-cell office:value-type="float" office:value="81234" calcext:value-type="float">
            <text:p>81234</text:p>
          </table:table-cell>
          <table:table-cell office:value-type="float" office:value="3880" calcext:value-type="float">
            <text:p>3880</text:p>
          </table:table-cell>
          <table:table-cell office:value-type="float" office:value="5045" calcext:value-type="float">
            <text:p>5045</text:p>
          </table:table-cell>
          <table:table-cell office:value-type="float" office:value="4940" calcext:value-type="float">
            <text:p>4940</text:p>
          </table:table-cell>
          <table:table-cell office:value-type="float" office:value="2468" calcext:value-type="float">
            <text:p>2468</text:p>
          </table:table-cell>
          <table:table-cell office:value-type="float" office:value="1320" calcext:value-type="float">
            <text:p>1320</text:p>
          </table:table-cell>
          <table:table-cell office:value-type="float" office:value="2614" calcext:value-type="float">
            <text:p>2614</text:p>
          </table:table-cell>
          <table:table-cell office:value-type="float" office:value="4956" calcext:value-type="float">
            <text:p>4956</text:p>
          </table:table-cell>
          <table:table-cell office:value-type="float" office:value="1172" calcext:value-type="float">
            <text:p>1172</text:p>
          </table:table-cell>
          <table:table-cell office:value-type="float" office:value="2818" calcext:value-type="float">
            <text:p>2818</text:p>
          </table:table-cell>
          <table:table-cell office:value-type="float" office:value="9173" calcext:value-type="float">
            <text:p>9173</text:p>
          </table:table-cell>
          <table:table-cell office:value-type="float" office:value="2220" calcext:value-type="float">
            <text:p>2220</text:p>
          </table:table-cell>
          <table:table-cell office:value-type="float" office:value="5180" calcext:value-type="float">
            <text:p>5180</text:p>
          </table:table-cell>
          <table:table-cell office:value-type="float" office:value="6760" calcext:value-type="float">
            <text:p>6760</text:p>
          </table:table-cell>
          <table:table-cell office:value-type="float" office:value="2506" calcext:value-type="float">
            <text:p>2506</text:p>
          </table:table-cell>
          <table:table-cell office:value-type="float" office:value="78904" calcext:value-type="float">
            <text:p>78904</text:p>
          </table:table-cell>
          <table:table-cell office:value-type="float" office:value="2358" calcext:value-type="float">
            <text:p>2358</text:p>
          </table:table-cell>
          <table:table-cell office:value-type="float" office:value="4519" calcext:value-type="float">
            <text:p>4519</text:p>
          </table:table-cell>
          <table:table-cell office:value-type="float" office:value="8922" calcext:value-type="float">
            <text:p>8922</text:p>
          </table:table-cell>
          <table:table-cell office:value-type="float" office:value="1181" calcext:value-type="float">
            <text:p>1181</text:p>
          </table:table-cell>
          <table:table-cell office:value-type="float" office:value="6260" calcext:value-type="float">
            <text:p>6260</text:p>
          </table:table-cell>
          <table:table-cell office:value-type="float" office:value="4680" calcext:value-type="float">
            <text:p>4680</text:p>
          </table:table-cell>
          <table:table-cell office:value-type="float" office:value="3883" calcext:value-type="float">
            <text:p>3883</text:p>
          </table:table-cell>
          <table:table-cell office:value-type="float" office:value="5091" calcext:value-type="float">
            <text:p>5091</text:p>
          </table:table-cell>
          <table:table-cell office:value-type="float" office:value="11067" calcext:value-type="float">
            <text:p>11067</text:p>
          </table:table-cell>
          <table:table-cell office:value-type="float" office:value="4392" calcext:value-type="float">
            <text:p>4392</text:p>
          </table:table-cell>
          <table:table-cell office:value-type="float" office:value="1929" calcext:value-type="float">
            <text:p>1929</text:p>
          </table:table-cell>
          <table:table-cell office:value-type="float" office:value="85" calcext:value-type="float">
            <text:p>85</text:p>
          </table:table-cell>
          <table:table-cell office:value-type="float" office:value="1030" calcext:value-type="float">
            <text:p>1030</text:p>
          </table:table-cell>
          <table:table-cell office:value-type="float" office:value="7683" calcext:value-type="float">
            <text:p>7683</text:p>
          </table:table-cell>
          <table:table-cell office:value-type="float" office:value="756" calcext:value-type="float">
            <text:p>756</text:p>
          </table:table-cell>
          <table:table-cell office:value-type="float" office:value="5318" calcext:value-type="float">
            <text:p>5318</text:p>
          </table:table-cell>
          <table:table-cell office:value-type="float" office:value="740" calcext:value-type="float">
            <text:p>740</text:p>
          </table:table-cell>
          <table:table-cell office:value-type="float" office:value="2458" calcext:value-type="float">
            <text:p>2458</text:p>
          </table:table-cell>
          <table:table-cell office:value-type="float" office:value="344" calcext:value-type="float">
            <text:p>344</text:p>
          </table:table-cell>
          <table:table-cell office:value-type="float" office:value="631" calcext:value-type="float">
            <text:p>631</text:p>
          </table:table-cell>
          <table:table-cell office:value-type="float" office:value="1506" calcext:value-type="float">
            <text:p>1506</text:p>
          </table:table-cell>
          <table:table-cell office:value-type="float" office:value="142" calcext:value-type="float">
            <text:p>142</text:p>
          </table:table-cell>
          <table:table-cell office:value-type="float" office:value="3976" calcext:value-type="float">
            <text:p>3976</text:p>
          </table:table-cell>
          <table:table-cell office:value-type="float" office:value="669" calcext:value-type="float">
            <text:p>669</text:p>
          </table:table-cell>
          <table:table-cell office:value-type="float" office:value="466" calcext:value-type="float">
            <text:p>466</text:p>
          </table:table-cell>
          <table:table-cell office:value-type="float" office:value="182" calcext:value-type="float">
            <text:p>182</text:p>
          </table:table-cell>
          <table:table-cell office:value-type="float" office:value="1534" calcext:value-type="float">
            <text:p>1534</text:p>
          </table:table-cell>
          <table:table-cell office:value-type="float" office:value="663" calcext:value-type="float">
            <text:p>663</text:p>
          </table:table-cell>
          <table:table-cell office:value-type="float" office:value="558" calcext:value-type="float">
            <text:p>558</text:p>
          </table:table-cell>
          <table:table-cell office:value-type="float" office:value="3005" calcext:value-type="float">
            <text:p>3005</text:p>
          </table:table-cell>
          <table:table-cell office:value-type="float" office:value="2106" calcext:value-type="float">
            <text:p>2106</text:p>
          </table:table-cell>
          <table:table-cell office:value-type="float" office:value="529" calcext:value-type="float">
            <text:p>529</text:p>
          </table:table-cell>
          <table:table-cell office:value-type="float" office:value="274" calcext:value-type="float">
            <text:p>274</text:p>
          </table:table-cell>
          <table:table-cell office:value-type="float" office:value="2494" calcext:value-type="float">
            <text:p>2494</text:p>
          </table:table-cell>
          <table:table-cell office:value-type="float" office:value="1308" calcext:value-type="float">
            <text:p>1308</text:p>
          </table:table-cell>
          <table:table-cell office:value-type="float" office:value="1175" calcext:value-type="float">
            <text:p>1175</text:p>
          </table:table-cell>
          <table:table-cell office:value-type="float" office:value="331" calcext:value-type="float">
            <text:p>331</text:p>
          </table:table-cell>
          <table:table-cell office:value-type="float" office:value="642" calcext:value-type="float">
            <text:p>642</text:p>
          </table:table-cell>
          <table:table-cell office:value-type="float" office:value="1063" calcext:value-type="float">
            <text:p>1063</text:p>
          </table:table-cell>
          <table:table-cell office:value-type="float" office:value="295" calcext:value-type="float">
            <text:p>295</text:p>
          </table:table-cell>
          <table:table-cell office:value-type="float" office:value="1123" calcext:value-type="float">
            <text:p>1123</text:p>
          </table:table-cell>
          <table:table-cell office:value-type="float" office:value="4076" calcext:value-type="float">
            <text:p>4076</text:p>
          </table:table-cell>
          <table:table-cell office:value-type="float" office:value="963" calcext:value-type="float">
            <text:p>963</text:p>
          </table:table-cell>
          <table:table-cell office:value-type="float" office:value="972" calcext:value-type="float">
            <text:p>972</text:p>
          </table:table-cell>
          <table:table-cell office:value-type="float" office:value="1667" calcext:value-type="float">
            <text:p>1667</text:p>
          </table:table-cell>
          <table:table-cell office:value-type="float" office:value="748" calcext:value-type="float">
            <text:p>748</text:p>
          </table:table-cell>
          <table:table-cell office:value-type="float" office:value="606" calcext:value-type="float">
            <text:p>606</text:p>
          </table:table-cell>
          <table:table-cell office:value-type="float" office:value="2696" calcext:value-type="float">
            <text:p>2696</text:p>
          </table:table-cell>
          <table:table-cell office:value-type="float" office:value="934" calcext:value-type="float">
            <text:p>934</text:p>
          </table:table-cell>
          <table:table-cell office:value-type="float" office:value="1588" calcext:value-type="float">
            <text:p>1588</text:p>
          </table:table-cell>
          <table:table-cell office:value-type="float" office:value="454" calcext:value-type="float">
            <text:p>454</text:p>
          </table:table-cell>
          <table:table-cell office:value-type="float" office:value="3990" calcext:value-type="float">
            <text:p>3990</text:p>
          </table:table-cell>
          <table:table-cell office:value-type="float" office:value="847" calcext:value-type="float">
            <text:p>847</text:p>
          </table:table-cell>
          <table:table-cell office:value-type="float" office:value="185" calcext:value-type="float">
            <text:p>185</text:p>
          </table:table-cell>
          <table:table-cell office:value-type="float" office:value="494" calcext:value-type="float">
            <text:p>494</text:p>
          </table:table-cell>
          <table:table-cell office:value-type="float" office:value="1439" calcext:value-type="float">
            <text:p>1439</text:p>
          </table:table-cell>
          <table:table-cell office:value-type="float" office:value="1837" calcext:value-type="float">
            <text:p>1837</text:p>
          </table:table-cell>
          <table:table-cell office:value-type="float" office:value="7343" calcext:value-type="float">
            <text:p>7343</text:p>
          </table:table-cell>
          <table:table-cell office:value-type="float" office:value="2701" calcext:value-type="float">
            <text:p>2701</text:p>
          </table:table-cell>
          <table:table-cell office:value-type="float" office:value="1006" calcext:value-type="float">
            <text:p>1006</text:p>
          </table:table-cell>
          <table:table-cell office:value-type="float" office:value="929" calcext:value-type="float">
            <text:p>929</text:p>
          </table:table-cell>
          <table:table-cell office:value-type="float" office:value="2680" calcext:value-type="float">
            <text:p>2680</text:p>
          </table:table-cell>
          <table:table-cell office:value-type="float" office:value="2207" calcext:value-type="float">
            <text:p>2207</text:p>
          </table:table-cell>
          <table:table-cell office:value-type="float" office:value="512" calcext:value-type="float">
            <text:p>512</text:p>
          </table:table-cell>
          <table:table-cell office:value-type="float" office:value="1552" calcext:value-type="float">
            <text:p>1552</text:p>
          </table:table-cell>
          <table:table-cell office:value-type="float" office:value="752" calcext:value-type="float">
            <text:p>752</text:p>
          </table:table-cell>
          <table:table-cell office:value-type="float" office:value="2751" calcext:value-type="float">
            <text:p>2751</text:p>
          </table:table-cell>
          <table:table-cell office:value-type="float" office:value="1887" calcext:value-type="float">
            <text:p>1887</text:p>
          </table:table-cell>
          <table:table-cell office:value-type="float" office:value="606" calcext:value-type="float">
            <text:p>606</text:p>
          </table:table-cell>
          <table:table-cell office:value-type="float" office:value="3779" calcext:value-type="float">
            <text:p>3779</text:p>
          </table:table-cell>
          <table:table-cell office:value-type="float" office:value="205" calcext:value-type="float">
            <text:p>205</text:p>
          </table:table-cell>
          <table:table-cell office:value-type="float" office:value="623" calcext:value-type="float">
            <text:p>623</text:p>
          </table:table-cell>
          <table:table-cell office:value-type="float" office:value="457" calcext:value-type="float">
            <text:p>457</text:p>
          </table:table-cell>
          <table:table-cell office:value-type="float" office:value="447" calcext:value-type="float">
            <text:p>447</text:p>
          </table:table-cell>
          <table:table-cell office:value-type="float" office:value="413" calcext:value-type="float">
            <text:p>413</text:p>
          </table:table-cell>
          <table:table-cell office:value-type="float" office:value="154" calcext:value-type="float">
            <text:p>154</text:p>
          </table:table-cell>
          <table:table-cell office:value-type="float" office:value="439" calcext:value-type="float">
            <text:p>439</text:p>
          </table:table-cell>
          <table:table-cell office:value-type="float" office:value="687" calcext:value-type="float">
            <text:p>687</text:p>
          </table:table-cell>
          <table:table-cell office:value-type="float" office:value="1357" calcext:value-type="float">
            <text:p>1357</text:p>
          </table:table-cell>
          <table:table-cell office:value-type="float" office:value="287" calcext:value-type="float">
            <text:p>287</text:p>
          </table:table-cell>
          <table:table-cell office:value-type="float" office:value="718" calcext:value-type="float">
            <text:p>718</text:p>
          </table:table-cell>
          <table:table-cell office:value-type="float" office:value="6134" calcext:value-type="float">
            <text:p>6134</text:p>
          </table:table-cell>
          <table:table-cell office:value-type="float" office:value="364" calcext:value-type="float">
            <text:p>364</text:p>
          </table:table-cell>
          <table:table-cell office:value-type="float" office:value="1578" calcext:value-type="float">
            <text:p>1578</text:p>
          </table:table-cell>
          <table:table-cell office:value-type="float" office:value="127" calcext:value-type="float">
            <text:p>127</text:p>
          </table:table-cell>
          <table:table-cell office:value-type="float" office:value="396" calcext:value-type="float">
            <text:p>396</text:p>
          </table:table-cell>
          <table:table-cell office:value-type="float" office:value="1485" calcext:value-type="float">
            <text:p>1485</text:p>
          </table:table-cell>
          <table:table-cell office:value-type="float" office:value="1134" calcext:value-type="float">
            <text:p>1134</text:p>
          </table:table-cell>
          <table:table-cell office:value-type="float" office:value="242" calcext:value-type="float">
            <text:p>242</text:p>
          </table:table-cell>
          <table:table-cell office:value-type="float" office:value="1560" calcext:value-type="float">
            <text:p>1560</text:p>
          </table:table-cell>
          <table:table-cell office:value-type="float" office:value="598" calcext:value-type="float">
            <text:p>598</text:p>
          </table:table-cell>
          <table:table-cell office:value-type="float" office:value="791" calcext:value-type="float">
            <text:p>791</text:p>
          </table:table-cell>
          <table:table-cell office:value-type="float" office:value="652" calcext:value-type="float">
            <text:p>652</text:p>
          </table:table-cell>
          <table:table-cell office:value-type="float" office:value="491" calcext:value-type="float">
            <text:p>491</text:p>
          </table:table-cell>
          <table:table-cell office:value-type="float" office:value="3495" calcext:value-type="float">
            <text:p>3495</text:p>
          </table:table-cell>
          <table:table-cell office:value-type="float" office:value="421" calcext:value-type="float">
            <text:p>421</text:p>
          </table:table-cell>
          <table:table-cell office:value-type="float" office:value="2706" calcext:value-type="float">
            <text:p>2706</text:p>
          </table:table-cell>
          <table:table-cell office:value-type="float" office:value="110" calcext:value-type="float">
            <text:p>110</text:p>
          </table:table-cell>
          <table:table-cell office:value-type="float" office:value="1773" calcext:value-type="float">
            <text:p>1773</text:p>
          </table:table-cell>
          <table:table-cell office:value-type="float" office:value="1622" calcext:value-type="float">
            <text:p>1622</text:p>
          </table:table-cell>
          <table:table-cell office:value-type="float" office:value="8172" calcext:value-type="float">
            <text:p>8172</text:p>
          </table:table-cell>
          <table:table-cell office:value-type="float" office:value="923" calcext:value-type="float">
            <text:p>923</text:p>
          </table:table-cell>
          <table:table-cell office:value-type="float" office:value="1135" calcext:value-type="float">
            <text:p>1135</text:p>
          </table:table-cell>
          <table:table-cell office:value-type="float" office:value="510" calcext:value-type="float">
            <text:p>510</text:p>
          </table:table-cell>
          <table:table-cell office:value-type="float" office:value="654" calcext:value-type="float">
            <text:p>654</text:p>
          </table:table-cell>
          <table:table-cell office:value-type="float" office:value="4377" calcext:value-type="float">
            <text:p>4377</text:p>
          </table:table-cell>
          <table:table-cell office:value-type="float" office:value="422" calcext:value-type="float">
            <text:p>422</text:p>
          </table:table-cell>
          <table:table-cell office:value-type="float" office:value="1158" calcext:value-type="float">
            <text:p>1158</text:p>
          </table:table-cell>
          <table:table-cell office:value-type="float" office:value="5765" calcext:value-type="float">
            <text:p>5765</text:p>
          </table:table-cell>
          <table:table-cell office:value-type="float" office:value="713" calcext:value-type="float">
            <text:p>713</text:p>
          </table:table-cell>
          <table:table-cell office:value-type="float" office:value="1105" calcext:value-type="float">
            <text:p>1105</text:p>
          </table:table-cell>
          <table:table-cell office:value-type="float" office:value="3604" calcext:value-type="float">
            <text:p>3604</text:p>
          </table:table-cell>
          <table:table-cell office:value-type="float" office:value="1684" calcext:value-type="float">
            <text:p>1684</text:p>
          </table:table-cell>
          <table:table-cell office:value-type="float" office:value="647" calcext:value-type="float">
            <text:p>647</text:p>
          </table:table-cell>
          <table:table-cell office:value-type="float" office:value="7565" calcext:value-type="float">
            <text:p>7565</text:p>
          </table:table-cell>
          <table:table-cell office:value-type="float" office:value="1669" calcext:value-type="float">
            <text:p>1669</text:p>
          </table:table-cell>
          <table:table-cell office:value-type="float" office:value="2238" calcext:value-type="float">
            <text:p>2238</text:p>
          </table:table-cell>
          <table:table-cell office:value-type="float" office:value="729" calcext:value-type="float">
            <text:p>729</text:p>
          </table:table-cell>
          <table:table-cell office:value-type="float" office:value="4313" calcext:value-type="float">
            <text:p>4313</text:p>
          </table:table-cell>
          <table:table-cell office:value-type="float" office:value="108" calcext:value-type="float">
            <text:p>108</text:p>
          </table:table-cell>
          <table:table-cell office:value-type="float" office:value="2064" calcext:value-type="float">
            <text:p>2064</text:p>
          </table:table-cell>
          <table:table-cell office:value-type="float" office:value="465" calcext:value-type="float">
            <text:p>465</text:p>
          </table:table-cell>
          <table:table-cell office:value-type="float" office:value="377" calcext:value-type="float">
            <text:p>377</text:p>
          </table:table-cell>
          <table:table-cell office:value-type="float" office:value="1572" calcext:value-type="float">
            <text:p>1572</text:p>
          </table:table-cell>
          <table:table-cell office:value-type="float" office:value="494" calcext:value-type="float">
            <text:p>494</text:p>
          </table:table-cell>
          <table:table-cell office:value-type="float" office:value="851" calcext:value-type="float">
            <text:p>851</text:p>
          </table:table-cell>
          <table:table-cell office:value-type="float" office:value="265" calcext:value-type="float">
            <text:p>265</text:p>
          </table:table-cell>
          <table:table-cell office:value-type="float" office:value="373" calcext:value-type="float">
            <text:p>373</text:p>
          </table:table-cell>
          <table:table-cell office:value-type="float" office:value="587" calcext:value-type="float">
            <text:p>587</text:p>
          </table:table-cell>
          <table:table-cell office:value-type="float" office:value="3112" calcext:value-type="float">
            <text:p>3112</text:p>
          </table:table-cell>
          <table:table-cell office:value-type="float" office:value="1012" calcext:value-type="float">
            <text:p>1012</text:p>
          </table:table-cell>
          <table:table-cell office:value-type="float" office:value="1107" calcext:value-type="float">
            <text:p>1107</text:p>
          </table:table-cell>
          <table:table-cell office:value-type="float" office:value="7477" calcext:value-type="float">
            <text:p>7477</text:p>
          </table:table-cell>
          <table:table-cell office:value-type="float" office:value="268" calcext:value-type="float">
            <text:p>268</text:p>
          </table:table-cell>
          <table:table-cell office:value-type="float" office:value="2333" calcext:value-type="float">
            <text:p>2333</text:p>
          </table:table-cell>
          <table:table-cell office:value-type="float" office:value="826" calcext:value-type="float">
            <text:p>826</text:p>
          </table:table-cell>
          <table:table-cell office:value-type="float" office:value="1438" calcext:value-type="float">
            <text:p>1438</text:p>
          </table:table-cell>
          <table:table-cell office:value-type="float" office:value="4197" calcext:value-type="float">
            <text:p>4197</text:p>
          </table:table-cell>
          <table:table-cell office:value-type="float" office:value="1978" calcext:value-type="float">
            <text:p>1978</text:p>
          </table:table-cell>
          <table:table-cell office:value-type="float" office:value="1265" calcext:value-type="float">
            <text:p>1265</text:p>
          </table:table-cell>
          <table:table-cell office:value-type="float" office:value="1735" calcext:value-type="float">
            <text:p>1735</text:p>
          </table:table-cell>
          <table:table-cell office:value-type="float" office:value="135" calcext:value-type="float">
            <text:p>135</text:p>
          </table:table-cell>
          <table:table-cell office:value-type="float" office:value="1006" calcext:value-type="float">
            <text:p>1006</text:p>
          </table:table-cell>
          <table:table-cell office:value-type="float" office:value="1386" calcext:value-type="float">
            <text:p>1386</text:p>
          </table:table-cell>
          <table:table-cell office:value-type="float" office:value="580" calcext:value-type="float">
            <text:p>580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 office:value-type="float" office:value="1470" calcext:value-type="float">
            <text:p>1470</text:p>
          </table:table-cell>
          <table:table-cell office:value-type="float" office:value="1326" calcext:value-type="float">
            <text:p>1326</text:p>
          </table:table-cell>
          <table:table-cell office:value-type="float" office:value="1375" calcext:value-type="float">
            <text:p>1375</text:p>
          </table:table-cell>
          <table:table-cell office:value-type="float" office:value="327" calcext:value-type="float">
            <text:p>327</text:p>
          </table:table-cell>
          <table:table-cell office:value-type="float" office:value="545" calcext:value-type="float">
            <text:p>545</text:p>
          </table:table-cell>
          <table:table-cell office:value-type="float" office:value="3203" calcext:value-type="float">
            <text:p>3203</text:p>
          </table:table-cell>
          <table:table-cell office:value-type="float" office:value="1147" calcext:value-type="float">
            <text:p>1147</text:p>
          </table:table-cell>
          <table:table-cell office:value-type="float" office:value="120" calcext:value-type="float">
            <text:p>120</text:p>
          </table:table-cell>
          <table:table-cell office:value-type="float" office:value="4849" calcext:value-type="float">
            <text:p>4849</text:p>
          </table:table-cell>
          <table:table-cell office:value-type="float" office:value="440" calcext:value-type="float">
            <text:p>440</text:p>
          </table:table-cell>
          <table:table-cell office:value-type="float" office:value="2784" calcext:value-type="float">
            <text:p>2784</text:p>
          </table:table-cell>
          <table:table-cell office:value-type="float" office:value="7493" calcext:value-type="float">
            <text:p>7493</text:p>
          </table:table-cell>
          <table:table-cell office:value-type="float" office:value="27" calcext:value-type="float">
            <text:p>27</text:p>
          </table:table-cell>
          <table:table-cell office:value-type="float" office:value="1751" calcext:value-type="float">
            <text:p>1751</text:p>
          </table:table-cell>
          <table:table-cell office:value-type="float" office:value="927" calcext:value-type="float">
            <text:p>927</text:p>
          </table:table-cell>
          <table:table-cell office:value-type="float" office:value="397" calcext:value-type="float">
            <text:p>397</text:p>
          </table:table-cell>
          <table:table-cell office:value-type="float" office:value="967" calcext:value-type="float">
            <text:p>967</text:p>
          </table:table-cell>
          <table:table-cell office:value-type="float" office:value="793" calcext:value-type="float">
            <text:p>793</text:p>
          </table:table-cell>
          <table:table-cell office:value-type="float" office:value="2850" calcext:value-type="float">
            <text:p>2850</text:p>
          </table:table-cell>
          <table:table-cell office:value-type="float" office:value="765" calcext:value-type="float">
            <text:p>765</text:p>
          </table:table-cell>
          <table:table-cell office:value-type="float" office:value="2370" calcext:value-type="float">
            <text:p>2370</text:p>
          </table:table-cell>
          <table:table-cell office:value-type="float" office:value="1326" calcext:value-type="float">
            <text:p>1326</text:p>
          </table:table-cell>
          <table:table-cell office:value-type="float" office:value="228" calcext:value-type="float">
            <text:p>228</text:p>
          </table:table-cell>
          <table:table-cell office:value-type="float" office:value="577" calcext:value-type="float">
            <text:p>577</text:p>
          </table:table-cell>
          <table:table-cell office:value-type="float" office:value="2093" calcext:value-type="float">
            <text:p>2093</text:p>
          </table:table-cell>
          <table:table-cell office:value-type="float" office:value="1078" calcext:value-type="float">
            <text:p>1078</text:p>
          </table:table-cell>
          <table:table-cell office:value-type="float" office:value="3507" calcext:value-type="float">
            <text:p>3507</text:p>
          </table:table-cell>
          <table:table-cell office:value-type="float" office:value="4480" calcext:value-type="float">
            <text:p>4480</text:p>
          </table:table-cell>
          <table:table-cell office:value-type="float" office:value="3258" calcext:value-type="float">
            <text:p>3258</text:p>
          </table:table-cell>
          <table:table-cell office:value-type="float" office:value="723" calcext:value-type="float">
            <text:p>723</text:p>
          </table:table-cell>
          <table:table-cell office:value-type="float" office:value="743" calcext:value-type="float">
            <text:p>743</text:p>
          </table:table-cell>
          <table:table-cell office:value-type="float" office:value="3371" calcext:value-type="float">
            <text:p>3371</text:p>
          </table:table-cell>
          <table:table-cell office:value-type="float" office:value="1774" calcext:value-type="float">
            <text:p>1774</text:p>
          </table:table-cell>
          <table:table-cell office:value-type="float" office:value="674" calcext:value-type="float">
            <text:p>674</text:p>
          </table:table-cell>
          <table:table-cell office:value-type="float" office:value="1335" calcext:value-type="float">
            <text:p>1335</text:p>
          </table:table-cell>
          <table:table-cell office:value-type="float" office:value="1987" calcext:value-type="float">
            <text:p>1987</text:p>
          </table:table-cell>
          <table:table-cell office:value-type="float" office:value="2215" calcext:value-type="float">
            <text:p>2215</text:p>
          </table:table-cell>
          <table:table-cell office:value-type="float" office:value="176" calcext:value-type="float">
            <text:p>176</text:p>
          </table:table-cell>
          <table:table-cell office:value-type="float" office:value="777" calcext:value-type="float">
            <text:p>777</text:p>
          </table:table-cell>
          <table:table-cell office:value-type="float" office:value="1733" calcext:value-type="float">
            <text:p>1733</text:p>
          </table:table-cell>
          <table:table-cell office:value-type="float" office:value="2948" calcext:value-type="float">
            <text:p>2948</text:p>
          </table:table-cell>
          <table:table-cell office:value-type="float" office:value="10756" calcext:value-type="float">
            <text:p>10756</text:p>
          </table:table-cell>
          <table:table-cell office:value-type="float" office:value="5452" calcext:value-type="float">
            <text:p>5452</text:p>
          </table:table-cell>
          <table:table-cell office:value-type="float" office:value="14897" calcext:value-type="float">
            <text:p>14897</text:p>
          </table:table-cell>
          <table:table-cell office:value-type="float" office:value="8003" calcext:value-type="float">
            <text:p>8003</text:p>
          </table:table-cell>
          <table:table-cell office:value-type="float" office:value="1505" calcext:value-type="float">
            <text:p>1505</text:p>
          </table:table-cell>
          <table:table-cell office:value-type="float" office:value="3522" calcext:value-type="float">
            <text:p>3522</text:p>
          </table:table-cell>
          <table:table-cell office:value-type="float" office:value="2374" calcext:value-type="float">
            <text:p>2374</text:p>
          </table:table-cell>
          <table:table-cell office:value-type="float" office:value="10105" calcext:value-type="float">
            <text:p>10105</text:p>
          </table:table-cell>
          <table:table-cell office:value-type="float" office:value="5115" calcext:value-type="float">
            <text:p>5115</text:p>
          </table:table-cell>
          <table:table-cell office:value-type="float" office:value="86721" calcext:value-type="float">
            <text:p>86721</text:p>
          </table:table-cell>
          <table:table-cell office:value-type="float" office:value="12021" calcext:value-type="float">
            <text:p>12021</text:p>
          </table:table-cell>
          <table:table-cell office:value-type="float" office:value="5458" calcext:value-type="float">
            <text:p>5458</text:p>
          </table:table-cell>
          <table:table-cell office:value-type="float" office:value="6848" calcext:value-type="float">
            <text:p>6848</text:p>
          </table:table-cell>
          <table:table-cell office:value-type="float" office:value="3197" calcext:value-type="float">
            <text:p>3197</text:p>
          </table:table-cell>
          <table:table-cell office:value-type="float" office:value="1515" calcext:value-type="float">
            <text:p>1515</text:p>
          </table:table-cell>
          <table:table-cell office:value-type="float" office:value="5438" calcext:value-type="float">
            <text:p>5438</text:p>
          </table:table-cell>
          <table:table-cell office:value-type="float" office:value="3187" calcext:value-type="float">
            <text:p>3187</text:p>
          </table:table-cell>
          <table:table-cell office:value-type="float" office:value="2600" calcext:value-type="float">
            <text:p>2600</text:p>
          </table:table-cell>
          <table:table-cell office:value-type="float" office:value="2601" calcext:value-type="float">
            <text:p>2601</text:p>
          </table:table-cell>
          <table:table-cell office:value-type="float" office:value="2845" calcext:value-type="float">
            <text:p>2845</text:p>
          </table:table-cell>
          <table:table-cell office:value-type="float" office:value="9442" calcext:value-type="float">
            <text:p>9442</text:p>
          </table:table-cell>
          <table:table-cell office:value-type="float" office:value="1837" calcext:value-type="float">
            <text:p>1837</text:p>
          </table:table-cell>
          <table:table-cell office:value-type="float" office:value="5501" calcext:value-type="float">
            <text:p>5501</text:p>
          </table:table-cell>
          <table:table-cell office:value-type="float" office:value="1374" calcext:value-type="float">
            <text:p>1374</text:p>
          </table:table-cell>
          <table:table-cell office:value-type="float" office:value="4038" calcext:value-type="float">
            <text:p>4038</text:p>
          </table:table-cell>
          <table:table-cell office:value-type="float" office:value="4044" calcext:value-type="float">
            <text:p>4044</text:p>
          </table:table-cell>
          <table:table-cell office:value-type="float" office:value="4510" calcext:value-type="float">
            <text:p>4510</text:p>
          </table:table-cell>
          <table:table-cell office:value-type="float" office:value="8422" calcext:value-type="float">
            <text:p>8422</text:p>
          </table:table-cell>
          <table:table-cell office:value-type="float" office:value="4761" calcext:value-type="float">
            <text:p>4761</text:p>
          </table:table-cell>
          <table:table-cell office:value-type="float" office:value="1009" calcext:value-type="float">
            <text:p>1009</text:p>
          </table:table-cell>
          <table:table-cell office:value-type="float" office:value="1754" calcext:value-type="float">
            <text:p>1754</text:p>
          </table:table-cell>
          <table:table-cell office:value-type="float" office:value="4235" calcext:value-type="float">
            <text:p>4235</text:p>
          </table:table-cell>
          <table:table-cell office:value-type="float" office:value="5870" calcext:value-type="float">
            <text:p>5870</text:p>
          </table:table-cell>
          <table:table-cell office:value-type="float" office:value="75255" calcext:value-type="float">
            <text:p>75255</text:p>
          </table:table-cell>
          <table:table-cell office:value-type="float" office:value="8244" calcext:value-type="float">
            <text:p>8244</text:p>
          </table:table-cell>
          <table:table-cell office:value-type="float" office:value="5689" calcext:value-type="float">
            <text:p>5689</text:p>
          </table:table-cell>
          <table:table-cell office:value-type="float" office:value="5951" calcext:value-type="float">
            <text:p>5951</text:p>
          </table:table-cell>
          <table:table-cell office:value-type="float" office:value="3007" calcext:value-type="float">
            <text:p>3007</text:p>
          </table:table-cell>
          <table:table-cell office:value-type="float" office:value="4255" calcext:value-type="float">
            <text:p>4255</text:p>
          </table:table-cell>
          <table:table-cell office:value-type="float" office:value="1811" calcext:value-type="float">
            <text:p>1811</text:p>
          </table:table-cell>
          <table:table-cell office:value-type="float" office:value="10568" calcext:value-type="float">
            <text:p>10568</text:p>
          </table:table-cell>
          <table:table-cell office:value-type="float" office:value="1487" calcext:value-type="float">
            <text:p>1487</text:p>
          </table:table-cell>
          <table:table-cell office:value-type="float" office:value="5552" calcext:value-type="float">
            <text:p>5552</text:p>
          </table:table-cell>
          <table:table-cell office:value-type="float" office:value="4662" calcext:value-type="float">
            <text:p>4662</text:p>
          </table:table-cell>
          <table:table-cell office:value-type="float" office:value="9338" calcext:value-type="float">
            <text:p>9338</text:p>
          </table:table-cell>
          <table:table-cell office:value-type="float" office:value="4697" calcext:value-type="float">
            <text:p>4697</text:p>
          </table:table-cell>
          <table:table-cell office:value-type="float" office:value="12933" calcext:value-type="float">
            <text:p>12933</text:p>
          </table:table-cell>
          <table:table-cell office:value-type="float" office:value="3007" calcext:value-type="float">
            <text:p>3007</text:p>
          </table:table-cell>
          <table:table-cell office:value-type="float" office:value="5867" calcext:value-type="float">
            <text:p>5867</text:p>
          </table:table-cell>
          <table:table-cell office:value-type="float" office:value="11063" calcext:value-type="float">
            <text:p>11063</text:p>
          </table:table-cell>
          <table:table-cell office:value-type="float" office:value="3079" calcext:value-type="float">
            <text:p>3079</text:p>
          </table:table-cell>
          <table:table-cell office:value-type="float" office:value="5495" calcext:value-type="float">
            <text:p>5495</text:p>
          </table:table-cell>
          <table:table-cell office:value-type="float" office:value="8647" calcext:value-type="float">
            <text:p>8647</text:p>
          </table:table-cell>
          <table:table-cell office:value-type="float" office:value="4092" calcext:value-type="float">
            <text:p>4092</text:p>
          </table:table-cell>
          <table:table-cell office:value-type="float" office:value="11402" calcext:value-type="float">
            <text:p>11402</text:p>
          </table:table-cell>
          <table:table-cell office:value-type="float" office:value="19257" calcext:value-type="float">
            <text:p>19257</text:p>
          </table:table-cell>
          <table:table-cell office:value-type="float" office:value="10857" calcext:value-type="float">
            <text:p>10857</text:p>
          </table:table-cell>
          <table:table-cell office:value-type="float" office:value="12546" calcext:value-type="float">
            <text:p>12546</text:p>
          </table:table-cell>
          <table:table-cell office:value-type="float" office:value="16243" calcext:value-type="float">
            <text:p>16243</text:p>
          </table:table-cell>
          <table:table-cell office:value-type="float" office:value="9552" calcext:value-type="float">
            <text:p>9552</text:p>
          </table:table-cell>
          <table:table-cell office:value-type="float" office:value="6119" calcext:value-type="float">
            <text:p>6119</text:p>
          </table:table-cell>
          <table:table-cell office:value-type="float" office:value="10923" calcext:value-type="float">
            <text:p>10923</text:p>
          </table:table-cell>
          <table:table-cell office:value-type="float" office:value="53801" calcext:value-type="float">
            <text:p>53801</text:p>
          </table:table-cell>
          <table:table-cell office:value-type="float" office:value="67103" calcext:value-type="float">
            <text:p>67103</text:p>
          </table:table-cell>
          <table:table-cell office:value-type="float" office:value="4392" calcext:value-type="float">
            <text:p>4392</text:p>
          </table:table-cell>
          <table:table-cell office:value-type="float" office:value="1664" calcext:value-type="float">
            <text:p>1664</text:p>
          </table:table-cell>
          <table:table-cell office:value-type="float" office:value="1058" calcext:value-type="float">
            <text:p>1058</text:p>
          </table:table-cell>
          <table:table-cell office:value-type="float" office:value="2242" calcext:value-type="float">
            <text:p>2242</text:p>
          </table:table-cell>
          <table:table-cell office:value-type="float" office:value="94" calcext:value-type="float">
            <text:p>94</text:p>
          </table:table-cell>
          <table:table-cell office:value-type="float" office:value="301" calcext:value-type="float">
            <text:p>301</text:p>
          </table:table-cell>
          <table:table-cell office:value-type="float" office:value="780" calcext:value-type="float">
            <text:p>780</text:p>
          </table:table-cell>
          <table:table-cell office:value-type="float" office:value="91" calcext:value-type="float">
            <text:p>91</text:p>
          </table:table-cell>
          <table:table-cell office:value-type="float" office:value="1507" calcext:value-type="float">
            <text:p>1507</text:p>
          </table:table-cell>
          <table:table-cell office:value-type="float" office:value="2260" calcext:value-type="float">
            <text:p>2260</text:p>
          </table:table-cell>
          <table:table-cell office:value-type="float" office:value="477" calcext:value-type="float">
            <text:p>477</text:p>
          </table:table-cell>
          <table:table-cell office:value-type="float" office:value="157" calcext:value-type="float">
            <text:p>157</text:p>
          </table:table-cell>
          <table:table-cell office:value-type="float" office:value="4091" calcext:value-type="float">
            <text:p>4091</text:p>
          </table:table-cell>
          <table:table-cell office:value-type="float" office:value="2119" calcext:value-type="float">
            <text:p>2119</text:p>
          </table:table-cell>
          <table:table-cell office:value-type="float" office:value="1364" calcext:value-type="float">
            <text:p>1364</text:p>
          </table:table-cell>
          <table:table-cell office:value-type="float" office:value="901" calcext:value-type="float">
            <text:p>901</text:p>
          </table:table-cell>
          <table:table-cell office:value-type="float" office:value="2736" calcext:value-type="float">
            <text:p>2736</text:p>
          </table:table-cell>
          <table:table-cell office:value-type="float" office:value="826" calcext:value-type="float">
            <text:p>826</text:p>
          </table:table-cell>
          <table:table-cell office:value-type="float" office:value="1391" calcext:value-type="float">
            <text:p>1391</text:p>
          </table:table-cell>
          <table:table-cell office:value-type="float" office:value="446" calcext:value-type="float">
            <text:p>446</text:p>
          </table:table-cell>
          <table:table-cell office:value-type="float" office:value="506" calcext:value-type="float">
            <text:p>506</text:p>
          </table:table-cell>
          <table:table-cell office:value-type="float" office:value="1601" calcext:value-type="float">
            <text:p>1601</text:p>
          </table:table-cell>
          <table:table-cell office:value-type="float" office:value="8699" calcext:value-type="float">
            <text:p>8699</text:p>
          </table:table-cell>
          <table:table-cell office:value-type="float" office:value="1717" calcext:value-type="float">
            <text:p>1717</text:p>
          </table:table-cell>
          <table:table-cell office:value-type="float" office:value="652" calcext:value-type="float">
            <text:p>652</text:p>
          </table:table-cell>
          <table:table-cell office:value-type="float" office:value="1147" calcext:value-type="float">
            <text:p>1147</text:p>
          </table:table-cell>
          <table:table-cell office:value-type="float" office:value="1205" calcext:value-type="float">
            <text:p>1205</text:p>
          </table:table-cell>
          <table:table-cell office:value-type="float" office:value="1253" calcext:value-type="float">
            <text:p>1253</text:p>
          </table:table-cell>
          <table:table-cell office:value-type="float" office:value="300" calcext:value-type="float">
            <text:p>300</text:p>
          </table:table-cell>
          <table:table-cell office:value-type="float" office:value="1672" calcext:value-type="float">
            <text:p>1672</text:p>
          </table:table-cell>
          <table:table-cell office:value-type="float" office:value="5220" calcext:value-type="float">
            <text:p>5220</text:p>
          </table:table-cell>
          <table:table-cell office:value-type="float" office:value="426" calcext:value-type="float">
            <text:p>426</text:p>
          </table:table-cell>
          <table:table-cell office:value-type="float" office:value="936" calcext:value-type="float">
            <text:p>936</text:p>
          </table:table-cell>
          <table:table-cell office:value-type="float" office:value="8274" calcext:value-type="float">
            <text:p>8274</text:p>
          </table:table-cell>
          <table:table-cell office:value-type="float" office:value="586" calcext:value-type="float">
            <text:p>586</text:p>
          </table:table-cell>
          <table:table-cell office:value-type="float" office:value="716" calcext:value-type="float">
            <text:p>716</text:p>
          </table:table-cell>
          <table:table-cell office:value-type="float" office:value="585" calcext:value-type="float">
            <text:p>585</text:p>
          </table:table-cell>
          <table:table-cell office:value-type="float" office:value="1518" calcext:value-type="float">
            <text:p>1518</text:p>
          </table:table-cell>
          <table:table-cell office:value-type="float" office:value="605" calcext:value-type="float">
            <text:p>605</text:p>
          </table:table-cell>
          <table:table-cell office:value-type="float" office:value="1541" calcext:value-type="float">
            <text:p>1541</text:p>
          </table:table-cell>
          <table:table-cell office:value-type="float" office:value="1286" calcext:value-type="float">
            <text:p>1286</text:p>
          </table:table-cell>
          <table:table-cell office:value-type="float" office:value="1551" calcext:value-type="float">
            <text:p>1551</text:p>
          </table:table-cell>
          <table:table-cell office:value-type="float" office:value="2082" calcext:value-type="float">
            <text:p>2082</text:p>
          </table:table-cell>
          <table:table-cell office:value-type="float" office:value="2413" calcext:value-type="float">
            <text:p>2413</text:p>
          </table:table-cell>
          <table:table-cell office:value-type="float" office:value="2777" calcext:value-type="float">
            <text:p>2777</text:p>
          </table:table-cell>
          <table:table-cell office:value-type="float" office:value="976" calcext:value-type="float">
            <text:p>976</text:p>
          </table:table-cell>
          <table:table-cell office:value-type="float" office:value="2149" calcext:value-type="float">
            <text:p>2149</text:p>
          </table:table-cell>
          <table:table-cell office:value-type="float" office:value="8" calcext:value-type="float">
            <text:p>8</text:p>
          </table:table-cell>
          <table:table-cell office:value-type="float" office:value="498" calcext:value-type="float">
            <text:p>498</text:p>
          </table:table-cell>
          <table:table-cell office:value-type="float" office:value="792" calcext:value-type="float">
            <text:p>792</text:p>
          </table:table-cell>
          <table:table-cell office:value-type="float" office:value="678" calcext:value-type="float">
            <text:p>678</text:p>
          </table:table-cell>
          <table:table-cell office:value-type="float" office:value="856" calcext:value-type="float">
            <text:p>856</text:p>
          </table:table-cell>
          <table:table-cell office:value-type="float" office:value="1866" calcext:value-type="float">
            <text:p>1866</text:p>
          </table:table-cell>
          <table:table-cell office:value-type="float" office:value="388" calcext:value-type="float">
            <text:p>388</text:p>
          </table:table-cell>
          <table:table-cell office:value-type="float" office:value="149" calcext:value-type="float">
            <text:p>149</text:p>
          </table:table-cell>
          <table:table-cell office:value-type="float" office:value="1517" calcext:value-type="float">
            <text:p>1517</text:p>
          </table:table-cell>
          <table:table-cell office:value-type="float" office:value="3482" calcext:value-type="float">
            <text:p>3482</text:p>
          </table:table-cell>
          <table:table-cell office:value-type="float" office:value="5201" calcext:value-type="float">
            <text:p>5201</text:p>
          </table:table-cell>
          <table:table-cell office:value-type="float" office:value="1131" calcext:value-type="float">
            <text:p>1131</text:p>
          </table:table-cell>
          <table:table-cell office:value-type="float" office:value="1533" calcext:value-type="float">
            <text:p>1533</text:p>
          </table:table-cell>
          <table:table-cell office:value-type="float" office:value="302" calcext:value-type="float">
            <text:p>302</text:p>
          </table:table-cell>
          <table:table-cell office:value-type="float" office:value="1067" calcext:value-type="float">
            <text:p>1067</text:p>
          </table:table-cell>
          <table:table-cell office:value-type="float" office:value="229" calcext:value-type="float">
            <text:p>229</text:p>
          </table:table-cell>
          <table:table-cell office:value-type="float" office:value="1069" calcext:value-type="float">
            <text:p>1069</text:p>
          </table:table-cell>
          <table:table-cell office:value-type="float" office:value="1472" calcext:value-type="float">
            <text:p>1472</text:p>
          </table:table-cell>
          <table:table-cell office:value-type="float" office:value="2006" calcext:value-type="float">
            <text:p>2006</text:p>
          </table:table-cell>
          <table:table-cell office:value-type="float" office:value="8171" calcext:value-type="float">
            <text:p>8171</text:p>
          </table:table-cell>
          <table:table-cell office:value-type="float" office:value="882" calcext:value-type="float">
            <text:p>882</text:p>
          </table:table-cell>
          <table:table-cell office:value-type="float" office:value="2438" calcext:value-type="float">
            <text:p>2438</text:p>
          </table:table-cell>
          <table:table-cell office:value-type="float" office:value="2827" calcext:value-type="float">
            <text:p>2827</text:p>
          </table:table-cell>
          <table:table-cell office:value-type="float" office:value="2136" calcext:value-type="float">
            <text:p>2136</text:p>
          </table:table-cell>
          <table:table-cell office:value-type="float" office:value="861" calcext:value-type="float">
            <text:p>861</text:p>
          </table:table-cell>
          <table:table-cell office:value-type="float" office:value="1225" calcext:value-type="float">
            <text:p>1225</text:p>
          </table:table-cell>
          <table:table-cell office:value-type="float" office:value="1484" calcext:value-type="float">
            <text:p>1484</text:p>
          </table:table-cell>
          <table:table-cell office:value-type="float" office:value="1061" calcext:value-type="float">
            <text:p>1061</text:p>
          </table:table-cell>
          <table:table-cell office:value-type="float" office:value="2176" calcext:value-type="float">
            <text:p>2176</text:p>
          </table:table-cell>
          <table:table-cell office:value-type="float" office:value="2632" calcext:value-type="float">
            <text:p>2632</text:p>
          </table:table-cell>
          <table:table-cell office:value-type="float" office:value="3995" calcext:value-type="float">
            <text:p>3995</text:p>
          </table:table-cell>
          <table:table-cell office:value-type="float" office:value="955" calcext:value-type="float">
            <text:p>955</text:p>
          </table:table-cell>
          <table:table-cell office:value-type="float" office:value="824" calcext:value-type="float">
            <text:p>824</text:p>
          </table:table-cell>
          <table:table-cell office:value-type="float" office:value="609" calcext:value-type="float">
            <text:p>609</text:p>
          </table:table-cell>
          <table:table-cell office:value-type="float" office:value="4641" calcext:value-type="float">
            <text:p>4641</text:p>
          </table:table-cell>
          <table:table-cell office:value-type="float" office:value="454" calcext:value-type="float">
            <text:p>454</text:p>
          </table:table-cell>
          <table:table-cell office:value-type="float" office:value="3819" calcext:value-type="float">
            <text:p>3819</text:p>
          </table:table-cell>
          <table:table-cell office:value-type="float" office:value="1746" calcext:value-type="float">
            <text:p>1746</text:p>
          </table:table-cell>
          <table:table-cell office:value-type="float" office:value="5544" calcext:value-type="float">
            <text:p>5544</text:p>
          </table:table-cell>
          <table:table-cell office:value-type="float" office:value="823" calcext:value-type="float">
            <text:p>823</text:p>
          </table:table-cell>
          <table:table-cell office:value-type="float" office:value="1356" calcext:value-type="float">
            <text:p>1356</text:p>
          </table:table-cell>
          <table:table-cell office:value-type="float" office:value="1448" calcext:value-type="float">
            <text:p>1448</text:p>
          </table:table-cell>
          <table:table-cell office:value-type="float" office:value="475" calcext:value-type="float">
            <text:p>475</text:p>
          </table:table-cell>
          <table:table-cell office:value-type="float" office:value="3157" calcext:value-type="float">
            <text:p>3157</text:p>
          </table:table-cell>
          <table:table-cell office:value-type="float" office:value="1779" calcext:value-type="float">
            <text:p>1779</text:p>
          </table:table-cell>
          <table:table-cell office:value-type="float" office:value="2742" calcext:value-type="float">
            <text:p>2742</text:p>
          </table:table-cell>
          <table:table-cell office:value-type="float" office:value="2323" calcext:value-type="float">
            <text:p>2323</text:p>
          </table:table-cell>
          <table:table-cell office:value-type="float" office:value="6187" calcext:value-type="float">
            <text:p>6187</text:p>
          </table:table-cell>
          <table:table-cell office:value-type="float" office:value="3834" calcext:value-type="float">
            <text:p>3834</text:p>
          </table:table-cell>
          <table:table-cell office:value-type="float" office:value="4984" calcext:value-type="float">
            <text:p>4984</text:p>
          </table:table-cell>
          <table:table-cell office:value-type="float" office:value="3162" calcext:value-type="float">
            <text:p>3162</text:p>
          </table:table-cell>
          <table:table-cell office:value-type="float" office:value="5448" calcext:value-type="float">
            <text:p>5448</text:p>
          </table:table-cell>
          <table:table-cell office:value-type="float" office:value="2575" calcext:value-type="float">
            <text:p>2575</text:p>
          </table:table-cell>
          <table:table-cell office:value-type="float" office:value="2037" calcext:value-type="float">
            <text:p>2037</text:p>
          </table:table-cell>
          <table:table-cell office:value-type="float" office:value="11519" calcext:value-type="float">
            <text:p>11519</text:p>
          </table:table-cell>
          <table:table-cell office:value-type="float" office:value="426" calcext:value-type="float">
            <text:p>426</text:p>
          </table:table-cell>
          <table:table-cell office:value-type="float" office:value="2791" calcext:value-type="float">
            <text:p>2791</text:p>
          </table:table-cell>
          <table:table-cell office:value-type="float" office:value="3184" calcext:value-type="float">
            <text:p>3184</text:p>
          </table:table-cell>
          <table:table-cell office:value-type="float" office:value="1961" calcext:value-type="float">
            <text:p>1961</text:p>
          </table:table-cell>
          <table:table-cell office:value-type="float" office:value="10081" calcext:value-type="float">
            <text:p>10081</text:p>
          </table:table-cell>
          <table:table-cell office:value-type="float" office:value="5510" calcext:value-type="float">
            <text:p>5510</text:p>
          </table:table-cell>
          <table:table-cell office:value-type="float" office:value="4528" calcext:value-type="float">
            <text:p>4528</text:p>
          </table:table-cell>
          <table:table-cell office:value-type="float" office:value="9562" calcext:value-type="float">
            <text:p>9562</text:p>
          </table:table-cell>
          <table:table-cell office:value-type="float" office:value="212" calcext:value-type="float">
            <text:p>212</text:p>
          </table:table-cell>
          <table:table-cell office:value-type="float" office:value="2324" calcext:value-type="float">
            <text:p>2324</text:p>
          </table:table-cell>
          <table:table-cell office:value-type="float" office:value="12283" calcext:value-type="float">
            <text:p>12283</text:p>
          </table:table-cell>
          <table:table-cell office:value-type="float" office:value="865" calcext:value-type="float">
            <text:p>865</text:p>
          </table:table-cell>
          <table:table-cell office:value-type="float" office:value="624" calcext:value-type="float">
            <text:p>624</text:p>
          </table:table-cell>
          <table:table-cell office:value-type="float" office:value="4453" calcext:value-type="float">
            <text:p>4453</text:p>
          </table:table-cell>
          <table:table-cell office:value-type="float" office:value="3140" calcext:value-type="float">
            <text:p>3140</text:p>
          </table:table-cell>
          <table:table-cell office:value-type="float" office:value="3908" calcext:value-type="float">
            <text:p>3908</text:p>
          </table:table-cell>
          <table:table-cell office:value-type="float" office:value="219" calcext:value-type="float">
            <text:p>219</text:p>
          </table:table-cell>
          <table:table-cell office:value-type="float" office:value="1182" calcext:value-type="float">
            <text:p>1182</text:p>
          </table:table-cell>
          <table:table-cell office:value-type="float" office:value="7045" calcext:value-type="float">
            <text:p>7045</text:p>
          </table:table-cell>
          <table:table-cell office:value-type="float" office:value="3978" calcext:value-type="float">
            <text:p>3978</text:p>
          </table:table-cell>
          <table:table-cell office:value-type="float" office:value="3218" calcext:value-type="float">
            <text:p>3218</text:p>
          </table:table-cell>
          <table:table-cell office:value-type="float" office:value="8520" calcext:value-type="float">
            <text:p>8520</text:p>
          </table:table-cell>
          <table:table-cell office:value-type="float" office:value="938" calcext:value-type="float">
            <text:p>938</text:p>
          </table:table-cell>
          <table:table-cell office:value-type="float" office:value="3057" calcext:value-type="float">
            <text:p>3057</text:p>
          </table:table-cell>
          <table:table-cell office:value-type="float" office:value="2472" calcext:value-type="float">
            <text:p>2472</text:p>
          </table:table-cell>
          <table:table-cell office:value-type="float" office:value="318" calcext:value-type="float">
            <text:p>318</text:p>
          </table:table-cell>
          <table:table-cell office:value-type="float" office:value="3428" calcext:value-type="float">
            <text:p>3428</text:p>
          </table:table-cell>
          <table:table-cell office:value-type="float" office:value="3190" calcext:value-type="float">
            <text:p>3190</text:p>
          </table:table-cell>
          <table:table-cell office:value-type="float" office:value="14411" calcext:value-type="float">
            <text:p>14411</text:p>
          </table:table-cell>
          <table:table-cell office:value-type="float" office:value="1896" calcext:value-type="float">
            <text:p>1896</text:p>
          </table:table-cell>
          <table:table-cell office:value-type="float" office:value="2167" calcext:value-type="float">
            <text:p>2167</text:p>
          </table:table-cell>
          <table:table-cell office:value-type="float" office:value="2322" calcext:value-type="float">
            <text:p>2322</text:p>
          </table:table-cell>
          <table:table-cell office:value-type="float" office:value="3752" calcext:value-type="float">
            <text:p>3752</text:p>
          </table:table-cell>
          <table:table-cell office:value-type="float" office:value="689" calcext:value-type="float">
            <text:p>689</text:p>
          </table:table-cell>
          <table:table-cell office:value-type="float" office:value="2270" calcext:value-type="float">
            <text:p>2270</text:p>
          </table:table-cell>
          <table:table-cell office:value-type="float" office:value="5368" calcext:value-type="float">
            <text:p>5368</text:p>
          </table:table-cell>
          <table:table-cell office:value-type="float" office:value="3610" calcext:value-type="float">
            <text:p>3610</text:p>
          </table:table-cell>
          <table:table-cell office:value-type="float" office:value="3003" calcext:value-type="float">
            <text:p>3003</text:p>
          </table:table-cell>
          <table:table-cell office:value-type="float" office:value="3300" calcext:value-type="float">
            <text:p>3300</text:p>
          </table:table-cell>
          <table:table-cell office:value-type="float" office:value="784" calcext:value-type="float">
            <text:p>784</text:p>
          </table:table-cell>
          <table:table-cell office:value-type="float" office:value="4461" calcext:value-type="float">
            <text:p>4461</text:p>
          </table:table-cell>
          <table:table-cell office:value-type="float" office:value="1420" calcext:value-type="float">
            <text:p>1420</text:p>
          </table:table-cell>
          <table:table-cell office:value-type="float" office:value="1960" calcext:value-type="float">
            <text:p>1960</text:p>
          </table:table-cell>
          <table:table-cell office:value-type="float" office:value="2830" calcext:value-type="float">
            <text:p>2830</text:p>
          </table:table-cell>
          <table:table-cell office:value-type="float" office:value="2331" calcext:value-type="float">
            <text:p>2331</text:p>
          </table:table-cell>
          <table:table-cell office:value-type="float" office:value="460" calcext:value-type="float">
            <text:p>460</text:p>
          </table:table-cell>
          <table:table-cell office:value-type="float" office:value="759" calcext:value-type="float">
            <text:p>759</text:p>
          </table:table-cell>
          <table:table-cell office:value-type="float" office:value="1130" calcext:value-type="float">
            <text:p>1130</text:p>
          </table:table-cell>
          <table:table-cell office:value-type="float" office:value="981" calcext:value-type="float">
            <text:p>981</text:p>
          </table:table-cell>
          <table:table-cell office:value-type="float" office:value="5329" calcext:value-type="float">
            <text:p>5329</text:p>
          </table:table-cell>
          <table:table-cell office:value-type="float" office:value="1717" calcext:value-type="float">
            <text:p>1717</text:p>
          </table:table-cell>
          <table:table-cell office:value-type="float" office:value="1557" calcext:value-type="float">
            <text:p>1557</text:p>
          </table:table-cell>
          <table:table-cell office:value-type="float" office:value="2843" calcext:value-type="float">
            <text:p>2843</text:p>
          </table:table-cell>
          <table:table-cell office:value-type="float" office:value="3600" calcext:value-type="float">
            <text:p>3600</text:p>
          </table:table-cell>
          <table:table-cell office:value-type="float" office:value="3452" calcext:value-type="float">
            <text:p>3452</text:p>
          </table:table-cell>
          <table:table-cell office:value-type="float" office:value="3484" calcext:value-type="float">
            <text:p>3484</text:p>
          </table:table-cell>
          <table:table-cell office:value-type="float" office:value="1362" calcext:value-type="float">
            <text:p>1362</text:p>
          </table:table-cell>
          <table:table-cell office:value-type="float" office:value="2426" calcext:value-type="float">
            <text:p>2426</text:p>
          </table:table-cell>
          <table:table-cell office:value-type="float" office:value="1622" calcext:value-type="float">
            <text:p>1622</text:p>
          </table:table-cell>
          <table:table-cell office:value-type="float" office:value="3623" calcext:value-type="float">
            <text:p>3623</text:p>
          </table:table-cell>
          <table:table-cell office:value-type="float" office:value="70747" calcext:value-type="float">
            <text:p>70747</text:p>
          </table:table-cell>
          <table:table-cell office:value-type="float" office:value="619" calcext:value-type="float">
            <text:p>619</text:p>
          </table:table-cell>
          <table:table-cell office:value-type="float" office:value="409" calcext:value-type="float">
            <text:p>409</text:p>
          </table:table-cell>
          <table:table-cell office:value-type="float" office:value="435" calcext:value-type="float">
            <text:p>435</text:p>
          </table:table-cell>
          <table:table-cell office:value-type="float" office:value="1962" calcext:value-type="float">
            <text:p>1962</text:p>
          </table:table-cell>
          <table:table-cell office:value-type="float" office:value="1402" calcext:value-type="float">
            <text:p>1402</text:p>
          </table:table-cell>
          <table:table-cell office:value-type="float" office:value="2585" calcext:value-type="float">
            <text:p>2585</text:p>
          </table:table-cell>
          <table:table-cell office:value-type="float" office:value="237" calcext:value-type="float">
            <text:p>237</text:p>
          </table:table-cell>
          <table:table-cell office:value-type="float" office:value="1275" calcext:value-type="float">
            <text:p>1275</text:p>
          </table:table-cell>
          <table:table-cell office:value-type="float" office:value="4639" calcext:value-type="float">
            <text:p>4639</text:p>
          </table:table-cell>
          <table:table-cell office:value-type="float" office:value="1270" calcext:value-type="float">
            <text:p>1270</text:p>
          </table:table-cell>
          <table:table-cell office:value-type="float" office:value="2079" calcext:value-type="float">
            <text:p>2079</text:p>
          </table:table-cell>
          <table:table-cell office:value-type="float" office:value="5220" calcext:value-type="float">
            <text:p>5220</text:p>
          </table:table-cell>
          <table:table-cell office:value-type="float" office:value="1036" calcext:value-type="float">
            <text:p>1036</text:p>
          </table:table-cell>
          <table:table-cell office:value-type="float" office:value="594" calcext:value-type="float">
            <text:p>594</text:p>
          </table:table-cell>
          <table:table-cell office:value-type="float" office:value="3874" calcext:value-type="float">
            <text:p>3874</text:p>
          </table:table-cell>
          <table:table-cell office:value-type="float" office:value="4262" calcext:value-type="float">
            <text:p>4262</text:p>
          </table:table-cell>
          <table:table-cell office:value-type="float" office:value="2967" calcext:value-type="float">
            <text:p>2967</text:p>
          </table:table-cell>
          <table:table-cell office:value-type="float" office:value="2607" calcext:value-type="float">
            <text:p>2607</text:p>
          </table:table-cell>
          <table:table-cell office:value-type="float" office:value="1557" calcext:value-type="float">
            <text:p>1557</text:p>
          </table:table-cell>
          <table:table-cell office:value-type="float" office:value="458" calcext:value-type="float">
            <text:p>458</text:p>
          </table:table-cell>
          <table:table-cell office:value-type="float" office:value="4202" calcext:value-type="float">
            <text:p>4202</text:p>
          </table:table-cell>
          <table:table-cell office:value-type="float" office:value="3031" calcext:value-type="float">
            <text:p>3031</text:p>
          </table:table-cell>
          <table:table-cell office:value-type="float" office:value="4542" calcext:value-type="float">
            <text:p>4542</text:p>
          </table:table-cell>
          <table:table-cell office:value-type="float" office:value="1907" calcext:value-type="float">
            <text:p>1907</text:p>
          </table:table-cell>
          <table:table-cell office:value-type="float" office:value="14465" calcext:value-type="float">
            <text:p>14465</text:p>
          </table:table-cell>
          <table:table-cell office:value-type="float" office:value="315" calcext:value-type="float">
            <text:p>315</text:p>
          </table:table-cell>
          <table:table-cell office:value-type="float" office:value="890" calcext:value-type="float">
            <text:p>890</text:p>
          </table:table-cell>
          <table:table-cell office:value-type="float" office:value="652" calcext:value-type="float">
            <text:p>652</text:p>
          </table:table-cell>
          <table:table-cell office:value-type="float" office:value="651" calcext:value-type="float">
            <text:p>651</text:p>
          </table:table-cell>
          <table:table-cell office:value-type="float" office:value="1680" calcext:value-type="float">
            <text:p>1680</text:p>
          </table:table-cell>
          <table:table-cell office:value-type="float" office:value="3843" calcext:value-type="float">
            <text:p>3843</text:p>
          </table:table-cell>
          <table:table-cell office:value-type="float" office:value="3091" calcext:value-type="float">
            <text:p>3091</text:p>
          </table:table-cell>
          <table:table-cell office:value-type="float" office:value="5376" calcext:value-type="float">
            <text:p>5376</text:p>
          </table:table-cell>
          <table:table-cell office:value-type="float" office:value="1954" calcext:value-type="float">
            <text:p>1954</text:p>
          </table:table-cell>
          <table:table-cell office:value-type="float" office:value="16771" calcext:value-type="float">
            <text:p>16771</text:p>
          </table:table-cell>
          <table:table-cell office:value-type="float" office:value="90494" calcext:value-type="float">
            <text:p>90494</text:p>
          </table:table-cell>
          <table:table-cell office:value-type="float" office:value="1824" calcext:value-type="float">
            <text:p>1824</text:p>
          </table:table-cell>
          <table:table-cell office:value-type="float" office:value="2227" calcext:value-type="float">
            <text:p>2227</text:p>
          </table:table-cell>
          <table:table-cell office:value-type="float" office:value="6180" calcext:value-type="float">
            <text:p>6180</text:p>
          </table:table-cell>
          <table:table-cell office:value-type="float" office:value="652" calcext:value-type="float">
            <text:p>652</text:p>
          </table:table-cell>
          <table:table-cell office:value-type="float" office:value="1044" calcext:value-type="float">
            <text:p>1044</text:p>
          </table:table-cell>
          <table:table-cell office:value-type="float" office:value="2331" calcext:value-type="float">
            <text:p>2331</text:p>
          </table:table-cell>
          <table:table-cell office:value-type="float" office:value="1943" calcext:value-type="float">
            <text:p>1943</text:p>
          </table:table-cell>
          <table:table-cell office:value-type="float" office:value="4802" calcext:value-type="float">
            <text:p>4802</text:p>
          </table:table-cell>
          <table:table-cell office:value-type="float" office:value="955" calcext:value-type="float">
            <text:p>955</text:p>
          </table:table-cell>
          <table:table-cell office:value-type="float" office:value="2255" calcext:value-type="float">
            <text:p>2255</text:p>
          </table:table-cell>
          <table:table-cell office:value-type="float" office:value="2268" calcext:value-type="float">
            <text:p>2268</text:p>
          </table:table-cell>
          <table:table-cell office:value-type="float" office:value="1250" calcext:value-type="float">
            <text:p>1250</text:p>
          </table:table-cell>
          <table:table-cell office:value-type="float" office:value="978" calcext:value-type="float">
            <text:p>978</text:p>
          </table:table-cell>
          <table:table-cell office:value-type="float" office:value="1442" calcext:value-type="float">
            <text:p>1442</text:p>
          </table:table-cell>
          <table:table-cell office:value-type="float" office:value="2823" calcext:value-type="float">
            <text:p>2823</text:p>
          </table:table-cell>
          <table:table-cell office:value-type="float" office:value="4807" calcext:value-type="float">
            <text:p>4807</text:p>
          </table:table-cell>
          <table:table-cell office:value-type="float" office:value="3276" calcext:value-type="float">
            <text:p>3276</text:p>
          </table:table-cell>
          <table:table-cell office:value-type="float" office:value="2503" calcext:value-type="float">
            <text:p>2503</text:p>
          </table:table-cell>
          <table:table-cell office:value-type="float" office:value="2847" calcext:value-type="float">
            <text:p>2847</text:p>
          </table:table-cell>
          <table:table-cell office:value-type="float" office:value="3424" calcext:value-type="float">
            <text:p>3424</text:p>
          </table:table-cell>
          <table:table-cell office:value-type="float" office:value="51472" calcext:value-type="float">
            <text:p>51472</text:p>
          </table:table-cell>
          <table:table-cell office:value-type="float" office:value="1423" calcext:value-type="float">
            <text:p>1423</text:p>
          </table:table-cell>
          <table:table-cell office:value-type="float" office:value="2936" calcext:value-type="float">
            <text:p>2936</text:p>
          </table:table-cell>
          <table:table-cell office:value-type="float" office:value="2507" calcext:value-type="float">
            <text:p>2507</text:p>
          </table:table-cell>
          <table:table-cell office:value-type="float" office:value="3778" calcext:value-type="float">
            <text:p>3778</text:p>
          </table:table-cell>
          <table:table-cell office:value-type="float" office:value="3253" calcext:value-type="float">
            <text:p>3253</text:p>
          </table:table-cell>
          <table:table-cell office:value-type="float" office:value="3313" calcext:value-type="float">
            <text:p>3313</text:p>
          </table:table-cell>
          <table:table-cell office:value-type="float" office:value="1920" calcext:value-type="float">
            <text:p>1920</text:p>
          </table:table-cell>
          <table:table-cell office:value-type="float" office:value="2650" calcext:value-type="float">
            <text:p>2650</text:p>
          </table:table-cell>
          <table:table-cell office:value-type="float" office:value="2634" calcext:value-type="float">
            <text:p>2634</text:p>
          </table:table-cell>
          <table:table-cell office:value-type="float" office:value="2466" calcext:value-type="float">
            <text:p>2466</text:p>
          </table:table-cell>
          <table:table-cell office:value-type="float" office:value="1281" calcext:value-type="float">
            <text:p>1281</text:p>
          </table:table-cell>
          <table:table-cell office:value-type="float" office:value="362" calcext:value-type="float">
            <text:p>362</text:p>
          </table:table-cell>
          <table:table-cell office:value-type="float" office:value="3238" calcext:value-type="float">
            <text:p>3238</text:p>
          </table:table-cell>
          <table:table-cell office:value-type="float" office:value="579" calcext:value-type="float">
            <text:p>579</text:p>
          </table:table-cell>
          <table:table-cell office:value-type="float" office:value="3093" calcext:value-type="float">
            <text:p>3093</text:p>
          </table:table-cell>
          <table:table-cell office:value-type="float" office:value="2666" calcext:value-type="float">
            <text:p>2666</text:p>
          </table:table-cell>
          <table:table-cell office:value-type="float" office:value="608" calcext:value-type="float">
            <text:p>608</text:p>
          </table:table-cell>
          <table:table-cell office:value-type="float" office:value="3988" calcext:value-type="float">
            <text:p>3988</text:p>
          </table:table-cell>
          <table:table-cell office:value-type="float" office:value="2442" calcext:value-type="float">
            <text:p>2442</text:p>
          </table:table-cell>
          <table:table-cell office:value-type="float" office:value="939" calcext:value-type="float">
            <text:p>939</text:p>
          </table:table-cell>
          <table:table-cell office:value-type="float" office:value="3815" calcext:value-type="float">
            <text:p>3815</text:p>
          </table:table-cell>
          <table:table-cell office:value-type="float" office:value="3849" calcext:value-type="float">
            <text:p>3849</text:p>
          </table:table-cell>
          <table:table-cell office:value-type="float" office:value="1056" calcext:value-type="float">
            <text:p>1056</text:p>
          </table:table-cell>
          <table:table-cell office:value-type="float" office:value="1300" calcext:value-type="float">
            <text:p>1300</text:p>
          </table:table-cell>
          <table:table-cell office:value-type="float" office:value="572" calcext:value-type="float">
            <text:p>572</text:p>
          </table:table-cell>
          <table:table-cell office:value-type="float" office:value="819" calcext:value-type="float">
            <text:p>819</text:p>
          </table:table-cell>
          <table:table-cell office:value-type="float" office:value="697" calcext:value-type="float">
            <text:p>697</text:p>
          </table:table-cell>
          <table:table-cell office:value-type="float" office:value="1056" calcext:value-type="float">
            <text:p>1056</text:p>
          </table:table-cell>
          <table:table-cell office:value-type="float" office:value="727" calcext:value-type="float">
            <text:p>727</text:p>
          </table:table-cell>
          <table:table-cell office:value-type="float" office:value="306" calcext:value-type="float">
            <text:p>306</text:p>
          </table:table-cell>
          <table:table-cell office:value-type="float" office:value="1228" calcext:value-type="float">
            <text:p>1228</text:p>
          </table:table-cell>
          <table:table-cell office:value-type="float" office:value="1197" calcext:value-type="float">
            <text:p>1197</text:p>
          </table:table-cell>
          <table:table-cell office:value-type="float" office:value="2881" calcext:value-type="float">
            <text:p>2881</text:p>
          </table:table-cell>
          <table:table-cell office:value-type="float" office:value="1192" calcext:value-type="float">
            <text:p>1192</text:p>
          </table:table-cell>
          <table:table-cell office:value-type="float" office:value="1218" calcext:value-type="float">
            <text:p>1218</text:p>
          </table:table-cell>
          <table:table-cell office:value-type="float" office:value="671" calcext:value-type="float">
            <text:p>671</text:p>
          </table:table-cell>
          <table:table-cell office:value-type="float" office:value="1231" calcext:value-type="float">
            <text:p>1231</text:p>
          </table:table-cell>
          <table:table-cell office:value-type="float" office:value="27073" calcext:value-type="float">
            <text:p>27073</text:p>
          </table:table-cell>
          <table:table-cell office:value-type="float" office:value="2316" calcext:value-type="float">
            <text:p>2316</text:p>
          </table:table-cell>
          <table:table-cell office:value-type="float" office:value="399" calcext:value-type="float">
            <text:p>399</text:p>
          </table:table-cell>
          <table:table-cell office:value-type="float" office:value="2122" calcext:value-type="float">
            <text:p>2122</text:p>
          </table:table-cell>
          <table:table-cell office:value-type="float" office:value="946" calcext:value-type="float">
            <text:p>946</text:p>
          </table:table-cell>
          <table:table-cell office:value-type="float" office:value="1511" calcext:value-type="float">
            <text:p>1511</text:p>
          </table:table-cell>
          <table:table-cell office:value-type="float" office:value="966" calcext:value-type="float">
            <text:p>966</text:p>
          </table:table-cell>
          <table:table-cell office:value-type="float" office:value="675" calcext:value-type="float">
            <text:p>675</text:p>
          </table:table-cell>
          <table:table-cell office:value-type="float" office:value="1277" calcext:value-type="float">
            <text:p>1277</text:p>
          </table:table-cell>
          <table:table-cell office:value-type="float" office:value="1046" calcext:value-type="float">
            <text:p>1046</text:p>
          </table:table-cell>
          <table:table-cell office:value-type="float" office:value="1020" calcext:value-type="float">
            <text:p>1020</text:p>
          </table:table-cell>
          <table:table-cell office:value-type="float" office:value="1973" calcext:value-type="float">
            <text:p>1973</text:p>
          </table:table-cell>
          <table:table-cell office:value-type="float" office:value="745" calcext:value-type="float">
            <text:p>745</text:p>
          </table:table-cell>
          <table:table-cell office:value-type="float" office:value="318" calcext:value-type="float">
            <text:p>318</text:p>
          </table:table-cell>
          <table:table-cell office:value-type="float" office:value="477" calcext:value-type="float">
            <text:p>477</text:p>
          </table:table-cell>
          <table:table-cell office:value-type="float" office:value="1104" calcext:value-type="float">
            <text:p>1104</text:p>
          </table:table-cell>
          <table:table-cell office:value-type="float" office:value="368" calcext:value-type="float">
            <text:p>368</text:p>
          </table:table-cell>
          <table:table-cell office:value-type="float" office:value="1811" calcext:value-type="float">
            <text:p>1811</text:p>
          </table:table-cell>
          <table:table-cell office:value-type="float" office:value="849" calcext:value-type="float">
            <text:p>849</text:p>
          </table:table-cell>
          <table:table-cell office:value-type="float" office:value="3050" calcext:value-type="float">
            <text:p>3050</text:p>
          </table:table-cell>
          <table:table-cell office:value-type="float" office:value="429" calcext:value-type="float">
            <text:p>429</text:p>
          </table:table-cell>
          <table:table-cell office:value-type="float" office:value="940" calcext:value-type="float">
            <text:p>940</text:p>
          </table:table-cell>
          <table:table-cell office:value-type="float" office:value="2100" calcext:value-type="float">
            <text:p>2100</text:p>
          </table:table-cell>
          <table:table-cell office:value-type="float" office:value="789" calcext:value-type="float">
            <text:p>789</text:p>
          </table:table-cell>
          <table:table-cell office:value-type="float" office:value="1380" calcext:value-type="float">
            <text:p>1380</text:p>
          </table:table-cell>
          <table:table-cell office:value-type="float" office:value="2066" calcext:value-type="float">
            <text:p>2066</text:p>
          </table:table-cell>
          <table:table-cell office:value-type="float" office:value="95899" calcext:value-type="float">
            <text:p>95899</text:p>
          </table:table-cell>
        </table:table-row>
        <table:table-row table:style-name="ro1">
          <table:table-cell office:value-type="string" calcext:value-type="string">
            <text:p>nb_projects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109" calcext:value-type="float">
            <text:p>109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office:value-type="float" office:value="129" calcext:value-type="float">
            <text:p>129</text:p>
          </table:table-cell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38" calcext:value-type="float">
            <text:p>38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138" calcext:value-type="float">
            <text:p>138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32" calcext:value-type="float">
            <text:p>13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13" calcext:value-type="float">
            <text:p>113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office:value-type="float" office:value="108" calcext:value-type="float">
            <text:p>10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121" calcext:value-type="float">
            <text:p>121</text:p>
          </table:table-cell>
          <table:table-cell office:value-type="float" office:value="51" calcext:value-type="float">
            <text:p>51</text:p>
          </table:table-cell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float" office:value="44" calcext:value-type="float">
            <text:p>44</text:p>
          </table:table-cell>
          <table:table-cell office:value-type="float" office:value="98" calcext:value-type="float">
            <text:p>98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110" calcext:value-type="float">
            <text:p>110</text:p>
          </table:table-cell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float" office:value="107" calcext:value-type="float">
            <text:p>107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60" calcext:value-type="float">
            <text:p>16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1" calcext:value-type="float">
            <text:p>15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budget</text:p>
          </table:table-cell>
          <table:table-cell office:value-type="float" office:value="100" calcext:value-type="float">
            <text:p>100</text:p>
          </table:table-cell>
          <table:table-cell office:value-type="float" office:value="4491605" calcext:value-type="float">
            <text:p>4491605</text:p>
          </table:table-cell>
          <table:table-cell office:value-type="float" office:value="8047458" calcext:value-type="float">
            <text:p>8047458</text:p>
          </table:table-cell>
          <table:table-cell office:value-type="float" office:value="1403626" calcext:value-type="float">
            <text:p>1403626</text:p>
          </table:table-cell>
          <table:table-cell office:value-type="float" office:value="5614506" calcext:value-type="float">
            <text:p>5614506</text:p>
          </table:table-cell>
          <table:table-cell office:value-type="float" office:value="6643832" calcext:value-type="float">
            <text:p>6643832</text:p>
          </table:table-cell>
          <table:table-cell office:value-type="float" office:value="4865905" calcext:value-type="float">
            <text:p>4865905</text:p>
          </table:table-cell>
          <table:table-cell office:value-type="float" office:value="1871502" calcext:value-type="float">
            <text:p>1871502</text:p>
          </table:table-cell>
          <table:table-cell office:value-type="float" office:value="4398029" calcext:value-type="float">
            <text:p>4398029</text:p>
          </table:table-cell>
          <table:table-cell office:value-type="float" office:value="3087978" calcext:value-type="float">
            <text:p>3087978</text:p>
          </table:table-cell>
          <table:table-cell office:value-type="float" office:value="935751" calcext:value-type="float">
            <text:p>935751</text:p>
          </table:table-cell>
          <table:table-cell office:value-type="float" office:value="2245802" calcext:value-type="float">
            <text:p>2245802</text:p>
          </table:table-cell>
          <table:table-cell office:value-type="float" office:value="5240205" calcext:value-type="float">
            <text:p>5240205</text:p>
          </table:table-cell>
          <table:table-cell office:value-type="float" office:value="28072528" calcext:value-type="float">
            <text:p>28072528</text:p>
          </table:table-cell>
          <table:table-cell office:value-type="float" office:value="4304454" calcext:value-type="float">
            <text:p>4304454</text:p>
          </table:table-cell>
          <table:table-cell office:value-type="float" office:value="2807253" calcext:value-type="float">
            <text:p>2807253</text:p>
          </table:table-cell>
          <table:table-cell office:value-type="float" office:value="4585180" calcext:value-type="float">
            <text:p>4585180</text:p>
          </table:table-cell>
          <table:table-cell office:value-type="float" office:value="1590777" calcext:value-type="float">
            <text:p>1590777</text:p>
          </table:table-cell>
          <table:table-cell office:value-type="float" office:value="935751" calcext:value-type="float">
            <text:p>935751</text:p>
          </table:table-cell>
          <table:table-cell office:value-type="float" office:value="2432952" calcext:value-type="float">
            <text:p>2432952</text:p>
          </table:table-cell>
          <table:table-cell office:value-type="float" office:value="5258802" calcext:value-type="float">
            <text:p>5258802</text:p>
          </table:table-cell>
          <table:table-cell office:value-type="float" office:value="1011308" calcext:value-type="float">
            <text:p>1011308</text:p>
          </table:table-cell>
          <table:table-cell office:value-type="float" office:value="2629401" calcext:value-type="float">
            <text:p>2629401</text:p>
          </table:table-cell>
          <table:table-cell office:value-type="float" office:value="4753148" calcext:value-type="float">
            <text:p>4753148</text:p>
          </table:table-cell>
          <table:table-cell office:value-type="float" office:value="1719224" calcext:value-type="float">
            <text:p>1719224</text:p>
          </table:table-cell>
          <table:table-cell office:value-type="float" office:value="4854279" calcext:value-type="float">
            <text:p>4854279</text:p>
          </table:table-cell>
          <table:table-cell office:value-type="float" office:value="5663326" calcext:value-type="float">
            <text:p>5663326</text:p>
          </table:table-cell>
          <table:table-cell office:value-type="float" office:value="2022616" calcext:value-type="float">
            <text:p>2022616</text:p>
          </table:table-cell>
          <table:table-cell office:value-type="float" office:value="30339246" calcext:value-type="float">
            <text:p>30339246</text:p>
          </table:table-cell>
          <table:table-cell office:value-type="float" office:value="1516962" calcext:value-type="float">
            <text:p>1516962</text:p>
          </table:table-cell>
          <table:table-cell office:value-type="float" office:value="2427140" calcext:value-type="float">
            <text:p>2427140</text:p>
          </table:table-cell>
          <table:table-cell office:value-type="float" office:value="7180288" calcext:value-type="float">
            <text:p>7180288</text:p>
          </table:table-cell>
          <table:table-cell office:value-type="float" office:value="1011308" calcext:value-type="float">
            <text:p>1011308</text:p>
          </table:table-cell>
          <table:table-cell office:value-type="float" office:value="6067849" calcext:value-type="float">
            <text:p>6067849</text:p>
          </table:table-cell>
          <table:table-cell office:value-type="float" office:value="4955410" calcext:value-type="float">
            <text:p>4955410</text:p>
          </table:table-cell>
          <table:table-cell office:value-type="float" office:value="4652017" calcext:value-type="float">
            <text:p>4652017</text:p>
          </table:table-cell>
          <table:table-cell office:value-type="float" office:value="3033924" calcext:value-type="float">
            <text:p>3033924</text:p>
          </table:table-cell>
          <table:table-cell office:value-type="float" office:value="8697250" calcext:value-type="float">
            <text:p>8697250</text:p>
          </table:table-cell>
          <table:table-cell office:value-type="float" office:value="3337317" calcext:value-type="float">
            <text:p>333731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7100" calcext:value-type="float">
            <text:p>27100</text:p>
          </table:table-cell>
          <table:table-cell office:value-type="float" office:value="1120000" calcext:value-type="float">
            <text:p>112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527500" calcext:value-type="float">
            <text:p>527500</text:p>
          </table:table-cell>
          <table:table-cell office:value-type="float" office:value="1039053" calcext:value-type="float">
            <text:p>1039053</text:p>
          </table:table-cell>
          <table:table-cell office:value-type="float" office:value="700000" calcext:value-type="float">
            <text:p>700000</text:p>
          </table:table-cell>
          <table:table-cell office:value-type="float" office:value="825000" calcext:value-type="float">
            <text:p>825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373927" calcext:value-type="float">
            <text:p>373927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6444791/20</text:p>
          </table:table-cell>
          <table:table-cell office:value-type="float" office:value="179370" calcext:value-type="float">
            <text:p>179370</text:p>
          </table:table-cell>
          <table:table-cell office:value-type="float" office:value="920000" calcext:value-type="float">
            <text:p>920000</text:p>
          </table:table-cell>
          <table:table-cell office:value-type="float" office:value="850000" calcext:value-type="float">
            <text:p>850000</text:p>
          </table:table-cell>
          <table:table-cell office:value-type="float" office:value="670085" calcext:value-type="float">
            <text:p>670085</text:p>
          </table:table-cell>
          <table:table-cell office:value-type="float" office:value="900000" calcext:value-type="float">
            <text:p>900000</text:p>
          </table:table-cell>
          <table:table-cell office:value-type="float" office:value="1005065" calcext:value-type="float">
            <text:p>1005065</text:p>
          </table:table-cell>
          <table:table-cell office:value-type="string" calcext:value-type="string">
            <text:p>80482879/100</text:p>
          </table:table-cell>
          <table:table-cell office:value-type="float" office:value="125362" calcext:value-type="float">
            <text:p>125362</text:p>
          </table:table-cell>
          <table:table-cell office:value-type="string" calcext:value-type="string">
            <text:p>11433991/100</text:p>
          </table:table-cell>
          <table:table-cell office:value-type="float" office:value="1226744" calcext:value-type="float">
            <text:p>1226744</text:p>
          </table:table-cell>
          <table:table-cell office:value-type="string" calcext:value-type="string">
            <text:p>75732773/10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81561" calcext:value-type="float">
            <text:p>181561</text:p>
          </table:table-cell>
          <table:table-cell office:value-type="float" office:value="381500" calcext:value-type="float">
            <text:p>381500</text:p>
          </table:table-cell>
          <table:table-cell office:value-type="float" office:value="462911" calcext:value-type="float">
            <text:p>462911</text:p>
          </table:table-cell>
          <table:table-cell office:value-type="float" office:value="137672" calcext:value-type="float">
            <text:p>13767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766000" calcext:value-type="float">
            <text:p>766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546512" calcext:value-type="float">
            <text:p>546512</text:p>
          </table:table-cell>
          <table:table-cell office:value-type="float" office:value="527500" calcext:value-type="float">
            <text:p>527500</text:p>
          </table:table-cell>
          <table:table-cell office:value-type="float" office:value="588000" calcext:value-type="float">
            <text:p>588000</text:p>
          </table:table-cell>
          <table:table-cell office:value-type="float" office:value="1320000" calcext:value-type="float">
            <text:p>1320000</text:p>
          </table:table-cell>
          <table:table-cell office:value-type="float" office:value="1323000" calcext:value-type="float">
            <text:p>1323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151250" calcext:value-type="float">
            <text:p>151250</text:p>
          </table:table-cell>
          <table:table-cell office:value-type="float" office:value="400000" calcext:value-type="float">
            <text:p>400000</text:p>
          </table:table-cell>
          <table:table-cell office:value-type="float" office:value="827476" calcext:value-type="float">
            <text:p>827476</text:p>
          </table:table-cell>
          <table:table-cell office:value-type="float" office:value="700000" calcext:value-type="float">
            <text:p>700000</text:p>
          </table:table-cell>
          <table:table-cell office:value-type="string" calcext:value-type="string">
            <text:p>46050603/50</text:p>
          </table:table-cell>
          <table:table-cell office:value-type="float" office:value="1130000" calcext:value-type="float">
            <text:p>1130000</text:p>
          </table:table-cell>
          <table:table-cell office:value-type="float" office:value="686996" calcext:value-type="float">
            <text:p>686996</text:p>
          </table:table-cell>
          <table:table-cell table:number-columns-repeated="2" office:value-type="float" office:value="1700000" calcext:value-type="float">
            <text:p>1700000</text:p>
          </table:table-cell>
          <table:table-cell office:value-type="float" office:value="898387" calcext:value-type="float">
            <text:p>898387</text:p>
          </table:table-cell>
          <table:table-cell office:value-type="float" office:value="600000" calcext:value-type="float">
            <text:p>600000</text:p>
          </table:table-cell>
          <table:table-cell office:value-type="float" office:value="1056186" calcext:value-type="float">
            <text:p>1056186</text:p>
          </table:table-cell>
          <table:table-cell office:value-type="float" office:value="527500" calcext:value-type="float">
            <text:p>527500</text:p>
          </table:table-cell>
          <table:table-cell office:value-type="float" office:value="550560" calcext:value-type="float">
            <text:p>550560</text:p>
          </table:table-cell>
          <table:table-cell office:value-type="float" office:value="850000" calcext:value-type="float">
            <text:p>850000</text:p>
          </table:table-cell>
          <table:table-cell office:value-type="float" office:value="1233000" calcext:value-type="float">
            <text:p>1233000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135502" calcext:value-type="float">
            <text:p>135502</text:p>
          </table:table-cell>
          <table:table-cell office:value-type="float" office:value="400000" calcext:value-type="float">
            <text:p>400000</text:p>
          </table:table-cell>
          <table:table-cell office:value-type="float" office:value="152813" calcext:value-type="float">
            <text:p>152813</text:p>
          </table:table-cell>
          <table:table-cell office:value-type="float" office:value="462000" calcext:value-type="float">
            <text:p>462000</text:p>
          </table:table-cell>
          <table:table-cell office:value-type="float" office:value="920000" calcext:value-type="float">
            <text:p>920000</text:p>
          </table:table-cell>
          <table:table-cell office:value-type="float" office:value="220000" calcext:value-type="float">
            <text:p>220000</text:p>
          </table:table-cell>
          <table:table-cell office:value-type="float" office:value="263750" calcext:value-type="float">
            <text:p>263750</text:p>
          </table:table-cell>
          <table:table-cell office:value-type="float" office:value="310027" calcext:value-type="float">
            <text:p>310027</text:p>
          </table:table-cell>
          <table:table-cell office:value-type="float" office:value="736557" calcext:value-type="float">
            <text:p>736557</text:p>
          </table:table-cell>
          <table:table-cell office:value-type="float" office:value="136447" calcext:value-type="float">
            <text:p>136447</text:p>
          </table:table-cell>
          <table:table-cell office:value-type="float" office:value="550000" calcext:value-type="float">
            <text:p>550000</text:p>
          </table:table-cell>
          <table:table-cell office:value-type="float" office:value="1415000" calcext:value-type="float">
            <text:p>1415000</text:p>
          </table:table-cell>
          <table:table-cell office:value-type="float" office:value="263750" calcext:value-type="float">
            <text:p>263750</text:p>
          </table:table-cell>
          <table:table-cell office:value-type="float" office:value="730000" calcext:value-type="float">
            <text:p>730000</text:p>
          </table:table-cell>
          <table:table-cell office:value-type="float" office:value="120905" calcext:value-type="float">
            <text:p>120905</text:p>
          </table:table-cell>
          <table:table-cell office:value-type="float" office:value="1120000" calcext:value-type="float">
            <text:p>1120000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59000" calcext:value-type="float">
            <text:p>459000</text:p>
          </table:table-cell>
          <table:table-cell office:value-type="float" office:value="1300000" calcext:value-type="float">
            <text:p>1300000</text:p>
          </table:table-cell>
          <table:table-cell office:value-type="string" calcext:value-type="string">
            <text:p>18831737/50</text:p>
          </table:table-cell>
          <table:table-cell office:value-type="float" office:value="900000" calcext:value-type="float">
            <text:p>900000</text:p>
          </table:table-cell>
          <table:table-cell office:value-type="float" office:value="187723" calcext:value-type="float">
            <text:p>187723</text:p>
          </table:table-cell>
          <table:table-cell office:value-type="string" calcext:value-type="string">
            <text:p>4443537/20</text:p>
          </table:table-cell>
          <table:table-cell office:value-type="float" office:value="394076" calcext:value-type="float">
            <text:p>394076</text:p>
          </table:table-cell>
          <table:table-cell office:value-type="float" office:value="161719" calcext:value-type="float">
            <text:p>161719</text:p>
          </table:table-cell>
          <table:table-cell office:value-type="string" calcext:value-type="string">
            <text:p>101994037/100</text:p>
          </table:table-cell>
          <table:table-cell office:value-type="float" office:value="123500" calcext:value-type="float">
            <text:p>123500</text:p>
          </table:table-cell>
          <table:table-cell office:value-type="float" office:value="1226744" calcext:value-type="float">
            <text:p>1226744</text:p>
          </table:table-cell>
          <table:table-cell office:value-type="float" office:value="721000" calcext:value-type="float">
            <text:p>721000</text:p>
          </table:table-cell>
          <table:table-cell office:value-type="float" office:value="4321791" calcext:value-type="float">
            <text:p>4321791</text:p>
          </table:table-cell>
          <table:table-cell office:value-type="float" office:value="336250" calcext:value-type="float">
            <text:p>336250</text:p>
          </table:table-cell>
          <table:table-cell office:value-type="float" office:value="475000" calcext:value-type="float">
            <text:p>475000</text:p>
          </table:table-cell>
          <table:table-cell office:value-type="float" office:value="122468" calcext:value-type="float">
            <text:p>122468</text:p>
          </table:table-cell>
          <table:table-cell office:value-type="float" office:value="374200" calcext:value-type="float">
            <text:p>374200</text:p>
          </table:table-cell>
          <table:table-cell office:value-type="float" office:value="1045538" calcext:value-type="float">
            <text:p>1045538</text:p>
          </table:table-cell>
          <table:table-cell office:value-type="float" office:value="110411" calcext:value-type="float">
            <text:p>110411</text:p>
          </table:table-cell>
          <table:table-cell office:value-type="float" office:value="763500" calcext:value-type="float">
            <text:p>763500</text:p>
          </table:table-cell>
          <table:table-cell office:value-type="float" office:value="3200000" calcext:value-type="float">
            <text:p>3200000</text:p>
          </table:table-cell>
          <table:table-cell office:value-type="string" calcext:value-type="string">
            <text:p>21682941/1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26483" calcext:value-type="float">
            <text:p>426483</text:p>
          </table:table-cell>
          <table:table-cell office:value-type="string" calcext:value-type="string">
            <text:p>77631403/100</text:p>
          </table:table-cell>
          <table:table-cell office:value-type="float" office:value="400000" calcext:value-type="float">
            <text:p>400000</text:p>
          </table:table-cell>
          <table:table-cell office:value-type="string" calcext:value-type="string">
            <text:p>2234147/5</text:p>
          </table:table-cell>
          <table:table-cell office:value-type="float" office:value="600000" calcext:value-type="float">
            <text:p>60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336250" calcext:value-type="float">
            <text:p>336250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98600" calcext:value-type="float">
            <text:p>98600</text:p>
          </table:table-cell>
          <table:table-cell office:value-type="float" office:value="1048158" calcext:value-type="float">
            <text:p>1048158</text:p>
          </table:table-cell>
          <table:table-cell office:value-type="float" office:value="133458" calcext:value-type="float">
            <text:p>133458</text:p>
          </table:table-cell>
          <table:table-cell office:value-type="float" office:value="625320" calcext:value-type="float">
            <text:p>62532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6165" calcext:value-type="float">
            <text:p>136165</text:p>
          </table:table-cell>
          <table:table-cell office:value-type="float" office:value="336250" calcext:value-type="float">
            <text:p>336250</text:p>
          </table:table-cell>
          <table:table-cell office:value-type="float" office:value="128824" calcext:value-type="float">
            <text:p>128824</text:p>
          </table:table-cell>
          <table:table-cell office:value-type="float" office:value="115208" calcext:value-type="float">
            <text:p>115208</text:p>
          </table:table-cell>
          <table:table-cell office:value-type="float" office:value="475000" calcext:value-type="float">
            <text:p>475000</text:p>
          </table:table-cell>
          <table:table-cell office:value-type="float" office:value="505000" calcext:value-type="float">
            <text:p>505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625320" calcext:value-type="float">
            <text:p>625320</text:p>
          </table:table-cell>
          <table:table-cell office:value-type="float" office:value="1227000" calcext:value-type="float">
            <text:p>1227000</text:p>
          </table:table-cell>
          <table:table-cell office:value-type="float" office:value="148884" calcext:value-type="float">
            <text:p>148884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9093372/25</text:p>
          </table:table-cell>
          <table:table-cell office:value-type="float" office:value="1330900" calcext:value-type="float">
            <text:p>1330900</text:p>
          </table:table-cell>
          <table:table-cell office:value-type="float" office:value="725000" calcext:value-type="float">
            <text:p>725000</text:p>
          </table:table-cell>
          <table:table-cell office:value-type="float" office:value="743000" calcext:value-type="float">
            <text:p>743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13800" calcext:value-type="float">
            <text:p>113800</text:p>
          </table:table-cell>
          <table:table-cell office:value-type="float" office:value="827525" calcext:value-type="float">
            <text:p>827525</text:p>
          </table:table-cell>
          <table:table-cell office:value-type="float" office:value="760000" calcext:value-type="float">
            <text:p>760000</text:p>
          </table:table-cell>
          <table:table-cell office:value-type="float" office:value="143007" calcext:value-type="float">
            <text:p>143007</text:p>
          </table:table-cell>
          <table:table-cell office:value-type="float" office:value="475000" calcext:value-type="float">
            <text:p>475000</text:p>
          </table:table-cell>
          <table:table-cell office:value-type="float" office:value="130502" calcext:value-type="float">
            <text:p>130502</text:p>
          </table:table-cell>
          <table:table-cell office:value-type="string" calcext:value-type="string">
            <text:p>14815861/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13592891/25</text:p>
          </table:table-cell>
          <table:table-cell office:value-type="float" office:value="132036" calcext:value-type="float">
            <text:p>132036</text:p>
          </table:table-cell>
          <table:table-cell office:value-type="float" office:value="117063" calcext:value-type="float">
            <text:p>117063</text:p>
          </table:table-cell>
          <table:table-cell office:value-type="float" office:value="862148" calcext:value-type="float">
            <text:p>862148</text:p>
          </table:table-cell>
          <table:table-cell office:value-type="float" office:value="550000" calcext:value-type="float">
            <text:p>550000</text:p>
          </table:table-cell>
          <table:table-cell office:value-type="float" office:value="110180" calcext:value-type="float">
            <text:p>11018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36250" calcext:value-type="float">
            <text:p>336250</text:p>
          </table:table-cell>
          <table:table-cell office:value-type="float" office:value="1058150" calcext:value-type="float">
            <text:p>1058150</text:p>
          </table:table-cell>
          <table:table-cell office:value-type="float" office:value="1900000" calcext:value-type="float">
            <text:p>1900000</text:p>
          </table:table-cell>
          <table:table-cell office:value-type="float" office:value="51195" calcext:value-type="float">
            <text:p>51195</text:p>
          </table:table-cell>
          <table:table-cell office:value-type="float" office:value="1500000" calcext:value-type="float">
            <text:p>1500000</text:p>
          </table:table-cell>
          <table:table-cell office:value-type="string" calcext:value-type="string">
            <text:p>6165977/20</text:p>
          </table:table-cell>
          <table:table-cell office:value-type="float" office:value="124802" calcext:value-type="float">
            <text:p>12480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25320" calcext:value-type="float">
            <text:p>625320</text:p>
          </table:table-cell>
          <table:table-cell office:value-type="float" office:value="886525" calcext:value-type="float">
            <text:p>886525</text:p>
          </table:table-cell>
          <table:table-cell office:value-type="float" office:value="625320" calcext:value-type="float">
            <text:p>62532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096900" calcext:value-type="float">
            <text:p>10969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0000" calcext:value-type="float">
            <text:p>900000</text:p>
          </table:table-cell>
          <table:table-cell office:value-type="string" calcext:value-type="string">
            <text:p>48462269/50</text:p>
          </table:table-cell>
          <table:table-cell office:value-type="float" office:value="309914" calcext:value-type="float">
            <text:p>309914</text:p>
          </table:table-cell>
          <table:table-cell office:value-type="float" office:value="625320" calcext:value-type="float">
            <text:p>625320</text:p>
          </table:table-cell>
          <table:table-cell office:value-type="float" office:value="1152321" calcext:value-type="float">
            <text:p>1152321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1117635" calcext:value-type="float">
            <text:p>1117635</text:p>
          </table:table-cell>
          <table:table-cell office:value-type="float" office:value="694000" calcext:value-type="float">
            <text:p>694000</text:p>
          </table:table-cell>
          <table:table-cell office:value-type="float" office:value="650000" calcext:value-type="float">
            <text:p>65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763500" calcext:value-type="float">
            <text:p>763500</text:p>
          </table:table-cell>
          <table:table-cell office:value-type="float" office:value="815000" calcext:value-type="float">
            <text:p>815000</text:p>
          </table:table-cell>
          <table:table-cell office:value-type="string" calcext:value-type="string">
            <text:p>2563334/25</text:p>
          </table:table-cell>
          <table:table-cell office:value-type="float" office:value="600000" calcext:value-type="float">
            <text:p>600000</text:p>
          </table:table-cell>
          <table:table-cell office:value-type="float" office:value="475000" calcext:value-type="float">
            <text:p>475000</text:p>
          </table:table-cell>
          <table:table-cell office:value-type="float" office:value="2160895" calcext:value-type="float">
            <text:p>2160895</text:p>
          </table:table-cell>
          <table:table-cell office:value-type="float" office:value="3906234" calcext:value-type="float">
            <text:p>3906234</text:p>
          </table:table-cell>
          <table:table-cell office:value-type="float" office:value="2493341" calcext:value-type="float">
            <text:p>2493341</text:p>
          </table:table-cell>
          <table:table-cell office:value-type="float" office:value="5900907" calcext:value-type="float">
            <text:p>5900907</text:p>
          </table:table-cell>
          <table:table-cell office:value-type="float" office:value="4321791" calcext:value-type="float">
            <text:p>4321791</text:p>
          </table:table-cell>
          <table:table-cell office:value-type="float" office:value="831114" calcext:value-type="float">
            <text:p>831114</text:p>
          </table:table-cell>
          <table:table-cell office:value-type="float" office:value="1662227" calcext:value-type="float">
            <text:p>1662227</text:p>
          </table:table-cell>
          <table:table-cell office:value-type="float" office:value="1412893" calcext:value-type="float">
            <text:p>1412893</text:p>
          </table:table-cell>
          <table:table-cell office:value-type="float" office:value="4986682" calcext:value-type="float">
            <text:p>4986682</text:p>
          </table:table-cell>
          <table:table-cell office:value-type="float" office:value="2742675" calcext:value-type="float">
            <text:p>2742675</text:p>
          </table:table-cell>
          <table:table-cell office:value-type="float" office:value="24933409" calcext:value-type="float">
            <text:p>24933409</text:p>
          </table:table-cell>
          <table:table-cell office:value-type="float" office:value="7147577" calcext:value-type="float">
            <text:p>7147577</text:p>
          </table:table-cell>
          <table:table-cell office:value-type="float" office:value="3989345" calcext:value-type="float">
            <text:p>3989345</text:p>
          </table:table-cell>
          <table:table-cell office:value-type="float" office:value="4654236" calcext:value-type="float">
            <text:p>4654236</text:p>
          </table:table-cell>
          <table:table-cell office:value-type="float" office:value="3823123" calcext:value-type="float">
            <text:p>3823123</text:p>
          </table:table-cell>
          <table:table-cell office:value-type="float" office:value="831114" calcext:value-type="float">
            <text:p>831114</text:p>
          </table:table-cell>
          <table:table-cell office:value-type="float" office:value="4072457" calcext:value-type="float">
            <text:p>4072457</text:p>
          </table:table-cell>
          <table:table-cell office:value-type="float" office:value="1994673" calcext:value-type="float">
            <text:p>1994673</text:p>
          </table:table-cell>
          <table:table-cell office:value-type="float" office:value="1246670" calcext:value-type="float">
            <text:p>1246670</text:p>
          </table:table-cell>
          <table:table-cell office:value-type="float" office:value="2637105" calcext:value-type="float">
            <text:p>2637105</text:p>
          </table:table-cell>
          <table:table-cell office:value-type="float" office:value="2028543" calcext:value-type="float">
            <text:p>2028543</text:p>
          </table:table-cell>
          <table:table-cell office:value-type="float" office:value="8722733" calcext:value-type="float">
            <text:p>8722733</text:p>
          </table:table-cell>
          <table:table-cell office:value-type="float" office:value="1521407" calcext:value-type="float">
            <text:p>1521407</text:p>
          </table:table-cell>
          <table:table-cell office:value-type="float" office:value="5274211" calcext:value-type="float">
            <text:p>5274211</text:p>
          </table:table-cell>
          <table:table-cell office:value-type="float" office:value="1014271" calcext:value-type="float">
            <text:p>1014271</text:p>
          </table:table-cell>
          <table:table-cell office:value-type="float" office:value="3347095" calcext:value-type="float">
            <text:p>3347095</text:p>
          </table:table-cell>
          <table:table-cell office:value-type="float" office:value="4665648" calcext:value-type="float">
            <text:p>4665648</text:p>
          </table:table-cell>
          <table:table-cell office:value-type="float" office:value="4969929" calcext:value-type="float">
            <text:p>4969929</text:p>
          </table:table-cell>
          <table:table-cell office:value-type="float" office:value="4767075" calcext:value-type="float">
            <text:p>4767075</text:p>
          </table:table-cell>
          <table:table-cell office:value-type="float" office:value="3042814" calcext:value-type="float">
            <text:p>3042814</text:p>
          </table:table-cell>
          <table:table-cell office:value-type="float" office:value="1014271" calcext:value-type="float">
            <text:p>1014271</text:p>
          </table:table-cell>
          <table:table-cell office:value-type="float" office:value="1724261" calcext:value-type="float">
            <text:p>1724261</text:p>
          </table:table-cell>
          <table:table-cell office:value-type="float" office:value="2434251" calcext:value-type="float">
            <text:p>2434251</text:p>
          </table:table-cell>
          <table:table-cell office:value-type="float" office:value="6085628" calcext:value-type="float">
            <text:p>6085628</text:p>
          </table:table-cell>
          <table:table-cell office:value-type="float" office:value="30428140" calcext:value-type="float">
            <text:p>30428140</text:p>
          </table:table-cell>
          <table:table-cell office:value-type="float" office:value="7201326" calcext:value-type="float">
            <text:p>7201326</text:p>
          </table:table-cell>
          <table:table-cell office:value-type="float" office:value="5679919" calcext:value-type="float">
            <text:p>5679919</text:p>
          </table:table-cell>
          <table:table-cell office:value-type="float" office:value="4868502" calcext:value-type="float">
            <text:p>4868502</text:p>
          </table:table-cell>
          <table:table-cell office:value-type="float" office:value="1246670" calcext:value-type="float">
            <text:p>1246670</text:p>
          </table:table-cell>
          <table:table-cell office:value-type="float" office:value="1994673" calcext:value-type="float">
            <text:p>1994673</text:p>
          </table:table-cell>
          <table:table-cell office:value-type="float" office:value="831114" calcext:value-type="float">
            <text:p>831114</text:p>
          </table:table-cell>
          <table:table-cell office:value-type="float" office:value="5900907" calcext:value-type="float">
            <text:p>5900907</text:p>
          </table:table-cell>
          <table:table-cell office:value-type="float" office:value="831114" calcext:value-type="float">
            <text:p>831114</text:p>
          </table:table-cell>
          <table:table-cell office:value-type="float" office:value="2742675" calcext:value-type="float">
            <text:p>2742675</text:p>
          </table:table-cell>
          <table:table-cell office:value-type="float" office:value="2493341" calcext:value-type="float">
            <text:p>2493341</text:p>
          </table:table-cell>
          <table:table-cell office:value-type="float" office:value="4986682" calcext:value-type="float">
            <text:p>4986682</text:p>
          </table:table-cell>
          <table:table-cell office:value-type="float" office:value="1662227" calcext:value-type="float">
            <text:p>1662227</text:p>
          </table:table-cell>
          <table:table-cell office:value-type="float" office:value="7147577" calcext:value-type="float">
            <text:p>7147577</text:p>
          </table:table-cell>
          <table:table-cell office:value-type="float" office:value="2160895" calcext:value-type="float">
            <text:p>2160895</text:p>
          </table:table-cell>
          <table:table-cell office:value-type="float" office:value="3989345" calcext:value-type="float">
            <text:p>3989345</text:p>
          </table:table-cell>
          <table:table-cell office:value-type="float" office:value="3906234" calcext:value-type="float">
            <text:p>3906234</text:p>
          </table:table-cell>
          <table:table-cell office:value-type="float" office:value="1412893" calcext:value-type="float">
            <text:p>1412893</text:p>
          </table:table-cell>
          <table:table-cell office:value-type="float" office:value="4072457" calcext:value-type="float">
            <text:p>4072457</text:p>
          </table:table-cell>
          <table:table-cell office:value-type="float" office:value="4654236" calcext:value-type="float">
            <text:p>4654236</text:p>
          </table:table-cell>
          <table:table-cell office:value-type="float" office:value="3823123" calcext:value-type="float">
            <text:p>3823123</text:p>
          </table:table-cell>
          <table:table-cell office:value-type="float" office:value="1310000" calcext:value-type="float">
            <text:p>1310000</text:p>
          </table:table-cell>
          <table:table-cell office:value-type="float" office:value="1050000" calcext:value-type="float">
            <text:p>1050000</text:p>
          </table:table-cell>
          <table:table-cell office:value-type="float" office:value="1820000" calcext:value-type="float">
            <text:p>1820000</text:p>
          </table:table-cell>
          <table:table-cell table:number-columns-repeated="2" office:value-type="float" office:value="2030000" calcext:value-type="float">
            <text:p>2030000</text:p>
          </table:table-cell>
          <table:table-cell office:value-type="float" office:value="1760000" calcext:value-type="float">
            <text:p>176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1640000" calcext:value-type="float">
            <text:p>1640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2100000" calcext:value-type="float">
            <text:p>210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280330" calcext:value-type="float">
            <text:p>280330</text:p>
          </table:table-cell>
          <table:table-cell office:value-type="string" calcext:value-type="string">
            <text:p>1655677/2</text:p>
          </table:table-cell>
          <table:table-cell office:value-type="string" calcext:value-type="string">
            <text:p>2654141/25</text:p>
          </table:table-cell>
          <table:table-cell office:value-type="float" office:value="125794" calcext:value-type="float">
            <text:p>125794</text:p>
          </table:table-cell>
          <table:table-cell office:value-type="float" office:value="521100" calcext:value-type="float">
            <text:p>521100</text:p>
          </table:table-cell>
          <table:table-cell office:value-type="float" office:value="116735" calcext:value-type="float">
            <text:p>11673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19250988/25</text:p>
          </table:table-cell>
          <table:table-cell office:value-type="float" office:value="1120000" calcext:value-type="float">
            <text:p>1120000</text:p>
          </table:table-cell>
          <table:table-cell office:value-type="float" office:value="124744" calcext:value-type="float">
            <text:p>124744</text:p>
          </table:table-cell>
          <table:table-cell office:value-type="float" office:value="583109" calcext:value-type="float">
            <text:p>583109</text:p>
          </table:table-cell>
          <table:table-cell office:value-type="float" office:value="850340" calcext:value-type="float">
            <text:p>850340</text:p>
          </table:table-cell>
          <table:table-cell office:value-type="float" office:value="820000" calcext:value-type="float">
            <text:p>82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881160" calcext:value-type="float">
            <text:p>881160</text:p>
          </table:table-cell>
          <table:table-cell office:value-type="string" calcext:value-type="string">
            <text:p>1071932/5</text:p>
          </table:table-cell>
          <table:table-cell office:value-type="float" office:value="1846775" calcext:value-type="float">
            <text:p>1846775</text:p>
          </table:table-cell>
          <table:table-cell office:value-type="float" office:value="156239" calcext:value-type="float">
            <text:p>156239</text:p>
          </table:table-cell>
          <table:table-cell office:value-type="float" office:value="148188" calcext:value-type="float">
            <text:p>148188</text:p>
          </table:table-cell>
          <table:table-cell office:value-type="float" office:value="791850" calcext:value-type="float">
            <text:p>791850</text:p>
          </table:table-cell>
          <table:table-cell office:value-type="string" calcext:value-type="string">
            <text:p>18719316/25</text:p>
          </table:table-cell>
          <table:table-cell office:value-type="float" office:value="710000" calcext:value-type="float">
            <text:p>710000</text:p>
          </table:table-cell>
          <table:table-cell office:value-type="float" office:value="521100" calcext:value-type="float">
            <text:p>521100</text:p>
          </table:table-cell>
          <table:table-cell office:value-type="float" office:value="616000" calcext:value-type="float">
            <text:p>616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372500" calcext:value-type="float">
            <text:p>372500</text:p>
          </table:table-cell>
          <table:table-cell office:value-type="float" office:value="141968" calcext:value-type="float">
            <text:p>141968</text:p>
          </table:table-cell>
          <table:table-cell office:value-type="float" office:value="805637" calcext:value-type="float">
            <text:p>80563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72500" calcext:value-type="float">
            <text:p>372500</text:p>
          </table:table-cell>
          <table:table-cell office:value-type="string" calcext:value-type="string">
            <text:p>54105709/1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11464" calcext:value-type="float">
            <text:p>1011464</text:p>
          </table:table-cell>
          <table:table-cell office:value-type="float" office:value="650000" calcext:value-type="float">
            <text:p>650000</text:p>
          </table:table-cell>
          <table:table-cell office:value-type="float" office:value="136877" calcext:value-type="float">
            <text:p>136877</text:p>
          </table:table-cell>
          <table:table-cell office:value-type="float" office:value="487500" calcext:value-type="float">
            <text:p>487500</text:p>
          </table:table-cell>
          <table:table-cell office:value-type="float" office:value="521100" calcext:value-type="float">
            <text:p>52110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553670" calcext:value-type="float">
            <text:p>553670</text:p>
          </table:table-cell>
          <table:table-cell office:value-type="string" calcext:value-type="string">
            <text:p>1655677/2</text:p>
          </table:table-cell>
          <table:table-cell office:value-type="float" office:value="1070000" calcext:value-type="float">
            <text:p>107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1037382" calcext:value-type="float">
            <text:p>1037382</text:p>
          </table:table-cell>
          <table:table-cell office:value-type="string" calcext:value-type="string">
            <text:p>1808389/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1064" calcext:value-type="float">
            <text:p>21064</text:p>
          </table:table-cell>
          <table:table-cell office:value-type="float" office:value="162175" calcext:value-type="float">
            <text:p>162175</text:p>
          </table:table-cell>
          <table:table-cell office:value-type="float" office:value="162345" calcext:value-type="float">
            <text:p>162345</text:p>
          </table:table-cell>
          <table:table-cell office:value-type="float" office:value="156573" calcext:value-type="float">
            <text:p>156573</text:p>
          </table:table-cell>
          <table:table-cell office:value-type="float" office:value="327724" calcext:value-type="float">
            <text:p>327724</text:p>
          </table:table-cell>
          <table:table-cell office:value-type="float" office:value="700000" calcext:value-type="float">
            <text:p>700000</text:p>
          </table:table-cell>
          <table:table-cell office:value-type="float" office:value="123927" calcext:value-type="float">
            <text:p>123927</text:p>
          </table:table-cell>
          <table:table-cell office:value-type="float" office:value="200000" calcext:value-type="float">
            <text:p>20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487500" calcext:value-type="float">
            <text:p>487500</text:p>
          </table:table-cell>
          <table:table-cell office:value-type="float" office:value="2700000" calcext:value-type="float">
            <text:p>2700000</text:p>
          </table:table-cell>
          <table:table-cell office:value-type="float" office:value="487500" calcext:value-type="float">
            <text:p>48750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920000" calcext:value-type="float">
            <text:p>920000</text:p>
          </table:table-cell>
          <table:table-cell table:number-columns-repeated="2" office:value-type="float" office:value="372500" calcext:value-type="float">
            <text:p>372500</text:p>
          </table:table-cell>
          <table:table-cell office:value-type="float" office:value="459900" calcext:value-type="float">
            <text:p>459900</text:p>
          </table:table-cell>
          <table:table-cell office:value-type="string" calcext:value-type="string">
            <text:p>2942465/4</text:p>
          </table:table-cell>
          <table:table-cell office:value-type="float" office:value="521100" calcext:value-type="float">
            <text:p>521100</text:p>
          </table:table-cell>
          <table:table-cell office:value-type="float" office:value="1535183" calcext:value-type="float">
            <text:p>1535183</text:p>
          </table:table-cell>
          <table:table-cell office:value-type="float" office:value="920000" calcext:value-type="float">
            <text:p>9200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24316976/25</text:p>
          </table:table-cell>
          <table:table-cell office:value-type="float" office:value="1091081" calcext:value-type="float">
            <text:p>1091081</text:p>
          </table:table-cell>
          <table:table-cell office:value-type="float" office:value="487500" calcext:value-type="float">
            <text:p>487500</text:p>
          </table:table-cell>
          <table:table-cell office:value-type="string" calcext:value-type="string">
            <text:p>15407563/50</text:p>
          </table:table-cell>
          <table:table-cell office:value-type="float" office:value="406430" calcext:value-type="float">
            <text:p>406430</text:p>
          </table:table-cell>
          <table:table-cell office:value-type="float" office:value="354466" calcext:value-type="float">
            <text:p>35446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08000" calcext:value-type="float">
            <text:p>1108000</text:p>
          </table:table-cell>
          <table:table-cell office:value-type="float" office:value="936760" calcext:value-type="float">
            <text:p>936760</text:p>
          </table:table-cell>
          <table:table-cell office:value-type="float" office:value="639560" calcext:value-type="float">
            <text:p>639560</text:p>
          </table:table-cell>
          <table:table-cell office:value-type="float" office:value="1120000" calcext:value-type="float">
            <text:p>1120000</text:p>
          </table:table-cell>
          <table:table-cell office:value-type="float" office:value="754436" calcext:value-type="float">
            <text:p>754436</text:p>
          </table:table-cell>
          <table:table-cell office:value-type="float" office:value="450087" calcext:value-type="float">
            <text:p>450087</text:p>
          </table:table-cell>
          <table:table-cell office:value-type="float" office:value="126341" calcext:value-type="float">
            <text:p>126341</text:p>
          </table:table-cell>
          <table:table-cell office:value-type="float" office:value="900000" calcext:value-type="float">
            <text:p>900000</text:p>
          </table:table-cell>
          <table:table-cell office:value-type="float" office:value="550000" calcext:value-type="float">
            <text:p>55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026000" calcext:value-type="float">
            <text:p>1026000</text:p>
          </table:table-cell>
          <table:table-cell office:value-type="float" office:value="117431" calcext:value-type="float">
            <text:p>11743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21100" calcext:value-type="float">
            <text:p>521100</text:p>
          </table:table-cell>
          <table:table-cell office:value-type="float" office:value="265900" calcext:value-type="float">
            <text:p>265900</text:p>
          </table:table-cell>
          <table:table-cell office:value-type="float" office:value="227800" calcext:value-type="float">
            <text:p>22780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200000" calcext:value-type="float">
            <text:p>200000</text:p>
          </table:table-cell>
          <table:table-cell office:value-type="float" office:value="155000" calcext:value-type="float">
            <text:p>155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256769" calcext:value-type="float">
            <text:p>256769</text:p>
          </table:table-cell>
          <table:table-cell table:number-columns-repeated="2" office:value-type="float" office:value="300000" calcext:value-type="float">
            <text:p>30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215000" calcext:value-type="float">
            <text:p>215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262474" calcext:value-type="float">
            <text:p>262474</text:p>
          </table:table-cell>
          <table:table-cell office:value-type="float" office:value="450000" calcext:value-type="float">
            <text:p>45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240000" calcext:value-type="float">
            <text:p>24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300000" calcext:value-type="float">
            <text:p>3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50000" calcext:value-type="float">
            <text:p>250000</text:p>
          </table:table-cell>
          <table:table-cell table:number-columns-repeated="2" office:value-type="float" office:value="30000" calcext:value-type="float">
            <text:p>30000</text:p>
          </table:table-cell>
          <table:table-cell office:value-type="float" office:value="254200" calcext:value-type="float">
            <text:p>254200</text:p>
          </table:table-cell>
          <table:table-cell table:number-columns-repeated="2" office:value-type="float" office:value="250000" calcext:value-type="float">
            <text:p>2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55000" calcext:value-type="float">
            <text:p>255000</text:p>
          </table:table-cell>
          <table:table-cell office:value-type="float" office:value="154000" calcext:value-type="float">
            <text:p>154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55000" calcext:value-type="float">
            <text:p>15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320068" calcext:value-type="float">
            <text:p>3200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5000" calcext:value-type="float">
            <text:p>155000</text:p>
          </table:table-cell>
          <table:table-cell office:value-type="float" office:value="163000" calcext:value-type="float">
            <text:p>163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550000" calcext:value-type="float">
            <text:p>550000</text:p>
          </table:table-cell>
          <table:table-cell office:value-type="float" office:value="537000" calcext:value-type="float">
            <text:p>537000</text:p>
          </table:table-cell>
          <table:table-cell office:value-type="float" office:value="491000" calcext:value-type="float">
            <text:p>491000</text:p>
          </table:table-cell>
          <table:table-cell office:value-type="float" office:value="714000" calcext:value-type="float">
            <text:p>714000</text:p>
          </table:table-cell>
          <table:table-cell office:value-type="float" office:value="411000" calcext:value-type="float">
            <text:p>411000</text:p>
          </table:table-cell>
          <table:table-cell office:value-type="float" office:value="621000" calcext:value-type="float">
            <text:p>621000</text:p>
          </table:table-cell>
          <table:table-cell office:value-type="float" office:value="1002000" calcext:value-type="float">
            <text:p>1002000</text:p>
          </table:table-cell>
          <table:table-cell office:value-type="float" office:value="646000" calcext:value-type="float">
            <text:p>646000</text:p>
          </table:table-cell>
          <table:table-cell office:value-type="float" office:value="717000" calcext:value-type="float">
            <text:p>717000</text:p>
          </table:table-cell>
          <table:table-cell office:value-type="float" office:value="774000" calcext:value-type="float">
            <text:p>774000</text:p>
          </table:table-cell>
          <table:table-cell office:value-type="float" office:value="414000" calcext:value-type="float">
            <text:p>414000</text:p>
          </table:table-cell>
          <table:table-cell office:value-type="float" office:value="753000" calcext:value-type="float">
            <text:p>753000</text:p>
          </table:table-cell>
          <table:table-cell office:value-type="float" office:value="648000" calcext:value-type="float">
            <text:p>648000</text:p>
          </table:table-cell>
          <table:table-cell office:value-type="float" office:value="533000" calcext:value-type="float">
            <text:p>533000</text:p>
          </table:table-cell>
          <table:table-cell office:value-type="float" office:value="817000" calcext:value-type="float">
            <text:p>817000</text:p>
          </table:table-cell>
          <table:table-cell office:value-type="float" office:value="486000" calcext:value-type="float">
            <text:p>486000</text:p>
          </table:table-cell>
          <table:table-cell office:value-type="float" office:value="433000" calcext:value-type="float">
            <text:p>433000</text:p>
          </table:table-cell>
          <table:table-cell office:value-type="float" office:value="538000" calcext:value-type="float">
            <text:p>538000</text:p>
          </table:table-cell>
          <table:table-cell office:value-type="float" office:value="438000" calcext:value-type="float">
            <text:p>438000</text:p>
          </table:table-cell>
          <table:table-cell office:value-type="float" office:value="416000" calcext:value-type="float">
            <text:p>416000</text:p>
          </table:table-cell>
          <table:table-cell office:value-type="float" office:value="993000" calcext:value-type="float">
            <text:p>993000</text:p>
          </table:table-cell>
          <table:table-cell office:value-type="float" office:value="446000" calcext:value-type="float">
            <text:p>446000</text:p>
          </table:table-cell>
          <table:table-cell office:value-type="float" office:value="465000" calcext:value-type="float">
            <text:p>465000</text:p>
          </table:table-cell>
          <table:table-cell office:value-type="float" office:value="615000" calcext:value-type="float">
            <text:p>615000</text:p>
          </table:table-cell>
          <table:table-cell office:value-type="float" office:value="470000" calcext:value-type="float">
            <text:p>470000</text:p>
          </table:table-cell>
          <table:table-cell office:value-type="float" office:value="497000" calcext:value-type="float">
            <text:p>497000</text:p>
          </table:table-cell>
          <table:table-cell office:value-type="float" office:value="691000" calcext:value-type="float">
            <text:p>691000</text:p>
          </table:table-cell>
          <table:table-cell office:value-type="float" office:value="428000" calcext:value-type="float">
            <text:p>428000</text:p>
          </table:table-cell>
          <table:table-cell office:value-type="float" office:value="694000" calcext:value-type="float">
            <text:p>694000</text:p>
          </table:table-cell>
          <table:table-cell office:value-type="float" office:value="425000" calcext:value-type="float">
            <text:p>425000</text:p>
          </table:table-cell>
          <table:table-cell office:value-type="float" office:value="838000" calcext:value-type="float">
            <text:p>838000</text:p>
          </table:table-cell>
          <table:table-cell office:value-type="float" office:value="7605325" calcext:value-type="float">
            <text:p>7605325</text:p>
          </table:table-cell>
          <table:table-cell office:value-type="float" office:value="422000" calcext:value-type="float">
            <text:p>422000</text:p>
          </table:table-cell>
          <table:table-cell office:value-type="float" office:value="415000" calcext:value-type="float">
            <text:p>415000</text:p>
          </table:table-cell>
          <table:table-cell office:value-type="float" office:value="414000" calcext:value-type="float">
            <text:p>414000</text:p>
          </table:table-cell>
          <table:table-cell office:value-type="float" office:value="567000" calcext:value-type="float">
            <text:p>567000</text:p>
          </table:table-cell>
          <table:table-cell office:value-type="float" office:value="572000" calcext:value-type="float">
            <text:p>572000</text:p>
          </table:table-cell>
          <table:table-cell office:value-type="float" office:value="554000" calcext:value-type="float">
            <text:p>554000</text:p>
          </table:table-cell>
          <table:table-cell office:value-type="float" office:value="411000" calcext:value-type="float">
            <text:p>411000</text:p>
          </table:table-cell>
          <table:table-cell office:value-type="float" office:value="627000" calcext:value-type="float">
            <text:p>627000</text:p>
          </table:table-cell>
          <table:table-cell office:value-type="float" office:value="897000" calcext:value-type="float">
            <text:p>897000</text:p>
          </table:table-cell>
          <table:table-cell office:value-type="float" office:value="478000" calcext:value-type="float">
            <text:p>478000</text:p>
          </table:table-cell>
          <table:table-cell office:value-type="float" office:value="552000" calcext:value-type="float">
            <text:p>552000</text:p>
          </table:table-cell>
          <table:table-cell office:value-type="float" office:value="768000" calcext:value-type="float">
            <text:p>768000</text:p>
          </table:table-cell>
          <table:table-cell office:value-type="float" office:value="447000" calcext:value-type="float">
            <text:p>447000</text:p>
          </table:table-cell>
          <table:table-cell office:value-type="float" office:value="413000" calcext:value-type="float">
            <text:p>413000</text:p>
          </table:table-cell>
          <table:table-cell office:value-type="float" office:value="819000" calcext:value-type="float">
            <text:p>819000</text:p>
          </table:table-cell>
          <table:table-cell office:value-type="float" office:value="567000" calcext:value-type="float">
            <text:p>567000</text:p>
          </table:table-cell>
          <table:table-cell office:value-type="float" office:value="753000" calcext:value-type="float">
            <text:p>753000</text:p>
          </table:table-cell>
          <table:table-cell office:value-type="float" office:value="482000" calcext:value-type="float">
            <text:p>482000</text:p>
          </table:table-cell>
          <table:table-cell office:value-type="float" office:value="459000" calcext:value-type="float">
            <text:p>459000</text:p>
          </table:table-cell>
          <table:table-cell office:value-type="float" office:value="421000" calcext:value-type="float">
            <text:p>421000</text:p>
          </table:table-cell>
          <table:table-cell office:value-type="float" office:value="941000" calcext:value-type="float">
            <text:p>941000</text:p>
          </table:table-cell>
          <table:table-cell office:value-type="float" office:value="720000" calcext:value-type="float">
            <text:p>720000</text:p>
          </table:table-cell>
          <table:table-cell office:value-type="float" office:value="856000" calcext:value-type="float">
            <text:p>856000</text:p>
          </table:table-cell>
          <table:table-cell office:value-type="float" office:value="453000" calcext:value-type="float">
            <text:p>453000</text:p>
          </table:table-cell>
          <table:table-cell office:value-type="float" office:value="474000" calcext:value-type="float">
            <text:p>474000</text:p>
          </table:table-cell>
          <table:table-cell office:value-type="float" office:value="411000" calcext:value-type="float">
            <text:p>411000</text:p>
          </table:table-cell>
          <table:table-cell office:value-type="float" office:value="425000" calcext:value-type="float">
            <text:p>425000</text:p>
          </table:table-cell>
          <table:table-cell office:value-type="float" office:value="416000" calcext:value-type="float">
            <text:p>416000</text:p>
          </table:table-cell>
          <table:table-cell office:value-type="float" office:value="420000" calcext:value-type="float">
            <text:p>420000</text:p>
          </table:table-cell>
          <table:table-cell office:value-type="float" office:value="513000" calcext:value-type="float">
            <text:p>513000</text:p>
          </table:table-cell>
          <table:table-cell office:value-type="float" office:value="683000" calcext:value-type="float">
            <text:p>683000</text:p>
          </table:table-cell>
          <table:table-cell office:value-type="float" office:value="519000" calcext:value-type="float">
            <text:p>519000</text:p>
          </table:table-cell>
          <table:table-cell office:value-type="float" office:value="655000" calcext:value-type="float">
            <text:p>655000</text:p>
          </table:table-cell>
          <table:table-cell office:value-type="float" office:value="512000" calcext:value-type="float">
            <text:p>512000</text:p>
          </table:table-cell>
          <table:table-cell office:value-type="float" office:value="826000" calcext:value-type="float">
            <text:p>826000</text:p>
          </table:table-cell>
          <table:table-cell office:value-type="float" office:value="6112868" calcext:value-type="float">
            <text:p>6112868</text:p>
          </table:table-cell>
          <table:table-cell office:value-type="float" office:value="496000" calcext:value-type="float">
            <text:p>496000</text:p>
          </table:table-cell>
          <table:table-cell office:value-type="float" office:value="457000" calcext:value-type="float">
            <text:p>457000</text:p>
          </table:table-cell>
          <table:table-cell office:value-type="float" office:value="963000" calcext:value-type="float">
            <text:p>963000</text:p>
          </table:table-cell>
          <table:table-cell office:value-type="float" office:value="446000" calcext:value-type="float">
            <text:p>446000</text:p>
          </table:table-cell>
          <table:table-cell office:value-type="float" office:value="461000" calcext:value-type="float">
            <text:p>461000</text:p>
          </table:table-cell>
          <table:table-cell office:value-type="float" office:value="568000" calcext:value-type="float">
            <text:p>568000</text:p>
          </table:table-cell>
          <table:table-cell office:value-type="float" office:value="539000" calcext:value-type="float">
            <text:p>539000</text:p>
          </table:table-cell>
          <table:table-cell office:value-type="float" office:value="868000" calcext:value-type="float">
            <text:p>868000</text:p>
          </table:table-cell>
          <table:table-cell office:value-type="float" office:value="417000" calcext:value-type="float">
            <text:p>417000</text:p>
          </table:table-cell>
          <table:table-cell office:value-type="float" office:value="492000" calcext:value-type="float">
            <text:p>492000</text:p>
          </table:table-cell>
          <table:table-cell office:value-type="float" office:value="664000" calcext:value-type="float">
            <text:p>664000</text:p>
          </table:table-cell>
          <table:table-cell office:value-type="float" office:value="422000" calcext:value-type="float">
            <text:p>422000</text:p>
          </table:table-cell>
          <table:table-cell office:value-type="float" office:value="420000" calcext:value-type="float">
            <text:p>420000</text:p>
          </table:table-cell>
          <table:table-cell office:value-type="float" office:value="434000" calcext:value-type="float">
            <text:p>434000</text:p>
          </table:table-cell>
          <table:table-cell office:value-type="float" office:value="620000" calcext:value-type="float">
            <text:p>620000</text:p>
          </table:table-cell>
          <table:table-cell office:value-type="float" office:value="739000" calcext:value-type="float">
            <text:p>739000</text:p>
          </table:table-cell>
          <table:table-cell office:value-type="float" office:value="727000" calcext:value-type="float">
            <text:p>727000</text:p>
          </table:table-cell>
          <table:table-cell office:value-type="float" office:value="607000" calcext:value-type="float">
            <text:p>607000</text:p>
          </table:table-cell>
          <table:table-cell office:value-type="float" office:value="657000" calcext:value-type="float">
            <text:p>657000</text:p>
          </table:table-cell>
          <table:table-cell office:value-type="float" office:value="742000" calcext:value-type="float">
            <text:p>742000</text:p>
          </table:table-cell>
          <table:table-cell office:value-type="float" office:value="5715627" calcext:value-type="float">
            <text:p>5715627</text:p>
          </table:table-cell>
          <table:table-cell office:value-type="float" office:value="526000" calcext:value-type="float">
            <text:p>526000</text:p>
          </table:table-cell>
          <table:table-cell office:value-type="float" office:value="588000" calcext:value-type="float">
            <text:p>588000</text:p>
          </table:table-cell>
          <table:table-cell office:value-type="float" office:value="598000" calcext:value-type="float">
            <text:p>598000</text:p>
          </table:table-cell>
          <table:table-cell office:value-type="float" office:value="847000" calcext:value-type="float">
            <text:p>847000</text:p>
          </table:table-cell>
          <table:table-cell office:value-type="float" office:value="499000" calcext:value-type="float">
            <text:p>499000</text:p>
          </table:table-cell>
          <table:table-cell office:value-type="float" office:value="569000" calcext:value-type="float">
            <text:p>569000</text:p>
          </table:table-cell>
          <table:table-cell office:value-type="float" office:value="743000" calcext:value-type="float">
            <text:p>743000</text:p>
          </table:table-cell>
          <table:table-cell office:value-type="float" office:value="605000" calcext:value-type="float">
            <text:p>605000</text:p>
          </table:table-cell>
          <table:table-cell office:value-type="float" office:value="561000" calcext:value-type="float">
            <text:p>561000</text:p>
          </table:table-cell>
          <table:table-cell office:value-type="float" office:value="657000" calcext:value-type="float">
            <text:p>657000</text:p>
          </table:table-cell>
          <table:table-cell office:value-type="float" office:value="432000" calcext:value-type="float">
            <text:p>432000</text:p>
          </table:table-cell>
          <table:table-cell office:value-type="float" office:value="419000" calcext:value-type="float">
            <text:p>419000</text:p>
          </table:table-cell>
          <table:table-cell office:value-type="float" office:value="675000" calcext:value-type="float">
            <text:p>675000</text:p>
          </table:table-cell>
          <table:table-cell office:value-type="float" office:value="414000" calcext:value-type="float">
            <text:p>414000</text:p>
          </table:table-cell>
          <table:table-cell office:value-type="float" office:value="677000" calcext:value-type="float">
            <text:p>677000</text:p>
          </table:table-cell>
          <table:table-cell office:value-type="float" office:value="558000" calcext:value-type="float">
            <text:p>558000</text:p>
          </table:table-cell>
          <table:table-cell office:value-type="float" office:value="409000" calcext:value-type="float">
            <text:p>409000</text:p>
          </table:table-cell>
          <table:table-cell office:value-type="float" office:value="805000" calcext:value-type="float">
            <text:p>805000</text:p>
          </table:table-cell>
          <table:table-cell office:value-type="float" office:value="851000" calcext:value-type="float">
            <text:p>851000</text:p>
          </table:table-cell>
          <table:table-cell office:value-type="float" office:value="484000" calcext:value-type="float">
            <text:p>484000</text:p>
          </table:table-cell>
          <table:table-cell office:value-type="float" office:value="76850" calcext:value-type="float">
            <text:p>76850</text:p>
          </table:table-cell>
          <table:table-cell office:value-type="float" office:value="691650" calcext:value-type="float">
            <text:p>691650</text:p>
          </table:table-cell>
          <table:table-cell office:value-type="float" office:value="31930" calcext:value-type="float">
            <text:p>31930</text:p>
          </table:table-cell>
          <table:table-cell office:value-type="float" office:value="35230" calcext:value-type="float">
            <text:p>35230</text:p>
          </table:table-cell>
          <table:table-cell office:value-type="float" office:value="49790" calcext:value-type="float">
            <text:p>49790</text:p>
          </table:table-cell>
          <table:table-cell office:value-type="float" office:value="456930" calcext:value-type="float">
            <text:p>456930</text:p>
          </table:table-cell>
          <table:table-cell office:value-type="float" office:value="31850" calcext:value-type="float">
            <text:p>31850</text:p>
          </table:table-cell>
          <table:table-cell office:value-type="float" office:value="271440" calcext:value-type="float">
            <text:p>271440</text:p>
          </table:table-cell>
          <table:table-cell office:value-type="float" office:value="278370" calcext:value-type="float">
            <text:p>278370</text:p>
          </table:table-cell>
          <table:table-cell office:value-type="float" office:value="24420" calcext:value-type="float">
            <text:p>24420</text:p>
          </table:table-cell>
          <table:table-cell office:value-type="float" office:value="49970" calcext:value-type="float">
            <text:p>49970</text:p>
          </table:table-cell>
          <table:table-cell office:value-type="float" office:value="347932" calcext:value-type="float">
            <text:p>347932</text:p>
          </table:table-cell>
          <table:table-cell office:value-type="float" office:value="54660" calcext:value-type="float">
            <text:p>54660</text:p>
          </table:table-cell>
          <table:table-cell office:value-type="float" office:value="449730" calcext:value-type="float">
            <text:p>449730</text:p>
          </table:table-cell>
          <table:table-cell office:value-type="float" office:value="56790" calcext:value-type="float">
            <text:p>56790</text:p>
          </table:table-cell>
          <table:table-cell office:value-type="float" office:value="448110" calcext:value-type="float">
            <text:p>448110</text:p>
          </table:table-cell>
          <table:table-cell office:value-type="float" office:value="511110" calcext:value-type="float">
            <text:p>51111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280350" calcext:value-type="float">
            <text:p>280350</text:p>
          </table:table-cell>
          <table:table-cell office:value-type="float" office:value="41780" calcext:value-type="float">
            <text:p>41780</text:p>
          </table:table-cell>
          <table:table-cell office:value-type="float" office:value="31150" calcext:value-type="float">
            <text:p>31150</text:p>
          </table:table-cell>
          <table:table-cell office:value-type="float" office:value="63640" calcext:value-type="float">
            <text:p>63640</text:p>
          </table:table-cell>
          <table:table-cell office:value-type="float" office:value="295110" calcext:value-type="float">
            <text:p>295110</text:p>
          </table:table-cell>
          <table:table-cell office:value-type="float" office:value="572760" calcext:value-type="float">
            <text:p>572760</text:p>
          </table:table-cell>
          <table:table-cell office:value-type="float" office:value="30930" calcext:value-type="float">
            <text:p>30930</text:p>
          </table:table-cell>
          <table:table-cell office:value-type="float" office:value="317070" calcext:value-type="float">
            <text:p>317070</text:p>
          </table:table-cell>
          <table:table-cell office:value-type="float" office:value="30160" calcext:value-type="float">
            <text:p>30160</text:p>
          </table:table-cell>
          <table:table-cell office:value-type="float" office:value="361890" calcext:value-type="float">
            <text:p>361890</text:p>
          </table:table-cell>
          <table:table-cell office:value-type="float" office:value="467100" calcext:value-type="float">
            <text:p>467100</text:p>
          </table:table-cell>
          <table:table-cell office:value-type="float" office:value="286650" calcext:value-type="float">
            <text:p>286650</text:p>
          </table:table-cell>
          <table:table-cell office:value-type="float" office:value="219780" calcext:value-type="float">
            <text:p>219780</text:p>
          </table:table-cell>
          <table:table-cell office:value-type="float" office:value="190170" calcext:value-type="float">
            <text:p>190170</text:p>
          </table:table-cell>
          <table:table-cell office:value-type="float" office:value="287370" calcext:value-type="float">
            <text:p>287370</text:p>
          </table:table-cell>
          <table:table-cell office:value-type="float" office:value="376020" calcext:value-type="float">
            <text:p>376020</text:p>
          </table:table-cell>
          <table:table-cell office:value-type="float" office:value="51900" calcext:value-type="float">
            <text:p>51900</text:p>
          </table:table-cell>
          <table:table-cell office:value-type="float" office:value="38380" calcext:value-type="float">
            <text:p>38380</text:p>
          </table:table-cell>
          <table:table-cell office:value-type="float" office:value="491940" calcext:value-type="float">
            <text:p>491940</text:p>
          </table:table-cell>
          <table:table-cell office:value-type="float" office:value="21130" calcext:value-type="float">
            <text:p>21130</text:p>
          </table:table-cell>
          <table:table-cell office:value-type="float" office:value="40210" calcext:value-type="float">
            <text:p>40210</text:p>
          </table:table-cell>
          <table:table-cell office:value-type="float" office:value="598410" calcext:value-type="float">
            <text:p>598410</text:p>
          </table:table-cell>
          <table:table-cell office:value-type="float" office:value="50770" calcext:value-type="float">
            <text:p>50770</text:p>
          </table:table-cell>
          <table:table-cell office:value-type="float" office:value="32790" calcext:value-type="float">
            <text:p>32790</text:p>
          </table:table-cell>
          <table:table-cell office:value-type="float" office:value="66490" calcext:value-type="float">
            <text:p>66490</text:p>
          </table:table-cell>
          <table:table-cell office:value-type="string" calcext:value-type="string">
            <text:p>24933409</text:p>
          </table:table-cell>
        </table:table-row>
        <table:table-row table:style-name="ro1">
          <table:table-cell office:value-type="string" calcext:value-type="string">
            <text:p>avg_sat</text:p>
          </table:table-cell>
          <table:table-cell office:value-type="float" office:value="4" calcext:value-type="float">
            <text:p>4</text:p>
          </table:table-cell>
          <table:table-cell office:value-type="float" office:value="1132967.51174089" calcext:value-type="float">
            <text:p>1132967,51174089</text:p>
          </table:table-cell>
          <table:table-cell office:value-type="float" office:value="1091228.39931153" calcext:value-type="float">
            <text:p>1091228,39931153</text:p>
          </table:table-cell>
          <table:table-cell office:value-type="float" office:value="440526.116666667" calcext:value-type="float">
            <text:p>440526,116666667</text:p>
          </table:table-cell>
          <table:table-cell office:value-type="float" office:value="1080181.26348921" calcext:value-type="float">
            <text:p>1080181,26348921</text:p>
          </table:table-cell>
          <table:table-cell office:value-type="float" office:value="1150949.44838833" calcext:value-type="float">
            <text:p>1150949,44838833</text:p>
          </table:table-cell>
          <table:table-cell office:value-type="float" office:value="827314.985006815" calcext:value-type="float">
            <text:p>827314,985006815</text:p>
          </table:table-cell>
          <table:table-cell office:value-type="float" office:value="429181.567328918" calcext:value-type="float">
            <text:p>429181,567328918</text:p>
          </table:table-cell>
          <table:table-cell office:value-type="float" office:value="770098.543146523" calcext:value-type="float">
            <text:p>770098,543146523</text:p>
          </table:table-cell>
          <table:table-cell office:value-type="float" office:value="773295.191277891" calcext:value-type="float">
            <text:p>773295,191277891</text:p>
          </table:table-cell>
          <table:table-cell office:value-type="float" office:value="256322.919254658" calcext:value-type="float">
            <text:p>256322,919254658</text:p>
          </table:table-cell>
          <table:table-cell office:value-type="float" office:value="405902.714443219" calcext:value-type="float">
            <text:p>405902,714443219</text:p>
          </table:table-cell>
          <table:table-cell office:value-type="float" office:value="958723.444252377" calcext:value-type="float">
            <text:p>958723,444252377</text:p>
          </table:table-cell>
          <table:table-cell office:value-type="float" office:value="4771706.22996529" calcext:value-type="float">
            <text:p>4771706,22996529</text:p>
          </table:table-cell>
          <table:table-cell office:value-type="float" office:value="835226.585051546" calcext:value-type="float">
            <text:p>835226,585051546</text:p>
          </table:table-cell>
          <table:table-cell office:value-type="float" office:value="301514.744103072" calcext:value-type="float">
            <text:p>301514,744103072</text:p>
          </table:table-cell>
          <table:table-cell office:value-type="float" office:value="582364.107287449" calcext:value-type="float">
            <text:p>582364,107287449</text:p>
          </table:table-cell>
          <table:table-cell office:value-type="float" office:value="380084.402350081" calcext:value-type="float">
            <text:p>380084,402350081</text:p>
          </table:table-cell>
          <table:table-cell office:value-type="float" office:value="203409.666666667" calcext:value-type="float">
            <text:p>203409,666666667</text:p>
          </table:table-cell>
          <table:table-cell office:value-type="float" office:value="487251.874521806" calcext:value-type="float">
            <text:p>487251,874521806</text:p>
          </table:table-cell>
          <table:table-cell office:value-type="float" office:value="864354.424535916" calcext:value-type="float">
            <text:p>864354,424535916</text:p>
          </table:table-cell>
          <table:table-cell office:value-type="float" office:value="306916.198805461" calcext:value-type="float">
            <text:p>306916,198805461</text:p>
          </table:table-cell>
          <table:table-cell office:value-type="float" office:value="487268.523775727" calcext:value-type="float">
            <text:p>487268,523775727</text:p>
          </table:table-cell>
          <table:table-cell office:value-type="float" office:value="784844.278861877" calcext:value-type="float">
            <text:p>784844,278861877</text:p>
          </table:table-cell>
          <table:table-cell office:value-type="float" office:value="454334.764864865" calcext:value-type="float">
            <text:p>454334,764864865</text:p>
          </table:table-cell>
          <table:table-cell office:value-type="float" office:value="850236.851544402" calcext:value-type="float">
            <text:p>850236,851544402</text:p>
          </table:table-cell>
          <table:table-cell office:value-type="float" office:value="1145531.45532544" calcext:value-type="float">
            <text:p>1145531,45532544</text:p>
          </table:table-cell>
          <table:table-cell office:value-type="float" office:value="483066.560255387" calcext:value-type="float">
            <text:p>483066,560255387</text:p>
          </table:table-cell>
          <table:table-cell office:value-type="float" office:value="6267465.14058856" calcext:value-type="float">
            <text:p>6267465,14058856</text:p>
          </table:table-cell>
          <table:table-cell office:value-type="float" office:value="472967.369380831" calcext:value-type="float">
            <text:p>472967,369380831</text:p>
          </table:table-cell>
          <table:table-cell office:value-type="float" office:value="361283.006417349" calcext:value-type="float">
            <text:p>361283,006417349</text:p>
          </table:table-cell>
          <table:table-cell office:value-type="float" office:value="1382651.75498767" calcext:value-type="float">
            <text:p>1382651,75498767</text:p>
          </table:table-cell>
          <table:table-cell office:value-type="float" office:value="270663.83996613" calcext:value-type="float">
            <text:p>270663,83996613</text:p>
          </table:table-cell>
          <table:table-cell office:value-type="float" office:value="1981572.32667732" calcext:value-type="float">
            <text:p>1981572,32667732</text:p>
          </table:table-cell>
          <table:table-cell office:value-type="float" office:value="646720.32542735" calcext:value-type="float">
            <text:p>646720,32542735</text:p>
          </table:table-cell>
          <table:table-cell office:value-type="float" office:value="968189.657738862" calcext:value-type="float">
            <text:p>968189,657738862</text:p>
          </table:table-cell>
          <table:table-cell office:value-type="float" office:value="443598.281280691" calcext:value-type="float">
            <text:p>443598,281280691</text:p>
          </table:table-cell>
          <table:table-cell office:value-type="float" office:value="1274067.85623927" calcext:value-type="float">
            <text:p>1274067,85623927</text:p>
          </table:table-cell>
          <table:table-cell office:value-type="float" office:value="900333.508652095" calcext:value-type="float">
            <text:p>900333,508652095</text:p>
          </table:table-cell>
          <table:table-cell office:value-type="float" office:value="332409.777086573" calcext:value-type="float">
            <text:p>332409,777086573</text:p>
          </table:table-cell>
          <table:table-cell office:value-type="float" office:value="15294.1176470588" calcext:value-type="float">
            <text:p>15294,1176470588</text:p>
          </table:table-cell>
          <table:table-cell office:value-type="float" office:value="473313.786407767" calcext:value-type="float">
            <text:p>473313,786407767</text:p>
          </table:table-cell>
          <table:table-cell office:value-type="float" office:value="421913.149550957" calcext:value-type="float">
            <text:p>421913,149550957</text:p>
          </table:table-cell>
          <table:table-cell office:value-type="float" office:value="149746.391534392" calcext:value-type="float">
            <text:p>149746,391534392</text:p>
          </table:table-cell>
          <table:table-cell office:value-type="float" office:value="59465.7006393381" calcext:value-type="float">
            <text:p>59465,7006393381</text:p>
          </table:table-cell>
          <table:table-cell office:value-type="float" office:value="275741.621621622" calcext:value-type="float">
            <text:p>275741,621621622</text:p>
          </table:table-cell>
          <table:table-cell office:value-type="float" office:value="90519.5687550854" calcext:value-type="float">
            <text:p>90519,5687550854</text:p>
          </table:table-cell>
          <table:table-cell office:value-type="float" office:value="187530.901162791" calcext:value-type="float">
            <text:p>187530,901162791</text:p>
          </table:table-cell>
          <table:table-cell office:value-type="float" office:value="177932.59429477" calcext:value-type="float">
            <text:p>177932,59429477</text:p>
          </table:table-cell>
          <table:table-cell office:value-type="float" office:value="175559.163346614" calcext:value-type="float">
            <text:p>175559,163346614</text:p>
          </table:table-cell>
          <table:table-cell office:value-type="float" office:value="200000" calcext:value-type="float">
            <text:p>200000</text:p>
          </table:table-cell>
          <table:table-cell office:value-type="float" office:value="188507.211770624" calcext:value-type="float">
            <text:p>188507,211770624</text:p>
          </table:table-cell>
          <table:table-cell office:value-type="float" office:value="19442.8998505232" calcext:value-type="float">
            <text:p>19442,8998505232</text:p>
          </table:table-cell>
          <table:table-cell office:value-type="float" office:value="47219.69527897" calcext:value-type="float">
            <text:p>47219,69527897</text:p>
          </table:table-cell>
          <table:table-cell office:value-type="float" office:value="94378.5714285714" calcext:value-type="float">
            <text:p>94378,5714285714</text:p>
          </table:table-cell>
          <table:table-cell office:value-type="float" office:value="203695.923076923" calcext:value-type="float">
            <text:p>203695,923076923</text:p>
          </table:table-cell>
          <table:table-cell office:value-type="float" office:value="206089.140271493" calcext:value-type="float">
            <text:p>206089,140271493</text:p>
          </table:table-cell>
          <table:table-cell office:value-type="float" office:value="206380.842293907" calcext:value-type="float">
            <text:p>206380,842293907</text:p>
          </table:table-cell>
          <table:table-cell office:value-type="float" office:value="231933.716139767" calcext:value-type="float">
            <text:p>231933,716139767</text:p>
          </table:table-cell>
          <table:table-cell office:value-type="float" office:value="123964.838556505" calcext:value-type="float">
            <text:p>123964,838556505</text:p>
          </table:table-cell>
          <table:table-cell office:value-type="float" office:value="17752.3629489603" calcext:value-type="float">
            <text:p>17752,3629489603</text:p>
          </table:table-cell>
          <table:table-cell office:value-type="float" office:value="0" calcext:value-type="float">
            <text:p>0</text:p>
          </table:table-cell>
          <table:table-cell office:value-type="float" office:value="174267.3680834" calcext:value-type="float">
            <text:p>174267,3680834</text:p>
          </table:table-cell>
          <table:table-cell office:value-type="float" office:value="230513.925840979" calcext:value-type="float">
            <text:p>230513,925840979</text:p>
          </table:table-cell>
          <table:table-cell office:value-type="float" office:value="352559.184680851" calcext:value-type="float">
            <text:p>352559,184680851</text:p>
          </table:table-cell>
          <table:table-cell office:value-type="float" office:value="89462.9456193353" calcext:value-type="float">
            <text:p>89462,9456193353</text:p>
          </table:table-cell>
          <table:table-cell office:value-type="float" office:value="241694.704049844" calcext:value-type="float">
            <text:p>241694,704049844</text:p>
          </table:table-cell>
          <table:table-cell office:value-type="float" office:value="43126.0489181562" calcext:value-type="float">
            <text:p>43126,0489181562</text:p>
          </table:table-cell>
          <table:table-cell office:value-type="float" office:value="14298.7796610169" calcext:value-type="float">
            <text:p>14298,7796610169</text:p>
          </table:table-cell>
          <table:table-cell office:value-type="float" office:value="150441.784505788" calcext:value-type="float">
            <text:p>150441,784505788</text:p>
          </table:table-cell>
          <table:table-cell office:value-type="float" office:value="94259.2983316977" calcext:value-type="float">
            <text:p>94259,2983316977</text:p>
          </table:table-cell>
          <table:table-cell office:value-type="float" office:value="306921.246105919" calcext:value-type="float">
            <text:p>306921,246105919</text:p>
          </table:table-cell>
          <table:table-cell office:value-type="float" office:value="80727.7808641975" calcext:value-type="float">
            <text:p>80727,7808641975</text:p>
          </table:table-cell>
          <table:table-cell office:value-type="float" office:value="320353.632273545" calcext:value-type="float">
            <text:p>320353,632273545</text:p>
          </table:table-cell>
          <table:table-cell office:value-type="float" office:value="362347.368983957" calcext:value-type="float">
            <text:p>362347,368983957</text:p>
          </table:table-cell>
          <table:table-cell office:value-type="float" office:value="92749.498349835" calcext:value-type="float">
            <text:p>92749,498349835</text:p>
          </table:table-cell>
          <table:table-cell office:value-type="float" office:value="173614.84347181" calcext:value-type="float">
            <text:p>173614,84347181</text:p>
          </table:table-cell>
          <table:table-cell office:value-type="float" office:value="169546.145610278" calcext:value-type="float">
            <text:p>169546,145610278</text:p>
          </table:table-cell>
          <table:table-cell office:value-type="float" office:value="593058.942065491" calcext:value-type="float">
            <text:p>593058,942065491</text:p>
          </table:table-cell>
          <table:table-cell office:value-type="float" office:value="150752.400881057" calcext:value-type="float">
            <text:p>150752,400881057</text:p>
          </table:table-cell>
          <table:table-cell office:value-type="float" office:value="260035.464160401" calcext:value-type="float">
            <text:p>260035,464160401</text:p>
          </table:table-cell>
          <table:table-cell office:value-type="float" office:value="179435.376623377" calcext:value-type="float">
            <text:p>179435,376623377</text:p>
          </table:table-cell>
          <table:table-cell office:value-type="float" office:value="70572.972972973" calcext:value-type="float">
            <text:p>70572,972972973</text:p>
          </table:table-cell>
          <table:table-cell office:value-type="float" office:value="64122.9372469636" calcext:value-type="float">
            <text:p>64122,9372469636</text:p>
          </table:table-cell>
          <table:table-cell office:value-type="float" office:value="97749.298123697" calcext:value-type="float">
            <text:p>97749,298123697</text:p>
          </table:table-cell>
          <table:table-cell office:value-type="float" office:value="143309.415351116" calcext:value-type="float">
            <text:p>143309,415351116</text:p>
          </table:table-cell>
          <table:table-cell office:value-type="float" office:value="154004.455944437" calcext:value-type="float">
            <text:p>154004,455944437</text:p>
          </table:table-cell>
          <table:table-cell office:value-type="float" office:value="310535.537208441" calcext:value-type="float">
            <text:p>310535,537208441</text:p>
          </table:table-cell>
          <table:table-cell office:value-type="float" office:value="131150.920477137" calcext:value-type="float">
            <text:p>131150,920477137</text:p>
          </table:table-cell>
          <table:table-cell office:value-type="float" office:value="795271.151776103" calcext:value-type="float">
            <text:p>795271,151776103</text:p>
          </table:table-cell>
          <table:table-cell office:value-type="float" office:value="189483.413432836" calcext:value-type="float">
            <text:p>189483,413432836</text:p>
          </table:table-cell>
          <table:table-cell office:value-type="float" office:value="142476.964204803" calcext:value-type="float">
            <text:p>142476,964204803</text:p>
          </table:table-cell>
          <table:table-cell office:value-type="float" office:value="130394.3359375" calcext:value-type="float">
            <text:p>130394,3359375</text:p>
          </table:table-cell>
          <table:table-cell office:value-type="float" office:value="400640.644329897" calcext:value-type="float">
            <text:p>400640,644329897</text:p>
          </table:table-cell>
          <table:table-cell office:value-type="float" office:value="87679.5212765957" calcext:value-type="float">
            <text:p>87679,5212765957</text:p>
          </table:table-cell>
          <table:table-cell office:value-type="float" office:value="172263.209741912" calcext:value-type="float">
            <text:p>172263,209741912</text:p>
          </table:table-cell>
          <table:table-cell office:value-type="float" office:value="177248.422893482" calcext:value-type="float">
            <text:p>177248,422893482</text:p>
          </table:table-cell>
          <table:table-cell office:value-type="float" office:value="603715.511551155" calcext:value-type="float">
            <text:p>603715,511551155</text:p>
          </table:table-cell>
          <table:table-cell office:value-type="float" office:value="320214.633500926" calcext:value-type="float">
            <text:p>320214,633500926</text:p>
          </table:table-cell>
          <table:table-cell office:value-type="float" office:value="45656.0243902439" calcext:value-type="float">
            <text:p>45656,0243902439</text:p>
          </table:table-cell>
          <table:table-cell office:value-type="float" office:value="94221.6243980738" calcext:value-type="float">
            <text:p>94221,6243980738</text:p>
          </table:table-cell>
          <table:table-cell office:value-type="float" office:value="42492.341356674" calcext:value-type="float">
            <text:p>42492,341356674</text:p>
          </table:table-cell>
          <table:table-cell office:value-type="float" office:value="206406.18344519" calcext:value-type="float">
            <text:p>206406,18344519</text:p>
          </table:table-cell>
          <table:table-cell office:value-type="float" office:value="126094.479418886" calcext:value-type="float">
            <text:p>126094,479418886</text:p>
          </table:table-cell>
          <table:table-cell office:value-type="float" office:value="66523.0519480519" calcext:value-type="float">
            <text:p>66523,0519480519</text:p>
          </table:table-cell>
          <table:table-cell office:value-type="float" office:value="55546.9248291572" calcext:value-type="float">
            <text:p>55546,9248291572</text:p>
          </table:table-cell>
          <table:table-cell office:value-type="float" office:value="153315.705967977" calcext:value-type="float">
            <text:p>153315,705967977</text:p>
          </table:table-cell>
          <table:table-cell office:value-type="float" office:value="150070.720707443" calcext:value-type="float">
            <text:p>150070,720707443</text:p>
          </table:table-cell>
          <table:table-cell office:value-type="float" office:value="39025.6097560976" calcext:value-type="float">
            <text:p>39025,6097560976</text:p>
          </table:table-cell>
          <table:table-cell office:value-type="float" office:value="126853.370473538" calcext:value-type="float">
            <text:p>126853,370473538</text:p>
          </table:table-cell>
          <table:table-cell office:value-type="float" office:value="221457.261656342" calcext:value-type="float">
            <text:p>221457,261656342</text:p>
          </table:table-cell>
          <table:table-cell office:value-type="float" office:value="97392.5274725275" calcext:value-type="float">
            <text:p>97392,5274725275</text:p>
          </table:table-cell>
          <table:table-cell office:value-type="float" office:value="63789.8339670469" calcext:value-type="float">
            <text:p>63789,8339670469</text:p>
          </table:table-cell>
          <table:table-cell office:value-type="float" office:value="63588.0708661417" calcext:value-type="float">
            <text:p>63588,0708661417</text:p>
          </table:table-cell>
          <table:table-cell office:value-type="float" office:value="324709.090909091" calcext:value-type="float">
            <text:p>324709,090909091</text:p>
          </table:table-cell>
          <table:table-cell office:value-type="float" office:value="389466.942760943" calcext:value-type="float">
            <text:p>389466,942760943</text:p>
          </table:table-cell>
          <table:table-cell office:value-type="float" office:value="282959.717813051" calcext:value-type="float">
            <text:p>282959,717813051</text:p>
          </table:table-cell>
          <table:table-cell office:value-type="float" office:value="250561.983471074" calcext:value-type="float">
            <text:p>250561,983471074</text:p>
          </table:table-cell>
          <table:table-cell office:value-type="float" office:value="129329.223717949" calcext:value-type="float">
            <text:p>129329,223717949</text:p>
          </table:table-cell>
          <table:table-cell office:value-type="float" office:value="57884.1973244147" calcext:value-type="float">
            <text:p>57884,1973244147</text:p>
          </table:table-cell>
          <table:table-cell office:value-type="float" office:value="198298.571428571" calcext:value-type="float">
            <text:p>198298,571428571</text:p>
          </table:table-cell>
          <table:table-cell office:value-type="float" office:value="52733.1288343558" calcext:value-type="float">
            <text:p>52733,1288343558</text:p>
          </table:table-cell>
          <table:table-cell office:value-type="float" office:value="26208.2688391039" calcext:value-type="float">
            <text:p>26208,2688391039</text:p>
          </table:table-cell>
          <table:table-cell office:value-type="float" office:value="33356.7954220315" calcext:value-type="float">
            <text:p>33356,7954220315</text:p>
          </table:table-cell>
          <table:table-cell office:value-type="float" office:value="27722.8028503563" calcext:value-type="float">
            <text:p>27722,8028503563</text:p>
          </table:table-cell>
          <table:table-cell office:value-type="float" office:value="242132.243163341" calcext:value-type="float">
            <text:p>242132,243163341</text:p>
          </table:table-cell>
          <table:table-cell office:value-type="float" office:value="77272.7272727273" calcext:value-type="float">
            <text:p>77272,7272727273</text:p>
          </table:table-cell>
          <table:table-cell office:value-type="float" office:value="175629.667230682" calcext:value-type="float">
            <text:p>175629,667230682</text:p>
          </table:table-cell>
          <table:table-cell office:value-type="float" office:value="322762.330456227" calcext:value-type="float">
            <text:p>322762,330456227</text:p>
          </table:table-cell>
          <table:table-cell office:value-type="float" office:value="568680.517743514" calcext:value-type="float">
            <text:p>568680,517743514</text:p>
          </table:table-cell>
          <table:table-cell office:value-type="float" office:value="72542.5655471289" calcext:value-type="float">
            <text:p>72542,5655471289</text:p>
          </table:table-cell>
          <table:table-cell office:value-type="float" office:value="69403.295154185" calcext:value-type="float">
            <text:p>69403,295154185</text:p>
          </table:table-cell>
          <table:table-cell office:value-type="float" office:value="9410.19607843137" calcext:value-type="float">
            <text:p>9410,19607843137</text:p>
          </table:table-cell>
          <table:table-cell office:value-type="float" office:value="103693.455657492" calcext:value-type="float">
            <text:p>103693,455657492</text:p>
          </table:table-cell>
          <table:table-cell office:value-type="float" office:value="68761.661411926" calcext:value-type="float">
            <text:p>68761,661411926</text:p>
          </table:table-cell>
          <table:table-cell office:value-type="float" office:value="10546.9194312796" calcext:value-type="float">
            <text:p>10546,9194312796</text:p>
          </table:table-cell>
          <table:table-cell office:value-type="float" office:value="170040.328151986" calcext:value-type="float">
            <text:p>170040,328151986</text:p>
          </table:table-cell>
          <table:table-cell office:value-type="float" office:value="434998.858629662" calcext:value-type="float">
            <text:p>434998,858629662</text:p>
          </table:table-cell>
          <table:table-cell office:value-type="float" office:value="41912.3183730715" calcext:value-type="float">
            <text:p>41912,3183730715</text:p>
          </table:table-cell>
          <table:table-cell office:value-type="float" office:value="186116.470588235" calcext:value-type="float">
            <text:p>186116,470588235</text:p>
          </table:table-cell>
          <table:table-cell office:value-type="float" office:value="42953.2019977802" calcext:value-type="float">
            <text:p>42953,2019977802</text:p>
          </table:table-cell>
          <table:table-cell office:value-type="float" office:value="135524.717933492" calcext:value-type="float">
            <text:p>135524,717933492</text:p>
          </table:table-cell>
          <table:table-cell office:value-type="float" office:value="85200.3091190108" calcext:value-type="float">
            <text:p>85200,3091190108</text:p>
          </table:table-cell>
          <table:table-cell office:value-type="float" office:value="33083.9267680106" calcext:value-type="float">
            <text:p>33083,9267680106</text:p>
          </table:table-cell>
          <table:table-cell office:value-type="float" office:value="86146.9994008388" calcext:value-type="float">
            <text:p>86146,9994008388</text:p>
          </table:table-cell>
          <table:table-cell office:value-type="float" office:value="205579.785522788" calcext:value-type="float">
            <text:p>205579,785522788</text:p>
          </table:table-cell>
          <table:table-cell office:value-type="float" office:value="39981.9478737997" calcext:value-type="float">
            <text:p>39981,9478737997</text:p>
          </table:table-cell>
          <table:table-cell office:value-type="float" office:value="290204.623232089" calcext:value-type="float">
            <text:p>290204,623232089</text:p>
          </table:table-cell>
          <table:table-cell office:value-type="float" office:value="50423.1481481482" calcext:value-type="float">
            <text:p>50423,1481481482</text:p>
          </table:table-cell>
          <table:table-cell office:value-type="float" office:value="125263.32751938" calcext:value-type="float">
            <text:p>125263,32751938</text:p>
          </table:table-cell>
          <table:table-cell office:value-type="float" office:value="36730.1075268817" calcext:value-type="float">
            <text:p>36730,1075268817</text:p>
          </table:table-cell>
          <table:table-cell office:value-type="float" office:value="389843.48806366" calcext:value-type="float">
            <text:p>389843,48806366</text:p>
          </table:table-cell>
          <table:table-cell office:value-type="float" office:value="172402.118320611" calcext:value-type="float">
            <text:p>172402,118320611</text:p>
          </table:table-cell>
          <table:table-cell office:value-type="float" office:value="33988.5627530364" calcext:value-type="float">
            <text:p>33988,5627530364</text:p>
          </table:table-cell>
          <table:table-cell office:value-type="float" office:value="88820.1504112808" calcext:value-type="float">
            <text:p>88820,1504112808</text:p>
          </table:table-cell>
          <table:table-cell office:value-type="float" office:value="16843.0188679245" calcext:value-type="float">
            <text:p>16843,0188679245</text:p>
          </table:table-cell>
          <table:table-cell office:value-type="float" office:value="4759.7855227882" calcext:value-type="float">
            <text:p>4759,7855227882</text:p>
          </table:table-cell>
          <table:table-cell office:value-type="float" office:value="172647.700170358" calcext:value-type="float">
            <text:p>172647,700170358</text:p>
          </table:table-cell>
          <table:table-cell office:value-type="float" office:value="55867.6275706941" calcext:value-type="float">
            <text:p>55867,6275706941</text:p>
          </table:table-cell>
          <table:table-cell office:value-type="float" office:value="47655.8794466403" calcext:value-type="float">
            <text:p>47655,8794466403</text:p>
          </table:table-cell>
          <table:table-cell office:value-type="float" office:value="152866.064137308" calcext:value-type="float">
            <text:p>152866,064137308</text:p>
          </table:table-cell>
          <table:table-cell office:value-type="float" office:value="132006.545940885" calcext:value-type="float">
            <text:p>132006,545940885</text:p>
          </table:table-cell>
          <table:table-cell office:value-type="float" office:value="47212.6865671642" calcext:value-type="float">
            <text:p>47212,6865671642</text:p>
          </table:table-cell>
          <table:table-cell office:value-type="float" office:value="248829.8936991" calcext:value-type="float">
            <text:p>248829,8936991</text:p>
          </table:table-cell>
          <table:table-cell office:value-type="float" office:value="30167.0702179177" calcext:value-type="float">
            <text:p>30167,0702179177</text:p>
          </table:table-cell>
          <table:table-cell office:value-type="float" office:value="193885.187760779" calcext:value-type="float">
            <text:p>193885,187760779</text:p>
          </table:table-cell>
          <table:table-cell office:value-type="float" office:value="90776.6680962592" calcext:value-type="float">
            <text:p>90776,6680962592</text:p>
          </table:table-cell>
          <table:table-cell office:value-type="float" office:value="147855.531344793" calcext:value-type="float">
            <text:p>147855,531344793</text:p>
          </table:table-cell>
          <table:table-cell office:value-type="float" office:value="91996.04743083" calcext:value-type="float">
            <text:p>91996,04743083</text:p>
          </table:table-cell>
          <table:table-cell office:value-type="float" office:value="196561.450144092" calcext:value-type="float">
            <text:p>196561,450144092</text:p>
          </table:table-cell>
          <table:table-cell office:value-type="float" office:value="72537.7777777778" calcext:value-type="float">
            <text:p>72537,7777777778</text:p>
          </table:table-cell>
          <table:table-cell office:value-type="float" office:value="107533.406560636" calcext:value-type="float">
            <text:p>107533,406560636</text:p>
          </table:table-cell>
          <table:table-cell office:value-type="float" office:value="127268.057720058" calcext:value-type="float">
            <text:p>127268,057720058</text:p>
          </table:table-cell>
          <table:table-cell office:value-type="float" office:value="14352.5" calcext:value-type="float">
            <text:p>14352,5</text:p>
          </table:table-cell>
          <table:table-cell office:value-type="float" office:value="118616.532618409" calcext:value-type="float">
            <text:p>118616,532618409</text:p>
          </table:table-cell>
          <table:table-cell office:value-type="float" office:value="70455.4108527132" calcext:value-type="float">
            <text:p>70455,4108527132</text:p>
          </table:table-cell>
          <table:table-cell office:value-type="float" office:value="84892.3102040816" calcext:value-type="float">
            <text:p>84892,3102040816</text:p>
          </table:table-cell>
          <table:table-cell office:value-type="float" office:value="171765.751131222" calcext:value-type="float">
            <text:p>171765,751131222</text:p>
          </table:table-cell>
          <table:table-cell office:value-type="float" office:value="99316.9352727273" calcext:value-type="float">
            <text:p>99316,9352727273</text:p>
          </table:table-cell>
          <table:table-cell office:value-type="float" office:value="0" calcext:value-type="float">
            <text:p>0</text:p>
          </table:table-cell>
          <table:table-cell office:value-type="float" office:value="4876.40366972477" calcext:value-type="float">
            <text:p>4876,40366972477</text:p>
          </table:table-cell>
          <table:table-cell office:value-type="float" office:value="36229.1267561661" calcext:value-type="float">
            <text:p>36229,1267561661</text:p>
          </table:table-cell>
          <table:table-cell office:value-type="float" office:value="38996.9616390584" calcext:value-type="float">
            <text:p>38996,9616390584</text:p>
          </table:table-cell>
          <table:table-cell office:value-type="float" office:value="48690" calcext:value-type="float">
            <text:p>48690</text:p>
          </table:table-cell>
          <table:table-cell office:value-type="float" office:value="147161.126005362" calcext:value-type="float">
            <text:p>147161,126005362</text:p>
          </table:table-cell>
          <table:table-cell office:value-type="float" office:value="66098.3863636364" calcext:value-type="float">
            <text:p>66098,3863636364</text:p>
          </table:table-cell>
          <table:table-cell office:value-type="float" office:value="162635.95545977" calcext:value-type="float">
            <text:p>162635,95545977</text:p>
          </table:table-cell>
          <table:table-cell office:value-type="float" office:value="349981.46576805" calcext:value-type="float">
            <text:p>349981,46576805</text:p>
          </table:table-cell>
          <table:table-cell office:value-type="float" office:value="13035.9259259259" calcext:value-type="float">
            <text:p>13035,9259259259</text:p>
          </table:table-cell>
          <table:table-cell office:value-type="float" office:value="336855.494003427" calcext:value-type="float">
            <text:p>336855,494003427</text:p>
          </table:table-cell>
          <table:table-cell office:value-type="float" office:value="103556.634304207" calcext:value-type="float">
            <text:p>103556,634304207</text:p>
          </table:table-cell>
          <table:table-cell office:value-type="float" office:value="38098.2367758186" calcext:value-type="float">
            <text:p>38098,2367758186</text:p>
          </table:table-cell>
          <table:table-cell office:value-type="float" office:value="129865.912099276" calcext:value-type="float">
            <text:p>129865,912099276</text:p>
          </table:table-cell>
          <table:table-cell office:value-type="float" office:value="114895.081967213" calcext:value-type="float">
            <text:p>114895,081967213</text:p>
          </table:table-cell>
          <table:table-cell office:value-type="float" office:value="43946.8210526316" calcext:value-type="float">
            <text:p>43946,8210526316</text:p>
          </table:table-cell>
          <table:table-cell office:value-type="float" office:value="227997.922875817" calcext:value-type="float">
            <text:p>227997,922875817</text:p>
          </table:table-cell>
          <table:table-cell office:value-type="float" office:value="180916.944725738" calcext:value-type="float">
            <text:p>180916,944725738</text:p>
          </table:table-cell>
          <table:table-cell office:value-type="float" office:value="86231.8250377074" calcext:value-type="float">
            <text:p>86231,8250377074</text:p>
          </table:table-cell>
          <table:table-cell office:value-type="float" office:value="0" calcext:value-type="float">
            <text:p>0</text:p>
          </table:table-cell>
          <table:table-cell office:value-type="float" office:value="320426.178509532" calcext:value-type="float">
            <text:p>320426,178509532</text:p>
          </table:table-cell>
          <table:table-cell office:value-type="float" office:value="239494.708552317" calcext:value-type="float">
            <text:p>239494,708552317</text:p>
          </table:table-cell>
          <table:table-cell office:value-type="float" office:value="56003.3858998145" calcext:value-type="float">
            <text:p>56003,3858998145</text:p>
          </table:table-cell>
          <table:table-cell office:value-type="float" office:value="37350.8953521528" calcext:value-type="float">
            <text:p>37350,8953521528</text:p>
          </table:table-cell>
          <table:table-cell office:value-type="float" office:value="133190.705357143" calcext:value-type="float">
            <text:p>133190,705357143</text:p>
          </table:table-cell>
          <table:table-cell office:value-type="float" office:value="426328.563535912" calcext:value-type="float">
            <text:p>426328,563535912</text:p>
          </table:table-cell>
          <table:table-cell office:value-type="float" office:value="398006.475795297" calcext:value-type="float">
            <text:p>398006,475795297</text:p>
          </table:table-cell>
          <table:table-cell office:value-type="float" office:value="287366.890982503" calcext:value-type="float">
            <text:p>287366,890982503</text:p>
          </table:table-cell>
          <table:table-cell office:value-type="float" office:value="98464.8205280332" calcext:value-type="float">
            <text:p>98464,8205280332</text:p>
          </table:table-cell>
          <table:table-cell office:value-type="float" office:value="81632.4041713641" calcext:value-type="float">
            <text:p>81632,4041713641</text:p>
          </table:table-cell>
          <table:table-cell office:value-type="float" office:value="147009.569732938" calcext:value-type="float">
            <text:p>147009,569732938</text:p>
          </table:table-cell>
          <table:table-cell office:value-type="float" office:value="94154.1573033708" calcext:value-type="float">
            <text:p>94154,1573033708</text:p>
          </table:table-cell>
          <table:table-cell office:value-type="float" office:value="95105.0045294414" calcext:value-type="float">
            <text:p>95105,0045294414</text:p>
          </table:table-cell>
          <table:table-cell office:value-type="float" office:value="35908.7914221219" calcext:value-type="float">
            <text:p>35908,7914221219</text:p>
          </table:table-cell>
          <table:table-cell office:value-type="float" office:value="7409.09090909091" calcext:value-type="float">
            <text:p>7409,09090909091</text:p>
          </table:table-cell>
          <table:table-cell office:value-type="float" office:value="40889.3552123552" calcext:value-type="float">
            <text:p>40889,3552123552</text:p>
          </table:table-cell>
          <table:table-cell office:value-type="float" office:value="241548.361223312" calcext:value-type="float">
            <text:p>241548,361223312</text:p>
          </table:table-cell>
          <table:table-cell office:value-type="float" office:value="419469.295793759" calcext:value-type="float">
            <text:p>419469,295793759</text:p>
          </table:table-cell>
          <table:table-cell office:value-type="float" office:value="433860.271476385" calcext:value-type="float">
            <text:p>433860,271476385</text:p>
          </table:table-cell>
          <table:table-cell office:value-type="float" office:value="241306.36647102" calcext:value-type="float">
            <text:p>241306,36647102</text:p>
          </table:table-cell>
          <table:table-cell office:value-type="float" office:value="682527.381754716" calcext:value-type="float">
            <text:p>682527,381754716</text:p>
          </table:table-cell>
          <table:table-cell office:value-type="float" office:value="498687.755341747" calcext:value-type="float">
            <text:p>498687,755341747</text:p>
          </table:table-cell>
          <table:table-cell office:value-type="float" office:value="249036.850498339" calcext:value-type="float">
            <text:p>249036,850498339</text:p>
          </table:table-cell>
          <table:table-cell office:value-type="float" office:value="424784.742191936" calcext:value-type="float">
            <text:p>424784,742191936</text:p>
          </table:table-cell>
          <table:table-cell office:value-type="float" office:value="391628.180286436" calcext:value-type="float">
            <text:p>391628,180286436</text:p>
          </table:table-cell>
          <table:table-cell office:value-type="float" office:value="677306.356853043" calcext:value-type="float">
            <text:p>677306,356853043</text:p>
          </table:table-cell>
          <table:table-cell office:value-type="float" office:value="428141.128445748" calcext:value-type="float">
            <text:p>428141,128445748</text:p>
          </table:table-cell>
          <table:table-cell office:value-type="float" office:value="4482399.51000334" calcext:value-type="float">
            <text:p>4482399,51000334</text:p>
          </table:table-cell>
          <table:table-cell office:value-type="float" office:value="670440.500956659" calcext:value-type="float">
            <text:p>670440,500956659</text:p>
          </table:table-cell>
          <table:table-cell office:value-type="float" office:value="1105483.38860388" calcext:value-type="float">
            <text:p>1105483,38860388</text:p>
          </table:table-cell>
          <table:table-cell office:value-type="float" office:value="580371.346670561" calcext:value-type="float">
            <text:p>580371,346670561</text:p>
          </table:table-cell>
          <table:table-cell office:value-type="float" office:value="740084.693462621" calcext:value-type="float">
            <text:p>740084,693462621</text:p>
          </table:table-cell>
          <table:table-cell office:value-type="float" office:value="202060.224422442" calcext:value-type="float">
            <text:p>202060,224422442</text:p>
          </table:table-cell>
          <table:table-cell office:value-type="float" office:value="869422.123942626" calcext:value-type="float">
            <text:p>869422,123942626</text:p>
          </table:table-cell>
          <table:table-cell office:value-type="float" office:value="358447.434264198" calcext:value-type="float">
            <text:p>358447,434264198</text:p>
          </table:table-cell>
          <table:table-cell office:value-type="float" office:value="367378.136923077" calcext:value-type="float">
            <text:p>367378,136923077</text:p>
          </table:table-cell>
          <table:table-cell office:value-type="float" office:value="793297.293348712" calcext:value-type="float">
            <text:p>793297,293348712</text:p>
          </table:table-cell>
          <table:table-cell office:value-type="float" office:value="604449.747275923" calcext:value-type="float">
            <text:p>604449,747275923</text:p>
          </table:table-cell>
          <table:table-cell office:value-type="float" office:value="1511857.07350138" calcext:value-type="float">
            <text:p>1511857,07350138</text:p>
          </table:table-cell>
          <table:table-cell office:value-type="float" office:value="579345.835601524" calcext:value-type="float">
            <text:p>579345,835601524</text:p>
          </table:table-cell>
          <table:table-cell office:value-type="float" office:value="1071636.40247228" calcext:value-type="float">
            <text:p>1071636,40247228</text:p>
          </table:table-cell>
          <table:table-cell office:value-type="float" office:value="250784.23580786" calcext:value-type="float">
            <text:p>250784,23580786</text:p>
          </table:table-cell>
          <table:table-cell office:value-type="float" office:value="889699.987617633" calcext:value-type="float">
            <text:p>889699,987617633</text:p>
          </table:table-cell>
          <table:table-cell office:value-type="float" office:value="897092.636498516" calcext:value-type="float">
            <text:p>897092,636498516</text:p>
          </table:table-cell>
          <table:table-cell office:value-type="float" office:value="826500.584035477" calcext:value-type="float">
            <text:p>826500,584035477</text:p>
          </table:table-cell>
          <table:table-cell office:value-type="float" office:value="875917.043457611" calcext:value-type="float">
            <text:p>875917,043457611</text:p>
          </table:table-cell>
          <table:table-cell office:value-type="float" office:value="291729.822936358" calcext:value-type="float">
            <text:p>291729,822936358</text:p>
          </table:table-cell>
          <table:table-cell office:value-type="float" office:value="292799.532210109" calcext:value-type="float">
            <text:p>292799,532210109</text:p>
          </table:table-cell>
          <table:table-cell office:value-type="float" office:value="525710.461801596" calcext:value-type="float">
            <text:p>525710,461801596</text:p>
          </table:table-cell>
          <table:table-cell office:value-type="float" office:value="669415.195985832" calcext:value-type="float">
            <text:p>669415,195985832</text:p>
          </table:table-cell>
          <table:table-cell office:value-type="float" office:value="1601774.62708688" calcext:value-type="float">
            <text:p>1601774,62708688</text:p>
          </table:table-cell>
          <table:table-cell office:value-type="float" office:value="5944702.57061989" calcext:value-type="float">
            <text:p>5944702,57061989</text:p>
          </table:table-cell>
          <table:table-cell office:value-type="float" office:value="1951872.79378942" calcext:value-type="float">
            <text:p>1951872,79378942</text:p>
          </table:table-cell>
          <table:table-cell office:value-type="float" office:value="1499919.35911408" calcext:value-type="float">
            <text:p>1499919,35911408</text:p>
          </table:table-cell>
          <table:table-cell office:value-type="float" office:value="1077945.82893631" calcext:value-type="float">
            <text:p>1077945,82893631</text:p>
          </table:table-cell>
          <table:table-cell office:value-type="float" office:value="434358.563684736" calcext:value-type="float">
            <text:p>434358,563684736</text:p>
          </table:table-cell>
          <table:table-cell office:value-type="float" office:value="445068.290481786" calcext:value-type="float">
            <text:p>445068,290481786</text:p>
          </table:table-cell>
          <table:table-cell office:value-type="float" office:value="197527.222528989" calcext:value-type="float">
            <text:p>197527,222528989</text:p>
          </table:table-cell>
          <table:table-cell office:value-type="float" office:value="1321074.35323618" calcext:value-type="float">
            <text:p>1321074,35323618</text:p>
          </table:table-cell>
          <table:table-cell office:value-type="float" office:value="174406.985877606" calcext:value-type="float">
            <text:p>174406,985877606</text:p>
          </table:table-cell>
          <table:table-cell office:value-type="float" office:value="425512.415345821" calcext:value-type="float">
            <text:p>425512,415345821</text:p>
          </table:table-cell>
          <table:table-cell office:value-type="float" office:value="328170.632775633" calcext:value-type="float">
            <text:p>328170,632775633</text:p>
          </table:table-cell>
          <table:table-cell office:value-type="float" office:value="888216.379952881" calcext:value-type="float">
            <text:p>888216,379952881</text:p>
          </table:table-cell>
          <table:table-cell office:value-type="float" office:value="334510.975090483" calcext:value-type="float">
            <text:p>334510,975090483</text:p>
          </table:table-cell>
          <table:table-cell office:value-type="float" office:value="1122579.29799737" calcext:value-type="float">
            <text:p>1122579,29799737</text:p>
          </table:table-cell>
          <table:table-cell office:value-type="float" office:value="577601.148653143" calcext:value-type="float">
            <text:p>577601,148653143</text:p>
          </table:table-cell>
          <table:table-cell office:value-type="float" office:value="1277348.41758991" calcext:value-type="float">
            <text:p>1277348,41758991</text:p>
          </table:table-cell>
          <table:table-cell office:value-type="float" office:value="537513.043478261" calcext:value-type="float">
            <text:p>537513,043478261</text:p>
          </table:table-cell>
          <table:table-cell office:value-type="float" office:value="334786.012991231" calcext:value-type="float">
            <text:p>334786,012991231</text:p>
          </table:table-cell>
          <table:table-cell office:value-type="float" office:value="656316.462238399" calcext:value-type="float">
            <text:p>656316,462238399</text:p>
          </table:table-cell>
          <table:table-cell office:value-type="float" office:value="681326.113334104" calcext:value-type="float">
            <text:p>681326,113334104</text:p>
          </table:table-cell>
          <table:table-cell office:value-type="float" office:value="909348.465298143" calcext:value-type="float">
            <text:p>909348,465298143</text:p>
          </table:table-cell>
          <table:table-cell office:value-type="float" office:value="655.148219610595" calcext:value-type="float">
            <text:p>655,148219610595</text:p>
          </table:table-cell>
          <table:table-cell office:value-type="float" office:value="0" calcext:value-type="float">
            <text:p>0</text:p>
          </table:table-cell>
          <table:table-cell office:value-type="float" office:value="504388.87353781" calcext:value-type="float">
            <text:p>504388,87353781</text:p>
          </table:table-cell>
          <table:table-cell office:value-type="float" office:value="523681.651522398" calcext:value-type="float">
            <text:p>523681,651522398</text:p>
          </table:table-cell>
          <table:table-cell office:value-type="float" office:value="341835.990888383" calcext:value-type="float">
            <text:p>341835,990888383</text:p>
          </table:table-cell>
          <table:table-cell office:value-type="float" office:value="73695.2261306533" calcext:value-type="float">
            <text:p>73695,2261306533</text:p>
          </table:table-cell>
          <table:table-cell office:value-type="float" office:value="0" calcext:value-type="float">
            <text:p>0</text:p>
          </table:table-cell>
          <table:table-cell office:value-type="float" office:value="483711.434587567" calcext:value-type="float">
            <text:p>483711,434587567</text:p>
          </table:table-cell>
          <table:table-cell office:value-type="float" office:value="267926.990204643" calcext:value-type="float">
            <text:p>267926,990204643</text:p>
          </table:table-cell>
          <table:table-cell office:value-type="float" office:value="7878.93238752366" calcext:value-type="float">
            <text:p>7878,93238752366</text:p>
          </table:table-cell>
          <table:table-cell office:value-type="float" office:value="512170.574908925" calcext:value-type="float">
            <text:p>512170,574908925</text:p>
          </table:table-cell>
          <table:table-cell office:value-type="float" office:value="298473.816105769" calcext:value-type="float">
            <text:p>298473,816105769</text:p>
          </table:table-cell>
          <table:table-cell office:value-type="float" office:value="49475.1427221172" calcext:value-type="float">
            <text:p>49475,1427221172</text:p>
          </table:table-cell>
          <table:table-cell office:value-type="float" office:value="132837.154326494" calcext:value-type="float">
            <text:p>132837,154326494</text:p>
          </table:table-cell>
          <table:table-cell office:value-type="float" office:value="65000" calcext:value-type="float">
            <text:p>65000</text:p>
          </table:table-cell>
          <table:table-cell office:value-type="float" office:value="45795.5880398671" calcext:value-type="float">
            <text:p>45795,5880398671</text:p>
          </table:table-cell>
          <table:table-cell office:value-type="float" office:value="186104" calcext:value-type="float">
            <text:p>186104</text:p>
          </table:table-cell>
          <table:table-cell office:value-type="float" office:value="60483.5164835165" calcext:value-type="float">
            <text:p>60483,5164835165</text:p>
          </table:table-cell>
          <table:table-cell office:value-type="float" office:value="161175.398142004" calcext:value-type="float">
            <text:p>161175,398142004</text:p>
          </table:table-cell>
          <table:table-cell office:value-type="float" office:value="124866.747787611" calcext:value-type="float">
            <text:p>124866,747787611</text:p>
          </table:table-cell>
          <table:table-cell office:value-type="float" office:value="424264.821802935" calcext:value-type="float">
            <text:p>424264,821802935</text:p>
          </table:table-cell>
          <table:table-cell office:value-type="float" office:value="53547.1337579618" calcext:value-type="float">
            <text:p>53547,1337579618</text:p>
          </table:table-cell>
          <table:table-cell office:value-type="float" office:value="143728.24003911" calcext:value-type="float">
            <text:p>143728,24003911</text:p>
          </table:table-cell>
          <table:table-cell office:value-type="float" office:value="131180.352996697" calcext:value-type="float">
            <text:p>131180,352996697</text:p>
          </table:table-cell>
          <table:table-cell office:value-type="float" office:value="203965.813782991" calcext:value-type="float">
            <text:p>203965,813782991</text:p>
          </table:table-cell>
          <table:table-cell office:value-type="float" office:value="204216.341842397" calcext:value-type="float">
            <text:p>204216,341842397</text:p>
          </table:table-cell>
          <table:table-cell office:value-type="float" office:value="90719.1220760234" calcext:value-type="float">
            <text:p>90719,1220760234</text:p>
          </table:table-cell>
          <table:table-cell office:value-type="float" office:value="28380.0060532688" calcext:value-type="float">
            <text:p>28380,0060532688</text:p>
          </table:table-cell>
          <table:table-cell office:value-type="float" office:value="359951.423436377" calcext:value-type="float">
            <text:p>359951,423436377</text:p>
          </table:table-cell>
          <table:table-cell office:value-type="float" office:value="34470.4932735426" calcext:value-type="float">
            <text:p>34470,4932735426</text:p>
          </table:table-cell>
          <table:table-cell office:value-type="float" office:value="62248.7154150198" calcext:value-type="float">
            <text:p>62248,7154150198</text:p>
          </table:table-cell>
          <table:table-cell office:value-type="float" office:value="110017.056839475" calcext:value-type="float">
            <text:p>110017,056839475</text:p>
          </table:table-cell>
          <table:table-cell office:value-type="float" office:value="115622.507414645" calcext:value-type="float">
            <text:p>115622,507414645</text:p>
          </table:table-cell>
          <table:table-cell office:value-type="float" office:value="100502.441467676" calcext:value-type="float">
            <text:p>100502,441467676</text:p>
          </table:table-cell>
          <table:table-cell office:value-type="float" office:value="155502.877300613" calcext:value-type="float">
            <text:p>155502,877300613</text:p>
          </table:table-cell>
          <table:table-cell office:value-type="float" office:value="139445.852659111" calcext:value-type="float">
            <text:p>139445,852659111</text:p>
          </table:table-cell>
          <table:table-cell office:value-type="float" office:value="131976.265560166" calcext:value-type="float">
            <text:p>131976,265560166</text:p>
          </table:table-cell>
          <table:table-cell office:value-type="float" office:value="58765.7621707901" calcext:value-type="float">
            <text:p>58765,7621707901</text:p>
          </table:table-cell>
          <table:table-cell office:value-type="float" office:value="66653.1333333333" calcext:value-type="float">
            <text:p>66653,1333333333</text:p>
          </table:table-cell>
          <table:table-cell office:value-type="float" office:value="31250.3947368421" calcext:value-type="float">
            <text:p>31250,3947368421</text:p>
          </table:table-cell>
          <table:table-cell office:value-type="float" office:value="154459.024329502" calcext:value-type="float">
            <text:p>154459,024329502</text:p>
          </table:table-cell>
          <table:table-cell office:value-type="float" office:value="136859.406103286" calcext:value-type="float">
            <text:p>136859,406103286</text:p>
          </table:table-cell>
          <table:table-cell office:value-type="float" office:value="223847.995726496" calcext:value-type="float">
            <text:p>223847,995726496</text:p>
          </table:table-cell>
          <table:table-cell office:value-type="float" office:value="97628.6809282088" calcext:value-type="float">
            <text:p>97628,6809282088</text:p>
          </table:table-cell>
          <table:table-cell office:value-type="float" office:value="419070.293515358" calcext:value-type="float">
            <text:p>419070,293515358</text:p>
          </table:table-cell>
          <table:table-cell office:value-type="float" office:value="144080.122905028" calcext:value-type="float">
            <text:p>144080,122905028</text:p>
          </table:table-cell>
          <table:table-cell office:value-type="float" office:value="37395.8974358974" calcext:value-type="float">
            <text:p>37395,8974358974</text:p>
          </table:table-cell>
          <table:table-cell office:value-type="float" office:value="56481.7654808959" calcext:value-type="float">
            <text:p>56481,7654808959</text:p>
          </table:table-cell>
          <table:table-cell office:value-type="float" office:value="101296.743801653" calcext:value-type="float">
            <text:p>101296,743801653</text:p>
          </table:table-cell>
          <table:table-cell office:value-type="float" office:value="339794.833874108" calcext:value-type="float">
            <text:p>339794,833874108</text:p>
          </table:table-cell>
          <table:table-cell office:value-type="float" office:value="34952.6617418351" calcext:value-type="float">
            <text:p>34952,6617418351</text:p>
          </table:table-cell>
          <table:table-cell office:value-type="float" office:value="69778.2450032237" calcext:value-type="float">
            <text:p>69778,2450032237</text:p>
          </table:table-cell>
          <table:table-cell office:value-type="float" office:value="249290.077329491" calcext:value-type="float">
            <text:p>249290,077329491</text:p>
          </table:table-cell>
          <table:table-cell office:value-type="float" office:value="8664.35557397431" calcext:value-type="float">
            <text:p>8664,35557397431</text:p>
          </table:table-cell>
          <table:table-cell office:value-type="float" office:value="275074.939863162" calcext:value-type="float">
            <text:p>275074,939863162</text:p>
          </table:table-cell>
          <table:table-cell office:value-type="float" office:value="88085.2581967213" calcext:value-type="float">
            <text:p>88085,2581967213</text:p>
          </table:table-cell>
          <table:table-cell office:value-type="float" office:value="121507.95718939" calcext:value-type="float">
            <text:p>121507,95718939</text:p>
          </table:table-cell>
          <table:table-cell office:value-type="float" office:value="21064" calcext:value-type="float">
            <text:p>21064</text:p>
          </table:table-cell>
          <table:table-cell office:value-type="float" office:value="46203.0120481928" calcext:value-type="float">
            <text:p>46203,0120481928</text:p>
          </table:table-cell>
          <table:table-cell office:value-type="float" office:value="55537.6262626263" calcext:value-type="float">
            <text:p>55537,6262626263</text:p>
          </table:table-cell>
          <table:table-cell office:value-type="float" office:value="4634.80825958702" calcext:value-type="float">
            <text:p>4634,80825958702</text:p>
          </table:table-cell>
          <table:table-cell office:value-type="float" office:value="48511.1039719626" calcext:value-type="float">
            <text:p>48511,1039719626</text:p>
          </table:table-cell>
          <table:table-cell office:value-type="float" office:value="243855.463558414" calcext:value-type="float">
            <text:p>243855,463558414</text:p>
          </table:table-cell>
          <table:table-cell office:value-type="float" office:value="20772.6804123711" calcext:value-type="float">
            <text:p>20772,6804123711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5488.991430455" calcext:value-type="float">
            <text:p>115488,991430455</text:p>
          </table:table-cell>
          <table:table-cell office:value-type="float" office:value="59779.7242963814" calcext:value-type="float">
            <text:p>59779,7242963814</text:p>
          </table:table-cell>
          <table:table-cell office:value-type="float" office:value="439307.392809075" calcext:value-type="float">
            <text:p>439307,392809075</text:p>
          </table:table-cell>
          <table:table-cell office:value-type="float" office:value="117083.952254642" calcext:value-type="float">
            <text:p>117083,952254642</text:p>
          </table:table-cell>
          <table:table-cell office:value-type="float" office:value="315380.671885192" calcext:value-type="float">
            <text:p>315380,671885192</text:p>
          </table:table-cell>
          <table:table-cell office:value-type="float" office:value="177367.549668874" calcext:value-type="float">
            <text:p>177367,549668874</text:p>
          </table:table-cell>
          <table:table-cell office:value-type="float" office:value="87369.2033739456" calcext:value-type="float">
            <text:p>87369,2033739456</text:p>
          </table:table-cell>
          <table:table-cell office:value-type="float" office:value="113215.109170306" calcext:value-type="float">
            <text:p>113215,109170306</text:p>
          </table:table-cell>
          <table:table-cell office:value-type="float" office:value="61504.2937324602" calcext:value-type="float">
            <text:p>61504,2937324602</text:p>
          </table:table-cell>
          <table:table-cell office:value-type="float" office:value="202425.893342391" calcext:value-type="float">
            <text:p>202425,893342391</text:p>
          </table:table-cell>
          <table:table-cell office:value-type="float" office:value="28471.2791625125" calcext:value-type="float">
            <text:p>28471,2791625125</text:p>
          </table:table-cell>
          <table:table-cell office:value-type="float" office:value="217300.049198385" calcext:value-type="float">
            <text:p>217300,049198385</text:p>
          </table:table-cell>
          <table:table-cell office:value-type="float" office:value="482494.648526077" calcext:value-type="float">
            <text:p>482494,648526077</text:p>
          </table:table-cell>
          <table:table-cell office:value-type="float" office:value="177978.257588187" calcext:value-type="float">
            <text:p>177978,257588187</text:p>
          </table:table-cell>
          <table:table-cell office:value-type="float" office:value="224777.340997524" calcext:value-type="float">
            <text:p>224777,340997524</text:p>
          </table:table-cell>
          <table:table-cell office:value-type="float" office:value="136439.911048689" calcext:value-type="float">
            <text:p>136439,911048689</text:p>
          </table:table-cell>
          <table:table-cell office:value-type="float" office:value="96191.1265969803" calcext:value-type="float">
            <text:p>96191,1265969803</text:p>
          </table:table-cell>
          <table:table-cell office:value-type="float" office:value="63169.7959183673" calcext:value-type="float">
            <text:p>63169,7959183673</text:p>
          </table:table-cell>
          <table:table-cell office:value-type="float" office:value="48154.5822102426" calcext:value-type="float">
            <text:p>48154,5822102426</text:p>
          </table:table-cell>
          <table:table-cell office:value-type="float" office:value="166086.71065033" calcext:value-type="float">
            <text:p>166086,71065033</text:p>
          </table:table-cell>
          <table:table-cell office:value-type="float" office:value="365953.317095588" calcext:value-type="float">
            <text:p>365953,317095588</text:p>
          </table:table-cell>
          <table:table-cell office:value-type="float" office:value="324626.424392097" calcext:value-type="float">
            <text:p>324626,424392097</text:p>
          </table:table-cell>
          <table:table-cell office:value-type="float" office:value="45256.1802252816" calcext:value-type="float">
            <text:p>45256,1802252816</text:p>
          </table:table-cell>
          <table:table-cell office:value-type="float" office:value="107694.303664921" calcext:value-type="float">
            <text:p>107694,303664921</text:p>
          </table:table-cell>
          <table:table-cell office:value-type="float" office:value="487716.292475728" calcext:value-type="float">
            <text:p>487716,292475728</text:p>
          </table:table-cell>
          <table:table-cell office:value-type="float" office:value="263979.293924466" calcext:value-type="float">
            <text:p>263979,293924466</text:p>
          </table:table-cell>
          <table:table-cell office:value-type="float" office:value="24857.4035768153" calcext:value-type="float">
            <text:p>24857,4035768153</text:p>
          </table:table-cell>
          <table:table-cell office:value-type="float" office:value="46962.4669603524" calcext:value-type="float">
            <text:p>46962,4669603524</text:p>
          </table:table-cell>
          <table:table-cell office:value-type="float" office:value="105178.266561927" calcext:value-type="float">
            <text:p>105178,266561927</text:p>
          </table:table-cell>
          <table:table-cell office:value-type="float" office:value="63469.7216494845" calcext:value-type="float">
            <text:p>63469,7216494845</text:p>
          </table:table-cell>
          <table:table-cell office:value-type="float" office:value="154419.115440115" calcext:value-type="float">
            <text:p>154419,115440115</text:p>
          </table:table-cell>
          <table:table-cell office:value-type="float" office:value="189252.369380316" calcext:value-type="float">
            <text:p>189252,369380316</text:p>
          </table:table-cell>
          <table:table-cell office:value-type="float" office:value="198992.134218289" calcext:value-type="float">
            <text:p>198992,134218289</text:p>
          </table:table-cell>
          <table:table-cell office:value-type="float" office:value="333988.878453039" calcext:value-type="float">
            <text:p>333988,878453039</text:p>
          </table:table-cell>
          <table:table-cell office:value-type="float" office:value="45709.4736842105" calcext:value-type="float">
            <text:p>45709,4736842105</text:p>
          </table:table-cell>
          <table:table-cell office:value-type="float" office:value="154157.918910358" calcext:value-type="float">
            <text:p>154157,918910358</text:p>
          </table:table-cell>
          <table:table-cell office:value-type="float" office:value="103904.585722316" calcext:value-type="float">
            <text:p>103904,585722316</text:p>
          </table:table-cell>
          <table:table-cell office:value-type="float" office:value="40051.0357403355" calcext:value-type="float">
            <text:p>40051,0357403355</text:p>
          </table:table-cell>
          <table:table-cell office:value-type="float" office:value="58119.5436934998" calcext:value-type="float">
            <text:p>58119,5436934998</text:p>
          </table:table-cell>
          <table:table-cell office:value-type="float" office:value="28058.1399709067" calcext:value-type="float">
            <text:p>28058,1399709067</text:p>
          </table:table-cell>
          <table:table-cell office:value-type="float" office:value="58463.139019301" calcext:value-type="float">
            <text:p>58463,139019301</text:p>
          </table:table-cell>
          <table:table-cell office:value-type="float" office:value="42496.5162520064" calcext:value-type="float">
            <text:p>42496,5162520064</text:p>
          </table:table-cell>
          <table:table-cell office:value-type="float" office:value="66566.0619860848" calcext:value-type="float">
            <text:p>66566,0619860848</text:p>
          </table:table-cell>
          <table:table-cell office:value-type="float" office:value="45501.3685756241" calcext:value-type="float">
            <text:p>45501,3685756241</text:p>
          </table:table-cell>
          <table:table-cell office:value-type="float" office:value="32772.9766990291" calcext:value-type="float">
            <text:p>32772,9766990291</text:p>
          </table:table-cell>
          <table:table-cell office:value-type="float" office:value="95883.1914580265" calcext:value-type="float">
            <text:p>95883,1914580265</text:p>
          </table:table-cell>
          <table:table-cell office:value-type="float" office:value="97675.3383974303" calcext:value-type="float">
            <text:p>97675,3383974303</text:p>
          </table:table-cell>
          <table:table-cell office:value-type="float" office:value="60657.9647887324" calcext:value-type="float">
            <text:p>60657,9647887324</text:p>
          </table:table-cell>
          <table:table-cell office:value-type="float" office:value="39676.4170548191" calcext:value-type="float">
            <text:p>39676,4170548191</text:p>
          </table:table-cell>
          <table:table-cell office:value-type="float" office:value="34236.2829773869" calcext:value-type="float">
            <text:p>34236,2829773869</text:p>
          </table:table-cell>
          <table:table-cell office:value-type="float" office:value="33828.0423253442" calcext:value-type="float">
            <text:p>33828,0423253442</text:p>
          </table:table-cell>
          <table:table-cell office:value-type="float" office:value="176599.933439143" calcext:value-type="float">
            <text:p>176599,933439143</text:p>
          </table:table-cell>
          <table:table-cell office:value-type="float" office:value="35924.0108892922" calcext:value-type="float">
            <text:p>35924,0108892922</text:p>
          </table:table-cell>
          <table:table-cell office:value-type="float" office:value="47785.4129858657" calcext:value-type="float">
            <text:p>47785,4129858657</text:p>
          </table:table-cell>
          <table:table-cell office:value-type="float" office:value="132533.209579586" calcext:value-type="float">
            <text:p>132533,209579586</text:p>
          </table:table-cell>
          <table:table-cell office:value-type="float" office:value="34195.641509434" calcext:value-type="float">
            <text:p>34195,641509434</text:p>
          </table:table-cell>
          <table:table-cell office:value-type="float" office:value="117430.324870912" calcext:value-type="float">
            <text:p>117430,324870912</text:p>
          </table:table-cell>
          <table:table-cell office:value-type="float" office:value="141051.540991614" calcext:value-type="float">
            <text:p>141051,540991614</text:p>
          </table:table-cell>
          <table:table-cell office:value-type="float" office:value="46318.5757225434" calcext:value-type="float">
            <text:p>46318,5757225434</text:p>
          </table:table-cell>
          <table:table-cell office:value-type="float" office:value="94636.0576923077" calcext:value-type="float">
            <text:p>94636,0576923077</text:p>
          </table:table-cell>
          <table:table-cell office:value-type="float" office:value="4491.3541432742" calcext:value-type="float">
            <text:p>4491,3541432742</text:p>
          </table:table-cell>
          <table:table-cell office:value-type="float" office:value="13903.821656051" calcext:value-type="float">
            <text:p>13903,821656051</text:p>
          </table:table-cell>
          <table:table-cell office:value-type="float" office:value="44157.1763050153" calcext:value-type="float">
            <text:p>44157,1763050153</text:p>
          </table:table-cell>
          <table:table-cell office:value-type="float" office:value="99801.6666666667" calcext:value-type="float">
            <text:p>99801,6666666667</text:p>
          </table:table-cell>
          <table:table-cell office:value-type="float" office:value="70485.2834179357" calcext:value-type="float">
            <text:p>70485,2834179357</text:p>
          </table:table-cell>
          <table:table-cell office:value-type="float" office:value="14205.764371895" calcext:value-type="float">
            <text:p>14205,764371895</text:p>
          </table:table-cell>
          <table:table-cell office:value-type="float" office:value="57022.498743087" calcext:value-type="float">
            <text:p>57022,498743087</text:p>
          </table:table-cell>
          <table:table-cell office:value-type="float" office:value="43435.8918582971" calcext:value-type="float">
            <text:p>43435,8918582971</text:p>
          </table:table-cell>
          <table:table-cell office:value-type="float" office:value="152415.269953052" calcext:value-type="float">
            <text:p>152415,269953052</text:p>
          </table:table-cell>
          <table:table-cell office:value-type="float" office:value="67373.7739872068" calcext:value-type="float">
            <text:p>67373,7739872068</text:p>
          </table:table-cell>
          <table:table-cell office:value-type="float" office:value="28165.5861956166" calcext:value-type="float">
            <text:p>28165,5861956166</text:p>
          </table:table-cell>
          <table:table-cell office:value-type="float" office:value="52884.0489482201" calcext:value-type="float">
            <text:p>52884,0489482201</text:p>
          </table:table-cell>
          <table:table-cell office:value-type="float" office:value="28812.5786163522" calcext:value-type="float">
            <text:p>28812,5786163522</text:p>
          </table:table-cell>
          <table:table-cell office:value-type="float" office:value="54762.52042007" calcext:value-type="float">
            <text:p>54762,52042007</text:p>
          </table:table-cell>
          <table:table-cell office:value-type="float" office:value="41565.2576802508" calcext:value-type="float">
            <text:p>41565,2576802508</text:p>
          </table:table-cell>
          <table:table-cell office:value-type="float" office:value="78243.2849212407" calcext:value-type="float">
            <text:p>78243,2849212407</text:p>
          </table:table-cell>
          <table:table-cell office:value-type="float" office:value="39190.9282700422" calcext:value-type="float">
            <text:p>39190,9282700422</text:p>
          </table:table-cell>
          <table:table-cell office:value-type="float" office:value="32625.7498846331" calcext:value-type="float">
            <text:p>32625,7498846331</text:p>
          </table:table-cell>
          <table:table-cell office:value-type="float" office:value="123817.269595177" calcext:value-type="float">
            <text:p>123817,269595177</text:p>
          </table:table-cell>
          <table:table-cell office:value-type="float" office:value="63680.170575693" calcext:value-type="float">
            <text:p>63680,170575693</text:p>
          </table:table-cell>
          <table:table-cell office:value-type="float" office:value="24275.6168359942" calcext:value-type="float">
            <text:p>24275,6168359942</text:p>
          </table:table-cell>
          <table:table-cell office:value-type="float" office:value="65588.3259911894" calcext:value-type="float">
            <text:p>65588,3259911894</text:p>
          </table:table-cell>
          <table:table-cell office:value-type="float" office:value="40355.9612518629" calcext:value-type="float">
            <text:p>40355,9612518629</text:p>
          </table:table-cell>
          <table:table-cell office:value-type="float" office:value="43330.9695290859" calcext:value-type="float">
            <text:p>43330,9695290859</text:p>
          </table:table-cell>
          <table:table-cell office:value-type="float" office:value="21054.2790542791" calcext:value-type="float">
            <text:p>21054,2790542791</text:p>
          </table:table-cell>
          <table:table-cell office:value-type="float" office:value="67701.3333333333" calcext:value-type="float">
            <text:p>67701,3333333333</text:p>
          </table:table-cell>
          <table:table-cell office:value-type="float" office:value="6412.5" calcext:value-type="float">
            <text:p>6412,5</text:p>
          </table:table-cell>
          <table:table-cell office:value-type="float" office:value="33310.692669805" calcext:value-type="float">
            <text:p>33310,692669805</text:p>
          </table:table-cell>
          <table:table-cell office:value-type="float" office:value="86511.1971830986" calcext:value-type="float">
            <text:p>86511,1971830986</text:p>
          </table:table-cell>
          <table:table-cell office:value-type="float" office:value="62450.1020408163" calcext:value-type="float">
            <text:p>62450,1020408163</text:p>
          </table:table-cell>
          <table:table-cell office:value-type="float" office:value="57621.5053003534" calcext:value-type="float">
            <text:p>57621,5053003534</text:p>
          </table:table-cell>
          <table:table-cell office:value-type="float" office:value="45693.7365937366" calcext:value-type="float">
            <text:p>45693,7365937366</text:p>
          </table:table-cell>
          <table:table-cell office:value-type="float" office:value="76075" calcext:value-type="float">
            <text:p>76075</text:p>
          </table:table-cell>
          <table:table-cell office:value-type="float" office:value="9634.65085638999" calcext:value-type="float">
            <text:p>9634,65085638999</text:p>
          </table:table-cell>
          <table:table-cell office:value-type="float" office:value="290771.238938053" calcext:value-type="float">
            <text:p>290771,238938053</text:p>
          </table:table-cell>
          <table:table-cell office:value-type="float" office:value="29194.6992864424" calcext:value-type="float">
            <text:p>29194,6992864424</text:p>
          </table:table-cell>
          <table:table-cell office:value-type="float" office:value="21789.0973916307" calcext:value-type="float">
            <text:p>21789,0973916307</text:p>
          </table:table-cell>
          <table:table-cell office:value-type="float" office:value="110376.528829354" calcext:value-type="float">
            <text:p>110376,528829354</text:p>
          </table:table-cell>
          <table:table-cell office:value-type="float" office:value="22659.922928709" calcext:value-type="float">
            <text:p>22659,922928709</text:p>
          </table:table-cell>
          <table:table-cell office:value-type="float" office:value="170494.548012663" calcext:value-type="float">
            <text:p>170494,548012663</text:p>
          </table:table-cell>
          <table:table-cell office:value-type="float" office:value="74519.7222222222" calcext:value-type="float">
            <text:p>74519,7222222222</text:p>
          </table:table-cell>
          <table:table-cell office:value-type="float" office:value="131631.054461182" calcext:value-type="float">
            <text:p>131631,054461182</text:p>
          </table:table-cell>
          <table:table-cell office:value-type="float" office:value="56258.8691159587" calcext:value-type="float">
            <text:p>56258,8691159587</text:p>
          </table:table-cell>
          <table:table-cell office:value-type="float" office:value="172676.945668135" calcext:value-type="float">
            <text:p>172676,945668135</text:p>
          </table:table-cell>
          <table:table-cell office:value-type="float" office:value="60651.6900247321" calcext:value-type="float">
            <text:p>60651,6900247321</text:p>
          </table:table-cell>
          <table:table-cell office:value-type="float" office:value="6217.63255240444" calcext:value-type="float">
            <text:p>6217,63255240444</text:p>
          </table:table-cell>
          <table:table-cell office:value-type="float" office:value="58787.6069555617" calcext:value-type="float">
            <text:p>58787,6069555617</text:p>
          </table:table-cell>
          <table:table-cell office:value-type="float" office:value="611112.372256067" calcext:value-type="float">
            <text:p>611112,372256067</text:p>
          </table:table-cell>
          <table:table-cell office:value-type="float" office:value="4723.42487883683" calcext:value-type="float">
            <text:p>4723,42487883683</text:p>
          </table:table-cell>
          <table:table-cell office:value-type="float" office:value="114528.117359413" calcext:value-type="float">
            <text:p>114528,117359413</text:p>
          </table:table-cell>
          <table:table-cell office:value-type="float" office:value="67114.9425287356" calcext:value-type="float">
            <text:p>67114,9425287356</text:p>
          </table:table-cell>
          <table:table-cell office:value-type="float" office:value="56777.7777777778" calcext:value-type="float">
            <text:p>56777,7777777778</text:p>
          </table:table-cell>
          <table:table-cell office:value-type="float" office:value="44018.7375178317" calcext:value-type="float">
            <text:p>44018,7375178317</text:p>
          </table:table-cell>
          <table:table-cell office:value-type="float" office:value="47101.3539651838" calcext:value-type="float">
            <text:p>47101,3539651838</text:p>
          </table:table-cell>
          <table:table-cell office:value-type="float" office:value="20379.746835443" calcext:value-type="float">
            <text:p>20379,746835443</text:p>
          </table:table-cell>
          <table:table-cell office:value-type="float" office:value="46145.0980392157" calcext:value-type="float">
            <text:p>46145,0980392157</text:p>
          </table:table-cell>
          <table:table-cell office:value-type="float" office:value="88423.1299849105" calcext:value-type="float">
            <text:p>88423,1299849105</text:p>
          </table:table-cell>
          <table:table-cell office:value-type="float" office:value="49199.842519685" calcext:value-type="float">
            <text:p>49199,842519685</text:p>
          </table:table-cell>
          <table:table-cell office:value-type="float" office:value="29084.1750841751" calcext:value-type="float">
            <text:p>29084,1750841751</text:p>
          </table:table-cell>
          <table:table-cell office:value-type="float" office:value="22268.6590038314" calcext:value-type="float">
            <text:p>22268,6590038314</text:p>
          </table:table-cell>
          <table:table-cell office:value-type="float" office:value="74299.2277992278" calcext:value-type="float">
            <text:p>74299,2277992278</text:p>
          </table:table-cell>
          <table:table-cell office:value-type="float" office:value="97679.797979798" calcext:value-type="float">
            <text:p>97679,797979798</text:p>
          </table:table-cell>
          <table:table-cell office:value-type="float" office:value="64554.207537429" calcext:value-type="float">
            <text:p>64554,207537429</text:p>
          </table:table-cell>
          <table:table-cell office:value-type="float" office:value="96152.2759267949" calcext:value-type="float">
            <text:p>96152,2759267949</text:p>
          </table:table-cell>
          <table:table-cell office:value-type="float" office:value="52691.6076845298" calcext:value-type="float">
            <text:p>52691,6076845298</text:p>
          </table:table-cell>
          <table:table-cell office:value-type="float" office:value="88221.5343306483" calcext:value-type="float">
            <text:p>88221,5343306483</text:p>
          </table:table-cell>
          <table:table-cell office:value-type="float" office:value="115100.834938985" calcext:value-type="float">
            <text:p>115100,834938985</text:p>
          </table:table-cell>
          <table:table-cell office:value-type="float" office:value="19780.6113537118" calcext:value-type="float">
            <text:p>19780,6113537118</text:p>
          </table:table-cell>
          <table:table-cell office:value-type="float" office:value="54472.6082817706" calcext:value-type="float">
            <text:p>54472,6082817706</text:p>
          </table:table-cell>
          <table:table-cell office:value-type="float" office:value="55646.2553612669" calcext:value-type="float">
            <text:p>55646,2553612669</text:p>
          </table:table-cell>
          <table:table-cell office:value-type="float" office:value="23628.379568472" calcext:value-type="float">
            <text:p>23628,379568472</text:p>
          </table:table-cell>
          <table:table-cell office:value-type="float" office:value="3437.33613004719" calcext:value-type="float">
            <text:p>3437,33613004719</text:p>
          </table:table-cell>
          <table:table-cell office:value-type="float" office:value="34004.0096785344" calcext:value-type="float">
            <text:p>34004,0096785344</text:p>
          </table:table-cell>
          <table:table-cell office:value-type="float" office:value="144469.841269841" calcext:value-type="float">
            <text:p>144469,841269841</text:p>
          </table:table-cell>
          <table:table-cell office:value-type="float" office:value="60342.1348314607" calcext:value-type="float">
            <text:p>60342,1348314607</text:p>
          </table:table-cell>
          <table:table-cell office:value-type="float" office:value="27019.9386503067" calcext:value-type="float">
            <text:p>27019,9386503067</text:p>
          </table:table-cell>
          <table:table-cell office:value-type="float" office:value="15943.9324116743" calcext:value-type="float">
            <text:p>15943,9324116743</text:p>
          </table:table-cell>
          <table:table-cell office:value-type="float" office:value="13959.2261904762" calcext:value-type="float">
            <text:p>13959,2261904762</text:p>
          </table:table-cell>
          <table:table-cell office:value-type="float" office:value="70869.0918553214" calcext:value-type="float">
            <text:p>70869,0918553214</text:p>
          </table:table-cell>
          <table:table-cell office:value-type="float" office:value="16937.0430281462" calcext:value-type="float">
            <text:p>16937,0430281462</text:p>
          </table:table-cell>
          <table:table-cell office:value-type="float" office:value="40629.8363095238" calcext:value-type="float">
            <text:p>40629,8363095238</text:p>
          </table:table-cell>
          <table:table-cell office:value-type="float" office:value="44509.9283520983" calcext:value-type="float">
            <text:p>44509,9283520983</text:p>
          </table:table-cell>
          <table:table-cell office:value-type="float" office:value="234816.220857432" calcext:value-type="float">
            <text:p>234816,220857432</text:p>
          </table:table-cell>
          <table:table-cell office:value-type="float" office:value="265023.590293279" calcext:value-type="float">
            <text:p>265023,590293279</text:p>
          </table:table-cell>
          <table:table-cell office:value-type="float" office:value="52414.1447368421" calcext:value-type="float">
            <text:p>52414,1447368421</text:p>
          </table:table-cell>
          <table:table-cell office:value-type="float" office:value="19362.3709025595" calcext:value-type="float">
            <text:p>19362,3709025595</text:p>
          </table:table-cell>
          <table:table-cell office:value-type="float" office:value="29975.6634304207" calcext:value-type="float">
            <text:p>29975,6634304207</text:p>
          </table:table-cell>
          <table:table-cell office:value-type="float" office:value="68987.7300613497" calcext:value-type="float">
            <text:p>68987,7300613497</text:p>
          </table:table-cell>
          <table:table-cell office:value-type="float" office:value="44536.877394636" calcext:value-type="float">
            <text:p>44536,877394636</text:p>
          </table:table-cell>
          <table:table-cell office:value-type="float" office:value="42739.1677391677" calcext:value-type="float">
            <text:p>42739,1677391677</text:p>
          </table:table-cell>
          <table:table-cell office:value-type="float" office:value="34797.4987133299" calcext:value-type="float">
            <text:p>34797,4987133299</text:p>
          </table:table-cell>
          <table:table-cell office:value-type="float" office:value="63373.9408579758" calcext:value-type="float">
            <text:p>63373,9408579758</text:p>
          </table:table-cell>
          <table:table-cell office:value-type="float" office:value="35311.5183246073" calcext:value-type="float">
            <text:p>35311,5183246073</text:p>
          </table:table-cell>
          <table:table-cell office:value-type="float" office:value="52719.3348115299" calcext:value-type="float">
            <text:p>52719,3348115299</text:p>
          </table:table-cell>
          <table:table-cell office:value-type="float" office:value="85646.5255731922" calcext:value-type="float">
            <text:p>85646,5255731922</text:p>
          </table:table-cell>
          <table:table-cell office:value-type="float" office:value="42784" calcext:value-type="float">
            <text:p>42784</text:p>
          </table:table-cell>
          <table:table-cell office:value-type="float" office:value="54752.4539877301" calcext:value-type="float">
            <text:p>54752,4539877301</text:p>
          </table:table-cell>
          <table:table-cell office:value-type="float" office:value="15520.1109570042" calcext:value-type="float">
            <text:p>15520,1109570042</text:p>
          </table:table-cell>
          <table:table-cell office:value-type="float" office:value="21044.06659582" calcext:value-type="float">
            <text:p>21044,06659582</text:p>
          </table:table-cell>
          <table:table-cell office:value-type="float" office:value="17619.0971499896" calcext:value-type="float">
            <text:p>17619,0971499896</text:p>
          </table:table-cell>
          <table:table-cell office:value-type="float" office:value="44739.4383394383" calcext:value-type="float">
            <text:p>44739,4383394383</text:p>
          </table:table-cell>
          <table:table-cell office:value-type="float" office:value="23208.1502197363" calcext:value-type="float">
            <text:p>23208,1502197363</text:p>
          </table:table-cell>
          <table:table-cell office:value-type="float" office:value="6840.53389532842" calcext:value-type="float">
            <text:p>6840,53389532842</text:p>
          </table:table-cell>
          <table:table-cell office:value-type="float" office:value="72067.0689252336" calcext:value-type="float">
            <text:p>72067,0689252336</text:p>
          </table:table-cell>
          <table:table-cell office:value-type="float" office:value="404204.761870532" calcext:value-type="float">
            <text:p>404204,761870532</text:p>
          </table:table-cell>
          <table:table-cell office:value-type="float" office:value="87412.0618411806" calcext:value-type="float">
            <text:p>87412,0618411806</text:p>
          </table:table-cell>
          <table:table-cell office:value-type="float" office:value="19901.1376021798" calcext:value-type="float">
            <text:p>19901,1376021798</text:p>
          </table:table-cell>
          <table:table-cell office:value-type="float" office:value="61010.9692859992" calcext:value-type="float">
            <text:p>61010,9692859992</text:p>
          </table:table-cell>
          <table:table-cell office:value-type="float" office:value="22978.7453679195" calcext:value-type="float">
            <text:p>22978,7453679195</text:p>
          </table:table-cell>
          <table:table-cell office:value-type="float" office:value="138138.948662773" calcext:value-type="float">
            <text:p>138138,948662773</text:p>
          </table:table-cell>
          <table:table-cell office:value-type="float" office:value="46246.1213401751" calcext:value-type="float">
            <text:p>46246,1213401751</text:p>
          </table:table-cell>
          <table:table-cell office:value-type="float" office:value="39938.0208333333" calcext:value-type="float">
            <text:p>39938,0208333333</text:p>
          </table:table-cell>
          <table:table-cell office:value-type="float" office:value="48270.9056603774" calcext:value-type="float">
            <text:p>48270,9056603774</text:p>
          </table:table-cell>
          <table:table-cell office:value-type="float" office:value="26233.4472285497" calcext:value-type="float">
            <text:p>26233,4472285497</text:p>
          </table:table-cell>
          <table:table-cell office:value-type="float" office:value="69763.8280616383" calcext:value-type="float">
            <text:p>69763,8280616383</text:p>
          </table:table-cell>
          <table:table-cell office:value-type="float" office:value="4813.02107728337" calcext:value-type="float">
            <text:p>4813,02107728337</text:p>
          </table:table-cell>
          <table:table-cell office:value-type="float" office:value="3314.91712707182" calcext:value-type="float">
            <text:p>3314,91712707182</text:p>
          </table:table-cell>
          <table:table-cell office:value-type="float" office:value="33143.8542310068" calcext:value-type="float">
            <text:p>33143,8542310068</text:p>
          </table:table-cell>
          <table:table-cell office:value-type="float" office:value="55098.4455958549" calcext:value-type="float">
            <text:p>55098,4455958549</text:p>
          </table:table-cell>
          <table:table-cell office:value-type="float" office:value="72847.8823149046" calcext:value-type="float">
            <text:p>72847,8823149046</text:p>
          </table:table-cell>
          <table:table-cell office:value-type="float" office:value="88673.0307576894" calcext:value-type="float">
            <text:p>88673,0307576894</text:p>
          </table:table-cell>
          <table:table-cell office:value-type="float" office:value="20485.197368421" calcext:value-type="float">
            <text:p>20485,197368421</text:p>
          </table:table-cell>
          <table:table-cell office:value-type="float" office:value="30379.3881644935" calcext:value-type="float">
            <text:p>30379,3881644935</text:p>
          </table:table-cell>
          <table:table-cell office:value-type="float" office:value="53757.5184275184" calcext:value-type="float">
            <text:p>53757,5184275184</text:p>
          </table:table-cell>
          <table:table-cell office:value-type="float" office:value="51585.7294994675" calcext:value-type="float">
            <text:p>51585,7294994675</text:p>
          </table:table-cell>
          <table:table-cell office:value-type="float" office:value="14479.7116644823" calcext:value-type="float">
            <text:p>14479,7116644823</text:p>
          </table:table-cell>
          <table:table-cell office:value-type="float" office:value="188230.247856586" calcext:value-type="float">
            <text:p>188230,247856586</text:p>
          </table:table-cell>
          <table:table-cell office:value-type="float" office:value="11238.446969697" calcext:value-type="float">
            <text:p>11238,446969697</text:p>
          </table:table-cell>
          <table:table-cell office:value-type="float" office:value="3488.26923076923" calcext:value-type="float">
            <text:p>3488,26923076923</text:p>
          </table:table-cell>
          <table:table-cell office:value-type="float" office:value="16499.7902097902" calcext:value-type="float">
            <text:p>16499,7902097902</text:p>
          </table:table-cell>
          <table:table-cell office:value-type="float" office:value="82783.8827838828" calcext:value-type="float">
            <text:p>82783,8827838828</text:p>
          </table:table-cell>
          <table:table-cell office:value-type="float" office:value="8163.67288378766" calcext:value-type="float">
            <text:p>8163,67288378766</text:p>
          </table:table-cell>
          <table:table-cell office:value-type="float" office:value="44577.2727272727" calcext:value-type="float">
            <text:p>44577,2727272727</text:p>
          </table:table-cell>
          <table:table-cell office:value-type="float" office:value="0" calcext:value-type="float">
            <text:p>0</text:p>
          </table:table-cell>
          <table:table-cell office:value-type="float" office:value="6795.55555555556" calcext:value-type="float">
            <text:p>6795,55555555556</text:p>
          </table:table-cell>
          <table:table-cell office:value-type="float" office:value="14416.6123778502" calcext:value-type="float">
            <text:p>14416,6123778502</text:p>
          </table:table-cell>
          <table:table-cell office:value-type="float" office:value="48993.1578947368" calcext:value-type="float">
            <text:p>48993,1578947368</text:p>
          </table:table-cell>
          <table:table-cell office:value-type="float" office:value="9660.79278028462" calcext:value-type="float">
            <text:p>9660,79278028462</text:p>
          </table:table-cell>
          <table:table-cell office:value-type="float" office:value="448945" calcext:value-type="float">
            <text:p>448945</text:p>
          </table:table-cell>
          <table:table-cell office:value-type="float" office:value="12666.4006568145" calcext:value-type="float">
            <text:p>12666,4006568145</text:p>
          </table:table-cell>
          <table:table-cell office:value-type="float" office:value="113754.509687034" calcext:value-type="float">
            <text:p>113754,509687034</text:p>
          </table:table-cell>
          <table:table-cell office:value-type="float" office:value="60796.5881397238" calcext:value-type="float">
            <text:p>60796,5881397238</text:p>
          </table:table-cell>
          <table:table-cell office:value-type="float" office:value="62819.0448047871" calcext:value-type="float">
            <text:p>62819,0448047871</text:p>
          </table:table-cell>
          <table:table-cell office:value-type="float" office:value="13995.6822107081" calcext:value-type="float">
            <text:p>13995,6822107081</text:p>
          </table:table-cell>
          <table:table-cell office:value-type="float" office:value="14127.969924812" calcext:value-type="float">
            <text:p>14127,969924812</text:p>
          </table:table-cell>
          <table:table-cell office:value-type="float" office:value="3930.25447690858" calcext:value-type="float">
            <text:p>3930,25447690858</text:p>
          </table:table-cell>
          <table:table-cell office:value-type="float" office:value="16298.6596194503" calcext:value-type="float">
            <text:p>16298,6596194503</text:p>
          </table:table-cell>
          <table:table-cell office:value-type="float" office:value="12927.7961614825" calcext:value-type="float">
            <text:p>12927,7961614825</text:p>
          </table:table-cell>
          <table:table-cell office:value-type="float" office:value="69639.751552795" calcext:value-type="float">
            <text:p>69639,751552795</text:p>
          </table:table-cell>
          <table:table-cell office:value-type="float" office:value="4473.33333333333" calcext:value-type="float">
            <text:p>4473,33333333333</text:p>
          </table:table-cell>
          <table:table-cell office:value-type="float" office:value="6006.57791699295" calcext:value-type="float">
            <text:p>6006,57791699295</text:p>
          </table:table-cell>
          <table:table-cell office:value-type="float" office:value="6808.22179732314" calcext:value-type="float">
            <text:p>6808,22179732314</text:p>
          </table:table-cell>
          <table:table-cell office:value-type="float" office:value="6235.29411764706" calcext:value-type="float">
            <text:p>6235,29411764706</text:p>
          </table:table-cell>
          <table:table-cell office:value-type="float" office:value="26164.6122655854" calcext:value-type="float">
            <text:p>26164,6122655854</text:p>
          </table:table-cell>
          <table:table-cell office:value-type="float" office:value="16138.5838926174" calcext:value-type="float">
            <text:p>16138,5838926174</text:p>
          </table:table-cell>
          <table:table-cell office:value-type="float" office:value="21654.2452830189" calcext:value-type="float">
            <text:p>21654,2452830189</text:p>
          </table:table-cell>
          <table:table-cell office:value-type="float" office:value="78263.1341719077" calcext:value-type="float">
            <text:p>78263,1341719077</text:p>
          </table:table-cell>
          <table:table-cell office:value-type="float" office:value="35171.5126811594" calcext:value-type="float">
            <text:p>35171,5126811594</text:p>
          </table:table-cell>
          <table:table-cell office:value-type="float" office:value="9782.60869565217" calcext:value-type="float">
            <text:p>9782,60869565217</text:p>
          </table:table-cell>
          <table:table-cell office:value-type="float" office:value="16250.6902263943" calcext:value-type="float">
            <text:p>16250,6902263943</text:p>
          </table:table-cell>
          <table:table-cell office:value-type="float" office:value="4687.86808009423" calcext:value-type="float">
            <text:p>4687,86808009423</text:p>
          </table:table-cell>
          <table:table-cell office:value-type="float" office:value="17949.8360655738" calcext:value-type="float">
            <text:p>17949,8360655738</text:p>
          </table:table-cell>
          <table:table-cell office:value-type="float" office:value="6379.95337995338" calcext:value-type="float">
            <text:p>6379,95337995338</text:p>
          </table:table-cell>
          <table:table-cell office:value-type="float" office:value="7061.7829787234" calcext:value-type="float">
            <text:p>7061,7829787234</text:p>
          </table:table-cell>
          <table:table-cell office:value-type="float" office:value="162128.666666667" calcext:value-type="float">
            <text:p>162128,666666667</text:p>
          </table:table-cell>
          <table:table-cell office:value-type="float" office:value="13458.1394169835" calcext:value-type="float">
            <text:p>13458,1394169835</text:p>
          </table:table-cell>
          <table:table-cell office:value-type="float" office:value="4000" calcext:value-type="float">
            <text:p>4000</text:p>
          </table:table-cell>
          <table:table-cell office:value-type="float" office:value="10919.651500484" calcext:value-type="float">
            <text:p>10919,651500484</text:p>
          </table:table-cell>
          <table:table-cell office:value-type="float" office:value="4381963.12005339" calcext:value-type="float">
            <text:p>4381963,12005339</text:p>
          </table:table-cell>
        </table:table-row>
        <table:table-row table:style-name="ro1">
          <table:table-cell office:value-type="string" calcext:value-type="string">
            <text:p>gini</text:p>
          </table:table-cell>
          <table:table-cell office:value-type="float" office:value="5" calcext:value-type="float">
            <text:p>5</text:p>
          </table:table-cell>
          <table:table-cell office:value-type="float" office:value="0.34920527189242" calcext:value-type="float">
            <text:p>0,34920527189242</text:p>
          </table:table-cell>
          <table:table-cell office:value-type="float" office:value="0.453502122168356" calcext:value-type="float">
            <text:p>0,453502122168356</text:p>
          </table:table-cell>
          <table:table-cell office:value-type="float" office:value="0.368206475084949" calcext:value-type="float">
            <text:p>0,368206475084949</text:p>
          </table:table-cell>
          <table:table-cell office:value-type="float" office:value="0.411977076749079" calcext:value-type="float">
            <text:p>0,411977076749079</text:p>
          </table:table-cell>
          <table:table-cell office:value-type="float" office:value="0.436848226398714" calcext:value-type="float">
            <text:p>0,436848226398714</text:p>
          </table:table-cell>
          <table:table-cell office:value-type="float" office:value="0.459325563774503" calcext:value-type="float">
            <text:p>0,459325563774503</text:p>
          </table:table-cell>
          <table:table-cell office:value-type="float" office:value="0.394144249177485" calcext:value-type="float">
            <text:p>0,394144249177485</text:p>
          </table:table-cell>
          <table:table-cell office:value-type="float" office:value="0.397450452538139" calcext:value-type="float">
            <text:p>0,397450452538139</text:p>
          </table:table-cell>
          <table:table-cell office:value-type="float" office:value="0.315275062777138" calcext:value-type="float">
            <text:p>0,315275062777138</text:p>
          </table:table-cell>
          <table:table-cell office:value-type="float" office:value="0.365231044139818" calcext:value-type="float">
            <text:p>0,365231044139818</text:p>
          </table:table-cell>
          <table:table-cell office:value-type="float" office:value="0.393069404892004" calcext:value-type="float">
            <text:p>0,393069404892004</text:p>
          </table:table-cell>
          <table:table-cell office:value-type="float" office:value="0.368337202956616" calcext:value-type="float">
            <text:p>0,368337202956616</text:p>
          </table:table-cell>
          <table:table-cell office:value-type="float" office:value="0.452350946901229" calcext:value-type="float">
            <text:p>0,452350946901229</text:p>
          </table:table-cell>
          <table:table-cell office:value-type="float" office:value="0.462784003595246" calcext:value-type="float">
            <text:p>0,462784003595246</text:p>
          </table:table-cell>
          <table:table-cell office:value-type="float" office:value="0.545203214480719" calcext:value-type="float">
            <text:p>0,545203214480719</text:p>
          </table:table-cell>
          <table:table-cell office:value-type="float" office:value="0.387466917391179" calcext:value-type="float">
            <text:p>0,387466917391179</text:p>
          </table:table-cell>
          <table:table-cell office:value-type="float" office:value="0.382985443829814" calcext:value-type="float">
            <text:p>0,382985443829814</text:p>
          </table:table-cell>
          <table:table-cell office:value-type="float" office:value="0.39973023438471" calcext:value-type="float">
            <text:p>0,39973023438471</text:p>
          </table:table-cell>
          <table:table-cell office:value-type="float" office:value="0.402835347781199" calcext:value-type="float">
            <text:p>0,402835347781199</text:p>
          </table:table-cell>
          <table:table-cell office:value-type="float" office:value="0.398418997126009" calcext:value-type="float">
            <text:p>0,398418997126009</text:p>
          </table:table-cell>
          <table:table-cell office:value-type="float" office:value="0.349458485762873" calcext:value-type="float">
            <text:p>0,349458485762873</text:p>
          </table:table-cell>
          <table:table-cell office:value-type="float" office:value="0.443283028509325" calcext:value-type="float">
            <text:p>0,443283028509325</text:p>
          </table:table-cell>
          <table:table-cell office:value-type="float" office:value="0.413229049291241" calcext:value-type="float">
            <text:p>0,413229049291241</text:p>
          </table:table-cell>
          <table:table-cell office:value-type="float" office:value="0.320562651717511" calcext:value-type="float">
            <text:p>0,320562651717511</text:p>
          </table:table-cell>
          <table:table-cell office:value-type="float" office:value="0.329481178813037" calcext:value-type="float">
            <text:p>0,329481178813037</text:p>
          </table:table-cell>
          <table:table-cell office:value-type="float" office:value="0.405408650284132" calcext:value-type="float">
            <text:p>0,405408650284132</text:p>
          </table:table-cell>
          <table:table-cell office:value-type="float" office:value="0.392971014170229" calcext:value-type="float">
            <text:p>0,392971014170229</text:p>
          </table:table-cell>
          <table:table-cell office:value-type="float" office:value="0.426288290613652" calcext:value-type="float">
            <text:p>0,426288290613652</text:p>
          </table:table-cell>
          <table:table-cell office:value-type="float" office:value="0.357368954688253" calcext:value-type="float">
            <text:p>0,357368954688253</text:p>
          </table:table-cell>
          <table:table-cell office:value-type="float" office:value="0.410203990267141" calcext:value-type="float">
            <text:p>0,410203990267141</text:p>
          </table:table-cell>
          <table:table-cell office:value-type="float" office:value="0.427231315597021" calcext:value-type="float">
            <text:p>0,427231315597021</text:p>
          </table:table-cell>
          <table:table-cell office:value-type="float" office:value="0.367684935503902" calcext:value-type="float">
            <text:p>0,367684935503902</text:p>
          </table:table-cell>
          <table:table-cell office:value-type="float" office:value="0.350711593967331" calcext:value-type="float">
            <text:p>0,350711593967331</text:p>
          </table:table-cell>
          <table:table-cell office:value-type="float" office:value="0.444961949027392" calcext:value-type="float">
            <text:p>0,444961949027392</text:p>
          </table:table-cell>
          <table:table-cell office:value-type="float" office:value="0.404016954530391" calcext:value-type="float">
            <text:p>0,404016954530391</text:p>
          </table:table-cell>
          <table:table-cell office:value-type="float" office:value="0.513660707563032" calcext:value-type="float">
            <text:p>0,513660707563032</text:p>
          </table:table-cell>
          <table:table-cell office:value-type="float" office:value="0.412835850716113" calcext:value-type="float">
            <text:p>0,412835850716113</text:p>
          </table:table-cell>
          <table:table-cell office:value-type="float" office:value="0.366635579968349" calcext:value-type="float">
            <text:p>0,366635579968349</text:p>
          </table:table-cell>
          <table:table-cell office:value-type="float" office:value="0.3812679235933" calcext:value-type="float">
            <text:p>0,3812679235933</text:p>
          </table:table-cell>
          <table:table-cell office:value-type="float" office:value="0.235294117647059" calcext:value-type="float">
            <text:p>0,235294117647059</text:p>
          </table:table-cell>
          <table:table-cell office:value-type="float" office:value="0.370061900599252" calcext:value-type="float">
            <text:p>0,370061900599252</text:p>
          </table:table-cell>
          <table:table-cell office:value-type="float" office:value="0.409874024479254" calcext:value-type="float">
            <text:p>0,409874024479254</text:p>
          </table:table-cell>
          <table:table-cell office:value-type="float" office:value="0.399625068005856" calcext:value-type="float">
            <text:p>0,399625068005856</text:p>
          </table:table-cell>
          <table:table-cell office:value-type="float" office:value="0.664671629071134" calcext:value-type="float">
            <text:p>0,664671629071134</text:p>
          </table:table-cell>
          <table:table-cell office:value-type="float" office:value="0.322917845725723" calcext:value-type="float">
            <text:p>0,322917845725723</text:p>
          </table:table-cell>
          <table:table-cell office:value-type="float" office:value="0.600697796132839" calcext:value-type="float">
            <text:p>0,600697796132839</text:p>
          </table:table-cell>
          <table:table-cell office:value-type="float" office:value="0.27123199398517" calcext:value-type="float">
            <text:p>0,27123199398517</text:p>
          </table:table-cell>
          <table:table-cell office:value-type="float" office:value="0.302611567764245" calcext:value-type="float">
            <text:p>0,302611567764245</text:p>
          </table:table-cell>
          <table:table-cell office:value-type="float" office:value="0.37374103255802" calcext:value-type="float">
            <text:p>0,37374103255802</text:p>
          </table:table-cell>
          <table:table-cell office:value-type="float" office:value="0" calcext:value-type="float">
            <text:p>0</text:p>
          </table:table-cell>
          <table:table-cell office:value-type="float" office:value="0.510968171224625" calcext:value-type="float">
            <text:p>0,510968171224625</text:p>
          </table:table-cell>
          <table:table-cell office:value-type="float" office:value="0.481604689798371" calcext:value-type="float">
            <text:p>0,481604689798371</text:p>
          </table:table-cell>
          <table:table-cell office:value-type="float" office:value="0.339629381174137" calcext:value-type="float">
            <text:p>0,339629381174137</text:p>
          </table:table-cell>
          <table:table-cell office:value-type="float" office:value="0.168022457198618" calcext:value-type="float">
            <text:p>0,168022457198618</text:p>
          </table:table-cell>
          <table:table-cell office:value-type="float" office:value="0.500186481864444" calcext:value-type="float">
            <text:p>0,500186481864444</text:p>
          </table:table-cell>
          <table:table-cell office:value-type="float" office:value="0.385417470732298" calcext:value-type="float">
            <text:p>0,385417470732298</text:p>
          </table:table-cell>
          <table:table-cell office:value-type="float" office:value="0.298188768057164" calcext:value-type="float">
            <text:p>0,298188768057164</text:p>
          </table:table-cell>
          <table:table-cell office:value-type="float" office:value="0.452002176510146" calcext:value-type="float">
            <text:p>0,452002176510146</text:p>
          </table:table-cell>
          <table:table-cell office:value-type="float" office:value="0.429100502556454" calcext:value-type="float">
            <text:p>0,429100502556454</text:p>
          </table:table-cell>
          <table:table-cell office:value-type="float" office:value="0.487314665390726" calcext:value-type="float">
            <text:p>0,487314665390726</text:p>
          </table:table-cell>
          <table:table-cell office:value-type="float" office:value="0" calcext:value-type="float">
            <text:p>0</text:p>
          </table:table-cell>
          <table:table-cell office:value-type="float" office:value="0.489389982301694" calcext:value-type="float">
            <text:p>0,489389982301694</text:p>
          </table:table-cell>
          <table:table-cell office:value-type="float" office:value="0.433620272740543" calcext:value-type="float">
            <text:p>0,433620272740543</text:p>
          </table:table-cell>
          <table:table-cell office:value-type="float" office:value="0.395231054208558" calcext:value-type="float">
            <text:p>0,395231054208558</text:p>
          </table:table-cell>
          <table:table-cell office:value-type="float" office:value="0.283264207648896" calcext:value-type="float">
            <text:p>0,283264207648896</text:p>
          </table:table-cell>
          <table:table-cell office:value-type="float" office:value="0.216697616941284" calcext:value-type="float">
            <text:p>0,216697616941284</text:p>
          </table:table-cell>
          <table:table-cell office:value-type="float" office:value="0.574071909637525" calcext:value-type="float">
            <text:p>0,574071909637525</text:p>
          </table:table-cell>
          <table:table-cell office:value-type="float" office:value="0.4940284950078" calcext:value-type="float">
            <text:p>0,4940284950078</text:p>
          </table:table-cell>
          <table:table-cell office:value-type="float" office:value="0.504828967093527" calcext:value-type="float">
            <text:p>0,504828967093527</text:p>
          </table:table-cell>
          <table:table-cell office:value-type="float" office:value="0.479530636152186" calcext:value-type="float">
            <text:p>0,479530636152186</text:p>
          </table:table-cell>
          <table:table-cell office:value-type="float" office:value="0.365832667080302" calcext:value-type="float">
            <text:p>0,365832667080302</text:p>
          </table:table-cell>
          <table:table-cell office:value-type="float" office:value="0.397851503276712" calcext:value-type="float">
            <text:p>0,397851503276712</text:p>
          </table:table-cell>
          <table:table-cell office:value-type="float" office:value="0.377640552958749" calcext:value-type="float">
            <text:p>0,377640552958749</text:p>
          </table:table-cell>
          <table:table-cell office:value-type="float" office:value="0.158587802101755" calcext:value-type="float">
            <text:p>0,158587802101755</text:p>
          </table:table-cell>
          <table:table-cell office:value-type="float" office:value="0.36956879261851" calcext:value-type="float">
            <text:p>0,36956879261851</text:p>
          </table:table-cell>
          <table:table-cell office:value-type="float" office:value="0.412775802411505" calcext:value-type="float">
            <text:p>0,412775802411505</text:p>
          </table:table-cell>
          <table:table-cell office:value-type="float" office:value="0.544318967193916" calcext:value-type="float">
            <text:p>0,544318967193916</text:p>
          </table:table-cell>
          <table:table-cell office:value-type="float" office:value="0.329834738098274" calcext:value-type="float">
            <text:p>0,329834738098274</text:p>
          </table:table-cell>
          <table:table-cell office:value-type="float" office:value="0.320395563986661" calcext:value-type="float">
            <text:p>0,320395563986661</text:p>
          </table:table-cell>
          <table:table-cell office:value-type="float" office:value="0.392749402947845" calcext:value-type="float">
            <text:p>0,392749402947845</text:p>
          </table:table-cell>
          <table:table-cell office:value-type="float" office:value="0.443122769173207" calcext:value-type="float">
            <text:p>0,443122769173207</text:p>
          </table:table-cell>
          <table:table-cell office:value-type="float" office:value="0.247997813990461" calcext:value-type="float">
            <text:p>0,247997813990461</text:p>
          </table:table-cell>
          <table:table-cell office:value-type="float" office:value="0.484303203304731" calcext:value-type="float">
            <text:p>0,484303203304731</text:p>
          </table:table-cell>
          <table:table-cell office:value-type="float" office:value="0.481196387152192" calcext:value-type="float">
            <text:p>0,481196387152192</text:p>
          </table:table-cell>
          <table:table-cell office:value-type="float" office:value="0.371870028196863" calcext:value-type="float">
            <text:p>0,371870028196863</text:p>
          </table:table-cell>
          <table:table-cell office:value-type="float" office:value="0.447940220494696" calcext:value-type="float">
            <text:p>0,447940220494696</text:p>
          </table:table-cell>
          <table:table-cell office:value-type="float" office:value="0.395262148961123" calcext:value-type="float">
            <text:p>0,395262148961123</text:p>
          </table:table-cell>
          <table:table-cell office:value-type="float" office:value="0.483836889821951" calcext:value-type="float">
            <text:p>0,483836889821951</text:p>
          </table:table-cell>
          <table:table-cell office:value-type="float" office:value="0.320207373838577" calcext:value-type="float">
            <text:p>0,320207373838577</text:p>
          </table:table-cell>
          <table:table-cell office:value-type="float" office:value="0.62122634119029" calcext:value-type="float">
            <text:p>0,62122634119029</text:p>
          </table:table-cell>
          <table:table-cell office:value-type="float" office:value="0.501881005603036" calcext:value-type="float">
            <text:p>0,501881005603036</text:p>
          </table:table-cell>
          <table:table-cell office:value-type="float" office:value="0.435596983225088" calcext:value-type="float">
            <text:p>0,435596983225088</text:p>
          </table:table-cell>
          <table:table-cell office:value-type="float" office:value="0.321778617252672" calcext:value-type="float">
            <text:p>0,321778617252672</text:p>
          </table:table-cell>
          <table:table-cell office:value-type="float" office:value="0.516009480645833" calcext:value-type="float">
            <text:p>0,516009480645833</text:p>
          </table:table-cell>
          <table:table-cell office:value-type="float" office:value="0.399340098765008" calcext:value-type="float">
            <text:p>0,399340098765008</text:p>
          </table:table-cell>
          <table:table-cell office:value-type="float" office:value="0.471320914957567" calcext:value-type="float">
            <text:p>0,471320914957567</text:p>
          </table:table-cell>
          <table:table-cell office:value-type="float" office:value="0.32982941735394" calcext:value-type="float">
            <text:p>0,32982941735394</text:p>
          </table:table-cell>
          <table:table-cell office:value-type="float" office:value="0.523272786702912" calcext:value-type="float">
            <text:p>0,523272786702912</text:p>
          </table:table-cell>
          <table:table-cell office:value-type="float" office:value="0.30295452596627" calcext:value-type="float">
            <text:p>0,30295452596627</text:p>
          </table:table-cell>
          <table:table-cell office:value-type="float" office:value="0.383784972995459" calcext:value-type="float">
            <text:p>0,383784972995459</text:p>
          </table:table-cell>
          <table:table-cell office:value-type="float" office:value="0.341811415943892" calcext:value-type="float">
            <text:p>0,341811415943892</text:p>
          </table:table-cell>
          <table:table-cell office:value-type="float" office:value="0.290916482662414" calcext:value-type="float">
            <text:p>0,290916482662414</text:p>
          </table:table-cell>
          <table:table-cell office:value-type="float" office:value="0.540178093433585" calcext:value-type="float">
            <text:p>0,540178093433585</text:p>
          </table:table-cell>
          <table:table-cell office:value-type="float" office:value="0.401903812397685" calcext:value-type="float">
            <text:p>0,401903812397685</text:p>
          </table:table-cell>
          <table:table-cell office:value-type="float" office:value="0.489009229085138" calcext:value-type="float">
            <text:p>0,489009229085138</text:p>
          </table:table-cell>
          <table:table-cell office:value-type="float" office:value="0.286934804195259" calcext:value-type="float">
            <text:p>0,286934804195259</text:p>
          </table:table-cell>
          <table:table-cell office:value-type="float" office:value="0.461207708324277" calcext:value-type="float">
            <text:p>0,461207708324277</text:p>
          </table:table-cell>
          <table:table-cell office:value-type="float" office:value="0.424268450172405" calcext:value-type="float">
            <text:p>0,424268450172405</text:p>
          </table:table-cell>
          <table:table-cell office:value-type="float" office:value="0.374371000258851" calcext:value-type="float">
            <text:p>0,374371000258851</text:p>
          </table:table-cell>
          <table:table-cell office:value-type="float" office:value="0.509087995228255" calcext:value-type="float">
            <text:p>0,509087995228255</text:p>
          </table:table-cell>
          <table:table-cell office:value-type="float" office:value="0.234732944585563" calcext:value-type="float">
            <text:p>0,234732944585563</text:p>
          </table:table-cell>
          <table:table-cell office:value-type="float" office:value="0.54705967823303" calcext:value-type="float">
            <text:p>0,54705967823303</text:p>
          </table:table-cell>
          <table:table-cell office:value-type="float" office:value="0.274055365352859" calcext:value-type="float">
            <text:p>0,274055365352859</text:p>
          </table:table-cell>
          <table:table-cell office:value-type="float" office:value="0.364036249096536" calcext:value-type="float">
            <text:p>0,364036249096536</text:p>
          </table:table-cell>
          <table:table-cell office:value-type="float" office:value="0.382787049038511" calcext:value-type="float">
            <text:p>0,382787049038511</text:p>
          </table:table-cell>
          <table:table-cell office:value-type="float" office:value="0.437233091763743" calcext:value-type="float">
            <text:p>0,437233091763743</text:p>
          </table:table-cell>
          <table:table-cell office:value-type="float" office:value="0.240287661531567" calcext:value-type="float">
            <text:p>0,240287661531567</text:p>
          </table:table-cell>
          <table:table-cell office:value-type="float" office:value="0.495632941935816" calcext:value-type="float">
            <text:p>0,495632941935816</text:p>
          </table:table-cell>
          <table:table-cell office:value-type="float" office:value="0.444555770962081" calcext:value-type="float">
            <text:p>0,444555770962081</text:p>
          </table:table-cell>
          <table:table-cell office:value-type="float" office:value="0.470753175606614" calcext:value-type="float">
            <text:p>0,470753175606614</text:p>
          </table:table-cell>
          <table:table-cell office:value-type="float" office:value="0.428321728483266" calcext:value-type="float">
            <text:p>0,428321728483266</text:p>
          </table:table-cell>
          <table:table-cell office:value-type="float" office:value="0.559271570170332" calcext:value-type="float">
            <text:p>0,559271570170332</text:p>
          </table:table-cell>
          <table:table-cell office:value-type="float" office:value="0.568779814972528" calcext:value-type="float">
            <text:p>0,568779814972528</text:p>
          </table:table-cell>
          <table:table-cell office:value-type="float" office:value="0.432447297024943" calcext:value-type="float">
            <text:p>0,432447297024943</text:p>
          </table:table-cell>
          <table:table-cell office:value-type="float" office:value="0.466595344679611" calcext:value-type="float">
            <text:p>0,466595344679611</text:p>
          </table:table-cell>
          <table:table-cell office:value-type="float" office:value="0.0909090909090909" calcext:value-type="float">
            <text:p>0,0909090909090909</text:p>
          </table:table-cell>
          <table:table-cell office:value-type="float" office:value="0.474279868303174" calcext:value-type="float">
            <text:p>0,474279868303174</text:p>
          </table:table-cell>
          <table:table-cell office:value-type="float" office:value="0.272636097236459" calcext:value-type="float">
            <text:p>0,272636097236459</text:p>
          </table:table-cell>
          <table:table-cell office:value-type="float" office:value="0.4200804383357" calcext:value-type="float">
            <text:p>0,4200804383357</text:p>
          </table:table-cell>
          <table:table-cell office:value-type="float" office:value="0.412382927951833" calcext:value-type="float">
            <text:p>0,412382927951833</text:p>
          </table:table-cell>
          <table:table-cell office:value-type="float" office:value="0.491667132429662" calcext:value-type="float">
            <text:p>0,491667132429662</text:p>
          </table:table-cell>
          <table:table-cell office:value-type="float" office:value="0.642614945628193" calcext:value-type="float">
            <text:p>0,642614945628193</text:p>
          </table:table-cell>
          <table:table-cell office:value-type="float" office:value="0.311879862395386" calcext:value-type="float">
            <text:p>0,311879862395386</text:p>
          </table:table-cell>
          <table:table-cell office:value-type="float" office:value="0.599573996614176" calcext:value-type="float">
            <text:p>0,599573996614176</text:p>
          </table:table-cell>
          <table:table-cell office:value-type="float" office:value="0.694619466674504" calcext:value-type="float">
            <text:p>0,694619466674504</text:p>
          </table:table-cell>
          <table:table-cell office:value-type="float" office:value="0.326839404306464" calcext:value-type="float">
            <text:p>0,326839404306464</text:p>
          </table:table-cell>
          <table:table-cell office:value-type="float" office:value="0.552612497494402" calcext:value-type="float">
            <text:p>0,552612497494402</text:p>
          </table:table-cell>
          <table:table-cell office:value-type="float" office:value="0.529246019400162" calcext:value-type="float">
            <text:p>0,529246019400162</text:p>
          </table:table-cell>
          <table:table-cell office:value-type="float" office:value="0.504926176210756" calcext:value-type="float">
            <text:p>0,504926176210756</text:p>
          </table:table-cell>
          <table:table-cell office:value-type="float" office:value="0.591894406541444" calcext:value-type="float">
            <text:p>0,591894406541444</text:p>
          </table:table-cell>
          <table:table-cell office:value-type="float" office:value="0.472585579631796" calcext:value-type="float">
            <text:p>0,472585579631796</text:p>
          </table:table-cell>
          <table:table-cell office:value-type="float" office:value="0.259046024277018" calcext:value-type="float">
            <text:p>0,259046024277018</text:p>
          </table:table-cell>
          <table:table-cell office:value-type="float" office:value="0.554581500276835" calcext:value-type="float">
            <text:p>0,554581500276835</text:p>
          </table:table-cell>
          <table:table-cell office:value-type="float" office:value="0.519637637135909" calcext:value-type="float">
            <text:p>0,519637637135909</text:p>
          </table:table-cell>
          <table:table-cell office:value-type="float" office:value="0.394715795990998" calcext:value-type="float">
            <text:p>0,394715795990998</text:p>
          </table:table-cell>
          <table:table-cell office:value-type="float" office:value="0.572227777274108" calcext:value-type="float">
            <text:p>0,572227777274108</text:p>
          </table:table-cell>
          <table:table-cell office:value-type="float" office:value="0.52256234074645" calcext:value-type="float">
            <text:p>0,52256234074645</text:p>
          </table:table-cell>
          <table:table-cell office:value-type="float" office:value="0.217000807296821" calcext:value-type="float">
            <text:p>0,217000807296821</text:p>
          </table:table-cell>
          <table:table-cell office:value-type="float" office:value="0.597863356792418" calcext:value-type="float">
            <text:p>0,597863356792418</text:p>
          </table:table-cell>
          <table:table-cell office:value-type="float" office:value="0.380583904429224" calcext:value-type="float">
            <text:p>0,380583904429224</text:p>
          </table:table-cell>
          <table:table-cell office:value-type="float" office:value="0.202290225199826" calcext:value-type="float">
            <text:p>0,202290225199826</text:p>
          </table:table-cell>
          <table:table-cell office:value-type="float" office:value="0.419032336824352" calcext:value-type="float">
            <text:p>0,419032336824352</text:p>
          </table:table-cell>
          <table:table-cell office:value-type="float" office:value="0.459411669241426" calcext:value-type="float">
            <text:p>0,459411669241426</text:p>
          </table:table-cell>
          <table:table-cell office:value-type="float" office:value="0.423510190805498" calcext:value-type="float">
            <text:p>0,423510190805498</text:p>
          </table:table-cell>
          <table:table-cell office:value-type="float" office:value="0.513207547169811" calcext:value-type="float">
            <text:p>0,513207547169811</text:p>
          </table:table-cell>
          <table:table-cell office:value-type="float" office:value="0.53845812339688" calcext:value-type="float">
            <text:p>0,53845812339688</text:p>
          </table:table-cell>
          <table:table-cell office:value-type="float" office:value="0.335777665714569" calcext:value-type="float">
            <text:p>0,335777665714569</text:p>
          </table:table-cell>
          <table:table-cell office:value-type="float" office:value="0.480575692447934" calcext:value-type="float">
            <text:p>0,480575692447934</text:p>
          </table:table-cell>
          <table:table-cell office:value-type="float" office:value="0.534991913881605" calcext:value-type="float">
            <text:p>0,534991913881605</text:p>
          </table:table-cell>
          <table:table-cell office:value-type="float" office:value="0.326307242881611" calcext:value-type="float">
            <text:p>0,326307242881611</text:p>
          </table:table-cell>
          <table:table-cell office:value-type="float" office:value="0.616729825285002" calcext:value-type="float">
            <text:p>0,616729825285002</text:p>
          </table:table-cell>
          <table:table-cell office:value-type="float" office:value="0.443788529886724" calcext:value-type="float">
            <text:p>0,443788529886724</text:p>
          </table:table-cell>
          <table:table-cell office:value-type="float" office:value="0.41998292553586" calcext:value-type="float">
            <text:p>0,41998292553586</text:p>
          </table:table-cell>
          <table:table-cell office:value-type="float" office:value="0.590058928394091" calcext:value-type="float">
            <text:p>0,590058928394091</text:p>
          </table:table-cell>
          <table:table-cell office:value-type="float" office:value="0.485621188426867" calcext:value-type="float">
            <text:p>0,485621188426867</text:p>
          </table:table-cell>
          <table:table-cell office:value-type="float" office:value="0.555868436184408" calcext:value-type="float">
            <text:p>0,555868436184408</text:p>
          </table:table-cell>
          <table:table-cell office:value-type="float" office:value="0.456690237449281" calcext:value-type="float">
            <text:p>0,456690237449281</text:p>
          </table:table-cell>
          <table:table-cell office:value-type="float" office:value="0.442497718038745" calcext:value-type="float">
            <text:p>0,442497718038745</text:p>
          </table:table-cell>
          <table:table-cell office:value-type="float" office:value="0.440485428009676" calcext:value-type="float">
            <text:p>0,440485428009676</text:p>
          </table:table-cell>
          <table:table-cell office:value-type="float" office:value="0.191692139415931" calcext:value-type="float">
            <text:p>0,191692139415931</text:p>
          </table:table-cell>
          <table:table-cell office:value-type="float" office:value="0.574133068486553" calcext:value-type="float">
            <text:p>0,574133068486553</text:p>
          </table:table-cell>
          <table:table-cell office:value-type="float" office:value="0.466828090532811" calcext:value-type="float">
            <text:p>0,466828090532811</text:p>
          </table:table-cell>
          <table:table-cell office:value-type="float" office:value="0.41190456405839" calcext:value-type="float">
            <text:p>0,41190456405839</text:p>
          </table:table-cell>
          <table:table-cell office:value-type="float" office:value="0.397022713367863" calcext:value-type="float">
            <text:p>0,397022713367863</text:p>
          </table:table-cell>
          <table:table-cell office:value-type="float" office:value="0.189773986250306" calcext:value-type="float">
            <text:p>0,189773986250306</text:p>
          </table:table-cell>
          <table:table-cell office:value-type="float" office:value="0.501637875225375" calcext:value-type="float">
            <text:p>0,501637875225375</text:p>
          </table:table-cell>
          <table:table-cell office:value-type="float" office:value="0.402089648510594" calcext:value-type="float">
            <text:p>0,402089648510594</text:p>
          </table:table-cell>
          <table:table-cell office:value-type="float" office:value="0.45281128433831" calcext:value-type="float">
            <text:p>0,45281128433831</text:p>
          </table:table-cell>
          <table:table-cell office:value-type="float" office:value="0" calcext:value-type="float">
            <text:p>0</text:p>
          </table:table-cell>
          <table:table-cell office:value-type="float" office:value="0.707930482297255" calcext:value-type="float">
            <text:p>0,707930482297255</text:p>
          </table:table-cell>
          <table:table-cell office:value-type="float" office:value="0.691807293455833" calcext:value-type="float">
            <text:p>0,691807293455833</text:p>
          </table:table-cell>
          <table:table-cell office:value-type="float" office:value="0.61757104708432" calcext:value-type="float">
            <text:p>0,61757104708432</text:p>
          </table:table-cell>
          <table:table-cell office:value-type="float" office:value="0.145307044567673" calcext:value-type="float">
            <text:p>0,145307044567673</text:p>
          </table:table-cell>
          <table:table-cell office:value-type="float" office:value="0.495260521394318" calcext:value-type="float">
            <text:p>0,495260521394318</text:p>
          </table:table-cell>
          <table:table-cell office:value-type="float" office:value="0.257228589306468" calcext:value-type="float">
            <text:p>0,257228589306468</text:p>
          </table:table-cell>
          <table:table-cell office:value-type="float" office:value="0.472974789273342" calcext:value-type="float">
            <text:p>0,472974789273342</text:p>
          </table:table-cell>
          <table:table-cell office:value-type="float" office:value="0.508398313414978" calcext:value-type="float">
            <text:p>0,508398313414978</text:p>
          </table:table-cell>
          <table:table-cell office:value-type="float" office:value="0.352525836061365" calcext:value-type="float">
            <text:p>0,352525836061365</text:p>
          </table:table-cell>
          <table:table-cell office:value-type="float" office:value="0.445990326246543" calcext:value-type="float">
            <text:p>0,445990326246543</text:p>
          </table:table-cell>
          <table:table-cell office:value-type="float" office:value="0.407333814223046" calcext:value-type="float">
            <text:p>0,407333814223046</text:p>
          </table:table-cell>
          <table:table-cell office:value-type="float" office:value="0.457096321585444" calcext:value-type="float">
            <text:p>0,457096321585444</text:p>
          </table:table-cell>
          <table:table-cell office:value-type="float" office:value="0.493726791400884" calcext:value-type="float">
            <text:p>0,493726791400884</text:p>
          </table:table-cell>
          <table:table-cell office:value-type="float" office:value="0.440957515972499" calcext:value-type="float">
            <text:p>0,440957515972499</text:p>
          </table:table-cell>
          <table:table-cell office:value-type="float" office:value="0.674608979967153" calcext:value-type="float">
            <text:p>0,674608979967153</text:p>
          </table:table-cell>
          <table:table-cell office:value-type="float" office:value="0.406115086350858" calcext:value-type="float">
            <text:p>0,406115086350858</text:p>
          </table:table-cell>
          <table:table-cell office:value-type="float" office:value="0.544684112946023" calcext:value-type="float">
            <text:p>0,544684112946023</text:p>
          </table:table-cell>
          <table:table-cell office:value-type="float" office:value="0.589015844761406" calcext:value-type="float">
            <text:p>0,589015844761406</text:p>
          </table:table-cell>
          <table:table-cell office:value-type="float" office:value="0" calcext:value-type="float">
            <text:p>0</text:p>
          </table:table-cell>
          <table:table-cell office:value-type="float" office:value="0.29889379108767" calcext:value-type="float">
            <text:p>0,29889379108767</text:p>
          </table:table-cell>
          <table:table-cell office:value-type="float" office:value="0.415374122579715" calcext:value-type="float">
            <text:p>0,415374122579715</text:p>
          </table:table-cell>
          <table:table-cell office:value-type="float" office:value="0.531454394438818" calcext:value-type="float">
            <text:p>0,531454394438818</text:p>
          </table:table-cell>
          <table:table-cell office:value-type="float" office:value="0.620037715183158" calcext:value-type="float">
            <text:p>0,620037715183158</text:p>
          </table:table-cell>
          <table:table-cell office:value-type="float" office:value="0.589761351547358" calcext:value-type="float">
            <text:p>0,589761351547358</text:p>
          </table:table-cell>
          <table:table-cell office:value-type="float" office:value="0.354572669331134" calcext:value-type="float">
            <text:p>0,354572669331134</text:p>
          </table:table-cell>
          <table:table-cell office:value-type="float" office:value="0.36377992777996" calcext:value-type="float">
            <text:p>0,36377992777996</text:p>
          </table:table-cell>
          <table:table-cell office:value-type="float" office:value="0.421175525170464" calcext:value-type="float">
            <text:p>0,421175525170464</text:p>
          </table:table-cell>
          <table:table-cell office:value-type="float" office:value="0.651424446699345" calcext:value-type="float">
            <text:p>0,651424446699345</text:p>
          </table:table-cell>
          <table:table-cell office:value-type="float" office:value="0.479122165873377" calcext:value-type="float">
            <text:p>0,479122165873377</text:p>
          </table:table-cell>
          <table:table-cell office:value-type="float" office:value="0.515718917516683" calcext:value-type="float">
            <text:p>0,515718917516683</text:p>
          </table:table-cell>
          <table:table-cell office:value-type="float" office:value="0.531424130904996" calcext:value-type="float">
            <text:p>0,531424130904996</text:p>
          </table:table-cell>
          <table:table-cell office:value-type="float" office:value="0.50735034803767" calcext:value-type="float">
            <text:p>0,50735034803767</text:p>
          </table:table-cell>
          <table:table-cell office:value-type="float" office:value="0.694156964461056" calcext:value-type="float">
            <text:p>0,694156964461056</text:p>
          </table:table-cell>
          <table:table-cell office:value-type="float" office:value="0.289598438371444" calcext:value-type="float">
            <text:p>0,289598438371444</text:p>
          </table:table-cell>
          <table:table-cell office:value-type="float" office:value="0.574485101216294" calcext:value-type="float">
            <text:p>0,574485101216294</text:p>
          </table:table-cell>
          <table:table-cell office:value-type="float" office:value="0.290342596730517" calcext:value-type="float">
            <text:p>0,290342596730517</text:p>
          </table:table-cell>
          <table:table-cell office:value-type="float" office:value="0.438874005864817" calcext:value-type="float">
            <text:p>0,438874005864817</text:p>
          </table:table-cell>
          <table:table-cell office:value-type="float" office:value="0.445570089424562" calcext:value-type="float">
            <text:p>0,445570089424562</text:p>
          </table:table-cell>
          <table:table-cell office:value-type="float" office:value="0.557711290880432" calcext:value-type="float">
            <text:p>0,557711290880432</text:p>
          </table:table-cell>
          <table:table-cell office:value-type="float" office:value="0.516453418286309" calcext:value-type="float">
            <text:p>0,516453418286309</text:p>
          </table:table-cell>
          <table:table-cell office:value-type="float" office:value="0.533430658555419" calcext:value-type="float">
            <text:p>0,533430658555419</text:p>
          </table:table-cell>
          <table:table-cell office:value-type="float" office:value="0.408677415361505" calcext:value-type="float">
            <text:p>0,408677415361505</text:p>
          </table:table-cell>
          <table:table-cell office:value-type="float" office:value="0.347781155354099" calcext:value-type="float">
            <text:p>0,347781155354099</text:p>
          </table:table-cell>
          <table:table-cell office:value-type="float" office:value="0.392537920172694" calcext:value-type="float">
            <text:p>0,392537920172694</text:p>
          </table:table-cell>
          <table:table-cell office:value-type="float" office:value="0.370254532617018" calcext:value-type="float">
            <text:p>0,370254532617018</text:p>
          </table:table-cell>
          <table:table-cell office:value-type="float" office:value="0.417937409494437" calcext:value-type="float">
            <text:p>0,417937409494437</text:p>
          </table:table-cell>
          <table:table-cell office:value-type="float" office:value="0.415275342158432" calcext:value-type="float">
            <text:p>0,415275342158432</text:p>
          </table:table-cell>
          <table:table-cell office:value-type="float" office:value="0.497038007823605" calcext:value-type="float">
            <text:p>0,497038007823605</text:p>
          </table:table-cell>
          <table:table-cell office:value-type="float" office:value="0.386525860139461" calcext:value-type="float">
            <text:p>0,386525860139461</text:p>
          </table:table-cell>
          <table:table-cell office:value-type="float" office:value="0.362824402111407" calcext:value-type="float">
            <text:p>0,362824402111407</text:p>
          </table:table-cell>
          <table:table-cell office:value-type="float" office:value="0.418247005965454" calcext:value-type="float">
            <text:p>0,418247005965454</text:p>
          </table:table-cell>
          <table:table-cell office:value-type="float" office:value="0.328972896272514" calcext:value-type="float">
            <text:p>0,328972896272514</text:p>
          </table:table-cell>
          <table:table-cell office:value-type="float" office:value="0.406631153342061" calcext:value-type="float">
            <text:p>0,406631153342061</text:p>
          </table:table-cell>
          <table:table-cell office:value-type="float" office:value="0.433830663704869" calcext:value-type="float">
            <text:p>0,433830663704869</text:p>
          </table:table-cell>
          <table:table-cell office:value-type="float" office:value="0.335869316188789" calcext:value-type="float">
            <text:p>0,335869316188789</text:p>
          </table:table-cell>
          <table:table-cell office:value-type="float" office:value="0.355730964560588" calcext:value-type="float">
            <text:p>0,355730964560588</text:p>
          </table:table-cell>
          <table:table-cell office:value-type="float" office:value="0.376939386952039" calcext:value-type="float">
            <text:p>0,376939386952039</text:p>
          </table:table-cell>
          <table:table-cell office:value-type="float" office:value="0.36126189224984" calcext:value-type="float">
            <text:p>0,36126189224984</text:p>
          </table:table-cell>
          <table:table-cell office:value-type="float" office:value="0.307041706551352" calcext:value-type="float">
            <text:p>0,307041706551352</text:p>
          </table:table-cell>
          <table:table-cell office:value-type="float" office:value="0.443689122191588" calcext:value-type="float">
            <text:p>0,443689122191588</text:p>
          </table:table-cell>
          <table:table-cell office:value-type="float" office:value="0.355943284925861" calcext:value-type="float">
            <text:p>0,355943284925861</text:p>
          </table:table-cell>
          <table:table-cell office:value-type="float" office:value="0.365789054407575" calcext:value-type="float">
            <text:p>0,365789054407575</text:p>
          </table:table-cell>
          <table:table-cell office:value-type="float" office:value="0.381420775876601" calcext:value-type="float">
            <text:p>0,381420775876601</text:p>
          </table:table-cell>
          <table:table-cell office:value-type="float" office:value="0.389878774397658" calcext:value-type="float">
            <text:p>0,389878774397658</text:p>
          </table:table-cell>
          <table:table-cell office:value-type="float" office:value="0.387423764018178" calcext:value-type="float">
            <text:p>0,387423764018178</text:p>
          </table:table-cell>
          <table:table-cell office:value-type="float" office:value="0.449895685634826" calcext:value-type="float">
            <text:p>0,449895685634826</text:p>
          </table:table-cell>
          <table:table-cell office:value-type="float" office:value="0.324612265578071" calcext:value-type="float">
            <text:p>0,324612265578071</text:p>
          </table:table-cell>
          <table:table-cell office:value-type="float" office:value="0.271999520908885" calcext:value-type="float">
            <text:p>0,271999520908885</text:p>
          </table:table-cell>
          <table:table-cell office:value-type="float" office:value="0.337768661174825" calcext:value-type="float">
            <text:p>0,337768661174825</text:p>
          </table:table-cell>
          <table:table-cell office:value-type="float" office:value="0.299168132845742" calcext:value-type="float">
            <text:p>0,299168132845742</text:p>
          </table:table-cell>
          <table:table-cell office:value-type="float" office:value="0.389186317500315" calcext:value-type="float">
            <text:p>0,389186317500315</text:p>
          </table:table-cell>
          <table:table-cell office:value-type="float" office:value="0.352919170660947" calcext:value-type="float">
            <text:p>0,352919170660947</text:p>
          </table:table-cell>
          <table:table-cell office:value-type="float" office:value="0.386134662736084" calcext:value-type="float">
            <text:p>0,386134662736084</text:p>
          </table:table-cell>
          <table:table-cell office:value-type="float" office:value="0.329563855769587" calcext:value-type="float">
            <text:p>0,329563855769587</text:p>
          </table:table-cell>
          <table:table-cell office:value-type="float" office:value="0.345658568997702" calcext:value-type="float">
            <text:p>0,345658568997702</text:p>
          </table:table-cell>
          <table:table-cell office:value-type="float" office:value="0.433302596044616" calcext:value-type="float">
            <text:p>0,433302596044616</text:p>
          </table:table-cell>
          <table:table-cell office:value-type="float" office:value="0.335332268925771" calcext:value-type="float">
            <text:p>0,335332268925771</text:p>
          </table:table-cell>
          <table:table-cell office:value-type="float" office:value="0.387146575246458" calcext:value-type="float">
            <text:p>0,387146575246458</text:p>
          </table:table-cell>
          <table:table-cell office:value-type="float" office:value="0.425943769826417" calcext:value-type="float">
            <text:p>0,425943769826417</text:p>
          </table:table-cell>
          <table:table-cell office:value-type="float" office:value="0.384052942887255" calcext:value-type="float">
            <text:p>0,384052942887255</text:p>
          </table:table-cell>
          <table:table-cell office:value-type="float" office:value="0.438268302370946" calcext:value-type="float">
            <text:p>0,438268302370946</text:p>
          </table:table-cell>
          <table:table-cell office:value-type="float" office:value="0.412324176584313" calcext:value-type="float">
            <text:p>0,412324176584313</text:p>
          </table:table-cell>
          <table:table-cell office:value-type="float" office:value="0.40951449306116" calcext:value-type="float">
            <text:p>0,40951449306116</text:p>
          </table:table-cell>
          <table:table-cell office:value-type="float" office:value="0.441346613552943" calcext:value-type="float">
            <text:p>0,441346613552943</text:p>
          </table:table-cell>
          <table:table-cell office:value-type="float" office:value="0.388567155382319" calcext:value-type="float">
            <text:p>0,388567155382319</text:p>
          </table:table-cell>
          <table:table-cell office:value-type="float" office:value="0.347129756398578" calcext:value-type="float">
            <text:p>0,347129756398578</text:p>
          </table:table-cell>
          <table:table-cell office:value-type="float" office:value="0.475792528753486" calcext:value-type="float">
            <text:p>0,475792528753486</text:p>
          </table:table-cell>
          <table:table-cell office:value-type="float" office:value="0.332348636673437" calcext:value-type="float">
            <text:p>0,332348636673437</text:p>
          </table:table-cell>
          <table:table-cell office:value-type="float" office:value="0.377679604114873" calcext:value-type="float">
            <text:p>0,377679604114873</text:p>
          </table:table-cell>
          <table:table-cell office:value-type="float" office:value="0.39142981076865" calcext:value-type="float">
            <text:p>0,39142981076865</text:p>
          </table:table-cell>
          <table:table-cell office:value-type="float" office:value="0.370142537664724" calcext:value-type="float">
            <text:p>0,370142537664724</text:p>
          </table:table-cell>
          <table:table-cell office:value-type="float" office:value="0.95632345202596" calcext:value-type="float">
            <text:p>0,95632345202596</text:p>
          </table:table-cell>
          <table:table-cell office:value-type="float" office:value="0" calcext:value-type="float">
            <text:p>0</text:p>
          </table:table-cell>
          <table:table-cell office:value-type="float" office:value="0.354763129268475" calcext:value-type="float">
            <text:p>0,354763129268475</text:p>
          </table:table-cell>
          <table:table-cell office:value-type="float" office:value="0.344769781232652" calcext:value-type="float">
            <text:p>0,344769781232652</text:p>
          </table:table-cell>
          <table:table-cell office:value-type="float" office:value="0.569476082004556" calcext:value-type="float">
            <text:p>0,569476082004556</text:p>
          </table:table-cell>
          <table:table-cell office:value-type="float" office:value="0.725071356265942" calcext:value-type="float">
            <text:p>0,725071356265942</text:p>
          </table:table-cell>
          <table:table-cell office:value-type="float" office:value="0" calcext:value-type="float">
            <text:p>0</text:p>
          </table:table-cell>
          <table:table-cell office:value-type="float" office:value="0.326878730711667" calcext:value-type="float">
            <text:p>0,326878730711667</text:p>
          </table:table-cell>
          <table:table-cell office:value-type="float" office:value="0.732095937427555" calcext:value-type="float">
            <text:p>0,732095937427555</text:p>
          </table:table-cell>
          <table:table-cell office:value-type="float" office:value="0.921210676124763" calcext:value-type="float">
            <text:p>0,921210676124763</text:p>
          </table:table-cell>
          <table:table-cell office:value-type="float" office:value="0.445887024656842" calcext:value-type="float">
            <text:p>0,445887024656842</text:p>
          </table:table-cell>
          <table:table-cell office:value-type="float" office:value="0.166120152628825" calcext:value-type="float">
            <text:p>0,166120152628825</text:p>
          </table:table-cell>
          <table:table-cell office:value-type="float" office:value="0.434923589721427" calcext:value-type="float">
            <text:p>0,434923589721427</text:p>
          </table:table-cell>
          <table:table-cell office:value-type="float" office:value="0.478770011344811" calcext:value-type="float">
            <text:p>0,478770011344811</text:p>
          </table:table-cell>
          <table:table-cell office:value-type="float" office:value="0" calcext:value-type="float">
            <text:p>0</text:p>
          </table:table-cell>
          <table:table-cell office:value-type="float" office:value="0.250104643241122" calcext:value-type="float">
            <text:p>0,250104643241122</text:p>
          </table:table-cell>
          <table:table-cell office:value-type="float" office:value="0.322797372697635" calcext:value-type="float">
            <text:p>0,322797372697635</text:p>
          </table:table-cell>
          <table:table-cell office:value-type="float" office:value="0.0549450549450549" calcext:value-type="float">
            <text:p>0,0549450549450549</text:p>
          </table:table-cell>
          <table:table-cell office:value-type="float" office:value="0.450312207728861" calcext:value-type="float">
            <text:p>0,450312207728861</text:p>
          </table:table-cell>
          <table:table-cell office:value-type="float" office:value="0.463675598274744" calcext:value-type="float">
            <text:p>0,463675598274744</text:p>
          </table:table-cell>
          <table:table-cell office:value-type="float" office:value="0.369146277641546" calcext:value-type="float">
            <text:p>0,369146277641546</text:p>
          </table:table-cell>
          <table:table-cell office:value-type="float" office:value="0.241573781560839" calcext:value-type="float">
            <text:p>0,241573781560839</text:p>
          </table:table-cell>
          <table:table-cell office:value-type="float" office:value="0.389912232188552" calcext:value-type="float">
            <text:p>0,389912232188552</text:p>
          </table:table-cell>
          <table:table-cell office:value-type="float" office:value="0.503696160278097" calcext:value-type="float">
            <text:p>0,503696160278097</text:p>
          </table:table-cell>
          <table:table-cell office:value-type="float" office:value="0.353415169865049" calcext:value-type="float">
            <text:p>0,353415169865049</text:p>
          </table:table-cell>
          <table:table-cell office:value-type="float" office:value="0.400853414332895" calcext:value-type="float">
            <text:p>0,400853414332895</text:p>
          </table:table-cell>
          <table:table-cell office:value-type="float" office:value="0.549943407904834" calcext:value-type="float">
            <text:p>0,549943407904834</text:p>
          </table:table-cell>
          <table:table-cell office:value-type="float" office:value="0.525786037654302" calcext:value-type="float">
            <text:p>0,525786037654302</text:p>
          </table:table-cell>
          <table:table-cell office:value-type="float" office:value="0.478855506570073" calcext:value-type="float">
            <text:p>0,478855506570073</text:p>
          </table:table-cell>
          <table:table-cell office:value-type="float" office:value="0.454657330783719" calcext:value-type="float">
            <text:p>0,454657330783719</text:p>
          </table:table-cell>
          <table:table-cell office:value-type="float" office:value="0.195080298504093" calcext:value-type="float">
            <text:p>0,195080298504093</text:p>
          </table:table-cell>
          <table:table-cell office:value-type="float" office:value="0.527772517682267" calcext:value-type="float">
            <text:p>0,527772517682267</text:p>
          </table:table-cell>
          <table:table-cell office:value-type="float" office:value="0.446732511547039" calcext:value-type="float">
            <text:p>0,446732511547039</text:p>
          </table:table-cell>
          <table:table-cell office:value-type="float" office:value="0.437819898247568" calcext:value-type="float">
            <text:p>0,437819898247568</text:p>
          </table:table-cell>
          <table:table-cell office:value-type="float" office:value="0.430474444994851" calcext:value-type="float">
            <text:p>0,430474444994851</text:p>
          </table:table-cell>
          <table:table-cell office:value-type="float" office:value="0.453719426343905" calcext:value-type="float">
            <text:p>0,453719426343905</text:p>
          </table:table-cell>
          <table:table-cell office:value-type="float" office:value="0.373998837161712" calcext:value-type="float">
            <text:p>0,373998837161712</text:p>
          </table:table-cell>
          <table:table-cell office:value-type="float" office:value="0.495858701974557" calcext:value-type="float">
            <text:p>0,495858701974557</text:p>
          </table:table-cell>
          <table:table-cell office:value-type="float" office:value="0.304242711270388" calcext:value-type="float">
            <text:p>0,304242711270388</text:p>
          </table:table-cell>
          <table:table-cell office:value-type="float" office:value="0.730996414354488" calcext:value-type="float">
            <text:p>0,730996414354488</text:p>
          </table:table-cell>
          <table:table-cell office:value-type="float" office:value="0.458240783297178" calcext:value-type="float">
            <text:p>0,458240783297178</text:p>
          </table:table-cell>
          <table:table-cell office:value-type="float" office:value="0.357209417705749" calcext:value-type="float">
            <text:p>0,357209417705749</text:p>
          </table:table-cell>
          <table:table-cell office:value-type="float" office:value="0.351802281350675" calcext:value-type="float">
            <text:p>0,351802281350675</text:p>
          </table:table-cell>
          <table:table-cell office:value-type="float" office:value="0.658786288567954" calcext:value-type="float">
            <text:p>0,658786288567954</text:p>
          </table:table-cell>
          <table:table-cell office:value-type="float" office:value="0.345746381362284" calcext:value-type="float">
            <text:p>0,345746381362284</text:p>
          </table:table-cell>
          <table:table-cell office:value-type="float" office:value="0.353485122388994" calcext:value-type="float">
            <text:p>0,353485122388994</text:p>
          </table:table-cell>
          <table:table-cell office:value-type="float" office:value="0.349979648863388" calcext:value-type="float">
            <text:p>0,349979648863388</text:p>
          </table:table-cell>
          <table:table-cell office:value-type="float" office:value="0.515550573676677" calcext:value-type="float">
            <text:p>0,515550573676677</text:p>
          </table:table-cell>
          <table:table-cell office:value-type="float" office:value="0.437194848249443" calcext:value-type="float">
            <text:p>0,437194848249443</text:p>
          </table:table-cell>
          <table:table-cell office:value-type="float" office:value="0.36880417995083" calcext:value-type="float">
            <text:p>0,36880417995083</text:p>
          </table:table-cell>
          <table:table-cell office:value-type="float" office:value="0.67908983227351" calcext:value-type="float">
            <text:p>0,67908983227351</text:p>
          </table:table-cell>
          <table:table-cell office:value-type="float" office:value="0.585203723641916" calcext:value-type="float">
            <text:p>0,585203723641916</text:p>
          </table:table-cell>
          <table:table-cell office:value-type="float" office:value="0.39904111109386" calcext:value-type="float">
            <text:p>0,39904111109386</text:p>
          </table:table-cell>
          <table:table-cell office:value-type="float" office:value="0.723233286048113" calcext:value-type="float">
            <text:p>0,723233286048113</text:p>
          </table:table-cell>
          <table:table-cell office:value-type="float" office:value="0.403096980189507" calcext:value-type="float">
            <text:p>0,403096980189507</text:p>
          </table:table-cell>
          <table:table-cell office:value-type="float" office:value="0.447711249742454" calcext:value-type="float">
            <text:p>0,447711249742454</text:p>
          </table:table-cell>
          <table:table-cell office:value-type="float" office:value="0.48862676517893" calcext:value-type="float">
            <text:p>0,48862676517893</text:p>
          </table:table-cell>
          <table:table-cell office:value-type="float" office:value="0" calcext:value-type="float">
            <text:p>0</text:p>
          </table:table-cell>
          <table:table-cell office:value-type="float" office:value="0.375346333637613" calcext:value-type="float">
            <text:p>0,375346333637613</text:p>
          </table:table-cell>
          <table:table-cell office:value-type="float" office:value="0.32805995447291" calcext:value-type="float">
            <text:p>0,32805995447291</text:p>
          </table:table-cell>
          <table:table-cell office:value-type="float" office:value="0.607326793792693" calcext:value-type="float">
            <text:p>0,607326793792693</text:p>
          </table:table-cell>
          <table:table-cell office:value-type="float" office:value="0.40235169896548" calcext:value-type="float">
            <text:p>0,40235169896548</text:p>
          </table:table-cell>
          <table:table-cell office:value-type="float" office:value="0.362492282809185" calcext:value-type="float">
            <text:p>0,362492282809185</text:p>
          </table:table-cell>
          <table:table-cell office:value-type="float" office:value="0.490900748861027" calcext:value-type="float">
            <text:p>0,490900748861027</text:p>
          </table:table-cell>
          <table:table-cell office:value-type="float" office:value="0" calcext:value-type="float">
            <text:p>0</text:p>
          </table:table-cell>
          <table:table-cell office:value-type="float" office:value="0.422316521182009" calcext:value-type="float">
            <text:p>0,422316521182009</text:p>
          </table:table-cell>
          <table:table-cell office:value-type="float" office:value="0.562120500971465" calcext:value-type="float">
            <text:p>0,562120500971465</text:p>
          </table:table-cell>
          <table:table-cell office:value-type="float" office:value="0.440548209180025" calcext:value-type="float">
            <text:p>0,440548209180025</text:p>
          </table:table-cell>
          <table:table-cell office:value-type="float" office:value="0.409732491208527" calcext:value-type="float">
            <text:p>0,409732491208527</text:p>
          </table:table-cell>
          <table:table-cell office:value-type="float" office:value="0.381781783712745" calcext:value-type="float">
            <text:p>0,381781783712745</text:p>
          </table:table-cell>
          <table:table-cell office:value-type="float" office:value="0.366860557483233" calcext:value-type="float">
            <text:p>0,366860557483233</text:p>
          </table:table-cell>
          <table:table-cell office:value-type="float" office:value="0.425566755001279" calcext:value-type="float">
            <text:p>0,425566755001279</text:p>
          </table:table-cell>
          <table:table-cell office:value-type="float" office:value="0.284113783345299" calcext:value-type="float">
            <text:p>0,284113783345299</text:p>
          </table:table-cell>
          <table:table-cell office:value-type="float" office:value="0.591700065051746" calcext:value-type="float">
            <text:p>0,591700065051746</text:p>
          </table:table-cell>
          <table:table-cell office:value-type="float" office:value="0.380858960988565" calcext:value-type="float">
            <text:p>0,380858960988565</text:p>
          </table:table-cell>
          <table:table-cell office:value-type="float" office:value="0.745234260459812" calcext:value-type="float">
            <text:p>0,745234260459812</text:p>
          </table:table-cell>
          <table:table-cell office:value-type="float" office:value="0.517279351270998" calcext:value-type="float">
            <text:p>0,517279351270998</text:p>
          </table:table-cell>
          <table:table-cell office:value-type="float" office:value="0.255439307408279" calcext:value-type="float">
            <text:p>0,255439307408279</text:p>
          </table:table-cell>
          <table:table-cell office:value-type="float" office:value="0.446673691530471" calcext:value-type="float">
            <text:p>0,446673691530471</text:p>
          </table:table-cell>
          <table:table-cell office:value-type="float" office:value="0.436302717404822" calcext:value-type="float">
            <text:p>0,436302717404822</text:p>
          </table:table-cell>
          <table:table-cell office:value-type="float" office:value="0.484481821926486" calcext:value-type="float">
            <text:p>0,484481821926486</text:p>
          </table:table-cell>
          <table:table-cell office:value-type="float" office:value="0.428326952534604" calcext:value-type="float">
            <text:p>0,428326952534604</text:p>
          </table:table-cell>
          <table:table-cell office:value-type="float" office:value="0.46747578108043" calcext:value-type="float">
            <text:p>0,46747578108043</text:p>
          </table:table-cell>
          <table:table-cell office:value-type="float" office:value="0.571970492173118" calcext:value-type="float">
            <text:p>0,571970492173118</text:p>
          </table:table-cell>
          <table:table-cell office:value-type="float" office:value="0.300112255994628" calcext:value-type="float">
            <text:p>0,300112255994628</text:p>
          </table:table-cell>
          <table:table-cell office:value-type="float" office:value="0.33890551633378" calcext:value-type="float">
            <text:p>0,33890551633378</text:p>
          </table:table-cell>
          <table:table-cell office:value-type="float" office:value="0.373537833197098" calcext:value-type="float">
            <text:p>0,373537833197098</text:p>
          </table:table-cell>
          <table:table-cell office:value-type="float" office:value="0.61823280636539" calcext:value-type="float">
            <text:p>0,61823280636539</text:p>
          </table:table-cell>
          <table:table-cell office:value-type="float" office:value="0.468002918793522" calcext:value-type="float">
            <text:p>0,468002918793522</text:p>
          </table:table-cell>
          <table:table-cell office:value-type="float" office:value="0.322234988261161" calcext:value-type="float">
            <text:p>0,322234988261161</text:p>
          </table:table-cell>
          <table:table-cell office:value-type="float" office:value="0.367309761242113" calcext:value-type="float">
            <text:p>0,367309761242113</text:p>
          </table:table-cell>
          <table:table-cell office:value-type="float" office:value="0.582602374626172" calcext:value-type="float">
            <text:p>0,582602374626172</text:p>
          </table:table-cell>
          <table:table-cell office:value-type="float" office:value="0.367787412238746" calcext:value-type="float">
            <text:p>0,367787412238746</text:p>
          </table:table-cell>
          <table:table-cell office:value-type="float" office:value="0.475749672095704" calcext:value-type="float">
            <text:p>0,475749672095704</text:p>
          </table:table-cell>
          <table:table-cell office:value-type="float" office:value="0.437576425997705" calcext:value-type="float">
            <text:p>0,437576425997705</text:p>
          </table:table-cell>
          <table:table-cell office:value-type="float" office:value="0.373952887522116" calcext:value-type="float">
            <text:p>0,373952887522116</text:p>
          </table:table-cell>
          <table:table-cell office:value-type="float" office:value="0.373781915469363" calcext:value-type="float">
            <text:p>0,373781915469363</text:p>
          </table:table-cell>
          <table:table-cell office:value-type="float" office:value="0.455421825190625" calcext:value-type="float">
            <text:p>0,455421825190625</text:p>
          </table:table-cell>
          <table:table-cell office:value-type="float" office:value="0.356463493521672" calcext:value-type="float">
            <text:p>0,356463493521672</text:p>
          </table:table-cell>
          <table:table-cell office:value-type="float" office:value="0.225263157894737" calcext:value-type="float">
            <text:p>0,225263157894737</text:p>
          </table:table-cell>
          <table:table-cell office:value-type="float" office:value="0.46904319360725" calcext:value-type="float">
            <text:p>0,46904319360725</text:p>
          </table:table-cell>
          <table:table-cell office:value-type="float" office:value="0.474190878650875" calcext:value-type="float">
            <text:p>0,474190878650875</text:p>
          </table:table-cell>
          <table:table-cell office:value-type="float" office:value="0.408727950637355" calcext:value-type="float">
            <text:p>0,408727950637355</text:p>
          </table:table-cell>
          <table:table-cell office:value-type="float" office:value="0.270018127231129" calcext:value-type="float">
            <text:p>0,270018127231129</text:p>
          </table:table-cell>
          <table:table-cell office:value-type="float" office:value="0.322891695198362" calcext:value-type="float">
            <text:p>0,322891695198362</text:p>
          </table:table-cell>
          <table:table-cell office:value-type="float" office:value="0.329400654382973" calcext:value-type="float">
            <text:p>0,329400654382973</text:p>
          </table:table-cell>
          <table:table-cell office:value-type="float" office:value="0.345471689062148" calcext:value-type="float">
            <text:p>0,345471689062148</text:p>
          </table:table-cell>
          <table:table-cell office:value-type="float" office:value="0.243098579985129" calcext:value-type="float">
            <text:p>0,243098579985129</text:p>
          </table:table-cell>
          <table:table-cell office:value-type="float" office:value="0.393088617479157" calcext:value-type="float">
            <text:p>0,393088617479157</text:p>
          </table:table-cell>
          <table:table-cell office:value-type="float" office:value="0.474074281236429" calcext:value-type="float">
            <text:p>0,474074281236429</text:p>
          </table:table-cell>
          <table:table-cell office:value-type="float" office:value="0.267007813473237" calcext:value-type="float">
            <text:p>0,267007813473237</text:p>
          </table:table-cell>
          <table:table-cell office:value-type="float" office:value="0.280881135947065" calcext:value-type="float">
            <text:p>0,280881135947065</text:p>
          </table:table-cell>
          <table:table-cell office:value-type="float" office:value="0.380372153820232" calcext:value-type="float">
            <text:p>0,380372153820232</text:p>
          </table:table-cell>
          <table:table-cell office:value-type="float" office:value="0.274684747067827" calcext:value-type="float">
            <text:p>0,274684747067827</text:p>
          </table:table-cell>
          <table:table-cell office:value-type="float" office:value="0.459275358953354" calcext:value-type="float">
            <text:p>0,459275358953354</text:p>
          </table:table-cell>
          <table:table-cell office:value-type="float" office:value="0.316109658758436" calcext:value-type="float">
            <text:p>0,316109658758436</text:p>
          </table:table-cell>
          <table:table-cell office:value-type="float" office:value="0.261403805806733" calcext:value-type="float">
            <text:p>0,261403805806733</text:p>
          </table:table-cell>
          <table:table-cell office:value-type="float" office:value="0.442902780295285" calcext:value-type="float">
            <text:p>0,442902780295285</text:p>
          </table:table-cell>
          <table:table-cell office:value-type="float" office:value="0.324426039711247" calcext:value-type="float">
            <text:p>0,324426039711247</text:p>
          </table:table-cell>
          <table:table-cell office:value-type="float" office:value="0.251285545764848" calcext:value-type="float">
            <text:p>0,251285545764848</text:p>
          </table:table-cell>
          <table:table-cell office:value-type="float" office:value="0.30073108237767" calcext:value-type="float">
            <text:p>0,30073108237767</text:p>
          </table:table-cell>
          <table:table-cell office:value-type="float" office:value="0.275725761024495" calcext:value-type="float">
            <text:p>0,275725761024495</text:p>
          </table:table-cell>
          <table:table-cell office:value-type="float" office:value="0.209680623908323" calcext:value-type="float">
            <text:p>0,209680623908323</text:p>
          </table:table-cell>
          <table:table-cell office:value-type="float" office:value="0.250528787546714" calcext:value-type="float">
            <text:p>0,250528787546714</text:p>
          </table:table-cell>
          <table:table-cell office:value-type="float" office:value="0.295037614796572" calcext:value-type="float">
            <text:p>0,295037614796572</text:p>
          </table:table-cell>
          <table:table-cell office:value-type="float" office:value="0.382867819447563" calcext:value-type="float">
            <text:p>0,382867819447563</text:p>
          </table:table-cell>
          <table:table-cell office:value-type="float" office:value="0.232191296974486" calcext:value-type="float">
            <text:p>0,232191296974486</text:p>
          </table:table-cell>
          <table:table-cell office:value-type="float" office:value="0.313769153254455" calcext:value-type="float">
            <text:p>0,313769153254455</text:p>
          </table:table-cell>
          <table:table-cell office:value-type="float" office:value="0.285032702529164" calcext:value-type="float">
            <text:p>0,285032702529164</text:p>
          </table:table-cell>
          <table:table-cell office:value-type="float" office:value="0.363307371224627" calcext:value-type="float">
            <text:p>0,363307371224627</text:p>
          </table:table-cell>
          <table:table-cell office:value-type="float" office:value="0.473728934615167" calcext:value-type="float">
            <text:p>0,473728934615167</text:p>
          </table:table-cell>
          <table:table-cell office:value-type="float" office:value="0.367963511638582" calcext:value-type="float">
            <text:p>0,367963511638582</text:p>
          </table:table-cell>
          <table:table-cell office:value-type="float" office:value="0.285208545426279" calcext:value-type="float">
            <text:p>0,285208545426279</text:p>
          </table:table-cell>
          <table:table-cell office:value-type="float" office:value="0.270886327984685" calcext:value-type="float">
            <text:p>0,270886327984685</text:p>
          </table:table-cell>
          <table:table-cell office:value-type="float" office:value="0.33764959501917" calcext:value-type="float">
            <text:p>0,33764959501917</text:p>
          </table:table-cell>
          <table:table-cell office:value-type="float" office:value="0.330440118098734" calcext:value-type="float">
            <text:p>0,330440118098734</text:p>
          </table:table-cell>
          <table:table-cell office:value-type="float" office:value="0.341329415229023" calcext:value-type="float">
            <text:p>0,341329415229023</text:p>
          </table:table-cell>
          <table:table-cell office:value-type="float" office:value="0.33781583139624" calcext:value-type="float">
            <text:p>0,33781583139624</text:p>
          </table:table-cell>
          <table:table-cell office:value-type="float" office:value="0.280288217994074" calcext:value-type="float">
            <text:p>0,280288217994074</text:p>
          </table:table-cell>
          <table:table-cell office:value-type="float" office:value="0.251495405074059" calcext:value-type="float">
            <text:p>0,251495405074059</text:p>
          </table:table-cell>
          <table:table-cell office:value-type="float" office:value="0.303871827485506" calcext:value-type="float">
            <text:p>0,303871827485506</text:p>
          </table:table-cell>
          <table:table-cell office:value-type="float" office:value="0.525536182289202" calcext:value-type="float">
            <text:p>0,525536182289202</text:p>
          </table:table-cell>
          <table:table-cell office:value-type="float" office:value="0.446665065346274" calcext:value-type="float">
            <text:p>0,446665065346274</text:p>
          </table:table-cell>
          <table:table-cell office:value-type="float" office:value="0.431938969463413" calcext:value-type="float">
            <text:p>0,431938969463413</text:p>
          </table:table-cell>
          <table:table-cell office:value-type="float" office:value="0.492596760733836" calcext:value-type="float">
            <text:p>0,492596760733836</text:p>
          </table:table-cell>
          <table:table-cell office:value-type="float" office:value="0.311249083456958" calcext:value-type="float">
            <text:p>0,311249083456958</text:p>
          </table:table-cell>
          <table:table-cell office:value-type="float" office:value="0.594111495104663" calcext:value-type="float">
            <text:p>0,594111495104663</text:p>
          </table:table-cell>
          <table:table-cell office:value-type="float" office:value="0.602378944099077" calcext:value-type="float">
            <text:p>0,602378944099077</text:p>
          </table:table-cell>
          <table:table-cell office:value-type="float" office:value="0.479999220957957" calcext:value-type="float">
            <text:p>0,479999220957957</text:p>
          </table:table-cell>
          <table:table-cell office:value-type="float" office:value="0.715113353837929" calcext:value-type="float">
            <text:p>0,715113353837929</text:p>
          </table:table-cell>
          <table:table-cell office:value-type="float" office:value="0.497102349497235" calcext:value-type="float">
            <text:p>0,497102349497235</text:p>
          </table:table-cell>
          <table:table-cell office:value-type="float" office:value="0.518759696861201" calcext:value-type="float">
            <text:p>0,518759696861201</text:p>
          </table:table-cell>
          <table:table-cell office:value-type="float" office:value="0.44413109408022" calcext:value-type="float">
            <text:p>0,44413109408022</text:p>
          </table:table-cell>
          <table:table-cell office:value-type="float" office:value="0.48847573994255" calcext:value-type="float">
            <text:p>0,48847573994255</text:p>
          </table:table-cell>
          <table:table-cell office:value-type="float" office:value="0.386767730665372" calcext:value-type="float">
            <text:p>0,386767730665372</text:p>
          </table:table-cell>
          <table:table-cell office:value-type="float" office:value="0.613899807305017" calcext:value-type="float">
            <text:p>0,613899807305017</text:p>
          </table:table-cell>
          <table:table-cell office:value-type="float" office:value="0.344377964222095" calcext:value-type="float">
            <text:p>0,344377964222095</text:p>
          </table:table-cell>
          <table:table-cell office:value-type="float" office:value="0.498221646010212" calcext:value-type="float">
            <text:p>0,498221646010212</text:p>
          </table:table-cell>
          <table:table-cell office:value-type="float" office:value="0.4304250012247" calcext:value-type="float">
            <text:p>0,4304250012247</text:p>
          </table:table-cell>
          <table:table-cell office:value-type="float" office:value="0.049699394236184" calcext:value-type="float">
            <text:p>0,049699394236184</text:p>
          </table:table-cell>
          <table:table-cell office:value-type="float" office:value="0.645521899327445" calcext:value-type="float">
            <text:p>0,645521899327445</text:p>
          </table:table-cell>
          <table:table-cell office:value-type="float" office:value="0.594913166978916" calcext:value-type="float">
            <text:p>0,594913166978916</text:p>
          </table:table-cell>
          <table:table-cell office:value-type="float" office:value="0.236472037744347" calcext:value-type="float">
            <text:p>0,236472037744347</text:p>
          </table:table-cell>
          <table:table-cell office:value-type="float" office:value="0.634684005076666" calcext:value-type="float">
            <text:p>0,634684005076666</text:p>
          </table:table-cell>
          <table:table-cell office:value-type="float" office:value="0.46823914182563" calcext:value-type="float">
            <text:p>0,46823914182563</text:p>
          </table:table-cell>
          <table:table-cell office:value-type="float" office:value="0.442647311652935" calcext:value-type="float">
            <text:p>0,442647311652935</text:p>
          </table:table-cell>
          <table:table-cell office:value-type="float" office:value="0.438607322387982" calcext:value-type="float">
            <text:p>0,438607322387982</text:p>
          </table:table-cell>
          <table:table-cell office:value-type="float" office:value="0.477819513743884" calcext:value-type="float">
            <text:p>0,477819513743884</text:p>
          </table:table-cell>
          <table:table-cell office:value-type="float" office:value="0.0689086425961628" calcext:value-type="float">
            <text:p>0,0689086425961628</text:p>
          </table:table-cell>
          <table:table-cell office:value-type="float" office:value="0.378212290421412" calcext:value-type="float">
            <text:p>0,378212290421412</text:p>
          </table:table-cell>
          <table:table-cell office:value-type="float" office:value="0.780617219723595" calcext:value-type="float">
            <text:p>0,780617219723595</text:p>
          </table:table-cell>
          <table:table-cell office:value-type="float" office:value="0.492081587697927" calcext:value-type="float">
            <text:p>0,492081587697927</text:p>
          </table:table-cell>
          <table:table-cell office:value-type="float" office:value="0.593603067859891" calcext:value-type="float">
            <text:p>0,593603067859891</text:p>
          </table:table-cell>
          <table:table-cell office:value-type="float" office:value="0.77856897451598" calcext:value-type="float">
            <text:p>0,77856897451598</text:p>
          </table:table-cell>
          <table:table-cell office:value-type="float" office:value="0.267687170594504" calcext:value-type="float">
            <text:p>0,267687170594504</text:p>
          </table:table-cell>
          <table:table-cell office:value-type="float" office:value="0.5555563167209" calcext:value-type="float">
            <text:p>0,5555563167209</text:p>
          </table:table-cell>
          <table:table-cell office:value-type="float" office:value="0.482387301675148" calcext:value-type="float">
            <text:p>0,482387301675148</text:p>
          </table:table-cell>
          <table:table-cell office:value-type="float" office:value="0.549127222216279" calcext:value-type="float">
            <text:p>0,549127222216279</text:p>
          </table:table-cell>
          <table:table-cell office:value-type="float" office:value="0.551960626652614" calcext:value-type="float">
            <text:p>0,551960626652614</text:p>
          </table:table-cell>
          <table:table-cell office:value-type="float" office:value="0.499078369193944" calcext:value-type="float">
            <text:p>0,499078369193944</text:p>
          </table:table-cell>
          <table:table-cell office:value-type="float" office:value="0.516385971402243" calcext:value-type="float">
            <text:p>0,516385971402243</text:p>
          </table:table-cell>
          <table:table-cell office:value-type="float" office:value="0.506101912344576" calcext:value-type="float">
            <text:p>0,506101912344576</text:p>
          </table:table-cell>
          <table:table-cell office:value-type="float" office:value="0.474642780479566" calcext:value-type="float">
            <text:p>0,474642780479566</text:p>
          </table:table-cell>
          <table:table-cell office:value-type="float" office:value="0.436816411297938" calcext:value-type="float">
            <text:p>0,436816411297938</text:p>
          </table:table-cell>
          <table:table-cell office:value-type="float" office:value="0.606093914650487" calcext:value-type="float">
            <text:p>0,606093914650487</text:p>
          </table:table-cell>
          <table:table-cell office:value-type="float" office:value="0.486407008213073" calcext:value-type="float">
            <text:p>0,486407008213073</text:p>
          </table:table-cell>
          <table:table-cell office:value-type="float" office:value="0.45360110381361" calcext:value-type="float">
            <text:p>0,45360110381361</text:p>
          </table:table-cell>
          <table:table-cell office:value-type="float" office:value="0.492057867763638" calcext:value-type="float">
            <text:p>0,492057867763638</text:p>
          </table:table-cell>
          <table:table-cell office:value-type="float" office:value="0.540582126359711" calcext:value-type="float">
            <text:p>0,540582126359711</text:p>
          </table:table-cell>
          <table:table-cell office:value-type="float" office:value="0.600220013020102" calcext:value-type="float">
            <text:p>0,600220013020102</text:p>
          </table:table-cell>
          <table:table-cell office:value-type="float" office:value="0.515083079180559" calcext:value-type="float">
            <text:p>0,515083079180559</text:p>
          </table:table-cell>
          <table:table-cell office:value-type="float" office:value="0.387052375481038" calcext:value-type="float">
            <text:p>0,387052375481038</text:p>
          </table:table-cell>
          <table:table-cell office:value-type="float" office:value="0.432549599396534" calcext:value-type="float">
            <text:p>0,432549599396534</text:p>
          </table:table-cell>
          <table:table-cell office:value-type="float" office:value="0.62325994052578" calcext:value-type="float">
            <text:p>0,62325994052578</text:p>
          </table:table-cell>
          <table:table-cell office:value-type="float" office:value="0.545184980445027" calcext:value-type="float">
            <text:p>0,545184980445027</text:p>
          </table:table-cell>
          <table:table-cell office:value-type="float" office:value="0.603739658334132" calcext:value-type="float">
            <text:p>0,603739658334132</text:p>
          </table:table-cell>
          <table:table-cell office:value-type="float" office:value="0.855599599532334" calcext:value-type="float">
            <text:p>0,855599599532334</text:p>
          </table:table-cell>
          <table:table-cell office:value-type="float" office:value="0.451332996973036" calcext:value-type="float">
            <text:p>0,451332996973036</text:p>
          </table:table-cell>
          <table:table-cell office:value-type="float" office:value="0.277509762804656" calcext:value-type="float">
            <text:p>0,277509762804656</text:p>
          </table:table-cell>
          <table:table-cell office:value-type="float" office:value="0.343155235354182" calcext:value-type="float">
            <text:p>0,343155235354182</text:p>
          </table:table-cell>
          <table:table-cell office:value-type="float" office:value="0.419841003408935" calcext:value-type="float">
            <text:p>0,419841003408935</text:p>
          </table:table-cell>
          <table:table-cell office:value-type="float" office:value="0.504874424203623" calcext:value-type="float">
            <text:p>0,504874424203623</text:p>
          </table:table-cell>
          <table:table-cell office:value-type="float" office:value="0.638208199191239" calcext:value-type="float">
            <text:p>0,638208199191239</text:p>
          </table:table-cell>
          <table:table-cell office:value-type="float" office:value="0.565773149086114" calcext:value-type="float">
            <text:p>0,565773149086114</text:p>
          </table:table-cell>
          <table:table-cell office:value-type="float" office:value="0.735643661534913" calcext:value-type="float">
            <text:p>0,735643661534913</text:p>
          </table:table-cell>
          <table:table-cell office:value-type="float" office:value="0.452563526370541" calcext:value-type="float">
            <text:p>0,452563526370541</text:p>
          </table:table-cell>
          <table:table-cell office:value-type="float" office:value="0.519236691269632" calcext:value-type="float">
            <text:p>0,519236691269632</text:p>
          </table:table-cell>
          <table:table-cell office:value-type="float" office:value="0.207496368788407" calcext:value-type="float">
            <text:p>0,207496368788407</text:p>
          </table:table-cell>
          <table:table-cell office:value-type="float" office:value="0.645360254411254" calcext:value-type="float">
            <text:p>0,645360254411254</text:p>
          </table:table-cell>
          <table:table-cell office:value-type="float" office:value="0.444436561686916" calcext:value-type="float">
            <text:p>0,444436561686916</text:p>
          </table:table-cell>
          <table:table-cell office:value-type="float" office:value="0.750869744150262" calcext:value-type="float">
            <text:p>0,750869744150262</text:p>
          </table:table-cell>
          <table:table-cell office:value-type="float" office:value="0.474636886130771" calcext:value-type="float">
            <text:p>0,474636886130771</text:p>
          </table:table-cell>
          <table:table-cell office:value-type="float" office:value="0.526551473456506" calcext:value-type="float">
            <text:p>0,526551473456506</text:p>
          </table:table-cell>
          <table:table-cell office:value-type="float" office:value="0.517878750647939" calcext:value-type="float">
            <text:p>0,517878750647939</text:p>
          </table:table-cell>
          <table:table-cell office:value-type="float" office:value="0.482612732108341" calcext:value-type="float">
            <text:p>0,482612732108341</text:p>
          </table:table-cell>
          <table:table-cell office:value-type="float" office:value="0.467164998855087" calcext:value-type="float">
            <text:p>0,467164998855087</text:p>
          </table:table-cell>
          <table:table-cell office:value-type="float" office:value="0.577741393551913" calcext:value-type="float">
            <text:p>0,577741393551913</text:p>
          </table:table-cell>
          <table:table-cell office:value-type="float" office:value="0.563686012919583" calcext:value-type="float">
            <text:p>0,563686012919583</text:p>
          </table:table-cell>
          <table:table-cell office:value-type="float" office:value="0.510879624199624" calcext:value-type="float">
            <text:p>0,510879624199624</text:p>
          </table:table-cell>
          <table:table-cell office:value-type="float" office:value="0.43051039343894" calcext:value-type="float">
            <text:p>0,43051039343894</text:p>
          </table:table-cell>
          <table:table-cell office:value-type="float" office:value="0.607367240089753" calcext:value-type="float">
            <text:p>0,607367240089753</text:p>
          </table:table-cell>
          <table:table-cell office:value-type="float" office:value="0.462998955685304" calcext:value-type="float">
            <text:p>0,462998955685304</text:p>
          </table:table-cell>
          <table:table-cell office:value-type="float" office:value="0.648356034154727" calcext:value-type="float">
            <text:p>0,648356034154727</text:p>
          </table:table-cell>
          <table:table-cell office:value-type="float" office:value="0.629875839679913" calcext:value-type="float">
            <text:p>0,629875839679913</text:p>
          </table:table-cell>
          <table:table-cell office:value-type="float" office:value="0.442533484330569" calcext:value-type="float">
            <text:p>0,442533484330569</text:p>
          </table:table-cell>
          <table:table-cell office:value-type="float" office:value="0.486345963222996" calcext:value-type="float">
            <text:p>0,486345963222996</text:p>
          </table:table-cell>
          <table:table-cell office:value-type="float" office:value="0.519576556333467" calcext:value-type="float">
            <text:p>0,519576556333467</text:p>
          </table:table-cell>
          <table:table-cell office:value-type="float" office:value="0.646982951222668" calcext:value-type="float">
            <text:p>0,646982951222668</text:p>
          </table:table-cell>
          <table:table-cell office:value-type="float" office:value="0.551992811987165" calcext:value-type="float">
            <text:p>0,551992811987165</text:p>
          </table:table-cell>
          <table:table-cell office:value-type="float" office:value="0.593545509872862" calcext:value-type="float">
            <text:p>0,593545509872862</text:p>
          </table:table-cell>
          <table:table-cell office:value-type="float" office:value="0.47218194634766" calcext:value-type="float">
            <text:p>0,47218194634766</text:p>
          </table:table-cell>
          <table:table-cell office:value-type="float" office:value="0.74552999599755" calcext:value-type="float">
            <text:p>0,74552999599755</text:p>
          </table:table-cell>
          <table:table-cell office:value-type="float" office:value="0.481042423926036" calcext:value-type="float">
            <text:p>0,481042423926036</text:p>
          </table:table-cell>
          <table:table-cell office:value-type="float" office:value="0.450338303554296" calcext:value-type="float">
            <text:p>0,450338303554296</text:p>
          </table:table-cell>
          <table:table-cell office:value-type="float" office:value="0.449986195600491" calcext:value-type="float">
            <text:p>0,449986195600491</text:p>
          </table:table-cell>
          <table:table-cell office:value-type="float" office:value="0.670225012583442" calcext:value-type="float">
            <text:p>0,670225012583442</text:p>
          </table:table-cell>
          <table:table-cell office:value-type="float" office:value="0.494579593543381" calcext:value-type="float">
            <text:p>0,494579593543381</text:p>
          </table:table-cell>
          <table:table-cell office:value-type="float" office:value="0.606631745683224" calcext:value-type="float">
            <text:p>0,606631745683224</text:p>
          </table:table-cell>
          <table:table-cell office:value-type="float" office:value="0.502080780052306" calcext:value-type="float">
            <text:p>0,502080780052306</text:p>
          </table:table-cell>
          <table:table-cell office:value-type="float" office:value="0.618945635457023" calcext:value-type="float">
            <text:p>0,618945635457023</text:p>
          </table:table-cell>
          <table:table-cell office:value-type="float" office:value="0.812832655633455" calcext:value-type="float">
            <text:p>0,812832655633455</text:p>
          </table:table-cell>
          <table:table-cell office:value-type="float" office:value="0.668508287292818" calcext:value-type="float">
            <text:p>0,668508287292818</text:p>
          </table:table-cell>
          <table:table-cell office:value-type="float" office:value="0.625542065986128" calcext:value-type="float">
            <text:p>0,625542065986128</text:p>
          </table:table-cell>
          <table:table-cell office:value-type="float" office:value="0.488328039162249" calcext:value-type="float">
            <text:p>0,488328039162249</text:p>
          </table:table-cell>
          <table:table-cell office:value-type="float" office:value="0.389405160030245" calcext:value-type="float">
            <text:p>0,389405160030245</text:p>
          </table:table-cell>
          <table:table-cell office:value-type="float" office:value="0.57078450158795" calcext:value-type="float">
            <text:p>0,57078450158795</text:p>
          </table:table-cell>
          <table:table-cell office:value-type="float" office:value="0.329816946269729" calcext:value-type="float">
            <text:p>0,329816946269729</text:p>
          </table:table-cell>
          <table:table-cell office:value-type="float" office:value="0.556412862352047" calcext:value-type="float">
            <text:p>0,556412862352047</text:p>
          </table:table-cell>
          <table:table-cell office:value-type="float" office:value="0.552124771902498" calcext:value-type="float">
            <text:p>0,552124771902498</text:p>
          </table:table-cell>
          <table:table-cell office:value-type="float" office:value="0.431295503554958" calcext:value-type="float">
            <text:p>0,431295503554958</text:p>
          </table:table-cell>
          <table:table-cell office:value-type="float" office:value="0.294447340988587" calcext:value-type="float">
            <text:p>0,294447340988587</text:p>
          </table:table-cell>
          <table:table-cell office:value-type="float" office:value="0.276992625588656" calcext:value-type="float">
            <text:p>0,276992625588656</text:p>
          </table:table-cell>
          <table:table-cell office:value-type="float" office:value="0.351943516502765" calcext:value-type="float">
            <text:p>0,351943516502765</text:p>
          </table:table-cell>
          <table:table-cell office:value-type="float" office:value="0.626923076923077" calcext:value-type="float">
            <text:p>0,626923076923077</text:p>
          </table:table-cell>
          <table:table-cell office:value-type="float" office:value="0.254458272764291" calcext:value-type="float">
            <text:p>0,254458272764291</text:p>
          </table:table-cell>
          <table:table-cell office:value-type="float" office:value="0.448107448107448" calcext:value-type="float">
            <text:p>0,448107448107448</text:p>
          </table:table-cell>
          <table:table-cell office:value-type="float" office:value="0.322880150734581" calcext:value-type="float">
            <text:p>0,322880150734581</text:p>
          </table:table-cell>
          <table:table-cell office:value-type="float" office:value="0.515880016515723" calcext:value-type="float">
            <text:p>0,515880016515723</text:p>
          </table:table-cell>
          <table:table-cell office:value-type="float" office:value="0" calcext:value-type="float">
            <text:p>0</text:p>
          </table:table-cell>
          <table:table-cell office:value-type="float" office:value="0.313813827830469" calcext:value-type="float">
            <text:p>0,313813827830469</text:p>
          </table:table-cell>
          <table:table-cell office:value-type="float" office:value="0.269323219782752" calcext:value-type="float">
            <text:p>0,269323219782752</text:p>
          </table:table-cell>
          <table:table-cell office:value-type="float" office:value="0.526315789473684" calcext:value-type="float">
            <text:p>0,526315789473684</text:p>
          </table:table-cell>
          <table:table-cell office:value-type="float" office:value="0.380517727752307" calcext:value-type="float">
            <text:p>0,380517727752307</text:p>
          </table:table-cell>
          <table:table-cell office:value-type="float" office:value="0" calcext:value-type="float">
            <text:p>0</text:p>
          </table:table-cell>
          <table:table-cell office:value-type="float" office:value="0.320173004625606" calcext:value-type="float">
            <text:p>0,320173004625606</text:p>
          </table:table-cell>
          <table:table-cell office:value-type="float" office:value="0.387481371087928" calcext:value-type="float">
            <text:p>0,387481371087928</text:p>
          </table:table-cell>
          <table:table-cell office:value-type="float" office:value="0.568380586345904" calcext:value-type="float">
            <text:p>0,568380586345904</text:p>
          </table:table-cell>
          <table:table-cell office:value-type="float" office:value="0.790603183984043" calcext:value-type="float">
            <text:p>0,790603183984043</text:p>
          </table:table-cell>
          <table:table-cell office:value-type="float" office:value="0.631692573402418" calcext:value-type="float">
            <text:p>0,631692573402418</text:p>
          </table:table-cell>
          <table:table-cell office:value-type="float" office:value="0.297011070142529" calcext:value-type="float">
            <text:p>0,297011070142529</text:p>
          </table:table-cell>
          <table:table-cell office:value-type="float" office:value="0.606974552309142" calcext:value-type="float">
            <text:p>0,606974552309142</text:p>
          </table:table-cell>
          <table:table-cell office:value-type="float" office:value="0.250325082294135" calcext:value-type="float">
            <text:p>0,250325082294135</text:p>
          </table:table-cell>
          <table:table-cell office:value-type="float" office:value="0.71078755790867" calcext:value-type="float">
            <text:p>0,71078755790867</text:p>
          </table:table-cell>
          <table:table-cell office:value-type="float" office:value="0.438081905736903" calcext:value-type="float">
            <text:p>0,438081905736903</text:p>
          </table:table-cell>
          <table:table-cell office:value-type="float" office:value="0.548148148148148" calcext:value-type="float">
            <text:p>0,548148148148148</text:p>
          </table:table-cell>
          <table:table-cell office:value-type="float" office:value="0.737925147232788" calcext:value-type="float">
            <text:p>0,737925147232788</text:p>
          </table:table-cell>
          <table:table-cell office:value-type="float" office:value="0.316443594646271" calcext:value-type="float">
            <text:p>0,316443594646271</text:p>
          </table:table-cell>
          <table:table-cell office:value-type="float" office:value="0.688235294117647" calcext:value-type="float">
            <text:p>0,688235294117647</text:p>
          </table:table-cell>
          <table:table-cell office:value-type="float" office:value="0.742017232640649" calcext:value-type="float">
            <text:p>0,742017232640649</text:p>
          </table:table-cell>
          <table:table-cell office:value-type="float" office:value="0.61838281656762" calcext:value-type="float">
            <text:p>0,61838281656762</text:p>
          </table:table-cell>
          <table:table-cell office:value-type="float" office:value="0.54726715058185" calcext:value-type="float">
            <text:p>0,54726715058185</text:p>
          </table:table-cell>
          <table:table-cell office:value-type="float" office:value="0.259958071278826" calcext:value-type="float">
            <text:p>0,259958071278826</text:p>
          </table:table-cell>
          <table:table-cell office:value-type="float" office:value="0.578611808483135" calcext:value-type="float">
            <text:p>0,578611808483135</text:p>
          </table:table-cell>
          <table:table-cell office:value-type="float" office:value="0.510869565217391" calcext:value-type="float">
            <text:p>0,510869565217391</text:p>
          </table:table-cell>
          <table:table-cell office:value-type="float" office:value="0.273907350275518" calcext:value-type="float">
            <text:p>0,273907350275518</text:p>
          </table:table-cell>
          <table:table-cell office:value-type="float" office:value="0.531213191990577" calcext:value-type="float">
            <text:p>0,531213191990577</text:p>
          </table:table-cell>
          <table:table-cell office:value-type="float" office:value="0.766885245901639" calcext:value-type="float">
            <text:p>0,766885245901639</text:p>
          </table:table-cell>
          <table:table-cell office:value-type="float" office:value="0.249417249417249" calcext:value-type="float">
            <text:p>0,249417249417249</text:p>
          </table:table-cell>
          <table:table-cell office:value-type="float" office:value="0.422879309568719" calcext:value-type="float">
            <text:p>0,422879309568719</text:p>
          </table:table-cell>
          <table:table-cell office:value-type="float" office:value="0.312802740375488" calcext:value-type="float">
            <text:p>0,312802740375488</text:p>
          </table:table-cell>
          <table:table-cell office:value-type="float" office:value="0.320553742135518" calcext:value-type="float">
            <text:p>0,320553742135518</text:p>
          </table:table-cell>
          <table:table-cell office:value-type="float" office:value="0.6" calcext:value-type="float">
            <text:p>0,6</text:p>
          </table:table-cell>
          <table:table-cell office:value-type="float" office:value="0.353654318826251" calcext:value-type="float">
            <text:p>0,353654318826251</text:p>
          </table:table-cell>
          <table:table-cell office:value-type="float" office:value="0.390164359031301" calcext:value-type="float">
            <text:p>0,390164359031301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6" calcext:value-type="float">
            <text:p>6</text:p>
          </table:table-cell>
          <table:table-cell office:value-type="float" office:value="0.983400809716599" calcext:value-type="float">
            <text:p>0,983400809716599</text:p>
          </table:table-cell>
          <table:table-cell office:value-type="float" office:value="0.888576863846363" calcext:value-type="float">
            <text:p>0,888576863846363</text:p>
          </table:table-cell>
          <table:table-cell office:value-type="float" office:value="0.93625" calcext:value-type="float">
            <text:p>0,93625</text:p>
          </table:table-cell>
          <table:table-cell office:value-type="float" office:value="0.954736211031175" calcext:value-type="float">
            <text:p>0,954736211031175</text:p>
          </table:table-cell>
          <table:table-cell office:value-type="float" office:value="0.858787413660783" calcext:value-type="float">
            <text:p>0,858787413660783</text:p>
          </table:table-cell>
          <table:table-cell office:value-type="float" office:value="0.93472663940633" calcext:value-type="float">
            <text:p>0,93472663940633</text:p>
          </table:table-cell>
          <table:table-cell office:value-type="float" office:value="0.913907284768212" calcext:value-type="float">
            <text:p>0,913907284768212</text:p>
          </table:table-cell>
          <table:table-cell office:value-type="float" office:value="0.905604321404456" calcext:value-type="float">
            <text:p>0,905604321404456</text:p>
          </table:table-cell>
          <table:table-cell office:value-type="float" office:value="0.967748478701826" calcext:value-type="float">
            <text:p>0,967748478701826</text:p>
          </table:table-cell>
          <table:table-cell office:value-type="float" office:value="0.944875776397515" calcext:value-type="float">
            <text:p>0,944875776397515</text:p>
          </table:table-cell>
          <table:table-cell office:value-type="float" office:value="0.953969128996692" calcext:value-type="float">
            <text:p>0,953969128996692</text:p>
          </table:table-cell>
          <table:table-cell office:value-type="float" office:value="0.902981849611063" calcext:value-type="float">
            <text:p>0,902981849611063</text:p>
          </table:table-cell>
          <table:table-cell office:value-type="float" office:value="0.919048674200458" calcext:value-type="float">
            <text:p>0,919048674200458</text:p>
          </table:table-cell>
          <table:table-cell office:value-type="float" office:value="0.820876288659794" calcext:value-type="float">
            <text:p>0,820876288659794</text:p>
          </table:table-cell>
          <table:table-cell office:value-type="float" office:value="0.808919722497522" calcext:value-type="float">
            <text:p>0,808919722497522</text:p>
          </table:table-cell>
          <table:table-cell office:value-type="float" office:value="0.884210526315789" calcext:value-type="float">
            <text:p>0,884210526315789</text:p>
          </table:table-cell>
          <table:table-cell office:value-type="float" office:value="0.896677471636953" calcext:value-type="float">
            <text:p>0,896677471636953</text:p>
          </table:table-cell>
          <table:table-cell office:value-type="float" office:value="0.884090909090909" calcext:value-type="float">
            <text:p>0,884090909090909</text:p>
          </table:table-cell>
          <table:table-cell office:value-type="float" office:value="0.894414690130069" calcext:value-type="float">
            <text:p>0,894414690130069</text:p>
          </table:table-cell>
          <table:table-cell office:value-type="float" office:value="0.917877320419693" calcext:value-type="float">
            <text:p>0,917877320419693</text:p>
          </table:table-cell>
          <table:table-cell office:value-type="float" office:value="0.958191126279863" calcext:value-type="float">
            <text:p>0,958191126279863</text:p>
          </table:table-cell>
          <table:table-cell office:value-type="float" office:value="0.924769339957416" calcext:value-type="float">
            <text:p>0,924769339957416</text:p>
          </table:table-cell>
          <table:table-cell office:value-type="float" office:value="0.907663795922817" calcext:value-type="float">
            <text:p>0,907663795922817</text:p>
          </table:table-cell>
          <table:table-cell office:value-type="float" office:value="0.937387387387387" calcext:value-type="float">
            <text:p>0,937387387387387</text:p>
          </table:table-cell>
          <table:table-cell office:value-type="float" office:value="0.966795366795367" calcext:value-type="float">
            <text:p>0,966795366795367</text:p>
          </table:table-cell>
          <table:table-cell office:value-type="float" office:value="0.922633136094674" calcext:value-type="float">
            <text:p>0,922633136094674</text:p>
          </table:table-cell>
          <table:table-cell office:value-type="float" office:value="0.862729449321628" calcext:value-type="float">
            <text:p>0,862729449321628</text:p>
          </table:table-cell>
          <table:table-cell office:value-type="float" office:value="0.947328399067221" calcext:value-type="float">
            <text:p>0,947328399067221</text:p>
          </table:table-cell>
          <table:table-cell office:value-type="float" office:value="0.939779474130619" calcext:value-type="float">
            <text:p>0,939779474130619</text:p>
          </table:table-cell>
          <table:table-cell office:value-type="float" office:value="0.925868554990042" calcext:value-type="float">
            <text:p>0,925868554990042</text:p>
          </table:table-cell>
          <table:table-cell office:value-type="float" office:value="0.918964357767317" calcext:value-type="float">
            <text:p>0,918964357767317</text:p>
          </table:table-cell>
          <table:table-cell office:value-type="float" office:value="0.944961896697714" calcext:value-type="float">
            <text:p>0,944961896697714</text:p>
          </table:table-cell>
          <table:table-cell office:value-type="float" office:value="0.955750798722045" calcext:value-type="float">
            <text:p>0,955750798722045</text:p>
          </table:table-cell>
          <table:table-cell office:value-type="float" office:value="0.851495726495726" calcext:value-type="float">
            <text:p>0,851495726495726</text:p>
          </table:table-cell>
          <table:table-cell office:value-type="float" office:value="0.908318310584599" calcext:value-type="float">
            <text:p>0,908318310584599</text:p>
          </table:table-cell>
          <table:table-cell office:value-type="float" office:value="0.835002946375957" calcext:value-type="float">
            <text:p>0,835002946375957</text:p>
          </table:table-cell>
          <table:table-cell office:value-type="float" office:value="0.926538357278395" calcext:value-type="float">
            <text:p>0,926538357278395</text:p>
          </table:table-cell>
          <table:table-cell office:value-type="float" office:value="0.952868852459016" calcext:value-type="float">
            <text:p>0,952868852459016</text:p>
          </table:table-cell>
          <table:table-cell office:value-type="float" office:value="0.921721099015034" calcext:value-type="float">
            <text:p>0,921721099015034</text:p>
          </table:table-cell>
          <table:table-cell office:value-type="float" office:value="0.764705882352941" calcext:value-type="float">
            <text:p>0,764705882352941</text:p>
          </table:table-cell>
          <table:table-cell office:value-type="float" office:value="0.881553398058252" calcext:value-type="float">
            <text:p>0,881553398058252</text:p>
          </table:table-cell>
          <table:table-cell office:value-type="float" office:value="0.939606924378498" calcext:value-type="float">
            <text:p>0,939606924378498</text:p>
          </table:table-cell>
          <table:table-cell office:value-type="float" office:value="0.939153439153439" calcext:value-type="float">
            <text:p>0,939153439153439</text:p>
          </table:table-cell>
          <table:table-cell office:value-type="float" office:value="0.521812711545694" calcext:value-type="float">
            <text:p>0,521812711545694</text:p>
          </table:table-cell>
          <table:table-cell office:value-type="float" office:value="0.956756756756757" calcext:value-type="float">
            <text:p>0,956756756756757</text:p>
          </table:table-cell>
          <table:table-cell office:value-type="float" office:value="0.689585028478438" calcext:value-type="float">
            <text:p>0,689585028478438</text:p>
          </table:table-cell>
          <table:table-cell office:value-type="float" office:value="1" calcext:value-type="float">
            <text:p>1</text:p>
          </table:table-cell>
          <table:table-cell office:value-type="float" office:value="0.928684627575277" calcext:value-type="float">
            <text:p>0,928684627575277</text:p>
          </table:table-cell>
          <table:table-cell office:value-type="float" office:value="0.901726427622842" calcext:value-type="float">
            <text:p>0,901726427622842</text:p>
          </table:table-cell>
          <table:table-cell office:value-type="float" office:value="1" calcext:value-type="float">
            <text:p>1</text:p>
          </table:table-cell>
          <table:table-cell office:value-type="float" office:value="0.832746478873239" calcext:value-type="float">
            <text:p>0,832746478873239</text:p>
          </table:table-cell>
          <table:table-cell office:value-type="float" office:value="0.689088191330344" calcext:value-type="float">
            <text:p>0,689088191330344</text:p>
          </table:table-cell>
          <table:table-cell office:value-type="float" office:value="0.839055793991416" calcext:value-type="float">
            <text:p>0,839055793991416</text:p>
          </table:table-cell>
          <table:table-cell office:value-type="float" office:value="1" calcext:value-type="float">
            <text:p>1</text:p>
          </table:table-cell>
          <table:table-cell office:value-type="float" office:value="0.778357235984355" calcext:value-type="float">
            <text:p>0,778357235984355</text:p>
          </table:table-cell>
          <table:table-cell office:value-type="float" office:value="0.895927601809955" calcext:value-type="float">
            <text:p>0,895927601809955</text:p>
          </table:table-cell>
          <table:table-cell office:value-type="float" office:value="0.960573476702509" calcext:value-type="float">
            <text:p>0,960573476702509</text:p>
          </table:table-cell>
          <table:table-cell office:value-type="float" office:value="0.799667221297837" calcext:value-type="float">
            <text:p>0,799667221297837</text:p>
          </table:table-cell>
          <table:table-cell office:value-type="float" office:value="0.889363722697056" calcext:value-type="float">
            <text:p>0,889363722697056</text:p>
          </table:table-cell>
          <table:table-cell office:value-type="float" office:value="0.618147448015123" calcext:value-type="float">
            <text:p>0,618147448015123</text:p>
          </table:table-cell>
          <table:table-cell office:value-type="float" office:value="0" calcext:value-type="float">
            <text:p>0</text:p>
          </table:table-cell>
          <table:table-cell office:value-type="float" office:value="0.874498797113071" calcext:value-type="float">
            <text:p>0,874498797113071</text:p>
          </table:table-cell>
          <table:table-cell office:value-type="float" office:value="0.94954128440367" calcext:value-type="float">
            <text:p>0,94954128440367</text:p>
          </table:table-cell>
          <table:table-cell office:value-type="float" office:value="0.941276595744681" calcext:value-type="float">
            <text:p>0,941276595744681</text:p>
          </table:table-cell>
          <table:table-cell office:value-type="float" office:value="0.981873111782477" calcext:value-type="float">
            <text:p>0,981873111782477</text:p>
          </table:table-cell>
          <table:table-cell office:value-type="float" office:value="0.970404984423676" calcext:value-type="float">
            <text:p>0,970404984423676</text:p>
          </table:table-cell>
          <table:table-cell office:value-type="float" office:value="0.691439322671684" calcext:value-type="float">
            <text:p>0,691439322671684</text:p>
          </table:table-cell>
          <table:table-cell office:value-type="float" office:value="0.610169491525424" calcext:value-type="float">
            <text:p>0,610169491525424</text:p>
          </table:table-cell>
          <table:table-cell office:value-type="float" office:value="0.741763134461264" calcext:value-type="float">
            <text:p>0,741763134461264</text:p>
          </table:table-cell>
          <table:table-cell office:value-type="float" office:value="0.781403336604514" calcext:value-type="float">
            <text:p>0,781403336604514</text:p>
          </table:table-cell>
          <table:table-cell office:value-type="float" office:value="0.815160955347871" calcext:value-type="float">
            <text:p>0,815160955347871</text:p>
          </table:table-cell>
          <table:table-cell office:value-type="float" office:value="0.911522633744856" calcext:value-type="float">
            <text:p>0,911522633744856</text:p>
          </table:table-cell>
          <table:table-cell office:value-type="float" office:value="0.935812837432513" calcext:value-type="float">
            <text:p>0,935812837432513</text:p>
          </table:table-cell>
          <table:table-cell office:value-type="float" office:value="0.977272727272727" calcext:value-type="float">
            <text:p>0,977272727272727</text:p>
          </table:table-cell>
          <table:table-cell office:value-type="float" office:value="0.863036303630363" calcext:value-type="float">
            <text:p>0,863036303630363</text:p>
          </table:table-cell>
          <table:table-cell office:value-type="float" office:value="0.974035608308605" calcext:value-type="float">
            <text:p>0,974035608308605</text:p>
          </table:table-cell>
          <table:table-cell office:value-type="float" office:value="0.841541755888651" calcext:value-type="float">
            <text:p>0,841541755888651</text:p>
          </table:table-cell>
          <table:table-cell office:value-type="float" office:value="0.937657430730479" calcext:value-type="float">
            <text:p>0,937657430730479</text:p>
          </table:table-cell>
          <table:table-cell office:value-type="float" office:value="0.980176211453744" calcext:value-type="float">
            <text:p>0,980176211453744</text:p>
          </table:table-cell>
          <table:table-cell office:value-type="float" office:value="0.888220551378446" calcext:value-type="float">
            <text:p>0,888220551378446</text:p>
          </table:table-cell>
          <table:table-cell office:value-type="float" office:value="0.826446280991735" calcext:value-type="float">
            <text:p>0,826446280991735</text:p>
          </table:table-cell>
          <table:table-cell office:value-type="float" office:value="0.978378378378378" calcext:value-type="float">
            <text:p>0,978378378378378</text:p>
          </table:table-cell>
          <table:table-cell office:value-type="float" office:value="0.746963562753036" calcext:value-type="float">
            <text:p>0,746963562753036</text:p>
          </table:table-cell>
          <table:table-cell office:value-type="float" office:value="0.804725503822099" calcext:value-type="float">
            <text:p>0,804725503822099</text:p>
          </table:table-cell>
          <table:table-cell office:value-type="float" office:value="0.865541643984758" calcext:value-type="float">
            <text:p>0,865541643984758</text:p>
          </table:table-cell>
          <table:table-cell office:value-type="float" office:value="0.874846792863952" calcext:value-type="float">
            <text:p>0,874846792863952</text:p>
          </table:table-cell>
          <table:table-cell office:value-type="float" office:value="0.923361717882266" calcext:value-type="float">
            <text:p>0,923361717882266</text:p>
          </table:table-cell>
          <table:table-cell office:value-type="float" office:value="0.800198807157058" calcext:value-type="float">
            <text:p>0,800198807157058</text:p>
          </table:table-cell>
          <table:table-cell office:value-type="float" office:value="0.978471474703983" calcext:value-type="float">
            <text:p>0,978471474703983</text:p>
          </table:table-cell>
          <table:table-cell office:value-type="float" office:value="0.640671641791045" calcext:value-type="float">
            <text:p>0,640671641791045</text:p>
          </table:table-cell>
          <table:table-cell office:value-type="float" office:value="0.756230176710467" calcext:value-type="float">
            <text:p>0,756230176710467</text:p>
          </table:table-cell>
          <table:table-cell office:value-type="float" office:value="0.875" calcext:value-type="float">
            <text:p>0,875</text:p>
          </table:table-cell>
          <table:table-cell office:value-type="float" office:value="0.989690721649484" calcext:value-type="float">
            <text:p>0,989690721649484</text:p>
          </table:table-cell>
          <table:table-cell office:value-type="float" office:value="0.781914893617021" calcext:value-type="float">
            <text:p>0,781914893617021</text:p>
          </table:table-cell>
          <table:table-cell office:value-type="float" office:value="0.936750272628135" calcext:value-type="float">
            <text:p>0,936750272628135</text:p>
          </table:table-cell>
          <table:table-cell office:value-type="float" office:value="0.752517223105458" calcext:value-type="float">
            <text:p>0,752517223105458</text:p>
          </table:table-cell>
          <table:table-cell office:value-type="float" office:value="0.963696369636964" calcext:value-type="float">
            <text:p>0,963696369636964</text:p>
          </table:table-cell>
          <table:table-cell office:value-type="float" office:value="0.762370997618418" calcext:value-type="float">
            <text:p>0,762370997618418</text:p>
          </table:table-cell>
          <table:table-cell office:value-type="float" office:value="0.897560975609756" calcext:value-type="float">
            <text:p>0,897560975609756</text:p>
          </table:table-cell>
          <table:table-cell office:value-type="float" office:value="0.914927768860353" calcext:value-type="float">
            <text:p>0,914927768860353</text:p>
          </table:table-cell>
          <table:table-cell office:value-type="float" office:value="0.949671772428884" calcext:value-type="float">
            <text:p>0,949671772428884</text:p>
          </table:table-cell>
          <table:table-cell office:value-type="float" office:value="0.961968680089485" calcext:value-type="float">
            <text:p>0,961968680089485</text:p>
          </table:table-cell>
          <table:table-cell office:value-type="float" office:value="0.876513317191283" calcext:value-type="float">
            <text:p>0,876513317191283</text:p>
          </table:table-cell>
          <table:table-cell office:value-type="float" office:value="0.844155844155844" calcext:value-type="float">
            <text:p>0,844155844155844</text:p>
          </table:table-cell>
          <table:table-cell office:value-type="float" office:value="0.854214123006834" calcext:value-type="float">
            <text:p>0,854214123006834</text:p>
          </table:table-cell>
          <table:table-cell office:value-type="float" office:value="0.982532751091703" calcext:value-type="float">
            <text:p>0,982532751091703</text:p>
          </table:table-cell>
          <table:table-cell office:value-type="float" office:value="0.857774502579219" calcext:value-type="float">
            <text:p>0,857774502579219</text:p>
          </table:table-cell>
          <table:table-cell office:value-type="float" office:value="0.770034843205575" calcext:value-type="float">
            <text:p>0,770034843205575</text:p>
          </table:table-cell>
          <table:table-cell office:value-type="float" office:value="0.883008356545961" calcext:value-type="float">
            <text:p>0,883008356545961</text:p>
          </table:table-cell>
          <table:table-cell office:value-type="float" office:value="0.834854907075318" calcext:value-type="float">
            <text:p>0,834854907075318</text:p>
          </table:table-cell>
          <table:table-cell office:value-type="float" office:value="0.961538461538461" calcext:value-type="float">
            <text:p>0,961538461538461</text:p>
          </table:table-cell>
          <table:table-cell office:value-type="float" office:value="0.726869455006337" calcext:value-type="float">
            <text:p>0,726869455006337</text:p>
          </table:table-cell>
          <table:table-cell office:value-type="float" office:value="1" calcext:value-type="float">
            <text:p>1</text:p>
          </table:table-cell>
          <table:table-cell office:value-type="float" office:value="0.957070707070707" calcext:value-type="float">
            <text:p>0,957070707070707</text:p>
          </table:table-cell>
          <table:table-cell office:value-type="float" office:value="0.902356902356902" calcext:value-type="float">
            <text:p>0,902356902356902</text:p>
          </table:table-cell>
          <table:table-cell office:value-type="float" office:value="0.867724867724868" calcext:value-type="float">
            <text:p>0,867724867724868</text:p>
          </table:table-cell>
          <table:table-cell office:value-type="float" office:value="1" calcext:value-type="float">
            <text:p>1</text:p>
          </table:table-cell>
          <table:table-cell office:value-type="float" office:value="0.812179487179487" calcext:value-type="float">
            <text:p>0,812179487179487</text:p>
          </table:table-cell>
          <table:table-cell office:value-type="float" office:value="0.765886287625418" calcext:value-type="float">
            <text:p>0,765886287625418</text:p>
          </table:table-cell>
          <table:table-cell office:value-type="float" office:value="0.927939317319848" calcext:value-type="float">
            <text:p>0,927939317319848</text:p>
          </table:table-cell>
          <table:table-cell office:value-type="float" office:value="0.911042944785276" calcext:value-type="float">
            <text:p>0,911042944785276</text:p>
          </table:table-cell>
          <table:table-cell office:value-type="float" office:value="0.657841140529531" calcext:value-type="float">
            <text:p>0,657841140529531</text:p>
          </table:table-cell>
          <table:table-cell office:value-type="float" office:value="0.700143061516452" calcext:value-type="float">
            <text:p>0,700143061516452</text:p>
          </table:table-cell>
          <table:table-cell office:value-type="float" office:value="0.807600950118765" calcext:value-type="float">
            <text:p>0,807600950118765</text:p>
          </table:table-cell>
          <table:table-cell office:value-type="float" office:value="0.839985218033998" calcext:value-type="float">
            <text:p>0,839985218033998</text:p>
          </table:table-cell>
          <table:table-cell office:value-type="float" office:value="0.909090909090909" calcext:value-type="float">
            <text:p>0,909090909090909</text:p>
          </table:table-cell>
          <table:table-cell office:value-type="float" office:value="0.848279751833051" calcext:value-type="float">
            <text:p>0,848279751833051</text:p>
          </table:table-cell>
          <table:table-cell office:value-type="float" office:value="0.938964241676942" calcext:value-type="float">
            <text:p>0,938964241676942</text:p>
          </table:table-cell>
          <table:table-cell office:value-type="float" office:value="0.90357317670093" calcext:value-type="float">
            <text:p>0,90357317670093</text:p>
          </table:table-cell>
          <table:table-cell office:value-type="float" office:value="0.867822318526544" calcext:value-type="float">
            <text:p>0,867822318526544</text:p>
          </table:table-cell>
          <table:table-cell office:value-type="float" office:value="0.773568281938326" calcext:value-type="float">
            <text:p>0,773568281938326</text:p>
          </table:table-cell>
          <table:table-cell office:value-type="float" office:value="0.517647058823529" calcext:value-type="float">
            <text:p>0,517647058823529</text:p>
          </table:table-cell>
          <table:table-cell office:value-type="float" office:value="0.95565749235474" calcext:value-type="float">
            <text:p>0,95565749235474</text:p>
          </table:table-cell>
          <table:table-cell office:value-type="float" office:value="0.63765135937857" calcext:value-type="float">
            <text:p>0,63765135937857</text:p>
          </table:table-cell>
          <table:table-cell office:value-type="float" office:value="0.400473933649289" calcext:value-type="float">
            <text:p>0,400473933649289</text:p>
          </table:table-cell>
          <table:table-cell office:value-type="float" office:value="0.872193436960276" calcext:value-type="float">
            <text:p>0,872193436960276</text:p>
          </table:table-cell>
          <table:table-cell office:value-type="float" office:value="0.691587163920208" calcext:value-type="float">
            <text:p>0,691587163920208</text:p>
          </table:table-cell>
          <table:table-cell office:value-type="float" office:value="0.725105189340813" calcext:value-type="float">
            <text:p>0,725105189340813</text:p>
          </table:table-cell>
          <table:table-cell office:value-type="float" office:value="0.764705882352941" calcext:value-type="float">
            <text:p>0,764705882352941</text:p>
          </table:table-cell>
          <table:table-cell office:value-type="float" office:value="0.715871254162042" calcext:value-type="float">
            <text:p>0,715871254162042</text:p>
          </table:table-cell>
          <table:table-cell office:value-type="float" office:value="0.834323040380047" calcext:value-type="float">
            <text:p>0,834323040380047</text:p>
          </table:table-cell>
          <table:table-cell office:value-type="float" office:value="0.893353941267388" calcext:value-type="float">
            <text:p>0,893353941267388</text:p>
          </table:table-cell>
          <table:table-cell office:value-type="float" office:value="0.682881692002644" calcext:value-type="float">
            <text:p>0,682881692002644</text:p>
          </table:table-cell>
          <table:table-cell office:value-type="float" office:value="0.742959856201318" calcext:value-type="float">
            <text:p>0,742959856201318</text:p>
          </table:table-cell>
          <table:table-cell office:value-type="float" office:value="0.887846291331546" calcext:value-type="float">
            <text:p>0,887846291331546</text:p>
          </table:table-cell>
          <table:table-cell office:value-type="float" office:value="0.761316872427984" calcext:value-type="float">
            <text:p>0,761316872427984</text:p>
          </table:table-cell>
          <table:table-cell office:value-type="float" office:value="0.756549965221424" calcext:value-type="float">
            <text:p>0,756549965221424</text:p>
          </table:table-cell>
          <table:table-cell office:value-type="float" office:value="0.972222222222222" calcext:value-type="float">
            <text:p>0,972222222222222</text:p>
          </table:table-cell>
          <table:table-cell office:value-type="float" office:value="0.66812015503876" calcext:value-type="float">
            <text:p>0,66812015503876</text:p>
          </table:table-cell>
          <table:table-cell office:value-type="float" office:value="0.911827956989247" calcext:value-type="float">
            <text:p>0,911827956989247</text:p>
          </table:table-cell>
          <table:table-cell office:value-type="float" office:value="0.962864721485411" calcext:value-type="float">
            <text:p>0,962864721485411</text:p>
          </table:table-cell>
          <table:table-cell office:value-type="float" office:value="0.88295165394402" calcext:value-type="float">
            <text:p>0,88295165394402</text:p>
          </table:table-cell>
          <table:table-cell office:value-type="float" office:value="0.848178137651822" calcext:value-type="float">
            <text:p>0,848178137651822</text:p>
          </table:table-cell>
          <table:table-cell office:value-type="float" office:value="0.874265569917744" calcext:value-type="float">
            <text:p>0,874265569917744</text:p>
          </table:table-cell>
          <table:table-cell office:value-type="float" office:value="0.486792452830189" calcext:value-type="float">
            <text:p>0,486792452830189</text:p>
          </table:table-cell>
          <table:table-cell office:value-type="float" office:value="0.560321715817694" calcext:value-type="float">
            <text:p>0,560321715817694</text:p>
          </table:table-cell>
          <table:table-cell office:value-type="float" office:value="0.954003407155025" calcext:value-type="float">
            <text:p>0,954003407155025</text:p>
          </table:table-cell>
          <table:table-cell office:value-type="float" office:value="0.798521850899743" calcext:value-type="float">
            <text:p>0,798521850899743</text:p>
          </table:table-cell>
          <table:table-cell office:value-type="float" office:value="0.722332015810277" calcext:value-type="float">
            <text:p>0,722332015810277</text:p>
          </table:table-cell>
          <table:table-cell office:value-type="float" office:value="0.901535682023487" calcext:value-type="float">
            <text:p>0,901535682023487</text:p>
          </table:table-cell>
          <table:table-cell office:value-type="float" office:value="0.666310017386652" calcext:value-type="float">
            <text:p>0,666310017386652</text:p>
          </table:table-cell>
          <table:table-cell office:value-type="float" office:value="0.75" calcext:value-type="float">
            <text:p>0,75</text:p>
          </table:table-cell>
          <table:table-cell office:value-type="float" office:value="0.924560651521646" calcext:value-type="float">
            <text:p>0,924560651521646</text:p>
          </table:table-cell>
          <table:table-cell office:value-type="float" office:value="0.575060532687651" calcext:value-type="float">
            <text:p>0,575060532687651</text:p>
          </table:table-cell>
          <table:table-cell office:value-type="float" office:value="0.858831710709318" calcext:value-type="float">
            <text:p>0,858831710709318</text:p>
          </table:table-cell>
          <table:table-cell office:value-type="float" office:value="0.749106504646176" calcext:value-type="float">
            <text:p>0,749106504646176</text:p>
          </table:table-cell>
          <table:table-cell office:value-type="float" office:value="0.863498483316481" calcext:value-type="float">
            <text:p>0,863498483316481</text:p>
          </table:table-cell>
          <table:table-cell office:value-type="float" office:value="0.800790513833992" calcext:value-type="float">
            <text:p>0,800790513833992</text:p>
          </table:table-cell>
          <table:table-cell office:value-type="float" office:value="0.836311239193083" calcext:value-type="float">
            <text:p>0,836311239193083</text:p>
          </table:table-cell>
          <table:table-cell office:value-type="float" office:value="0.985185185185185" calcext:value-type="float">
            <text:p>0,985185185185185</text:p>
          </table:table-cell>
          <table:table-cell office:value-type="float" office:value="0.709741550695825" calcext:value-type="float">
            <text:p>0,709741550695825</text:p>
          </table:table-cell>
          <table:table-cell office:value-type="float" office:value="0.818903318903319" calcext:value-type="float">
            <text:p>0,818903318903319</text:p>
          </table:table-cell>
          <table:table-cell office:value-type="float" office:value="0.732758620689655" calcext:value-type="float">
            <text:p>0,732758620689655</text:p>
          </table:table-cell>
          <table:table-cell office:value-type="float" office:value="0.879356568364611" calcext:value-type="float">
            <text:p>0,879356568364611</text:p>
          </table:table-cell>
          <table:table-cell office:value-type="float" office:value="0.965116279069767" calcext:value-type="float">
            <text:p>0,965116279069767</text:p>
          </table:table-cell>
          <table:table-cell office:value-type="float" office:value="0.801360544217687" calcext:value-type="float">
            <text:p>0,801360544217687</text:p>
          </table:table-cell>
          <table:table-cell office:value-type="float" office:value="0.922322775263952" calcext:value-type="float">
            <text:p>0,922322775263952</text:p>
          </table:table-cell>
          <table:table-cell office:value-type="float" office:value="0.809454545454545" calcext:value-type="float">
            <text:p>0,809454545454545</text:p>
          </table:table-cell>
          <table:table-cell office:value-type="float" office:value="0" calcext:value-type="float">
            <text:p>0</text:p>
          </table:table-cell>
          <table:table-cell office:value-type="float" office:value="0.38348623853211" calcext:value-type="float">
            <text:p>0,38348623853211</text:p>
          </table:table-cell>
          <table:table-cell office:value-type="float" office:value="0.582891039650328" calcext:value-type="float">
            <text:p>0,582891039650328</text:p>
          </table:table-cell>
          <table:table-cell office:value-type="float" office:value="0.605928509154315" calcext:value-type="float">
            <text:p>0,605928509154315</text:p>
          </table:table-cell>
          <table:table-cell office:value-type="float" office:value="0.975" calcext:value-type="float">
            <text:p>0,975</text:p>
          </table:table-cell>
          <table:table-cell office:value-type="float" office:value="0.771705506289957" calcext:value-type="float">
            <text:p>0,771705506289957</text:p>
          </table:table-cell>
          <table:table-cell office:value-type="float" office:value="0.856818181818182" calcext:value-type="float">
            <text:p>0,856818181818182</text:p>
          </table:table-cell>
          <table:table-cell office:value-type="float" office:value="0.797413793103448" calcext:value-type="float">
            <text:p>0,797413793103448</text:p>
          </table:table-cell>
          <table:table-cell office:value-type="float" office:value="0.829440811423996" calcext:value-type="float">
            <text:p>0,829440811423996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902912621359223" calcext:value-type="float">
            <text:p>0,902912621359223</text:p>
          </table:table-cell>
          <table:table-cell office:value-type="float" office:value="0.831715210355987" calcext:value-type="float">
            <text:p>0,831715210355987</text:p>
          </table:table-cell>
          <table:table-cell office:value-type="float" office:value="0.730478589420655" calcext:value-type="float">
            <text:p>0,730478589420655</text:p>
          </table:table-cell>
          <table:table-cell office:value-type="float" office:value="0.857290589451913" calcext:value-type="float">
            <text:p>0,857290589451913</text:p>
          </table:table-cell>
          <table:table-cell office:value-type="float" office:value="0.83858764186633" calcext:value-type="float">
            <text:p>0,83858764186633</text:p>
          </table:table-cell>
          <table:table-cell office:value-type="float" office:value="0.456140350877193" calcext:value-type="float">
            <text:p>0,456140350877193</text:p>
          </table:table-cell>
          <table:table-cell office:value-type="float" office:value="0.87843137254902" calcext:value-type="float">
            <text:p>0,87843137254902</text:p>
          </table:table-cell>
          <table:table-cell office:value-type="float" office:value="0.731223628691983" calcext:value-type="float">
            <text:p>0,731223628691983</text:p>
          </table:table-cell>
          <table:table-cell office:value-type="float" office:value="0.644042232277526" calcext:value-type="float">
            <text:p>0,644042232277526</text:p>
          </table:table-cell>
          <table:table-cell office:value-type="float" office:value="0" calcext:value-type="float">
            <text:p>0</text:p>
          </table:table-cell>
          <table:table-cell office:value-type="float" office:value="0.975736568457539" calcext:value-type="float">
            <text:p>0,975736568457539</text:p>
          </table:table-cell>
          <table:table-cell office:value-type="float" office:value="0.8561872909699" calcext:value-type="float">
            <text:p>0,8561872909699</text:p>
          </table:table-cell>
          <table:table-cell office:value-type="float" office:value="0.723562152133581" calcext:value-type="float">
            <text:p>0,723562152133581</text:p>
          </table:table-cell>
          <table:table-cell office:value-type="float" office:value="0.610778443113772" calcext:value-type="float">
            <text:p>0,610778443113772</text:p>
          </table:table-cell>
          <table:table-cell office:value-type="float" office:value="0.665625" calcext:value-type="float">
            <text:p>0,665625</text:p>
          </table:table-cell>
          <table:table-cell office:value-type="float" office:value="0.943216697360344" calcext:value-type="float">
            <text:p>0,943216697360344</text:p>
          </table:table-cell>
          <table:table-cell office:value-type="float" office:value="0.980636237897649" calcext:value-type="float">
            <text:p>0,980636237897649</text:p>
          </table:table-cell>
          <table:table-cell office:value-type="float" office:value="0.889636608344549" calcext:value-type="float">
            <text:p>0,889636608344549</text:p>
          </table:table-cell>
          <table:table-cell office:value-type="float" office:value="0.599228715514684" calcext:value-type="float">
            <text:p>0,599228715514684</text:p>
          </table:table-cell>
          <table:table-cell office:value-type="float" office:value="0.783540022547914" calcext:value-type="float">
            <text:p>0,783540022547914</text:p>
          </table:table-cell>
          <table:table-cell office:value-type="float" office:value="0.770029673590504" calcext:value-type="float">
            <text:p>0,770029673590504</text:p>
          </table:table-cell>
          <table:table-cell office:value-type="float" office:value="0.681647940074906" calcext:value-type="float">
            <text:p>0,681647940074906</text:p>
          </table:table-cell>
          <table:table-cell office:value-type="float" office:value="0.82687468545546" calcext:value-type="float">
            <text:p>0,82687468545546</text:p>
          </table:table-cell>
          <table:table-cell office:value-type="float" office:value="0.474040632054176" calcext:value-type="float">
            <text:p>0,474040632054176</text:p>
          </table:table-cell>
          <table:table-cell office:value-type="float" office:value="0.801136363636364" calcext:value-type="float">
            <text:p>0,801136363636364</text:p>
          </table:table-cell>
          <table:table-cell office:value-type="float" office:value="0.657657657657658" calcext:value-type="float">
            <text:p>0,657657657657658</text:p>
          </table:table-cell>
          <table:table-cell office:value-type="float" office:value="0.960184650894403" calcext:value-type="float">
            <text:p>0,960184650894403</text:p>
          </table:table-cell>
          <table:table-cell office:value-type="float" office:value="0.873473541383989" calcext:value-type="float">
            <text:p>0,873473541383989</text:p>
          </table:table-cell>
          <table:table-cell office:value-type="float" office:value="0.905355150613611" calcext:value-type="float">
            <text:p>0,905355150613611</text:p>
          </table:table-cell>
          <table:table-cell office:value-type="float" office:value="0.866287600880411" calcext:value-type="float">
            <text:p>0,866287600880411</text:p>
          </table:table-cell>
          <table:table-cell office:value-type="float" office:value="0.822783110693428" calcext:value-type="float">
            <text:p>0,822783110693428</text:p>
          </table:table-cell>
          <table:table-cell office:value-type="float" office:value="0.851055854054729" calcext:value-type="float">
            <text:p>0,851055854054729</text:p>
          </table:table-cell>
          <table:table-cell office:value-type="float" office:value="0.935548172757475" calcext:value-type="float">
            <text:p>0,935548172757475</text:p>
          </table:table-cell>
          <table:table-cell office:value-type="float" office:value="0.99290176036343" calcext:value-type="float">
            <text:p>0,99290176036343</text:p>
          </table:table-cell>
          <table:table-cell office:value-type="float" office:value="0.936394271272114" calcext:value-type="float">
            <text:p>0,936394271272114</text:p>
          </table:table-cell>
          <table:table-cell office:value-type="float" office:value="0.92380009896091" calcext:value-type="float">
            <text:p>0,92380009896091</text:p>
          </table:table-cell>
          <table:table-cell office:value-type="float" office:value="0.927663734115347" calcext:value-type="float">
            <text:p>0,927663734115347</text:p>
          </table:table-cell>
          <table:table-cell office:value-type="float" office:value="0.964080211252176" calcext:value-type="float">
            <text:p>0,964080211252176</text:p>
          </table:table-cell>
          <table:table-cell office:value-type="float" office:value="0.904916396306464" calcext:value-type="float">
            <text:p>0,904916396306464</text:p>
          </table:table-cell>
          <table:table-cell office:value-type="float" office:value="0.945584463173323" calcext:value-type="float">
            <text:p>0,945584463173323</text:p>
          </table:table-cell>
          <table:table-cell office:value-type="float" office:value="0.929468457943925" calcext:value-type="float">
            <text:p>0,929468457943925</text:p>
          </table:table-cell>
          <table:table-cell office:value-type="float" office:value="0.934313418830153" calcext:value-type="float">
            <text:p>0,934313418830153</text:p>
          </table:table-cell>
          <table:table-cell office:value-type="float" office:value="0.98019801980198" calcext:value-type="float">
            <text:p>0,98019801980198</text:p>
          </table:table-cell>
          <table:table-cell office:value-type="float" office:value="0.914674512688488" calcext:value-type="float">
            <text:p>0,914674512688488</text:p>
          </table:table-cell>
          <table:table-cell office:value-type="float" office:value="0.927831816755569" calcext:value-type="float">
            <text:p>0,927831816755569</text:p>
          </table:table-cell>
          <table:table-cell office:value-type="float" office:value="0.958461538461538" calcext:value-type="float">
            <text:p>0,958461538461538</text:p>
          </table:table-cell>
          <table:table-cell office:value-type="float" office:value="0.955786236063052" calcext:value-type="float">
            <text:p>0,955786236063052</text:p>
          </table:table-cell>
          <table:table-cell office:value-type="float" office:value="0.906854130052724" calcext:value-type="float">
            <text:p>0,906854130052724</text:p>
          </table:table-cell>
          <table:table-cell office:value-type="float" office:value="0.931476382122432" calcext:value-type="float">
            <text:p>0,931476382122432</text:p>
          </table:table-cell>
          <table:table-cell office:value-type="float" office:value="0.990745781164943" calcext:value-type="float">
            <text:p>0,990745781164943</text:p>
          </table:table-cell>
          <table:table-cell office:value-type="float" office:value="0.904562806762407" calcext:value-type="float">
            <text:p>0,904562806762407</text:p>
          </table:table-cell>
          <table:table-cell office:value-type="float" office:value="0.960698689956332" calcext:value-type="float">
            <text:p>0,960698689956332</text:p>
          </table:table-cell>
          <table:table-cell office:value-type="float" office:value="0.966567607726597" calcext:value-type="float">
            <text:p>0,966567607726597</text:p>
          </table:table-cell>
          <table:table-cell office:value-type="float" office:value="0.952522255192878" calcext:value-type="float">
            <text:p>0,952522255192878</text:p>
          </table:table-cell>
          <table:table-cell office:value-type="float" office:value="0.911529933481153" calcext:value-type="float">
            <text:p>0,911529933481153</text:p>
          </table:table-cell>
          <table:table-cell office:value-type="float" office:value="0.916528140584184" calcext:value-type="float">
            <text:p>0,916528140584184</text:p>
          </table:table-cell>
          <table:table-cell office:value-type="float" office:value="0.853392144507456" calcext:value-type="float">
            <text:p>0,853392144507456</text:p>
          </table:table-cell>
          <table:table-cell office:value-type="float" office:value="0.967294350842418" calcext:value-type="float">
            <text:p>0,967294350842418</text:p>
          </table:table-cell>
          <table:table-cell office:value-type="float" office:value="0.988027366020524" calcext:value-type="float">
            <text:p>0,988027366020524</text:p>
          </table:table-cell>
          <table:table-cell office:value-type="float" office:value="0.953482880755608" calcext:value-type="float">
            <text:p>0,953482880755608</text:p>
          </table:table-cell>
          <table:table-cell office:value-type="float" office:value="0.954173764906303" calcext:value-type="float">
            <text:p>0,954173764906303</text:p>
          </table:table-cell>
          <table:table-cell office:value-type="float" office:value="0.960972692844329" calcext:value-type="float">
            <text:p>0,960972692844329</text:p>
          </table:table-cell>
          <table:table-cell office:value-type="float" office:value="0.928190198932557" calcext:value-type="float">
            <text:p>0,928190198932557</text:p>
          </table:table-cell>
          <table:table-cell office:value-type="float" office:value="0.940235542274565" calcext:value-type="float">
            <text:p>0,940235542274565</text:p>
          </table:table-cell>
          <table:table-cell office:value-type="float" office:value="0.954629474037977" calcext:value-type="float">
            <text:p>0,954629474037977</text:p>
          </table:table-cell>
          <table:table-cell office:value-type="float" office:value="0.949118722979714" calcext:value-type="float">
            <text:p>0,949118722979714</text:p>
          </table:table-cell>
          <table:table-cell office:value-type="float" office:value="0.909753231492362" calcext:value-type="float">
            <text:p>0,909753231492362</text:p>
          </table:table-cell>
          <table:table-cell office:value-type="float" office:value="0.971838763114301" calcext:value-type="float">
            <text:p>0,971838763114301</text:p>
          </table:table-cell>
          <table:table-cell office:value-type="float" office:value="0.898088569265708" calcext:value-type="float">
            <text:p>0,898088569265708</text:p>
          </table:table-cell>
          <table:table-cell office:value-type="float" office:value="0.910558170813719" calcext:value-type="float">
            <text:p>0,910558170813719</text:p>
          </table:table-cell>
          <table:table-cell office:value-type="float" office:value="0.935878962536023" calcext:value-type="float">
            <text:p>0,935878962536023</text:p>
          </table:table-cell>
          <table:table-cell office:value-type="float" office:value="0.88052338052338" calcext:value-type="float">
            <text:p>0,88052338052338</text:p>
          </table:table-cell>
          <table:table-cell office:value-type="float" office:value="0.934354251445706" calcext:value-type="float">
            <text:p>0,934354251445706</text:p>
          </table:table-cell>
          <table:table-cell office:value-type="float" office:value="0.867362146050671" calcext:value-type="float">
            <text:p>0,867362146050671</text:p>
          </table:table-cell>
          <table:table-cell office:value-type="float" office:value="0.920977344776927" calcext:value-type="float">
            <text:p>0,920977344776927</text:p>
          </table:table-cell>
          <table:table-cell office:value-type="float" office:value="0.92184901895577" calcext:value-type="float">
            <text:p>0,92184901895577</text:p>
          </table:table-cell>
          <table:table-cell office:value-type="float" office:value="0.926367820010227" calcext:value-type="float">
            <text:p>0,926367820010227</text:p>
          </table:table-cell>
          <table:table-cell office:value-type="float" office:value="0.826538913495435" calcext:value-type="float">
            <text:p>0,826538913495435</text:p>
          </table:table-cell>
          <table:table-cell office:value-type="float" office:value="0.943488145501786" calcext:value-type="float">
            <text:p>0,943488145501786</text:p>
          </table:table-cell>
          <table:table-cell office:value-type="float" office:value="0.94631483166515" calcext:value-type="float">
            <text:p>0,94631483166515</text:p>
          </table:table-cell>
          <table:table-cell office:value-type="float" office:value="0.912455186769978" calcext:value-type="float">
            <text:p>0,912455186769978</text:p>
          </table:table-cell>
          <table:table-cell office:value-type="float" office:value="0.965786901270772" calcext:value-type="float">
            <text:p>0,965786901270772</text:p>
          </table:table-cell>
          <table:table-cell office:value-type="float" office:value="0.0436765479740396" calcext:value-type="float">
            <text:p>0,0436765479740396</text:p>
          </table:table-cell>
          <table:table-cell office:value-type="float" office:value="0" calcext:value-type="float">
            <text:p>0</text:p>
          </table:table-cell>
          <table:table-cell office:value-type="float" office:value="0.674679929999079" calcext:value-type="float">
            <text:p>0,674679929999079</text:p>
          </table:table-cell>
          <table:table-cell office:value-type="float" office:value="0.81021839630161" calcext:value-type="float">
            <text:p>0,81021839630161</text:p>
          </table:table-cell>
          <table:table-cell office:value-type="float" office:value="0.430523917995444" calcext:value-type="float">
            <text:p>0,430523917995444</text:p>
          </table:table-cell>
          <table:table-cell office:value-type="float" office:value="0.322969011725293" calcext:value-type="float">
            <text:p>0,322969011725293</text:p>
          </table:table-cell>
          <table:table-cell office:value-type="float" office:value="0" calcext:value-type="float">
            <text:p>0</text:p>
          </table:table-cell>
          <table:table-cell office:value-type="float" office:value="0.713814886020324" calcext:value-type="float">
            <text:p>0,713814886020324</text:p>
          </table:table-cell>
          <table:table-cell office:value-type="float" office:value="0.2734335793015" calcext:value-type="float">
            <text:p>0,2734335793015</text:p>
          </table:table-cell>
          <table:table-cell office:value-type="float" office:value="0.0787893238752366" calcext:value-type="float">
            <text:p>0,0787893238752366</text:p>
          </table:table-cell>
          <table:table-cell office:value-type="float" office:value="0.929872495446266" calcext:value-type="float">
            <text:p>0,929872495446266</text:p>
          </table:table-cell>
          <table:table-cell office:value-type="float" office:value="0.966947115384615" calcext:value-type="float">
            <text:p>0,966947115384615</text:p>
          </table:table-cell>
          <table:table-cell office:value-type="float" office:value="0.80812854442344" calcext:value-type="float">
            <text:p>0,80812854442344</text:p>
          </table:table-cell>
          <table:table-cell office:value-type="float" office:value="0.842551293487957" calcext:value-type="float">
            <text:p>0,842551293487957</text:p>
          </table:table-cell>
          <table:table-cell office:value-type="float" office:value="1" calcext:value-type="float">
            <text:p>1</text:p>
          </table:table-cell>
          <table:table-cell office:value-type="float" office:value="0.920265780730897" calcext:value-type="float">
            <text:p>0,920265780730897</text:p>
          </table:table-cell>
          <table:table-cell office:value-type="float" office:value="0.975641025641026" calcext:value-type="float">
            <text:p>0,975641025641026</text:p>
          </table:table-cell>
          <table:table-cell office:value-type="float" office:value="0.945054945054945" calcext:value-type="float">
            <text:p>0,945054945054945</text:p>
          </table:table-cell>
          <table:table-cell office:value-type="float" office:value="0.852023888520239" calcext:value-type="float">
            <text:p>0,852023888520239</text:p>
          </table:table-cell>
          <table:table-cell office:value-type="float" office:value="0.823451327433628" calcext:value-type="float">
            <text:p>0,823451327433628</text:p>
          </table:table-cell>
          <table:table-cell office:value-type="float" office:value="0.960167714884696" calcext:value-type="float">
            <text:p>0,960167714884696</text:p>
          </table:table-cell>
          <table:table-cell office:value-type="float" office:value="1" calcext:value-type="float">
            <text:p>1</text:p>
          </table:table-cell>
          <table:table-cell office:value-type="float" office:value="0.860180884869225" calcext:value-type="float">
            <text:p>0,860180884869225</text:p>
          </table:table-cell>
          <table:table-cell office:value-type="float" office:value="0.788107597923549" calcext:value-type="float">
            <text:p>0,788107597923549</text:p>
          </table:table-cell>
          <table:table-cell office:value-type="float" office:value="0.92741935483871" calcext:value-type="float">
            <text:p>0,92741935483871</text:p>
          </table:table-cell>
          <table:table-cell office:value-type="float" office:value="0.854605993340732" calcext:value-type="float">
            <text:p>0,854605993340732</text:p>
          </table:table-cell>
          <table:table-cell office:value-type="float" office:value="0.732456140350877" calcext:value-type="float">
            <text:p>0,732456140350877</text:p>
          </table:table-cell>
          <table:table-cell office:value-type="float" office:value="0.725181598062954" calcext:value-type="float">
            <text:p>0,725181598062954</text:p>
          </table:table-cell>
          <table:table-cell office:value-type="float" office:value="0.872034507548526" calcext:value-type="float">
            <text:p>0,872034507548526</text:p>
          </table:table-cell>
          <table:table-cell office:value-type="float" office:value="0.665919282511211" calcext:value-type="float">
            <text:p>0,665919282511211</text:p>
          </table:table-cell>
          <table:table-cell office:value-type="float" office:value="0.92094861660079" calcext:value-type="float">
            <text:p>0,92094861660079</text:p>
          </table:table-cell>
          <table:table-cell office:value-type="float" office:value="0.740162398500937" calcext:value-type="float">
            <text:p>0,740162398500937</text:p>
          </table:table-cell>
          <table:table-cell office:value-type="float" office:value="0.85067249109093" calcext:value-type="float">
            <text:p>0,85067249109093</text:p>
          </table:table-cell>
          <table:table-cell office:value-type="float" office:value="0.835760046592895" calcext:value-type="float">
            <text:p>0,835760046592895</text:p>
          </table:table-cell>
          <table:table-cell office:value-type="float" office:value="0.966257668711656" calcext:value-type="float">
            <text:p>0,966257668711656</text:p>
          </table:table-cell>
          <table:table-cell office:value-type="float" office:value="0.792502179598954" calcext:value-type="float">
            <text:p>0,792502179598954</text:p>
          </table:table-cell>
          <table:table-cell office:value-type="float" office:value="0.925311203319502" calcext:value-type="float">
            <text:p>0,925311203319502</text:p>
          </table:table-cell>
          <table:table-cell office:value-type="float" office:value="0.737430167597765" calcext:value-type="float">
            <text:p>0,737430167597765</text:p>
          </table:table-cell>
          <table:table-cell office:value-type="float" office:value="0.91" calcext:value-type="float">
            <text:p>0,91</text:p>
          </table:table-cell>
          <table:table-cell office:value-type="float" office:value="0.377392344497608" calcext:value-type="float">
            <text:p>0,377392344497608</text:p>
          </table:table-cell>
          <table:table-cell office:value-type="float" office:value="0.841570881226054" calcext:value-type="float">
            <text:p>0,841570881226054</text:p>
          </table:table-cell>
          <table:table-cell office:value-type="float" office:value="1" calcext:value-type="float">
            <text:p>1</text:p>
          </table:table-cell>
          <table:table-cell office:value-type="float" office:value="0.929487179487179" calcext:value-type="float">
            <text:p>0,929487179487179</text:p>
          </table:table-cell>
          <table:table-cell office:value-type="float" office:value="0.543872371283539" calcext:value-type="float">
            <text:p>0,543872371283539</text:p>
          </table:table-cell>
          <table:table-cell office:value-type="float" office:value="0.870307167235495" calcext:value-type="float">
            <text:p>0,870307167235495</text:p>
          </table:table-cell>
          <table:table-cell office:value-type="float" office:value="0.980446927374302" calcext:value-type="float">
            <text:p>0,980446927374302</text:p>
          </table:table-cell>
          <table:table-cell office:value-type="float" office:value="0.902564102564102" calcext:value-type="float">
            <text:p>0,902564102564102</text:p>
          </table:table-cell>
          <table:table-cell office:value-type="float" office:value="0.765480895915678" calcext:value-type="float">
            <text:p>0,765480895915678</text:p>
          </table:table-cell>
          <table:table-cell office:value-type="float" office:value="0.824793388429752" calcext:value-type="float">
            <text:p>0,824793388429752</text:p>
          </table:table-cell>
          <table:table-cell office:value-type="float" office:value="0.953926022063595" calcext:value-type="float">
            <text:p>0,953926022063595</text:p>
          </table:table-cell>
          <table:table-cell office:value-type="float" office:value="0.486003110419907" calcext:value-type="float">
            <text:p>0,486003110419907</text:p>
          </table:table-cell>
          <table:table-cell office:value-type="float" office:value="0.664087685364281" calcext:value-type="float">
            <text:p>0,664087685364281</text:p>
          </table:table-cell>
          <table:table-cell office:value-type="float" office:value="0.906820365033621" calcext:value-type="float">
            <text:p>0,906820365033621</text:p>
          </table:table-cell>
          <table:table-cell office:value-type="float" office:value="0.381268130957315" calcext:value-type="float">
            <text:p>0,381268130957315</text:p>
          </table:table-cell>
          <table:table-cell office:value-type="float" office:value="0.880446525027007" calcext:value-type="float">
            <text:p>0,880446525027007</text:p>
          </table:table-cell>
          <table:table-cell office:value-type="float" office:value="0.757172131147541" calcext:value-type="float">
            <text:p>0,757172131147541</text:p>
          </table:table-cell>
          <table:table-cell office:value-type="float" office:value="0.767798976268032" calcext:value-type="float">
            <text:p>0,767798976268032</text:p>
          </table:table-cell>
          <table:table-cell office:value-type="float" office:value="1" calcext:value-type="float">
            <text:p>1</text:p>
          </table:table-cell>
          <table:table-cell office:value-type="float" office:value="0.829317269076305" calcext:value-type="float">
            <text:p>0,829317269076305</text:p>
          </table:table-cell>
          <table:table-cell office:value-type="float" office:value="0.813131313131313" calcext:value-type="float">
            <text:p>0,813131313131313</text:p>
          </table:table-cell>
          <table:table-cell office:value-type="float" office:value="0.539823008849557" calcext:value-type="float">
            <text:p>0,539823008849557</text:p>
          </table:table-cell>
          <table:table-cell office:value-type="float" office:value="0.828271028037383" calcext:value-type="float">
            <text:p>0,828271028037383</text:p>
          </table:table-cell>
          <table:table-cell office:value-type="float" office:value="0.994640943193998" calcext:value-type="float">
            <text:p>0,994640943193998</text:p>
          </table:table-cell>
          <table:table-cell office:value-type="float" office:value="0.951030927835051" calcext:value-type="float">
            <text:p>0,951030927835051</text:p>
          </table:table-cell>
          <table:table-cell office:value-type="float" office:value="1" calcext:value-type="float">
            <text:p>1</text:p>
          </table:table-cell>
          <table:table-cell office:value-type="float" office:value="0.891232696110745" calcext:value-type="float">
            <text:p>0,891232696110745</text:p>
          </table:table-cell>
          <table:table-cell office:value-type="float" office:value="0.461516369902355" calcext:value-type="float">
            <text:p>0,461516369902355</text:p>
          </table:table-cell>
          <table:table-cell office:value-type="float" office:value="0.892712939819266" calcext:value-type="float">
            <text:p>0,892712939819266</text:p>
          </table:table-cell>
          <table:table-cell office:value-type="float" office:value="0.841732979664014" calcext:value-type="float">
            <text:p>0,841732979664014</text:p>
          </table:table-cell>
          <table:table-cell office:value-type="float" office:value="0.910632746249184" calcext:value-type="float">
            <text:p>0,910632746249184</text:p>
          </table:table-cell>
          <table:table-cell office:value-type="float" office:value="0.960264900662252" calcext:value-type="float">
            <text:p>0,960264900662252</text:p>
          </table:table-cell>
          <table:table-cell office:value-type="float" office:value="0.881911902530459" calcext:value-type="float">
            <text:p>0,881911902530459</text:p>
          </table:table-cell>
          <table:table-cell office:value-type="float" office:value="0.912663755458515" calcext:value-type="float">
            <text:p>0,912663755458515</text:p>
          </table:table-cell>
          <table:table-cell office:value-type="float" office:value="0.684752104770814" calcext:value-type="float">
            <text:p>0,684752104770814</text:p>
          </table:table-cell>
          <table:table-cell office:value-type="float" office:value="0.882472826086956" calcext:value-type="float">
            <text:p>0,882472826086956</text:p>
          </table:table-cell>
          <table:table-cell office:value-type="float" office:value="0.377866400797607" calcext:value-type="float">
            <text:p>0,377866400797607</text:p>
          </table:table-cell>
          <table:table-cell office:value-type="float" office:value="0.77126422714478" calcext:value-type="float">
            <text:p>0,77126422714478</text:p>
          </table:table-cell>
          <table:table-cell office:value-type="float" office:value="0.944444444444444" calcext:value-type="float">
            <text:p>0,944444444444444</text:p>
          </table:table-cell>
          <table:table-cell office:value-type="float" office:value="0.855619360131255" calcext:value-type="float">
            <text:p>0,855619360131255</text:p>
          </table:table-cell>
          <table:table-cell office:value-type="float" office:value="0.829854969932791" calcext:value-type="float">
            <text:p>0,829854969932791</text:p>
          </table:table-cell>
          <table:table-cell office:value-type="float" office:value="0.786048689138577" calcext:value-type="float">
            <text:p>0,786048689138577</text:p>
          </table:table-cell>
          <table:table-cell office:value-type="float" office:value="0.879210220673635" calcext:value-type="float">
            <text:p>0,879210220673635</text:p>
          </table:table-cell>
          <table:table-cell office:value-type="float" office:value="0.691428571428571" calcext:value-type="float">
            <text:p>0,691428571428571</text:p>
          </table:table-cell>
          <table:table-cell office:value-type="float" office:value="0.691374663072776" calcext:value-type="float">
            <text:p>0,691374663072776</text:p>
          </table:table-cell>
          <table:table-cell office:value-type="float" office:value="0.889726672950047" calcext:value-type="float">
            <text:p>0,889726672950047</text:p>
          </table:table-cell>
          <table:table-cell office:value-type="float" office:value="0.980238970588235" calcext:value-type="float">
            <text:p>0,980238970588235</text:p>
          </table:table-cell>
          <table:table-cell office:value-type="float" office:value="0.945288753799392" calcext:value-type="float">
            <text:p>0,945288753799392</text:p>
          </table:table-cell>
          <table:table-cell office:value-type="float" office:value="0.642302878598248" calcext:value-type="float">
            <text:p>0,642302878598248</text:p>
          </table:table-cell>
          <table:table-cell office:value-type="float" office:value="0.901570680628272" calcext:value-type="float">
            <text:p>0,901570680628272</text:p>
          </table:table-cell>
          <table:table-cell office:value-type="float" office:value="0.974514563106796" calcext:value-type="float">
            <text:p>0,974514563106796</text:p>
          </table:table-cell>
          <table:table-cell office:value-type="float" office:value="0.963875205254515" calcext:value-type="float">
            <text:p>0,963875205254515</text:p>
          </table:table-cell>
          <table:table-cell office:value-type="float" office:value="0.697694462400345" calcext:value-type="float">
            <text:p>0,697694462400345</text:p>
          </table:table-cell>
          <table:table-cell office:value-type="float" office:value="0.803964757709251" calcext:value-type="float">
            <text:p>0,803964757709251</text:p>
          </table:table-cell>
          <table:table-cell office:value-type="float" office:value="0.787378894998691" calcext:value-type="float">
            <text:p>0,787378894998691</text:p>
          </table:table-cell>
          <table:table-cell office:value-type="float" office:value="0.821878579610538" calcext:value-type="float">
            <text:p>0,821878579610538</text:p>
          </table:table-cell>
          <table:table-cell office:value-type="float" office:value="0.992965367965368" calcext:value-type="float">
            <text:p>0,992965367965368</text:p>
          </table:table-cell>
          <table:table-cell office:value-type="float" office:value="0.918590522478736" calcext:value-type="float">
            <text:p>0,918590522478736</text:p>
          </table:table-cell>
          <table:table-cell office:value-type="float" office:value="0.863569321533923" calcext:value-type="float">
            <text:p>0,863569321533923</text:p>
          </table:table-cell>
          <table:table-cell office:value-type="float" office:value="0.965469613259668" calcext:value-type="float">
            <text:p>0,965469613259668</text:p>
          </table:table-cell>
          <table:table-cell office:value-type="float" office:value="0.774736842105263" calcext:value-type="float">
            <text:p>0,774736842105263</text:p>
          </table:table-cell>
          <table:table-cell office:value-type="float" office:value="0.87139689578714" calcext:value-type="float">
            <text:p>0,87139689578714</text:p>
          </table:table-cell>
          <table:table-cell office:value-type="float" office:value="0.833052276559865" calcext:value-type="float">
            <text:p>0,833052276559865</text:p>
          </table:table-cell>
          <table:table-cell office:value-type="float" office:value="0.956965718453683" calcext:value-type="float">
            <text:p>0,956965718453683</text:p>
          </table:table-cell>
          <table:table-cell office:value-type="float" office:value="0.992251399052949" calcext:value-type="float">
            <text:p>0,992251399052949</text:p>
          </table:table-cell>
          <table:table-cell office:value-type="float" office:value="0.945369322773557" calcext:value-type="float">
            <text:p>0,945369322773557</text:p>
          </table:table-cell>
          <table:table-cell office:value-type="float" office:value="0.955920709441836" calcext:value-type="float">
            <text:p>0,955920709441836</text:p>
          </table:table-cell>
          <table:table-cell office:value-type="float" office:value="0.93900481540931" calcext:value-type="float">
            <text:p>0,93900481540931</text:p>
          </table:table-cell>
          <table:table-cell office:value-type="float" office:value="0.970271979759646" calcext:value-type="float">
            <text:p>0,970271979759646</text:p>
          </table:table-cell>
          <table:table-cell office:value-type="float" office:value="0.877753303964758" calcext:value-type="float">
            <text:p>0,877753303964758</text:p>
          </table:table-cell>
          <table:table-cell office:value-type="float" office:value="0.867961165048544" calcext:value-type="float">
            <text:p>0,867961165048544</text:p>
          </table:table-cell>
          <table:table-cell office:value-type="float" office:value="0.948453608247423" calcext:value-type="float">
            <text:p>0,948453608247423</text:p>
          </table:table-cell>
          <table:table-cell office:value-type="float" office:value="0.992794513412623" calcext:value-type="float">
            <text:p>0,992794513412623</text:p>
          </table:table-cell>
          <table:table-cell office:value-type="float" office:value="0.94131455399061" calcext:value-type="float">
            <text:p>0,94131455399061</text:p>
          </table:table-cell>
          <table:table-cell office:value-type="float" office:value="0.986384808312433" calcext:value-type="float">
            <text:p>0,986384808312433</text:p>
          </table:table-cell>
          <table:table-cell office:value-type="float" office:value="0.794912060301508" calcext:value-type="float">
            <text:p>0,794912060301508</text:p>
          </table:table-cell>
          <table:table-cell office:value-type="float" office:value="0.944926058133605" calcext:value-type="float">
            <text:p>0,944926058133605</text:p>
          </table:table-cell>
          <table:table-cell office:value-type="float" office:value="0.988790794564031" calcext:value-type="float">
            <text:p>0,988790794564031</text:p>
          </table:table-cell>
          <table:table-cell office:value-type="float" office:value="0.920508166969147" calcext:value-type="float">
            <text:p>0,920508166969147</text:p>
          </table:table-cell>
          <table:table-cell office:value-type="float" office:value="0.978136042402827" calcext:value-type="float">
            <text:p>0,978136042402827</text:p>
          </table:table-cell>
          <table:table-cell office:value-type="float" office:value="0.98316251830161" calcext:value-type="float">
            <text:p>0,98316251830161</text:p>
          </table:table-cell>
          <table:table-cell office:value-type="float" office:value="0.924528301886792" calcext:value-type="float">
            <text:p>0,924528301886792</text:p>
          </table:table-cell>
          <table:table-cell office:value-type="float" office:value="0.997848537005163" calcext:value-type="float">
            <text:p>0,997848537005163</text:p>
          </table:table-cell>
          <table:table-cell office:value-type="float" office:value="0.999348693315965" calcext:value-type="float">
            <text:p>0,999348693315965</text:p>
          </table:table-cell>
          <table:table-cell office:value-type="float" office:value="0.967630057803468" calcext:value-type="float">
            <text:p>0,967630057803468</text:p>
          </table:table-cell>
          <table:table-cell office:value-type="float" office:value="0.990384615384615" calcext:value-type="float">
            <text:p>0,990384615384615</text:p>
          </table:table-cell>
          <table:table-cell office:value-type="float" office:value="0.76330563664945" calcext:value-type="float">
            <text:p>0,76330563664945</text:p>
          </table:table-cell>
          <table:table-cell office:value-type="float" office:value="0.985668789808917" calcext:value-type="float">
            <text:p>0,985668789808917</text:p>
          </table:table-cell>
          <table:table-cell office:value-type="float" office:value="0.963408393039918" calcext:value-type="float">
            <text:p>0,963408393039918</text:p>
          </table:table-cell>
          <table:table-cell office:value-type="float" office:value="0.986301369863014" calcext:value-type="float">
            <text:p>0,986301369863014</text:p>
          </table:table-cell>
          <table:table-cell office:value-type="float" office:value="0.977157360406091" calcext:value-type="float">
            <text:p>0,977157360406091</text:p>
          </table:table-cell>
          <table:table-cell office:value-type="float" office:value="0.789638041163946" calcext:value-type="float">
            <text:p>0,789638041163946</text:p>
          </table:table-cell>
          <table:table-cell office:value-type="float" office:value="0.956008044243338" calcext:value-type="float">
            <text:p>0,956008044243338</text:p>
          </table:table-cell>
          <table:table-cell office:value-type="float" office:value="0.992231199502797" calcext:value-type="float">
            <text:p>0,992231199502797</text:p>
          </table:table-cell>
          <table:table-cell office:value-type="float" office:value="0.975821596244131" calcext:value-type="float">
            <text:p>0,975821596244131</text:p>
          </table:table-cell>
          <table:table-cell office:value-type="float" office:value="0.809168443496802" calcext:value-type="float">
            <text:p>0,809168443496802</text:p>
          </table:table-cell>
          <table:table-cell office:value-type="float" office:value="0.933922145894668" calcext:value-type="float">
            <text:p>0,933922145894668</text:p>
          </table:table-cell>
          <table:table-cell office:value-type="float" office:value="0.962783171521036" calcext:value-type="float">
            <text:p>0,962783171521036</text:p>
          </table:table-cell>
          <table:table-cell office:value-type="float" office:value="0.911949685534591" calcext:value-type="float">
            <text:p>0,911949685534591</text:p>
          </table:table-cell>
          <table:table-cell office:value-type="float" office:value="0.967911318553092" calcext:value-type="float">
            <text:p>0,967911318553092</text:p>
          </table:table-cell>
          <table:table-cell office:value-type="float" office:value="0.992476489028213" calcext:value-type="float">
            <text:p>0,992476489028213</text:p>
          </table:table-cell>
          <table:table-cell office:value-type="float" office:value="0.980778571924224" calcext:value-type="float">
            <text:p>0,980778571924224</text:p>
          </table:table-cell>
          <table:table-cell office:value-type="float" office:value="0.740506329113924" calcext:value-type="float">
            <text:p>0,740506329113924</text:p>
          </table:table-cell>
          <table:table-cell office:value-type="float" office:value="0.923396400553761" calcext:value-type="float">
            <text:p>0,923396400553761</text:p>
          </table:table-cell>
          <table:table-cell office:value-type="float" office:value="0.817829457364341" calcext:value-type="float">
            <text:p>0,817829457364341</text:p>
          </table:table-cell>
          <table:table-cell office:value-type="float" office:value="0.855277185501066" calcext:value-type="float">
            <text:p>0,855277185501066</text:p>
          </table:table-cell>
          <table:table-cell office:value-type="float" office:value="0.879535558780842" calcext:value-type="float">
            <text:p>0,879535558780842</text:p>
          </table:table-cell>
          <table:table-cell office:value-type="float" office:value="0.6784140969163" calcext:value-type="float">
            <text:p>0,6784140969163</text:p>
          </table:table-cell>
          <table:table-cell office:value-type="float" office:value="0.634873323397913" calcext:value-type="float">
            <text:p>0,634873323397913</text:p>
          </table:table-cell>
          <table:table-cell office:value-type="float" office:value="0.85207756232687" calcext:value-type="float">
            <text:p>0,85207756232687</text:p>
          </table:table-cell>
          <table:table-cell office:value-type="float" office:value="0.552114552114552" calcext:value-type="float">
            <text:p>0,552114552114552</text:p>
          </table:table-cell>
          <table:table-cell office:value-type="float" office:value="0.854545454545455" calcext:value-type="float">
            <text:p>0,854545454545455</text:p>
          </table:table-cell>
          <table:table-cell office:value-type="float" office:value="0.544642857142857" calcext:value-type="float">
            <text:p>0,544642857142857</text:p>
          </table:table-cell>
          <table:table-cell office:value-type="float" office:value="0.822237166554584" calcext:value-type="float">
            <text:p>0,822237166554584</text:p>
          </table:table-cell>
          <table:table-cell office:value-type="float" office:value="0.864788732394366" calcext:value-type="float">
            <text:p>0,864788732394366</text:p>
          </table:table-cell>
          <table:table-cell office:value-type="float" office:value="0.938265306122449" calcext:value-type="float">
            <text:p>0,938265306122449</text:p>
          </table:table-cell>
          <table:table-cell office:value-type="float" office:value="0.773144876325088" calcext:value-type="float">
            <text:p>0,773144876325088</text:p>
          </table:table-cell>
          <table:table-cell office:value-type="float" office:value="0.891033891033891" calcext:value-type="float">
            <text:p>0,891033891033891</text:p>
          </table:table-cell>
          <table:table-cell office:value-type="float" office:value="0.845652173913043" calcext:value-type="float">
            <text:p>0,845652173913043</text:p>
          </table:table-cell>
          <table:table-cell office:value-type="float" office:value="0.782608695652174" calcext:value-type="float">
            <text:p>0,782608695652174</text:p>
          </table:table-cell>
          <table:table-cell office:value-type="float" office:value="0.998230088495575" calcext:value-type="float">
            <text:p>0,998230088495575</text:p>
          </table:table-cell>
          <table:table-cell office:value-type="float" office:value="0.424057084607543" calcext:value-type="float">
            <text:p>0,424057084607543</text:p>
          </table:table-cell>
          <table:table-cell office:value-type="float" office:value="0.646275098517546" calcext:value-type="float">
            <text:p>0,646275098517546</text:p>
          </table:table-cell>
          <table:table-cell office:value-type="float" office:value="0.917880023296447" calcext:value-type="float">
            <text:p>0,917880023296447</text:p>
          </table:table-cell>
          <table:table-cell office:value-type="float" office:value="0.509312780989082" calcext:value-type="float">
            <text:p>0,509312780989082</text:p>
          </table:table-cell>
          <table:table-cell office:value-type="float" office:value="0.808301090397467" calcext:value-type="float">
            <text:p>0,808301090397467</text:p>
          </table:table-cell>
          <table:table-cell office:value-type="float" office:value="0.797222222222222" calcext:value-type="float">
            <text:p>0,797222222222222</text:p>
          </table:table-cell>
          <table:table-cell office:value-type="float" office:value="0.775202780996524" calcext:value-type="float">
            <text:p>0,775202780996524</text:p>
          </table:table-cell>
          <table:table-cell office:value-type="float" office:value="0.748277841561424" calcext:value-type="float">
            <text:p>0,748277841561424</text:p>
          </table:table-cell>
          <table:table-cell office:value-type="float" office:value="1" calcext:value-type="float">
            <text:p>1</text:p>
          </table:table-cell>
          <table:table-cell office:value-type="float" office:value="0.969084913437758" calcext:value-type="float">
            <text:p>0,969084913437758</text:p>
          </table:table-cell>
          <table:table-cell office:value-type="float" office:value="0.23921085080148" calcext:value-type="float">
            <text:p>0,23921085080148</text:p>
          </table:table-cell>
          <table:table-cell office:value-type="float" office:value="0.805133866961082" calcext:value-type="float">
            <text:p>0,805133866961082</text:p>
          </table:table-cell>
          <table:table-cell office:value-type="float" office:value="0.765983009880278" calcext:value-type="float">
            <text:p>0,765983009880278</text:p>
          </table:table-cell>
          <table:table-cell office:value-type="float" office:value="0.260096930533118" calcext:value-type="float">
            <text:p>0,260096930533118</text:p>
          </table:table-cell>
          <table:table-cell office:value-type="float" office:value="0.931540342298288" calcext:value-type="float">
            <text:p>0,931540342298288</text:p>
          </table:table-cell>
          <table:table-cell office:value-type="float" office:value="0.820689655172414" calcext:value-type="float">
            <text:p>0,820689655172414</text:p>
          </table:table-cell>
          <table:table-cell office:value-type="float" office:value="0.845056065239552" calcext:value-type="float">
            <text:p>0,845056065239552</text:p>
          </table:table-cell>
          <table:table-cell office:value-type="float" office:value="0.764621968616262" calcext:value-type="float">
            <text:p>0,764621968616262</text:p>
          </table:table-cell>
          <table:table-cell office:value-type="float" office:value="0.618568665377176" calcext:value-type="float">
            <text:p>0,618568665377176</text:p>
          </table:table-cell>
          <table:table-cell office:value-type="float" office:value="0.632911392405063" calcext:value-type="float">
            <text:p>0,632911392405063</text:p>
          </table:table-cell>
          <table:table-cell office:value-type="float" office:value="0.673725490196078" calcext:value-type="float">
            <text:p>0,673725490196078</text:p>
          </table:table-cell>
          <table:table-cell office:value-type="float" office:value="0.877990946324639" calcext:value-type="float">
            <text:p>0,877990946324639</text:p>
          </table:table-cell>
          <table:table-cell office:value-type="float" office:value="0.889763779527559" calcext:value-type="float">
            <text:p>0,889763779527559</text:p>
          </table:table-cell>
          <table:table-cell office:value-type="float" office:value="0.805194805194805" calcext:value-type="float">
            <text:p>0,805194805194805</text:p>
          </table:table-cell>
          <table:table-cell office:value-type="float" office:value="0.732567049808429" calcext:value-type="float">
            <text:p>0,732567049808429</text:p>
          </table:table-cell>
          <table:table-cell office:value-type="float" office:value="0.706563706563706" calcext:value-type="float">
            <text:p>0,706563706563706</text:p>
          </table:table-cell>
          <table:table-cell office:value-type="float" office:value="0.905723905723906" calcext:value-type="float">
            <text:p>0,905723905723906</text:p>
          </table:table-cell>
          <table:table-cell office:value-type="float" office:value="0.85647909137842" calcext:value-type="float">
            <text:p>0,85647909137842</text:p>
          </table:table-cell>
          <table:table-cell office:value-type="float" office:value="0.750351947442515" calcext:value-type="float">
            <text:p>0,750351947442515</text:p>
          </table:table-cell>
          <table:table-cell office:value-type="float" office:value="0.789349511290866" calcext:value-type="float">
            <text:p>0,789349511290866</text:p>
          </table:table-cell>
          <table:table-cell office:value-type="float" office:value="0.797851937092443" calcext:value-type="float">
            <text:p>0,797851937092443</text:p>
          </table:table-cell>
          <table:table-cell office:value-type="float" office:value="0.825305073859987" calcext:value-type="float">
            <text:p>0,825305073859987</text:p>
          </table:table-cell>
          <table:table-cell office:value-type="float" office:value="0.87117903930131" calcext:value-type="float">
            <text:p>0,87117903930131</text:p>
          </table:table-cell>
          <table:table-cell office:value-type="float" office:value="0.626844359828653" calcext:value-type="float">
            <text:p>0,626844359828653</text:p>
          </table:table-cell>
          <table:table-cell office:value-type="float" office:value="0.766743648960739" calcext:value-type="float">
            <text:p>0,766743648960739</text:p>
          </table:table-cell>
          <table:table-cell office:value-type="float" office:value="0.772787318361955" calcext:value-type="float">
            <text:p>0,772787318361955</text:p>
          </table:table-cell>
          <table:table-cell office:value-type="float" office:value="0.18720503408495" calcext:value-type="float">
            <text:p>0,18720503408495</text:p>
          </table:table-cell>
          <table:table-cell office:value-type="float" office:value="0.568060836501901" calcext:value-type="float">
            <text:p>0,568060836501901</text:p>
          </table:table-cell>
          <table:table-cell office:value-type="float" office:value="0.920634920634921" calcext:value-type="float">
            <text:p>0,920634920634921</text:p>
          </table:table-cell>
          <table:table-cell office:value-type="float" office:value="0.960674157303371" calcext:value-type="float">
            <text:p>0,960674157303371</text:p>
          </table:table-cell>
          <table:table-cell office:value-type="float" office:value="0.736196319018405" calcext:value-type="float">
            <text:p>0,736196319018405</text:p>
          </table:table-cell>
          <table:table-cell office:value-type="float" office:value="0.582181259600614" calcext:value-type="float">
            <text:p>0,582181259600614</text:p>
          </table:table-cell>
          <table:table-cell office:value-type="float" office:value="0.670238095238095" calcext:value-type="float">
            <text:p>0,670238095238095</text:p>
          </table:table-cell>
          <table:table-cell office:value-type="float" office:value="0.840749414519906" calcext:value-type="float">
            <text:p>0,840749414519906</text:p>
          </table:table-cell>
          <table:table-cell office:value-type="float" office:value="0.404399870592041" calcext:value-type="float">
            <text:p>0,404399870592041</text:p>
          </table:table-cell>
          <table:table-cell office:value-type="float" office:value="0.800967261904762" calcext:value-type="float">
            <text:p>0,800967261904762</text:p>
          </table:table-cell>
          <table:table-cell office:value-type="float" office:value="0.838280450358239" calcext:value-type="float">
            <text:p>0,838280450358239</text:p>
          </table:table-cell>
          <table:table-cell office:value-type="float" office:value="0.907995945381909" calcext:value-type="float">
            <text:p>0,907995945381909</text:p>
          </table:table-cell>
          <table:table-cell office:value-type="float" office:value="0.670000221009128" calcext:value-type="float">
            <text:p>0,670000221009128</text:p>
          </table:table-cell>
          <table:table-cell office:value-type="float" office:value="0.896381578947368" calcext:value-type="float">
            <text:p>0,896381578947368</text:p>
          </table:table-cell>
          <table:table-cell office:value-type="float" office:value="0.344409519533004" calcext:value-type="float">
            <text:p>0,344409519533004</text:p>
          </table:table-cell>
          <table:table-cell office:value-type="float" office:value="0.755501618122977" calcext:value-type="float">
            <text:p>0,755501618122977</text:p>
          </table:table-cell>
          <table:table-cell office:value-type="float" office:value="0.748466257668712" calcext:value-type="float">
            <text:p>0,748466257668712</text:p>
          </table:table-cell>
          <table:table-cell office:value-type="float" office:value="0.718390804597701" calcext:value-type="float">
            <text:p>0,718390804597701</text:p>
          </table:table-cell>
          <table:table-cell office:value-type="float" office:value="0.786786786786787" calcext:value-type="float">
            <text:p>0,786786786786787</text:p>
          </table:table-cell>
          <table:table-cell office:value-type="float" office:value="0.777663407102419" calcext:value-type="float">
            <text:p>0,777663407102419</text:p>
          </table:table-cell>
          <table:table-cell office:value-type="float" office:value="0.710745522698875" calcext:value-type="float">
            <text:p>0,710745522698875</text:p>
          </table:table-cell>
          <table:table-cell office:value-type="float" office:value="0.61151832460733" calcext:value-type="float">
            <text:p>0,61151832460733</text:p>
          </table:table-cell>
          <table:table-cell office:value-type="float" office:value="0.873614190687361" calcext:value-type="float">
            <text:p>0,873614190687361</text:p>
          </table:table-cell>
          <table:table-cell office:value-type="float" office:value="0.85978835978836" calcext:value-type="float">
            <text:p>0,85978835978836</text:p>
          </table:table-cell>
          <table:table-cell office:value-type="float" office:value="0.628" calcext:value-type="float">
            <text:p>0,628</text:p>
          </table:table-cell>
          <table:table-cell office:value-type="float" office:value="0.671779141104294" calcext:value-type="float">
            <text:p>0,671779141104294</text:p>
          </table:table-cell>
          <table:table-cell office:value-type="float" office:value="0.4625520110957" calcext:value-type="float">
            <text:p>0,4625520110957</text:p>
          </table:table-cell>
          <table:table-cell office:value-type="float" office:value="0.528161530286929" calcext:value-type="float">
            <text:p>0,528161530286929</text:p>
          </table:table-cell>
          <table:table-cell office:value-type="float" office:value="0.756812981069274" calcext:value-type="float">
            <text:p>0,756812981069274</text:p>
          </table:table-cell>
          <table:table-cell office:value-type="float" office:value="0.798229548229548" calcext:value-type="float">
            <text:p>0,798229548229548</text:p>
          </table:table-cell>
          <table:table-cell office:value-type="float" office:value="0.71993607670795" calcext:value-type="float">
            <text:p>0,71993607670795</text:p>
          </table:table-cell>
          <table:table-cell office:value-type="float" office:value="0.50263435194942" calcext:value-type="float">
            <text:p>0,50263435194942</text:p>
          </table:table-cell>
          <table:table-cell office:value-type="float" office:value="0.71875" calcext:value-type="float">
            <text:p>0,71875</text:p>
          </table:table-cell>
          <table:table-cell office:value-type="float" office:value="0.753322194591234" calcext:value-type="float">
            <text:p>0,753322194591234</text:p>
          </table:table-cell>
          <table:table-cell office:value-type="float" office:value="0.81939564300773" calcext:value-type="float">
            <text:p>0,81939564300773</text:p>
          </table:table-cell>
          <table:table-cell office:value-type="float" office:value="0.411444141689373" calcext:value-type="float">
            <text:p>0,411444141689373</text:p>
          </table:table-cell>
          <table:table-cell office:value-type="float" office:value="0.888711607499003" calcext:value-type="float">
            <text:p>0,888711607499003</text:p>
          </table:table-cell>
          <table:table-cell office:value-type="float" office:value="0.83721545791424" calcext:value-type="float">
            <text:p>0,83721545791424</text:p>
          </table:table-cell>
          <table:table-cell office:value-type="float" office:value="0.679065478020289" calcext:value-type="float">
            <text:p>0,679065478020289</text:p>
          </table:table-cell>
          <table:table-cell office:value-type="float" office:value="0.574403863567763" calcext:value-type="float">
            <text:p>0,574403863567763</text:p>
          </table:table-cell>
          <table:table-cell office:value-type="float" office:value="0.890625" calcext:value-type="float">
            <text:p>0,890625</text:p>
          </table:table-cell>
          <table:table-cell office:value-type="float" office:value="0.756981132075472" calcext:value-type="float">
            <text:p>0,756981132075472</text:p>
          </table:table-cell>
          <table:table-cell office:value-type="float" office:value="0.746013667425968" calcext:value-type="float">
            <text:p>0,746013667425968</text:p>
          </table:table-cell>
          <table:table-cell office:value-type="float" office:value="0.708840227088402" calcext:value-type="float">
            <text:p>0,708840227088402</text:p>
          </table:table-cell>
          <table:table-cell office:value-type="float" office:value="0.24199843871975" calcext:value-type="float">
            <text:p>0,24199843871975</text:p>
          </table:table-cell>
          <table:table-cell office:value-type="float" office:value="0.331491712707182" calcext:value-type="float">
            <text:p>0,331491712707182</text:p>
          </table:table-cell>
          <table:table-cell office:value-type="float" office:value="0.605620753551575" calcext:value-type="float">
            <text:p>0,605620753551575</text:p>
          </table:table-cell>
          <table:table-cell office:value-type="float" office:value="0.718480138169257" calcext:value-type="float">
            <text:p>0,718480138169257</text:p>
          </table:table-cell>
          <table:table-cell office:value-type="float" office:value="0.931458131264145" calcext:value-type="float">
            <text:p>0,931458131264145</text:p>
          </table:table-cell>
          <table:table-cell office:value-type="float" office:value="0.755438859714929" calcext:value-type="float">
            <text:p>0,755438859714929</text:p>
          </table:table-cell>
          <table:table-cell office:value-type="float" office:value="0.792763157894737" calcext:value-type="float">
            <text:p>0,792763157894737</text:p>
          </table:table-cell>
          <table:table-cell office:value-type="float" office:value="0.807673019057171" calcext:value-type="float">
            <text:p>0,807673019057171</text:p>
          </table:table-cell>
          <table:table-cell office:value-type="float" office:value="0.718263718263718" calcext:value-type="float">
            <text:p>0,718263718263718</text:p>
          </table:table-cell>
          <table:table-cell office:value-type="float" office:value="0.888178913738019" calcext:value-type="float">
            <text:p>0,888178913738019</text:p>
          </table:table-cell>
          <table:table-cell office:value-type="float" office:value="0.911140235910878" calcext:value-type="float">
            <text:p>0,911140235910878</text:p>
          </table:table-cell>
          <table:table-cell office:value-type="float" office:value="1" calcext:value-type="float">
            <text:p>1</text:p>
          </table:table-cell>
          <table:table-cell office:value-type="float" office:value="0.78030303030303" calcext:value-type="float">
            <text:p>0,78030303030303</text:p>
          </table:table-cell>
          <table:table-cell office:value-type="float" office:value="0.373076923076923" calcext:value-type="float">
            <text:p>0,373076923076923</text:p>
          </table:table-cell>
          <table:table-cell office:value-type="float" office:value="0.935314685314685" calcext:value-type="float">
            <text:p>0,935314685314685</text:p>
          </table:table-cell>
          <table:table-cell office:value-type="float" office:value="0.551892551892552" calcext:value-type="float">
            <text:p>0,551892551892552</text:p>
          </table:table-cell>
          <table:table-cell office:value-type="float" office:value="0.87948350071736" calcext:value-type="float">
            <text:p>0,87948350071736</text:p>
          </table:table-cell>
          <table:table-cell office:value-type="float" office:value="0.5625" calcext:value-type="float">
            <text:p>0,5625</text:p>
          </table:table-cell>
          <table:table-cell office:value-type="float" office:value="0" calcext:value-type="float">
            <text:p>0</text:p>
          </table:table-cell>
          <table:table-cell office:value-type="float" office:value="0.820261437908497" calcext:value-type="float">
            <text:p>0,820261437908497</text:p>
          </table:table-cell>
          <table:table-cell office:value-type="float" office:value="0.913680781758958" calcext:value-type="float">
            <text:p>0,913680781758958</text:p>
          </table:table-cell>
          <table:table-cell office:value-type="float" office:value="0.473684210526316" calcext:value-type="float">
            <text:p>0,473684210526316</text:p>
          </table:table-cell>
          <table:table-cell office:value-type="float" office:value="0.776119402985075" calcext:value-type="float">
            <text:p>0,776119402985075</text:p>
          </table:table-cell>
          <table:table-cell office:value-type="float" office:value="1" calcext:value-type="float">
            <text:p>1</text:p>
          </table:table-cell>
          <table:table-cell office:value-type="float" office:value="0.871100164203612" calcext:value-type="float">
            <text:p>0,871100164203612</text:p>
          </table:table-cell>
          <table:table-cell office:value-type="float" office:value="0.612518628912071" calcext:value-type="float">
            <text:p>0,612518628912071</text:p>
          </table:table-cell>
          <table:table-cell office:value-type="float" office:value="0.592201462225833" calcext:value-type="float">
            <text:p>0,592201462225833</text:p>
          </table:table-cell>
          <table:table-cell office:value-type="float" office:value="0.209396816015957" calcext:value-type="float">
            <text:p>0,209396816015957</text:p>
          </table:table-cell>
          <table:table-cell office:value-type="float" office:value="0.368307426597582" calcext:value-type="float">
            <text:p>0,368307426597582</text:p>
          </table:table-cell>
          <table:table-cell office:value-type="float" office:value="0.929824561403509" calcext:value-type="float">
            <text:p>0,929824561403509</text:p>
          </table:table-cell>
          <table:table-cell office:value-type="float" office:value="0.393025447690858" calcext:value-type="float">
            <text:p>0,393025447690858</text:p>
          </table:table-cell>
          <table:table-cell office:value-type="float" office:value="1" calcext:value-type="float">
            <text:p>1</text:p>
          </table:table-cell>
          <table:table-cell office:value-type="float" office:value="0.28921244209133" calcext:value-type="float">
            <text:p>0,28921244209133</text:p>
          </table:table-cell>
          <table:table-cell office:value-type="float" office:value="0.709109730848861" calcext:value-type="float">
            <text:p>0,709109730848861</text:p>
          </table:table-cell>
          <table:table-cell office:value-type="float" office:value="0.451851851851852" calcext:value-type="float">
            <text:p>0,451851851851852</text:p>
          </table:table-cell>
          <table:table-cell office:value-type="float" office:value="0.288175411119812" calcext:value-type="float">
            <text:p>0,288175411119812</text:p>
          </table:table-cell>
          <table:table-cell office:value-type="float" office:value="0.683556405353728" calcext:value-type="float">
            <text:p>0,683556405353728</text:p>
          </table:table-cell>
          <table:table-cell office:value-type="float" office:value="0.311764705882353" calcext:value-type="float">
            <text:p>0,311764705882353</text:p>
          </table:table-cell>
          <table:table-cell office:value-type="float" office:value="0.257982767359351" calcext:value-type="float">
            <text:p>0,257982767359351</text:p>
          </table:table-cell>
          <table:table-cell office:value-type="float" office:value="0.496644295302013" calcext:value-type="float">
            <text:p>0,496644295302013</text:p>
          </table:table-cell>
          <table:table-cell office:value-type="float" office:value="0.509433962264151" calcext:value-type="float">
            <text:p>0,509433962264151</text:p>
          </table:table-cell>
          <table:table-cell office:value-type="float" office:value="0.740041928721174" calcext:value-type="float">
            <text:p>0,740041928721174</text:p>
          </table:table-cell>
          <table:table-cell office:value-type="float" office:value="0.566123188405797" calcext:value-type="float">
            <text:p>0,566123188405797</text:p>
          </table:table-cell>
          <table:table-cell office:value-type="float" office:value="0.489130434782609" calcext:value-type="float">
            <text:p>0,489130434782609</text:p>
          </table:table-cell>
          <table:table-cell office:value-type="float" office:value="0.929872998343457" calcext:value-type="float">
            <text:p>0,929872998343457</text:p>
          </table:table-cell>
          <table:table-cell office:value-type="float" office:value="0.468786808009423" calcext:value-type="float">
            <text:p>0,468786808009423</text:p>
          </table:table-cell>
          <table:table-cell office:value-type="float" office:value="0.233114754098361" calcext:value-type="float">
            <text:p>0,233114754098361</text:p>
          </table:table-cell>
          <table:table-cell office:value-type="float" office:value="0.75058275058275" calcext:value-type="float">
            <text:p>0,75058275058275</text:p>
          </table:table-cell>
          <table:table-cell office:value-type="float" office:value="0.784042553191489" calcext:value-type="float">
            <text:p>0,784042553191489</text:p>
          </table:table-cell>
          <table:table-cell office:value-type="float" office:value="0.89" calcext:value-type="float">
            <text:p>0,89</text:p>
          </table:table-cell>
          <table:table-cell office:value-type="float" office:value="0.860583016476553" calcext:value-type="float">
            <text:p>0,860583016476553</text:p>
          </table:table-cell>
          <table:table-cell office:value-type="float" office:value="0.4" calcext:value-type="float">
            <text:p>0,4</text:p>
          </table:table-cell>
          <table:table-cell office:value-type="float" office:value="0.826234269119071" calcext:value-type="float">
            <text:p>0,826234269119071</text:p>
          </table:table-cell>
          <table:table-cell office:value-type="float" office:value="0.966787974848539" calcext:value-type="float">
            <text:p>0,966787974848539</text:p>
          </table:table-cell>
        </table:table-row>
        <table:table-row table:style-name="ro1">
          <table:table-cell office:value-type="string" calcext:value-type="string">
            <text:p>ratio_FS</text:p>
          </table:table-cell>
          <table:table-cell office:value-type="float" office:value="0.45" calcext:value-type="float">
            <text:p>0,45</text:p>
          </table:table-cell>
          <table:table-cell office:value-type="float" office:value="0.663910007481946" calcext:value-type="float">
            <text:p>0,663910007481946</text:p>
          </table:table-cell>
          <table:table-cell office:value-type="float" office:value="0.312286693304898" calcext:value-type="float">
            <text:p>0,312286693304898</text:p>
          </table:table-cell>
          <table:table-cell office:value-type="float" office:value="0.427596112685254" calcext:value-type="float">
            <text:p>0,427596112685254</text:p>
          </table:table-cell>
          <table:table-cell office:value-type="float" office:value="0.224080865124555" calcext:value-type="float">
            <text:p>0,224080865124555</text:p>
          </table:table-cell>
          <table:table-cell office:value-type="float" office:value="0.169232763134204" calcext:value-type="float">
            <text:p>0,169232763134204</text:p>
          </table:table-cell>
          <table:table-cell office:value-type="float" office:value="0.238502155270756" calcext:value-type="float">
            <text:p>0,238502155270756</text:p>
          </table:table-cell>
          <table:table-cell office:value-type="float" office:value="0.518961096054226" calcext:value-type="float">
            <text:p>0,518961096054226</text:p>
          </table:table-cell>
          <table:table-cell office:value-type="float" office:value="0.227302292977664" calcext:value-type="float">
            <text:p>0,227302292977664</text:p>
          </table:table-cell>
          <table:table-cell office:value-type="float" office:value="0.376774581342253" calcext:value-type="float">
            <text:p>0,376774581342253</text:p>
          </table:table-cell>
          <table:table-cell office:value-type="float" office:value="0.292606020814803" calcext:value-type="float">
            <text:p>0,292606020814803</text:p>
          </table:table-cell>
          <table:table-cell office:value-type="float" office:value="0.305522718087917" calcext:value-type="float">
            <text:p>0,305522718087917</text:p>
          </table:table-cell>
          <table:table-cell office:value-type="float" office:value="0.31245269528144" calcext:value-type="float">
            <text:p>0,31245269528144</text:p>
          </table:table-cell>
          <table:table-cell office:value-type="float" office:value="0.224475044934549" calcext:value-type="float">
            <text:p>0,224475044934549</text:p>
          </table:table-cell>
          <table:table-cell office:value-type="float" office:value="0.311580938060988" calcext:value-type="float">
            <text:p>0,311580938060988</text:p>
          </table:table-cell>
          <table:table-cell office:value-type="float" office:value="0.187243930985198" calcext:value-type="float">
            <text:p>0,187243930985198</text:p>
          </table:table-cell>
          <table:table-cell office:value-type="float" office:value="0.25628827780463" calcext:value-type="float">
            <text:p>0,25628827780463</text:p>
          </table:table-cell>
          <table:table-cell office:value-type="float" office:value="0.285042608764067" calcext:value-type="float">
            <text:p>0,285042608764067</text:p>
          </table:table-cell>
          <table:table-cell office:value-type="float" office:value="0.322790993371678" calcext:value-type="float">
            <text:p>0,322790993371678</text:p>
          </table:table-cell>
          <table:table-cell office:value-type="float" office:value="0.193574348803342" calcext:value-type="float">
            <text:p>0,193574348803342</text:p>
          </table:table-cell>
          <table:table-cell office:value-type="float" office:value="0.231665123004675" calcext:value-type="float">
            <text:p>0,231665123004675</text:p>
          </table:table-cell>
          <table:table-cell office:value-type="float" office:value="0.312286098470933" calcext:value-type="float">
            <text:p>0,312286098470933</text:p>
          </table:table-cell>
          <table:table-cell office:value-type="float" office:value="0.16013977647497" calcext:value-type="float">
            <text:p>0,16013977647497</text:p>
          </table:table-cell>
          <table:table-cell office:value-type="float" office:value="0.212677401634199" calcext:value-type="float">
            <text:p>0,212677401634199</text:p>
          </table:table-cell>
          <table:table-cell office:value-type="float" office:value="0.492727250257814" calcext:value-type="float">
            <text:p>0,492727250257814</text:p>
          </table:table-cell>
          <table:table-cell office:value-type="float" office:value="0.445726094179277" calcext:value-type="float">
            <text:p>0,445726094179277</text:p>
          </table:table-cell>
          <table:table-cell office:value-type="float" office:value="0.246145865547735" calcext:value-type="float">
            <text:p>0,246145865547735</text:p>
          </table:table-cell>
          <table:table-cell office:value-type="float" office:value="0.583136089313931" calcext:value-type="float">
            <text:p>0,583136089313931</text:p>
          </table:table-cell>
          <table:table-cell office:value-type="float" office:value="0.236422267898684" calcext:value-type="float">
            <text:p>0,236422267898684</text:p>
          </table:table-cell>
          <table:table-cell office:value-type="float" office:value="0.298416060826958" calcext:value-type="float">
            <text:p>0,298416060826958</text:p>
          </table:table-cell>
          <table:table-cell office:value-type="float" office:value="0.288937158516951" calcext:value-type="float">
            <text:p>0,288937158516951</text:p>
          </table:table-cell>
          <table:table-cell office:value-type="float" office:value="0.198550163119942" calcext:value-type="float">
            <text:p>0,198550163119942</text:p>
          </table:table-cell>
          <table:table-cell office:value-type="float" office:value="0.448548673244987" calcext:value-type="float">
            <text:p>0,448548673244987</text:p>
          </table:table-cell>
          <table:table-cell office:value-type="float" office:value="0.320014119344448" calcext:value-type="float">
            <text:p>0,320014119344448</text:p>
          </table:table-cell>
          <table:table-cell office:value-type="float" office:value="0.166455571752042" calcext:value-type="float">
            <text:p>0,166455571752042</text:p>
          </table:table-cell>
          <table:table-cell office:value-type="float" office:value="0.46145076904607" calcext:value-type="float">
            <text:p>0,46145076904607</text:p>
          </table:table-cell>
          <table:table-cell office:value-type="float" office:value="0.176490142285958" calcext:value-type="float">
            <text:p>0,176490142285958</text:p>
          </table:table-cell>
          <table:table-cell office:value-type="float" office:value="0.372393993514987" calcext:value-type="float">
            <text:p>0,372393993514987</text:p>
          </table:table-cell>
          <table:table-cell office:value-type="float" office:value="0.315258820967882" calcext:value-type="float">
            <text:p>0,315258820967882</text:p>
          </table:table-cell>
          <table:table-cell office:value-type="float" office:value="0.395446884315295" calcext:value-type="float">
            <text:p>0,395446884315295</text:p>
          </table:table-cell>
          <table:table-cell office:value-type="float" office:value="0.662523684826808" calcext:value-type="float">
            <text:p>0,662523684826808</text:p>
          </table:table-cell>
          <table:table-cell office:value-type="float" office:value="0.228885044339452" calcext:value-type="float">
            <text:p>0,228885044339452</text:p>
          </table:table-cell>
          <table:table-cell office:value-type="float" office:value="0.381727307717555" calcext:value-type="float">
            <text:p>0,381727307717555</text:p>
          </table:table-cell>
          <table:table-cell office:value-type="float" office:value="0.37395650106308" calcext:value-type="float">
            <text:p>0,37395650106308</text:p>
          </table:table-cell>
          <table:table-cell office:value-type="float" office:value="0.0879492690051296" calcext:value-type="float">
            <text:p>0,0879492690051296</text:p>
          </table:table-cell>
          <table:table-cell office:value-type="float" office:value="0.432429373998225" calcext:value-type="float">
            <text:p>0,432429373998225</text:p>
          </table:table-cell>
          <table:table-cell office:value-type="float" office:value="0.186561171227209" calcext:value-type="float">
            <text:p>0,186561171227209</text:p>
          </table:table-cell>
          <table:table-cell office:value-type="float" office:value="0.768978670053458" calcext:value-type="float">
            <text:p>0,768978670053458</text:p>
          </table:table-cell>
          <table:table-cell office:value-type="float" office:value="0.837275554653517" calcext:value-type="float">
            <text:p>0,837275554653517</text:p>
          </table:table-cell>
          <table:table-cell office:value-type="float" office:value="0.434789834779818" calcext:value-type="float">
            <text:p>0,434789834779818</text:p>
          </table:table-cell>
          <table:table-cell office:value-type="float" office:value="1" calcext:value-type="float">
            <text:p>1</text:p>
          </table:table-cell>
          <table:table-cell office:value-type="float" office:value="0.142091397557704" calcext:value-type="float">
            <text:p>0,142091397557704</text:p>
          </table:table-cell>
          <table:table-cell office:value-type="float" office:value="0.390944796024793" calcext:value-type="float">
            <text:p>0,390944796024793</text:p>
          </table:table-cell>
          <table:table-cell office:value-type="float" office:value="0.385377371105498" calcext:value-type="float">
            <text:p>0,385377371105498</text:p>
          </table:table-cell>
          <table:table-cell office:value-type="float" office:value="1" calcext:value-type="float">
            <text:p>1</text:p>
          </table:table-cell>
          <table:table-cell office:value-type="float" office:value="0.2020056201201" calcext:value-type="float">
            <text:p>0,2020056201201</text:p>
          </table:table-cell>
          <table:table-cell office:value-type="float" office:value="0.330482074092241" calcext:value-type="float">
            <text:p>0,330482074092241</text:p>
          </table:table-cell>
          <table:table-cell office:value-type="float" office:value="0.298046877235076" calcext:value-type="float">
            <text:p>0,298046877235076</text:p>
          </table:table-cell>
          <table:table-cell office:value-type="float" office:value="0.412059129934169" calcext:value-type="float">
            <text:p>0,412059129934169</text:p>
          </table:table-cell>
          <table:table-cell office:value-type="float" office:value="0.224500652171955" calcext:value-type="float">
            <text:p>0,224500652171955</text:p>
          </table:table-cell>
          <table:table-cell office:value-type="float" office:value="0.170555047537124" calcext:value-type="float">
            <text:p>0,170555047537124</text:p>
          </table:table-cell>
          <table:table-cell office:value-type="float" office:value="0" calcext:value-type="float">
            <text:p>0</text:p>
          </table:table-cell>
          <table:table-cell office:value-type="float" office:value="0.207130987189585" calcext:value-type="float">
            <text:p>0,207130987189585</text:p>
          </table:table-cell>
          <table:table-cell office:value-type="float" office:value="0.790323819707711" calcext:value-type="float">
            <text:p>0,790323819707711</text:p>
          </table:table-cell>
          <table:table-cell office:value-type="float" office:value="0.687975999941546" calcext:value-type="float">
            <text:p>0,687975999941546</text:p>
          </table:table-cell>
          <table:table-cell office:value-type="float" office:value="0.794006221657032" calcext:value-type="float">
            <text:p>0,794006221657032</text:p>
          </table:table-cell>
          <table:table-cell office:value-type="float" office:value="0.853517702800362" calcext:value-type="float">
            <text:p>0,853517702800362</text:p>
          </table:table-cell>
          <table:table-cell office:value-type="float" office:value="0.185085995408338" calcext:value-type="float">
            <text:p>0,185085995408338</text:p>
          </table:table-cell>
          <table:table-cell office:value-type="float" office:value="0.218534500548953" calcext:value-type="float">
            <text:p>0,218534500548953</text:p>
          </table:table-cell>
          <table:table-cell office:value-type="float" office:value="0.237927397913396" calcext:value-type="float">
            <text:p>0,237927397913396</text:p>
          </table:table-cell>
          <table:table-cell office:value-type="float" office:value="0.223794035911763" calcext:value-type="float">
            <text:p>0,223794035911763</text:p>
          </table:table-cell>
          <table:table-cell office:value-type="float" office:value="0.390537438759411" calcext:value-type="float">
            <text:p>0,390537438759411</text:p>
          </table:table-cell>
          <table:table-cell office:value-type="float" office:value="0.291159795027755" calcext:value-type="float">
            <text:p>0,291159795027755</text:p>
          </table:table-cell>
          <table:table-cell office:value-type="float" office:value="0.487079527210048" calcext:value-type="float">
            <text:p>0,487079527210048</text:p>
          </table:table-cell>
          <table:table-cell office:value-type="float" office:value="0.723719805029527" calcext:value-type="float">
            <text:p>0,723719805029527</text:p>
          </table:table-cell>
          <table:table-cell office:value-type="float" office:value="0.521460549612837" calcext:value-type="float">
            <text:p>0,521460549612837</text:p>
          </table:table-cell>
          <table:table-cell office:value-type="float" office:value="0.894450606369801" calcext:value-type="float">
            <text:p>0,894450606369801</text:p>
          </table:table-cell>
          <table:table-cell office:value-type="float" office:value="0.298442603312783" calcext:value-type="float">
            <text:p>0,298442603312783</text:p>
          </table:table-cell>
          <table:table-cell office:value-type="float" office:value="0.396069530562813" calcext:value-type="float">
            <text:p>0,396069530562813</text:p>
          </table:table-cell>
          <table:table-cell office:value-type="float" office:value="0.693032450178804" calcext:value-type="float">
            <text:p>0,693032450178804</text:p>
          </table:table-cell>
          <table:table-cell office:value-type="float" office:value="0.328748755860296" calcext:value-type="float">
            <text:p>0,328748755860296</text:p>
          </table:table-cell>
          <table:table-cell office:value-type="float" office:value="0.407047068202434" calcext:value-type="float">
            <text:p>0,407047068202434</text:p>
          </table:table-cell>
          <table:table-cell office:value-type="float" office:value="0.600297545784583" calcext:value-type="float">
            <text:p>0,600297545784583</text:p>
          </table:table-cell>
          <table:table-cell office:value-type="float" office:value="0.31181320411611" calcext:value-type="float">
            <text:p>0,31181320411611</text:p>
          </table:table-cell>
          <table:table-cell office:value-type="float" office:value="0.395823319633005" calcext:value-type="float">
            <text:p>0,395823319633005</text:p>
          </table:table-cell>
          <table:table-cell office:value-type="float" office:value="0.396262402414507" calcext:value-type="float">
            <text:p>0,396262402414507</text:p>
          </table:table-cell>
          <table:table-cell office:value-type="float" office:value="0.294522037973417" calcext:value-type="float">
            <text:p>0,294522037973417</text:p>
          </table:table-cell>
          <table:table-cell office:value-type="float" office:value="0.497214962472122" calcext:value-type="float">
            <text:p>0,497214962472122</text:p>
          </table:table-cell>
          <table:table-cell office:value-type="float" office:value="0.242296684178255" calcext:value-type="float">
            <text:p>0,242296684178255</text:p>
          </table:table-cell>
          <table:table-cell office:value-type="float" office:value="0.806778070972291" calcext:value-type="float">
            <text:p>0,806778070972291</text:p>
          </table:table-cell>
          <table:table-cell office:value-type="float" office:value="0.146130528695644" calcext:value-type="float">
            <text:p>0,146130528695644</text:p>
          </table:table-cell>
          <table:table-cell office:value-type="float" office:value="0.194877357810125" calcext:value-type="float">
            <text:p>0,194877357810125</text:p>
          </table:table-cell>
          <table:table-cell office:value-type="float" office:value="0.361528890522217" calcext:value-type="float">
            <text:p>0,361528890522217</text:p>
          </table:table-cell>
          <table:table-cell office:value-type="float" office:value="0.585690659849038" calcext:value-type="float">
            <text:p>0,585690659849038</text:p>
          </table:table-cell>
          <table:table-cell office:value-type="float" office:value="0.38237213576784" calcext:value-type="float">
            <text:p>0,38237213576784</text:p>
          </table:table-cell>
          <table:table-cell office:value-type="float" office:value="0.512850100439436" calcext:value-type="float">
            <text:p>0,512850100439436</text:p>
          </table:table-cell>
          <table:table-cell office:value-type="float" office:value="0.234929280915599" calcext:value-type="float">
            <text:p>0,234929280915599</text:p>
          </table:table-cell>
          <table:table-cell office:value-type="float" office:value="0.759235412273331" calcext:value-type="float">
            <text:p>0,759235412273331</text:p>
          </table:table-cell>
          <table:table-cell office:value-type="float" office:value="0.206555124357918" calcext:value-type="float">
            <text:p>0,206555124357918</text:p>
          </table:table-cell>
          <table:table-cell office:value-type="float" office:value="0.440604322548864" calcext:value-type="float">
            <text:p>0,440604322548864</text:p>
          </table:table-cell>
          <table:table-cell office:value-type="float" office:value="0.40643894093032" calcext:value-type="float">
            <text:p>0,40643894093032</text:p>
          </table:table-cell>
          <table:table-cell office:value-type="float" office:value="0.583300629956416" calcext:value-type="float">
            <text:p>0,583300629956416</text:p>
          </table:table-cell>
          <table:table-cell office:value-type="float" office:value="0.677351668550345" calcext:value-type="float">
            <text:p>0,677351668550345</text:p>
          </table:table-cell>
          <table:table-cell office:value-type="float" office:value="0.679856813323069" calcext:value-type="float">
            <text:p>0,679856813323069</text:p>
          </table:table-cell>
          <table:table-cell office:value-type="float" office:value="0.173180315559599" calcext:value-type="float">
            <text:p>0,173180315559599</text:p>
          </table:table-cell>
          <table:table-cell office:value-type="float" office:value="0.130655392308344" calcext:value-type="float">
            <text:p>0,130655392308344</text:p>
          </table:table-cell>
          <table:table-cell office:value-type="float" office:value="0.786999649948269" calcext:value-type="float">
            <text:p>0,786999649948269</text:p>
          </table:table-cell>
          <table:table-cell office:value-type="float" office:value="0.456325439971459" calcext:value-type="float">
            <text:p>0,456325439971459</text:p>
          </table:table-cell>
          <table:table-cell office:value-type="float" office:value="0.318306260771649" calcext:value-type="float">
            <text:p>0,318306260771649</text:p>
          </table:table-cell>
          <table:table-cell office:value-type="float" office:value="0.451539857377253" calcext:value-type="float">
            <text:p>0,451539857377253</text:p>
          </table:table-cell>
          <table:table-cell office:value-type="float" office:value="0.280609653691797" calcext:value-type="float">
            <text:p>0,280609653691797</text:p>
          </table:table-cell>
          <table:table-cell office:value-type="float" office:value="0.577070073685692" calcext:value-type="float">
            <text:p>0,577070073685692</text:p>
          </table:table-cell>
          <table:table-cell office:value-type="float" office:value="0.257875332097656" calcext:value-type="float">
            <text:p>0,257875332097656</text:p>
          </table:table-cell>
          <table:table-cell office:value-type="float" office:value="0.7675468880519" calcext:value-type="float">
            <text:p>0,7675468880519</text:p>
          </table:table-cell>
          <table:table-cell office:value-type="float" office:value="0.889460650929209" calcext:value-type="float">
            <text:p>0,889460650929209</text:p>
          </table:table-cell>
          <table:table-cell office:value-type="float" office:value="0.53111831550366" calcext:value-type="float">
            <text:p>0,53111831550366</text:p>
          </table:table-cell>
          <table:table-cell office:value-type="float" office:value="0.299430237395293" calcext:value-type="float">
            <text:p>0,299430237395293</text:p>
          </table:table-cell>
          <table:table-cell office:value-type="float" office:value="0.84852275739298" calcext:value-type="float">
            <text:p>0,84852275739298</text:p>
          </table:table-cell>
          <table:table-cell office:value-type="float" office:value="0.358827240112235" calcext:value-type="float">
            <text:p>0,358827240112235</text:p>
          </table:table-cell>
          <table:table-cell office:value-type="float" office:value="0.540504529158512" calcext:value-type="float">
            <text:p>0,540504529158512</text:p>
          </table:table-cell>
          <table:table-cell office:value-type="float" office:value="0.580959445587722" calcext:value-type="float">
            <text:p>0,580959445587722</text:p>
          </table:table-cell>
          <table:table-cell office:value-type="float" office:value="0.306936056983389" calcext:value-type="float">
            <text:p>0,306936056983389</text:p>
          </table:table-cell>
          <table:table-cell office:value-type="float" office:value="0.215568596280181" calcext:value-type="float">
            <text:p>0,215568596280181</text:p>
          </table:table-cell>
          <table:table-cell office:value-type="float" office:value="0.155642480827578" calcext:value-type="float">
            <text:p>0,155642480827578</text:p>
          </table:table-cell>
          <table:table-cell office:value-type="float" office:value="0.23187274327763" calcext:value-type="float">
            <text:p>0,23187274327763</text:p>
          </table:table-cell>
          <table:table-cell office:value-type="float" office:value="0.337944101822665" calcext:value-type="float">
            <text:p>0,337944101822665</text:p>
          </table:table-cell>
          <table:table-cell office:value-type="float" office:value="0.334387351778656" calcext:value-type="float">
            <text:p>0,334387351778656</text:p>
          </table:table-cell>
          <table:table-cell office:value-type="float" office:value="0.272756866765794" calcext:value-type="float">
            <text:p>0,272756866765794</text:p>
          </table:table-cell>
          <table:table-cell office:value-type="float" office:value="0.332452975331028" calcext:value-type="float">
            <text:p>0,332452975331028</text:p>
          </table:table-cell>
          <table:table-cell office:value-type="float" office:value="0.236464649060791" calcext:value-type="float">
            <text:p>0,236464649060791</text:p>
          </table:table-cell>
          <table:table-cell office:value-type="float" office:value="0.275549967263963" calcext:value-type="float">
            <text:p>0,275549967263963</text:p>
          </table:table-cell>
          <table:table-cell office:value-type="float" office:value="0.234110511755282" calcext:value-type="float">
            <text:p>0,234110511755282</text:p>
          </table:table-cell>
          <table:table-cell office:value-type="float" office:value="0.172223897193148" calcext:value-type="float">
            <text:p>0,172223897193148</text:p>
          </table:table-cell>
          <table:table-cell office:value-type="float" office:value="0.417076179212415" calcext:value-type="float">
            <text:p>0,417076179212415</text:p>
          </table:table-cell>
          <table:table-cell office:value-type="float" office:value="0.101341389039614" calcext:value-type="float">
            <text:p>0,101341389039614</text:p>
          </table:table-cell>
          <table:table-cell office:value-type="float" office:value="0.0445838256147202" calcext:value-type="float">
            <text:p>0,0445838256147202</text:p>
          </table:table-cell>
          <table:table-cell office:value-type="float" office:value="0.458126428029631" calcext:value-type="float">
            <text:p>0,458126428029631</text:p>
          </table:table-cell>
          <table:table-cell office:value-type="float" office:value="0.159936034225802" calcext:value-type="float">
            <text:p>0,159936034225802</text:p>
          </table:table-cell>
          <table:table-cell office:value-type="float" office:value="0.139204441915925" calcext:value-type="float">
            <text:p>0,139204441915925</text:p>
          </table:table-cell>
          <table:table-cell office:value-type="float" office:value="0.179237617956212" calcext:value-type="float">
            <text:p>0,179237617956212</text:p>
          </table:table-cell>
          <table:table-cell office:value-type="float" office:value="0.161476709718119" calcext:value-type="float">
            <text:p>0,161476709718119</text:p>
          </table:table-cell>
          <table:table-cell office:value-type="float" office:value="0.437370109592704" calcext:value-type="float">
            <text:p>0,437370109592704</text:p>
          </table:table-cell>
          <table:table-cell office:value-type="float" office:value="0.819933975776233" calcext:value-type="float">
            <text:p>0,819933975776233</text:p>
          </table:table-cell>
          <table:table-cell office:value-type="float" office:value="0.106819081442086" calcext:value-type="float">
            <text:p>0,106819081442086</text:p>
          </table:table-cell>
          <table:table-cell office:value-type="float" office:value="0.144575560060021" calcext:value-type="float">
            <text:p>0,144575560060021</text:p>
          </table:table-cell>
          <table:table-cell office:value-type="float" office:value="0.347645046697359" calcext:value-type="float">
            <text:p>0,347645046697359</text:p>
          </table:table-cell>
          <table:table-cell office:value-type="float" office:value="0.30262048249896" calcext:value-type="float">
            <text:p>0,30262048249896</text:p>
          </table:table-cell>
          <table:table-cell office:value-type="float" office:value="0.291856450130382" calcext:value-type="float">
            <text:p>0,291856450130382</text:p>
          </table:table-cell>
          <table:table-cell office:value-type="float" office:value="0.745414023763552" calcext:value-type="float">
            <text:p>0,745414023763552</text:p>
          </table:table-cell>
          <table:table-cell office:value-type="float" office:value="0.100567138627122" calcext:value-type="float">
            <text:p>0,100567138627122</text:p>
          </table:table-cell>
          <table:table-cell office:value-type="float" office:value="0.269859620570022" calcext:value-type="float">
            <text:p>0,269859620570022</text:p>
          </table:table-cell>
          <table:table-cell office:value-type="float" office:value="0.496587301914221" calcext:value-type="float">
            <text:p>0,496587301914221</text:p>
          </table:table-cell>
          <table:table-cell office:value-type="float" office:value="0.347150173220699" calcext:value-type="float">
            <text:p>0,347150173220699</text:p>
          </table:table-cell>
          <table:table-cell office:value-type="float" office:value="0.342038036846756" calcext:value-type="float">
            <text:p>0,342038036846756</text:p>
          </table:table-cell>
          <table:table-cell office:value-type="float" office:value="0.323120138012525" calcext:value-type="float">
            <text:p>0,323120138012525</text:p>
          </table:table-cell>
          <table:table-cell office:value-type="float" office:value="0.486792452830189" calcext:value-type="float">
            <text:p>0,486792452830189</text:p>
          </table:table-cell>
          <table:table-cell office:value-type="float" office:value="0.131728051280081" calcext:value-type="float">
            <text:p>0,131728051280081</text:p>
          </table:table-cell>
          <table:table-cell office:value-type="float" office:value="0.515151722135689" calcext:value-type="float">
            <text:p>0,515151722135689</text:p>
          </table:table-cell>
          <table:table-cell office:value-type="float" office:value="0.15298904436684" calcext:value-type="float">
            <text:p>0,15298904436684</text:p>
          </table:table-cell>
          <table:table-cell office:value-type="float" office:value="0.224413436104316" calcext:value-type="float">
            <text:p>0,224413436104316</text:p>
          </table:table-cell>
          <table:table-cell office:value-type="float" office:value="0.486769270357183" calcext:value-type="float">
            <text:p>0,486769270357183</text:p>
          </table:table-cell>
          <table:table-cell office:value-type="float" office:value="0.143951223045145" calcext:value-type="float">
            <text:p>0,143951223045145</text:p>
          </table:table-cell>
          <table:table-cell office:value-type="float" office:value="0.422602154821643" calcext:value-type="float">
            <text:p>0,422602154821643</text:p>
          </table:table-cell>
          <table:table-cell office:value-type="float" office:value="0.314628075381191" calcext:value-type="float">
            <text:p>0,314628075381191</text:p>
          </table:table-cell>
          <table:table-cell office:value-type="float" office:value="0.221450438513241" calcext:value-type="float">
            <text:p>0,221450438513241</text:p>
          </table:table-cell>
          <table:table-cell office:value-type="float" office:value="0.27839111183965" calcext:value-type="float">
            <text:p>0,27839111183965</text:p>
          </table:table-cell>
          <table:table-cell office:value-type="float" office:value="0.185965774505812" calcext:value-type="float">
            <text:p>0,185965774505812</text:p>
          </table:table-cell>
          <table:table-cell office:value-type="float" office:value="0.263550817581947" calcext:value-type="float">
            <text:p>0,263550817581947</text:p>
          </table:table-cell>
          <table:table-cell office:value-type="float" office:value="0.182452973314086" calcext:value-type="float">
            <text:p>0,182452973314086</text:p>
          </table:table-cell>
          <table:table-cell office:value-type="float" office:value="0.473026218399418" calcext:value-type="float">
            <text:p>0,473026218399418</text:p>
          </table:table-cell>
          <table:table-cell office:value-type="float" office:value="0.718833736442325" calcext:value-type="float">
            <text:p>0,718833736442325</text:p>
          </table:table-cell>
          <table:table-cell office:value-type="float" office:value="0.362100517133448" calcext:value-type="float">
            <text:p>0,362100517133448</text:p>
          </table:table-cell>
          <table:table-cell office:value-type="float" office:value="0.265848504296354" calcext:value-type="float">
            <text:p>0,265848504296354</text:p>
          </table:table-cell>
          <table:table-cell office:value-type="float" office:value="0.404174370227188" calcext:value-type="float">
            <text:p>0,404174370227188</text:p>
          </table:table-cell>
          <table:table-cell office:value-type="float" office:value="0.310287475519036" calcext:value-type="float">
            <text:p>0,310287475519036</text:p>
          </table:table-cell>
          <table:table-cell office:value-type="float" office:value="0.815813941415382" calcext:value-type="float">
            <text:p>0,815813941415382</text:p>
          </table:table-cell>
          <table:table-cell office:value-type="float" office:value="0.299265835563517" calcext:value-type="float">
            <text:p>0,299265835563517</text:p>
          </table:table-cell>
          <table:table-cell office:value-type="float" office:value="0.312137593442618" calcext:value-type="float">
            <text:p>0,312137593442618</text:p>
          </table:table-cell>
          <table:table-cell office:value-type="float" office:value="0.536425748293348" calcext:value-type="float">
            <text:p>0,536425748293348</text:p>
          </table:table-cell>
          <table:table-cell office:value-type="float" office:value="0" calcext:value-type="float">
            <text:p>0</text:p>
          </table:table-cell>
          <table:table-cell office:value-type="float" office:value="0.0782468061516337" calcext:value-type="float">
            <text:p>0,0782468061516337</text:p>
          </table:table-cell>
          <table:table-cell office:value-type="float" office:value="0.0748505491713319" calcext:value-type="float">
            <text:p>0,0748505491713319</text:p>
          </table:table-cell>
          <table:table-cell office:value-type="float" office:value="0.17210626251997" calcext:value-type="float">
            <text:p>0,17210626251997</text:p>
          </table:table-cell>
          <table:table-cell office:value-type="float" office:value="0.503548077106815" calcext:value-type="float">
            <text:p>0,503548077106815</text:p>
          </table:table-cell>
          <table:table-cell office:value-type="float" office:value="0.108146960400643" calcext:value-type="float">
            <text:p>0,108146960400643</text:p>
          </table:table-cell>
          <table:table-cell office:value-type="float" office:value="0.24687574966972" calcext:value-type="float">
            <text:p>0,24687574966972</text:p>
          </table:table-cell>
          <table:table-cell office:value-type="float" office:value="0.243364898122974" calcext:value-type="float">
            <text:p>0,243364898122974</text:p>
          </table:table-cell>
          <table:table-cell office:value-type="float" office:value="0.288911407161217" calcext:value-type="float">
            <text:p>0,288911407161217</text:p>
          </table:table-cell>
          <table:table-cell office:value-type="float" office:value="0.694667268631475" calcext:value-type="float">
            <text:p>0,694667268631475</text:p>
          </table:table-cell>
          <table:table-cell office:value-type="float" office:value="0.377470462008426" calcext:value-type="float">
            <text:p>0,377470462008426</text:p>
          </table:table-cell>
          <table:table-cell office:value-type="float" office:value="0.555749662141481" calcext:value-type="float">
            <text:p>0,555749662141481</text:p>
          </table:table-cell>
          <table:table-cell office:value-type="float" office:value="0.285615550911252" calcext:value-type="float">
            <text:p>0,285615550911252</text:p>
          </table:table-cell>
          <table:table-cell office:value-type="float" office:value="0.267163019677966" calcext:value-type="float">
            <text:p>0,267163019677966</text:p>
          </table:table-cell>
          <table:table-cell office:value-type="float" office:value="0.563717288690814" calcext:value-type="float">
            <text:p>0,563717288690814</text:p>
          </table:table-cell>
          <table:table-cell office:value-type="float" office:value="0.0713626581196412" calcext:value-type="float">
            <text:p>0,0713626581196412</text:p>
          </table:table-cell>
          <table:table-cell office:value-type="float" office:value="0.575567942973417" calcext:value-type="float">
            <text:p>0,575567942973417</text:p>
          </table:table-cell>
          <table:table-cell office:value-type="float" office:value="0.236628404801269" calcext:value-type="float">
            <text:p>0,236628404801269</text:p>
          </table:table-cell>
          <table:table-cell office:value-type="float" office:value="0.148678878686336" calcext:value-type="float">
            <text:p>0,148678878686336</text:p>
          </table:table-cell>
          <table:table-cell office:value-type="float" office:value="0" calcext:value-type="float">
            <text:p>0</text:p>
          </table:table-cell>
          <table:table-cell office:value-type="float" office:value="0.741626723786665" calcext:value-type="float">
            <text:p>0,741626723786665</text:p>
          </table:table-cell>
          <table:table-cell office:value-type="float" office:value="0.362364644443951" calcext:value-type="float">
            <text:p>0,362364644443951</text:p>
          </table:table-cell>
          <table:table-cell office:value-type="float" office:value="0.125025597376319" calcext:value-type="float">
            <text:p>0,125025597376319</text:p>
          </table:table-cell>
          <table:table-cell office:value-type="float" office:value="0.0468305961666388" calcext:value-type="float">
            <text:p>0,0468305961666388</text:p>
          </table:table-cell>
          <table:table-cell office:value-type="float" office:value="0.140279495973977" calcext:value-type="float">
            <text:p>0,140279495973977</text:p>
          </table:table-cell>
          <table:table-cell office:value-type="float" office:value="0.46911034390959" calcext:value-type="float">
            <text:p>0,46911034390959</text:p>
          </table:table-cell>
          <table:table-cell office:value-type="float" office:value="0.770373565226289" calcext:value-type="float">
            <text:p>0,770373565226289</text:p>
          </table:table-cell>
          <table:table-cell office:value-type="float" office:value="0.475745698741356" calcext:value-type="float">
            <text:p>0,475745698741356</text:p>
          </table:table-cell>
          <table:table-cell office:value-type="float" office:value="0.157354161549637" calcext:value-type="float">
            <text:p>0,157354161549637</text:p>
          </table:table-cell>
          <table:table-cell office:value-type="float" office:value="0.164592751231513" calcext:value-type="float">
            <text:p>0,164592751231513</text:p>
          </table:table-cell>
          <table:table-cell office:value-type="float" office:value="0.377533460005074" calcext:value-type="float">
            <text:p>0,377533460005074</text:p>
          </table:table-cell>
          <table:table-cell office:value-type="float" office:value="0.188282448830991" calcext:value-type="float">
            <text:p>0,188282448830991</text:p>
          </table:table-cell>
          <table:table-cell office:value-type="float" office:value="0.250593278126987" calcext:value-type="float">
            <text:p>0,250593278126987</text:p>
          </table:table-cell>
          <table:table-cell office:value-type="float" office:value="0.145834168979324" calcext:value-type="float">
            <text:p>0,145834168979324</text:p>
          </table:table-cell>
          <table:table-cell office:value-type="float" office:value="0.21834270686383" calcext:value-type="float">
            <text:p>0,21834270686383</text:p>
          </table:table-cell>
          <table:table-cell office:value-type="float" office:value="0.255064329017427" calcext:value-type="float">
            <text:p>0,255064329017427</text:p>
          </table:table-cell>
          <table:table-cell office:value-type="float" office:value="0.534180998095469" calcext:value-type="float">
            <text:p>0,534180998095469</text:p>
          </table:table-cell>
          <table:table-cell office:value-type="float" office:value="0.166227175146562" calcext:value-type="float">
            <text:p>0,166227175146562</text:p>
          </table:table-cell>
          <table:table-cell office:value-type="float" office:value="0.251276824590399" calcext:value-type="float">
            <text:p>0,251276824590399</text:p>
          </table:table-cell>
          <table:table-cell office:value-type="float" office:value="0.238939850323762" calcext:value-type="float">
            <text:p>0,238939850323762</text:p>
          </table:table-cell>
          <table:table-cell office:value-type="float" office:value="0.221769035082764" calcext:value-type="float">
            <text:p>0,221769035082764</text:p>
          </table:table-cell>
          <table:table-cell office:value-type="float" office:value="0.327115050752322" calcext:value-type="float">
            <text:p>0,327115050752322</text:p>
          </table:table-cell>
          <table:table-cell office:value-type="float" office:value="0.579589024550575" calcext:value-type="float">
            <text:p>0,579589024550575</text:p>
          </table:table-cell>
          <table:table-cell office:value-type="float" office:value="0.87636126802042" calcext:value-type="float">
            <text:p>0,87636126802042</text:p>
          </table:table-cell>
          <table:table-cell office:value-type="float" office:value="0.366746739339947" calcext:value-type="float">
            <text:p>0,366746739339947</text:p>
          </table:table-cell>
          <table:table-cell office:value-type="float" office:value="0.222168248470513" calcext:value-type="float">
            <text:p>0,222168248470513</text:p>
          </table:table-cell>
          <table:table-cell office:value-type="float" office:value="0.456963667824825" calcext:value-type="float">
            <text:p>0,456963667824825</text:p>
          </table:table-cell>
          <table:table-cell office:value-type="float" office:value="0.414697129513089" calcext:value-type="float">
            <text:p>0,414697129513089</text:p>
          </table:table-cell>
          <table:table-cell office:value-type="float" office:value="0.297849745157855" calcext:value-type="float">
            <text:p>0,297849745157855</text:p>
          </table:table-cell>
          <table:table-cell office:value-type="float" office:value="0.584140332200982" calcext:value-type="float">
            <text:p>0,584140332200982</text:p>
          </table:table-cell>
          <table:table-cell office:value-type="float" office:value="0.419469425759219" calcext:value-type="float">
            <text:p>0,419469425759219</text:p>
          </table:table-cell>
          <table:table-cell office:value-type="float" office:value="0.52089437018546" calcext:value-type="float">
            <text:p>0,52089437018546</text:p>
          </table:table-cell>
          <table:table-cell office:value-type="float" office:value="0.465682564007644" calcext:value-type="float">
            <text:p>0,465682564007644</text:p>
          </table:table-cell>
          <table:table-cell office:value-type="float" office:value="0.308736909200391" calcext:value-type="float">
            <text:p>0,308736909200391</text:p>
          </table:table-cell>
          <table:table-cell office:value-type="float" office:value="0.618838960358998" calcext:value-type="float">
            <text:p>0,618838960358998</text:p>
          </table:table-cell>
          <table:table-cell office:value-type="float" office:value="0.36757153712593" calcext:value-type="float">
            <text:p>0,36757153712593</text:p>
          </table:table-cell>
          <table:table-cell office:value-type="float" office:value="0.312402000947495" calcext:value-type="float">
            <text:p>0,312402000947495</text:p>
          </table:table-cell>
          <table:table-cell office:value-type="float" office:value="0.281608585180059" calcext:value-type="float">
            <text:p>0,281608585180059</text:p>
          </table:table-cell>
          <table:table-cell office:value-type="float" office:value="0.351228306528219" calcext:value-type="float">
            <text:p>0,351228306528219</text:p>
          </table:table-cell>
          <table:table-cell office:value-type="float" office:value="0.638865078324875" calcext:value-type="float">
            <text:p>0,638865078324875</text:p>
          </table:table-cell>
          <table:table-cell office:value-type="float" office:value="0.17135600001765" calcext:value-type="float">
            <text:p>0,17135600001765</text:p>
          </table:table-cell>
          <table:table-cell office:value-type="float" office:value="0.39036211283385" calcext:value-type="float">
            <text:p>0,39036211283385</text:p>
          </table:table-cell>
          <table:table-cell office:value-type="float" office:value="0.29517182264108" calcext:value-type="float">
            <text:p>0,29517182264108</text:p>
          </table:table-cell>
          <table:table-cell office:value-type="float" office:value="0.460762309769931" calcext:value-type="float">
            <text:p>0,460762309769931</text:p>
          </table:table-cell>
          <table:table-cell office:value-type="float" office:value="0.252315141634873" calcext:value-type="float">
            <text:p>0,252315141634873</text:p>
          </table:table-cell>
          <table:table-cell office:value-type="float" office:value="0.295017263521685" calcext:value-type="float">
            <text:p>0,295017263521685</text:p>
          </table:table-cell>
          <table:table-cell office:value-type="float" office:value="0.168511980109654" calcext:value-type="float">
            <text:p>0,168511980109654</text:p>
          </table:table-cell>
          <table:table-cell office:value-type="float" office:value="0.464702938858047" calcext:value-type="float">
            <text:p>0,464702938858047</text:p>
          </table:table-cell>
          <table:table-cell office:value-type="float" office:value="0.400263213062739" calcext:value-type="float">
            <text:p>0,400263213062739</text:p>
          </table:table-cell>
          <table:table-cell office:value-type="float" office:value="0.299873130123196" calcext:value-type="float">
            <text:p>0,299873130123196</text:p>
          </table:table-cell>
          <table:table-cell office:value-type="float" office:value="0.328950238101343" calcext:value-type="float">
            <text:p>0,328950238101343</text:p>
          </table:table-cell>
          <table:table-cell office:value-type="float" office:value="0.253935884876954" calcext:value-type="float">
            <text:p>0,253935884876954</text:p>
          </table:table-cell>
          <table:table-cell office:value-type="float" office:value="0.236782644971642" calcext:value-type="float">
            <text:p>0,236782644971642</text:p>
          </table:table-cell>
          <table:table-cell office:value-type="float" office:value="0.277093667887375" calcext:value-type="float">
            <text:p>0,277093667887375</text:p>
          </table:table-cell>
          <table:table-cell office:value-type="float" office:value="0.420119269584309" calcext:value-type="float">
            <text:p>0,420119269584309</text:p>
          </table:table-cell>
          <table:table-cell office:value-type="float" office:value="0.507921777576755" calcext:value-type="float">
            <text:p>0,507921777576755</text:p>
          </table:table-cell>
          <table:table-cell office:value-type="float" office:value="0.408536529161961" calcext:value-type="float">
            <text:p>0,408536529161961</text:p>
          </table:table-cell>
          <table:table-cell office:value-type="float" office:value="0.172582321726924" calcext:value-type="float">
            <text:p>0,172582321726924</text:p>
          </table:table-cell>
          <table:table-cell office:value-type="float" office:value="0.186948074276572" calcext:value-type="float">
            <text:p>0,186948074276572</text:p>
          </table:table-cell>
          <table:table-cell office:value-type="float" office:value="0.376442461493762" calcext:value-type="float">
            <text:p>0,376442461493762</text:p>
          </table:table-cell>
          <table:table-cell office:value-type="float" office:value="0.268783731628545" calcext:value-type="float">
            <text:p>0,268783731628545</text:p>
          </table:table-cell>
          <table:table-cell office:value-type="float" office:value="0.234993796836502" calcext:value-type="float">
            <text:p>0,234993796836502</text:p>
          </table:table-cell>
          <table:table-cell office:value-type="float" office:value="0.20701455741094" calcext:value-type="float">
            <text:p>0,20701455741094</text:p>
          </table:table-cell>
          <table:table-cell office:value-type="float" office:value="0.250427216680238" calcext:value-type="float">
            <text:p>0,250427216680238</text:p>
          </table:table-cell>
          <table:table-cell office:value-type="float" office:value="0.342173676549734" calcext:value-type="float">
            <text:p>0,342173676549734</text:p>
          </table:table-cell>
          <table:table-cell office:value-type="float" office:value="0.214853500335362" calcext:value-type="float">
            <text:p>0,214853500335362</text:p>
          </table:table-cell>
          <table:table-cell office:value-type="float" office:value="0.482212422917765" calcext:value-type="float">
            <text:p>0,482212422917765</text:p>
          </table:table-cell>
          <table:table-cell office:value-type="float" office:value="0.135333795040701" calcext:value-type="float">
            <text:p>0,135333795040701</text:p>
          </table:table-cell>
          <table:table-cell office:value-type="float" office:value="0.378593194556553" calcext:value-type="float">
            <text:p>0,378593194556553</text:p>
          </table:table-cell>
          <table:table-cell office:value-type="float" office:value="0.295764688333344" calcext:value-type="float">
            <text:p>0,295764688333344</text:p>
          </table:table-cell>
          <table:table-cell office:value-type="float" office:value="0.254844532348596" calcext:value-type="float">
            <text:p>0,254844532348596</text:p>
          </table:table-cell>
          <table:table-cell office:value-type="float" office:value="0.608423754513413" calcext:value-type="float">
            <text:p>0,608423754513413</text:p>
          </table:table-cell>
          <table:table-cell office:value-type="float" office:value="0.0187988888874095" calcext:value-type="float">
            <text:p>0,0187988888874095</text:p>
          </table:table-cell>
          <table:table-cell office:value-type="float" office:value="0" calcext:value-type="float">
            <text:p>0</text:p>
          </table:table-cell>
          <table:table-cell office:value-type="float" office:value="0.558491902309173" calcext:value-type="float">
            <text:p>0,558491902309173</text:p>
          </table:table-cell>
          <table:table-cell office:value-type="float" office:value="0.663441581684584" calcext:value-type="float">
            <text:p>0,663441581684584</text:p>
          </table:table-cell>
          <table:table-cell office:value-type="float" office:value="0.36378773993515" calcext:value-type="float">
            <text:p>0,36378773993515</text:p>
          </table:table-cell>
          <table:table-cell office:value-type="float" office:value="0.0924372035763627" calcext:value-type="float">
            <text:p>0,0924372035763627</text:p>
          </table:table-cell>
          <table:table-cell office:value-type="float" office:value="0" calcext:value-type="float">
            <text:p>0</text:p>
          </table:table-cell>
          <table:table-cell office:value-type="float" office:value="0.61219542791185" calcext:value-type="float">
            <text:p>0,61219542791185</text:p>
          </table:table-cell>
          <table:table-cell office:value-type="float" office:value="0.0756217471692898" calcext:value-type="float">
            <text:p>0,0756217471692898</text:p>
          </table:table-cell>
          <table:table-cell office:value-type="float" office:value="0.0120495815936323" calcext:value-type="float">
            <text:p>0,0120495815936323</text:p>
          </table:table-cell>
          <table:table-cell office:value-type="float" office:value="0.325549846745034" calcext:value-type="float">
            <text:p>0,325549846745034</text:p>
          </table:table-cell>
          <table:table-cell office:value-type="float" office:value="0.658173029527802" calcext:value-type="float">
            <text:p>0,658173029527802</text:p>
          </table:table-cell>
          <table:table-cell office:value-type="float" office:value="0.249573986886763" calcext:value-type="float">
            <text:p>0,249573986886763</text:p>
          </table:table-cell>
          <table:table-cell office:value-type="float" office:value="0.254616481737825" calcext:value-type="float">
            <text:p>0,254616481737825</text:p>
          </table:table-cell>
          <table:table-cell office:value-type="float" office:value="1" calcext:value-type="float">
            <text:p>1</text:p>
          </table:table-cell>
          <table:table-cell office:value-type="float" office:value="0.425704930416879" calcext:value-type="float">
            <text:p>0,425704930416879</text:p>
          </table:table-cell>
          <table:table-cell office:value-type="float" office:value="0.557780490755748" calcext:value-type="float">
            <text:p>0,557780490755748</text:p>
          </table:table-cell>
          <table:table-cell office:value-type="float" office:value="1" calcext:value-type="float">
            <text:p>1</text:p>
          </table:table-cell>
          <table:table-cell office:value-type="float" office:value="0.245341079622633" calcext:value-type="float">
            <text:p>0,245341079622633</text:p>
          </table:table-cell>
          <table:table-cell office:value-type="float" office:value="0.369838075505857" calcext:value-type="float">
            <text:p>0,369838075505857</text:p>
          </table:table-cell>
          <table:table-cell office:value-type="float" office:value="0.666594728523739" calcext:value-type="float">
            <text:p>0,666594728523739</text:p>
          </table:table-cell>
          <table:table-cell office:value-type="float" office:value="1" calcext:value-type="float">
            <text:p>1</text:p>
          </table:table-cell>
          <table:table-cell office:value-type="float" office:value="0.292385766764242" calcext:value-type="float">
            <text:p>0,292385766764242</text:p>
          </table:table-cell>
          <table:table-cell office:value-type="float" office:value="0.232124114973419" calcext:value-type="float">
            <text:p>0,232124114973419</text:p>
          </table:table-cell>
          <table:table-cell office:value-type="float" office:value="0.373081759106736" calcext:value-type="float">
            <text:p>0,373081759106736</text:p>
          </table:table-cell>
          <table:table-cell office:value-type="float" office:value="0.268891671042643" calcext:value-type="float">
            <text:p>0,268891671042643</text:p>
          </table:table-cell>
          <table:table-cell office:value-type="float" office:value="0.202320467898307" calcext:value-type="float">
            <text:p>0,202320467898307</text:p>
          </table:table-cell>
          <table:table-cell office:value-type="float" office:value="0.221249731790963" calcext:value-type="float">
            <text:p>0,221249731790963</text:p>
          </table:table-cell>
          <table:table-cell office:value-type="float" office:value="0.371103449676473" calcext:value-type="float">
            <text:p>0,371103449676473</text:p>
          </table:table-cell>
          <table:table-cell office:value-type="float" office:value="0.492543914768426" calcext:value-type="float">
            <text:p>0,492543914768426</text:p>
          </table:table-cell>
          <table:table-cell office:value-type="float" office:value="0.721254899983211" calcext:value-type="float">
            <text:p>0,721254899983211</text:p>
          </table:table-cell>
          <table:table-cell office:value-type="float" office:value="0.184681045986887" calcext:value-type="float">
            <text:p>0,184681045986887</text:p>
          </table:table-cell>
          <table:table-cell office:value-type="float" office:value="0.18259211203" calcext:value-type="float">
            <text:p>0,18259211203</text:p>
          </table:table-cell>
          <table:table-cell office:value-type="float" office:value="0.190606055641986" calcext:value-type="float">
            <text:p>0,190606055641986</text:p>
          </table:table-cell>
          <table:table-cell office:value-type="float" office:value="0.821940195058017" calcext:value-type="float">
            <text:p>0,821940195058017</text:p>
          </table:table-cell>
          <table:table-cell office:value-type="float" office:value="0.331770384640062" calcext:value-type="float">
            <text:p>0,331770384640062</text:p>
          </table:table-cell>
          <table:table-cell office:value-type="float" office:value="0.439330925056139" calcext:value-type="float">
            <text:p>0,439330925056139</text:p>
          </table:table-cell>
          <table:table-cell office:value-type="float" office:value="0.232376922421459" calcext:value-type="float">
            <text:p>0,232376922421459</text:p>
          </table:table-cell>
          <table:table-cell office:value-type="float" office:value="0.261587417048709" calcext:value-type="float">
            <text:p>0,261587417048709</text:p>
          </table:table-cell>
          <table:table-cell office:value-type="float" office:value="0.109206228339594" calcext:value-type="float">
            <text:p>0,109206228339594</text:p>
          </table:table-cell>
          <table:table-cell office:value-type="float" office:value="0.172031918221083" calcext:value-type="float">
            <text:p>0,172031918221083</text:p>
          </table:table-cell>
          <table:table-cell office:value-type="float" office:value="1" calcext:value-type="float">
            <text:p>1</text:p>
          </table:table-cell>
          <table:table-cell office:value-type="float" office:value="0.77181947878116" calcext:value-type="float">
            <text:p>0,77181947878116</text:p>
          </table:table-cell>
          <table:table-cell office:value-type="float" office:value="0.187646274742738" calcext:value-type="float">
            <text:p>0,187646274742738</text:p>
          </table:table-cell>
          <table:table-cell office:value-type="float" office:value="0.425658115565178" calcext:value-type="float">
            <text:p>0,425658115565178</text:p>
          </table:table-cell>
          <table:table-cell office:value-type="float" office:value="0.962279600313933" calcext:value-type="float">
            <text:p>0,962279600313933</text:p>
          </table:table-cell>
          <table:table-cell office:value-type="float" office:value="0.354620179886482" calcext:value-type="float">
            <text:p>0,354620179886482</text:p>
          </table:table-cell>
          <table:table-cell office:value-type="float" office:value="0.157287453455718" calcext:value-type="float">
            <text:p>0,157287453455718</text:p>
          </table:table-cell>
          <table:table-cell office:value-type="float" office:value="0.282263378971165" calcext:value-type="float">
            <text:p>0,282263378971165</text:p>
          </table:table-cell>
          <table:table-cell office:value-type="float" office:value="0.611498216618644" calcext:value-type="float">
            <text:p>0,611498216618644</text:p>
          </table:table-cell>
          <table:table-cell office:value-type="float" office:value="0.111217503009813" calcext:value-type="float">
            <text:p>0,111217503009813</text:p>
          </table:table-cell>
          <table:table-cell office:value-type="float" office:value="0.289049190460434" calcext:value-type="float">
            <text:p>0,289049190460434</text:p>
          </table:table-cell>
          <table:table-cell office:value-type="float" office:value="0.32426849884099" calcext:value-type="float">
            <text:p>0,32426849884099</text:p>
          </table:table-cell>
          <table:table-cell office:value-type="float" office:value="0.0370155929182497" calcext:value-type="float">
            <text:p>0,0370155929182497</text:p>
          </table:table-cell>
          <table:table-cell office:value-type="float" office:value="0.233087881066924" calcext:value-type="float">
            <text:p>0,233087881066924</text:p>
          </table:table-cell>
          <table:table-cell office:value-type="float" office:value="0.324145429408598" calcext:value-type="float">
            <text:p>0,324145429408598</text:p>
          </table:table-cell>
          <table:table-cell office:value-type="float" office:value="0.200709971365707" calcext:value-type="float">
            <text:p>0,200709971365707</text:p>
          </table:table-cell>
          <table:table-cell office:value-type="float" office:value="1" calcext:value-type="float">
            <text:p>1</text:p>
          </table:table-cell>
          <table:table-cell office:value-type="float" office:value="0.450871634827419" calcext:value-type="float">
            <text:p>0,450871634827419</text:p>
          </table:table-cell>
          <table:table-cell office:value-type="float" office:value="0.563799075364658" calcext:value-type="float">
            <text:p>0,563799075364658</text:p>
          </table:table-cell>
          <table:table-cell office:value-type="float" office:value="0.362569757784678" calcext:value-type="float">
            <text:p>0,362569757784678</text:p>
          </table:table-cell>
          <table:table-cell office:value-type="float" office:value="0.293526915181396" calcext:value-type="float">
            <text:p>0,293526915181396</text:p>
          </table:table-cell>
          <table:table-cell office:value-type="float" office:value="1" calcext:value-type="float">
            <text:p>1</text:p>
          </table:table-cell>
          <table:table-cell office:value-type="float" office:value="0.662425581411245" calcext:value-type="float">
            <text:p>0,662425581411245</text:p>
          </table:table-cell>
          <table:table-cell office:value-type="float" office:value="1" calcext:value-type="float">
            <text:p>1</text:p>
          </table:table-cell>
          <table:table-cell office:value-type="float" office:value="0.249905295039665" calcext:value-type="float">
            <text:p>0,249905295039665</text:p>
          </table:table-cell>
          <table:table-cell office:value-type="float" office:value="0.371457341670341" calcext:value-type="float">
            <text:p>0,371457341670341</text:p>
          </table:table-cell>
          <table:table-cell office:value-type="float" office:value="0.291712445783542" calcext:value-type="float">
            <text:p>0,291712445783542</text:p>
          </table:table-cell>
          <table:table-cell office:value-type="float" office:value="0.311826121743462" calcext:value-type="float">
            <text:p>0,311826121743462</text:p>
          </table:table-cell>
          <table:table-cell office:value-type="float" office:value="0.608147096043087" calcext:value-type="float">
            <text:p>0,608147096043087</text:p>
          </table:table-cell>
          <table:table-cell office:value-type="float" office:value="1" calcext:value-type="float">
            <text:p>1</text:p>
          </table:table-cell>
          <table:table-cell office:value-type="float" office:value="0.207301171273165" calcext:value-type="float">
            <text:p>0,207301171273165</text:p>
          </table:table-cell>
          <table:table-cell office:value-type="float" office:value="0.229467656950259" calcext:value-type="float">
            <text:p>0,229467656950259</text:p>
          </table:table-cell>
          <table:table-cell office:value-type="float" office:value="0.110100531776153" calcext:value-type="float">
            <text:p>0,110100531776153</text:p>
          </table:table-cell>
          <table:table-cell office:value-type="float" office:value="0.480108821744873" calcext:value-type="float">
            <text:p>0,480108821744873</text:p>
          </table:table-cell>
          <table:table-cell office:value-type="float" office:value="0.0680502637920681" calcext:value-type="float">
            <text:p>0,0680502637920681</text:p>
          </table:table-cell>
          <table:table-cell office:value-type="float" office:value="0.23149785127485" calcext:value-type="float">
            <text:p>0,23149785127485</text:p>
          </table:table-cell>
          <table:table-cell office:value-type="float" office:value="0.683470251985415" calcext:value-type="float">
            <text:p>0,683470251985415</text:p>
          </table:table-cell>
          <table:table-cell office:value-type="float" office:value="0.277653290964814" calcext:value-type="float">
            <text:p>0,277653290964814</text:p>
          </table:table-cell>
          <table:table-cell office:value-type="float" office:value="0.266423076415473" calcext:value-type="float">
            <text:p>0,266423076415473</text:p>
          </table:table-cell>
          <table:table-cell office:value-type="float" office:value="0.251652506249583" calcext:value-type="float">
            <text:p>0,251652506249583</text:p>
          </table:table-cell>
          <table:table-cell office:value-type="float" office:value="0.266332796745201" calcext:value-type="float">
            <text:p>0,266332796745201</text:p>
          </table:table-cell>
          <table:table-cell office:value-type="float" office:value="0.210801551363299" calcext:value-type="float">
            <text:p>0,210801551363299</text:p>
          </table:table-cell>
          <table:table-cell office:value-type="float" office:value="0.227226425503248" calcext:value-type="float">
            <text:p>0,227226425503248</text:p>
          </table:table-cell>
          <table:table-cell office:value-type="float" office:value="0.599528854810152" calcext:value-type="float">
            <text:p>0,599528854810152</text:p>
          </table:table-cell>
          <table:table-cell office:value-type="float" office:value="0.714655038669196" calcext:value-type="float">
            <text:p>0,714655038669196</text:p>
          </table:table-cell>
          <table:table-cell office:value-type="float" office:value="0.391020945857611" calcext:value-type="float">
            <text:p>0,391020945857611</text:p>
          </table:table-cell>
          <table:table-cell office:value-type="float" office:value="0.118835438483094" calcext:value-type="float">
            <text:p>0,118835438483094</text:p>
          </table:table-cell>
          <table:table-cell office:value-type="float" office:value="0.307364789327745" calcext:value-type="float">
            <text:p>0,307364789327745</text:p>
          </table:table-cell>
          <table:table-cell office:value-type="float" office:value="1" calcext:value-type="float">
            <text:p>1</text:p>
          </table:table-cell>
          <table:table-cell office:value-type="float" office:value="0.661195841984444" calcext:value-type="float">
            <text:p>0,661195841984444</text:p>
          </table:table-cell>
          <table:table-cell office:value-type="float" office:value="0.192873371623874" calcext:value-type="float">
            <text:p>0,192873371623874</text:p>
          </table:table-cell>
          <table:table-cell office:value-type="float" office:value="0.49257900109138" calcext:value-type="float">
            <text:p>0,49257900109138</text:p>
          </table:table-cell>
          <table:table-cell office:value-type="float" office:value="0.153482978834456" calcext:value-type="float">
            <text:p>0,153482978834456</text:p>
          </table:table-cell>
          <table:table-cell office:value-type="float" office:value="0.334488578629275" calcext:value-type="float">
            <text:p>0,334488578629275</text:p>
          </table:table-cell>
          <table:table-cell office:value-type="float" office:value="0.920189902559744" calcext:value-type="float">
            <text:p>0,920189902559744</text:p>
          </table:table-cell>
          <table:table-cell office:value-type="float" office:value="0.513386687620039" calcext:value-type="float">
            <text:p>0,513386687620039</text:p>
          </table:table-cell>
          <table:table-cell office:value-type="float" office:value="0.385724662620084" calcext:value-type="float">
            <text:p>0,385724662620084</text:p>
          </table:table-cell>
          <table:table-cell office:value-type="float" office:value="0.639638790724965" calcext:value-type="float">
            <text:p>0,639638790724965</text:p>
          </table:table-cell>
          <table:table-cell office:value-type="float" office:value="0.346728646582451" calcext:value-type="float">
            <text:p>0,346728646582451</text:p>
          </table:table-cell>
          <table:table-cell office:value-type="float" office:value="0.242666736883885" calcext:value-type="float">
            <text:p>0,242666736883885</text:p>
          </table:table-cell>
          <table:table-cell office:value-type="float" office:value="0.30611251451888" calcext:value-type="float">
            <text:p>0,30611251451888</text:p>
          </table:table-cell>
          <table:table-cell office:value-type="float" office:value="0.239395626952106" calcext:value-type="float">
            <text:p>0,239395626952106</text:p>
          </table:table-cell>
          <table:table-cell office:value-type="float" office:value="0.414879947237428" calcext:value-type="float">
            <text:p>0,414879947237428</text:p>
          </table:table-cell>
          <table:table-cell office:value-type="float" office:value="0.204185528224792" calcext:value-type="float">
            <text:p>0,204185528224792</text:p>
          </table:table-cell>
          <table:table-cell office:value-type="float" office:value="0.238418211009501" calcext:value-type="float">
            <text:p>0,238418211009501</text:p>
          </table:table-cell>
          <table:table-cell office:value-type="float" office:value="0.197501082133413" calcext:value-type="float">
            <text:p>0,197501082133413</text:p>
          </table:table-cell>
          <table:table-cell office:value-type="float" office:value="0.449962969875132" calcext:value-type="float">
            <text:p>0,449962969875132</text:p>
          </table:table-cell>
          <table:table-cell office:value-type="float" office:value="0.290918549273142" calcext:value-type="float">
            <text:p>0,290918549273142</text:p>
          </table:table-cell>
          <table:table-cell office:value-type="float" office:value="0.266442944090947" calcext:value-type="float">
            <text:p>0,266442944090947</text:p>
          </table:table-cell>
          <table:table-cell office:value-type="float" office:value="0.430136324016016" calcext:value-type="float">
            <text:p>0,430136324016016</text:p>
          </table:table-cell>
          <table:table-cell office:value-type="float" office:value="0.247141105386306" calcext:value-type="float">
            <text:p>0,247141105386306</text:p>
          </table:table-cell>
          <table:table-cell office:value-type="float" office:value="0.43043451290682" calcext:value-type="float">
            <text:p>0,43043451290682</text:p>
          </table:table-cell>
          <table:table-cell office:value-type="float" office:value="0.280276779628659" calcext:value-type="float">
            <text:p>0,280276779628659</text:p>
          </table:table-cell>
          <table:table-cell office:value-type="float" office:value="0.128332319013553" calcext:value-type="float">
            <text:p>0,128332319013553</text:p>
          </table:table-cell>
          <table:table-cell office:value-type="float" office:value="0.431540720865087" calcext:value-type="float">
            <text:p>0,431540720865087</text:p>
          </table:table-cell>
          <table:table-cell office:value-type="float" office:value="0.359239889125385" calcext:value-type="float">
            <text:p>0,359239889125385</text:p>
          </table:table-cell>
          <table:table-cell office:value-type="float" office:value="0.179838300768831" calcext:value-type="float">
            <text:p>0,179838300768831</text:p>
          </table:table-cell>
          <table:table-cell office:value-type="float" office:value="0.297047179680207" calcext:value-type="float">
            <text:p>0,297047179680207</text:p>
          </table:table-cell>
          <table:table-cell office:value-type="float" office:value="0.350839380641847" calcext:value-type="float">
            <text:p>0,350839380641847</text:p>
          </table:table-cell>
          <table:table-cell office:value-type="float" office:value="0.362775346235854" calcext:value-type="float">
            <text:p>0,362775346235854</text:p>
          </table:table-cell>
          <table:table-cell office:value-type="float" office:value="0.700791077415136" calcext:value-type="float">
            <text:p>0,700791077415136</text:p>
          </table:table-cell>
          <table:table-cell office:value-type="float" office:value="0.490551109689448" calcext:value-type="float">
            <text:p>0,490551109689448</text:p>
          </table:table-cell>
          <table:table-cell office:value-type="float" office:value="0.523844835498858" calcext:value-type="float">
            <text:p>0,523844835498858</text:p>
          </table:table-cell>
          <table:table-cell office:value-type="float" office:value="0.482845117134463" calcext:value-type="float">
            <text:p>0,482845117134463</text:p>
          </table:table-cell>
          <table:table-cell office:value-type="float" office:value="0.101373932473756" calcext:value-type="float">
            <text:p>0,101373932473756</text:p>
          </table:table-cell>
          <table:table-cell office:value-type="float" office:value="0.450141436997264" calcext:value-type="float">
            <text:p>0,450141436997264</text:p>
          </table:table-cell>
          <table:table-cell office:value-type="float" office:value="0.296709004244622" calcext:value-type="float">
            <text:p>0,296709004244622</text:p>
          </table:table-cell>
          <table:table-cell office:value-type="float" office:value="0.793191492181594" calcext:value-type="float">
            <text:p>0,793191492181594</text:p>
          </table:table-cell>
          <table:table-cell office:value-type="float" office:value="0.598448929298131" calcext:value-type="float">
            <text:p>0,598448929298131</text:p>
          </table:table-cell>
          <table:table-cell office:value-type="float" office:value="0.0803450902718015" calcext:value-type="float">
            <text:p>0,0803450902718015</text:p>
          </table:table-cell>
          <table:table-cell office:value-type="float" office:value="0.247045779316298" calcext:value-type="float">
            <text:p>0,247045779316298</text:p>
          </table:table-cell>
          <table:table-cell office:value-type="float" office:value="0.545531476270959" calcext:value-type="float">
            <text:p>0,545531476270959</text:p>
          </table:table-cell>
          <table:table-cell office:value-type="float" office:value="0.256030624187978" calcext:value-type="float">
            <text:p>0,256030624187978</text:p>
          </table:table-cell>
          <table:table-cell office:value-type="float" office:value="0.457300764908056" calcext:value-type="float">
            <text:p>0,457300764908056</text:p>
          </table:table-cell>
          <table:table-cell office:value-type="float" office:value="0.272883775476248" calcext:value-type="float">
            <text:p>0,272883775476248</text:p>
          </table:table-cell>
          <table:table-cell office:value-type="float" office:value="0.554606731013385" calcext:value-type="float">
            <text:p>0,554606731013385</text:p>
          </table:table-cell>
          <table:table-cell office:value-type="float" office:value="0.242892261799627" calcext:value-type="float">
            <text:p>0,242892261799627</text:p>
          </table:table-cell>
          <table:table-cell office:value-type="float" office:value="0.267213709714654" calcext:value-type="float">
            <text:p>0,267213709714654</text:p>
          </table:table-cell>
          <table:table-cell office:value-type="float" office:value="0.497401324715175" calcext:value-type="float">
            <text:p>0,497401324715175</text:p>
          </table:table-cell>
          <table:table-cell office:value-type="float" office:value="0.186020052924777" calcext:value-type="float">
            <text:p>0,186020052924777</text:p>
          </table:table-cell>
          <table:table-cell office:value-type="float" office:value="0.296784728462981" calcext:value-type="float">
            <text:p>0,296784728462981</text:p>
          </table:table-cell>
          <table:table-cell office:value-type="float" office:value="0.551697531075619" calcext:value-type="float">
            <text:p>0,551697531075619</text:p>
          </table:table-cell>
          <table:table-cell office:value-type="float" office:value="0.441155985708795" calcext:value-type="float">
            <text:p>0,441155985708795</text:p>
          </table:table-cell>
          <table:table-cell office:value-type="float" office:value="0.312795362563897" calcext:value-type="float">
            <text:p>0,312795362563897</text:p>
          </table:table-cell>
          <table:table-cell office:value-type="float" office:value="0.635186226155403" calcext:value-type="float">
            <text:p>0,635186226155403</text:p>
          </table:table-cell>
          <table:table-cell office:value-type="float" office:value="0.188109096323443" calcext:value-type="float">
            <text:p>0,188109096323443</text:p>
          </table:table-cell>
          <table:table-cell office:value-type="float" office:value="0.154659380412527" calcext:value-type="float">
            <text:p>0,154659380412527</text:p>
          </table:table-cell>
          <table:table-cell office:value-type="float" office:value="0.341991886570751" calcext:value-type="float">
            <text:p>0,341991886570751</text:p>
          </table:table-cell>
          <table:table-cell office:value-type="float" office:value="0.283019740780109" calcext:value-type="float">
            <text:p>0,283019740780109</text:p>
          </table:table-cell>
          <table:table-cell office:value-type="float" office:value="0.422072233573565" calcext:value-type="float">
            <text:p>0,422072233573565</text:p>
          </table:table-cell>
          <table:table-cell office:value-type="float" office:value="0.314368386405797" calcext:value-type="float">
            <text:p>0,314368386405797</text:p>
          </table:table-cell>
          <table:table-cell office:value-type="float" office:value="0.334222692647519" calcext:value-type="float">
            <text:p>0,334222692647519</text:p>
          </table:table-cell>
          <table:table-cell office:value-type="float" office:value="0.461815571996917" calcext:value-type="float">
            <text:p>0,461815571996917</text:p>
          </table:table-cell>
          <table:table-cell office:value-type="float" office:value="0.644782233810552" calcext:value-type="float">
            <text:p>0,644782233810552</text:p>
          </table:table-cell>
          <table:table-cell office:value-type="float" office:value="0.281370098590866" calcext:value-type="float">
            <text:p>0,281370098590866</text:p>
          </table:table-cell>
          <table:table-cell office:value-type="float" office:value="0.520112716642731" calcext:value-type="float">
            <text:p>0,520112716642731</text:p>
          </table:table-cell>
          <table:table-cell office:value-type="float" office:value="0.590033336119521" calcext:value-type="float">
            <text:p>0,590033336119521</text:p>
          </table:table-cell>
          <table:table-cell office:value-type="float" office:value="0.481512107516174" calcext:value-type="float">
            <text:p>0,481512107516174</text:p>
          </table:table-cell>
          <table:table-cell office:value-type="float" office:value="0.972350280987123" calcext:value-type="float">
            <text:p>0,972350280987123</text:p>
          </table:table-cell>
          <table:table-cell office:value-type="float" office:value="0.288409376309497" calcext:value-type="float">
            <text:p>0,288409376309497</text:p>
          </table:table-cell>
          <table:table-cell office:value-type="float" office:value="0.174004504666239" calcext:value-type="float">
            <text:p>0,174004504666239</text:p>
          </table:table-cell>
          <table:table-cell office:value-type="float" office:value="0.519262357605001" calcext:value-type="float">
            <text:p>0,519262357605001</text:p>
          </table:table-cell>
          <table:table-cell office:value-type="float" office:value="0.147068830814502" calcext:value-type="float">
            <text:p>0,147068830814502</text:p>
          </table:table-cell>
          <table:table-cell office:value-type="float" office:value="0.383621203674109" calcext:value-type="float">
            <text:p>0,383621203674109</text:p>
          </table:table-cell>
          <table:table-cell office:value-type="float" office:value="0.343463204232981" calcext:value-type="float">
            <text:p>0,343463204232981</text:p>
          </table:table-cell>
          <table:table-cell office:value-type="float" office:value="0.474771269896392" calcext:value-type="float">
            <text:p>0,474771269896392</text:p>
          </table:table-cell>
          <table:table-cell office:value-type="float" office:value="0.207287829889846" calcext:value-type="float">
            <text:p>0,207287829889846</text:p>
          </table:table-cell>
          <table:table-cell office:value-type="float" office:value="1" calcext:value-type="float">
            <text:p>1</text:p>
          </table:table-cell>
          <table:table-cell office:value-type="float" office:value="0.728464374462765" calcext:value-type="float">
            <text:p>0,728464374462765</text:p>
          </table:table-cell>
          <table:table-cell office:value-type="float" office:value="0.0305651595629577" calcext:value-type="float">
            <text:p>0,0305651595629577</text:p>
          </table:table-cell>
          <table:table-cell office:value-type="float" office:value="0.316741356670475" calcext:value-type="float">
            <text:p>0,316741356670475</text:p>
          </table:table-cell>
          <table:table-cell office:value-type="float" office:value="0.212610655876741" calcext:value-type="float">
            <text:p>0,212610655876741</text:p>
          </table:table-cell>
          <table:table-cell office:value-type="float" office:value="0.124274544611699" calcext:value-type="float">
            <text:p>0,124274544611699</text:p>
          </table:table-cell>
          <table:table-cell office:value-type="float" office:value="0.46480965931571" calcext:value-type="float">
            <text:p>0,46480965931571</text:p>
          </table:table-cell>
          <table:table-cell office:value-type="float" office:value="0.58931229741535" calcext:value-type="float">
            <text:p>0,58931229741535</text:p>
          </table:table-cell>
          <table:table-cell office:value-type="float" office:value="0.581415822747965" calcext:value-type="float">
            <text:p>0,581415822747965</text:p>
          </table:table-cell>
          <table:table-cell office:value-type="float" office:value="0.381354917422343" calcext:value-type="float">
            <text:p>0,381354917422343</text:p>
          </table:table-cell>
          <table:table-cell office:value-type="float" office:value="0.16636617422212" calcext:value-type="float">
            <text:p>0,16636617422212</text:p>
          </table:table-cell>
          <table:table-cell office:value-type="float" office:value="0.514836097037755" calcext:value-type="float">
            <text:p>0,514836097037755</text:p>
          </table:table-cell>
          <table:table-cell office:value-type="float" office:value="0.322507442578155" calcext:value-type="float">
            <text:p>0,322507442578155</text:p>
          </table:table-cell>
          <table:table-cell office:value-type="float" office:value="0.471827585234747" calcext:value-type="float">
            <text:p>0,471827585234747</text:p>
          </table:table-cell>
          <table:table-cell office:value-type="float" office:value="0.486620386465613" calcext:value-type="float">
            <text:p>0,486620386465613</text:p>
          </table:table-cell>
          <table:table-cell office:value-type="float" office:value="0.653324080300962" calcext:value-type="float">
            <text:p>0,653324080300962</text:p>
          </table:table-cell>
          <table:table-cell office:value-type="float" office:value="0.357158476922373" calcext:value-type="float">
            <text:p>0,357158476922373</text:p>
          </table:table-cell>
          <table:table-cell office:value-type="float" office:value="0.276580859530112" calcext:value-type="float">
            <text:p>0,276580859530112</text:p>
          </table:table-cell>
          <table:table-cell office:value-type="float" office:value="0.45593242418185" calcext:value-type="float">
            <text:p>0,45593242418185</text:p>
          </table:table-cell>
          <table:table-cell office:value-type="float" office:value="0.372644521588057" calcext:value-type="float">
            <text:p>0,372644521588057</text:p>
          </table:table-cell>
          <table:table-cell office:value-type="float" office:value="0.454055414669254" calcext:value-type="float">
            <text:p>0,454055414669254</text:p>
          </table:table-cell>
          <table:table-cell office:value-type="float" office:value="0.365759961481535" calcext:value-type="float">
            <text:p>0,365759961481535</text:p>
          </table:table-cell>
          <table:table-cell office:value-type="float" office:value="0.328194619263131" calcext:value-type="float">
            <text:p>0,328194619263131</text:p>
          </table:table-cell>
          <table:table-cell office:value-type="float" office:value="0.341135428501898" calcext:value-type="float">
            <text:p>0,341135428501898</text:p>
          </table:table-cell>
          <table:table-cell office:value-type="float" office:value="0.312901259775531" calcext:value-type="float">
            <text:p>0,312901259775531</text:p>
          </table:table-cell>
          <table:table-cell office:value-type="float" office:value="0.178269701896927" calcext:value-type="float">
            <text:p>0,178269701896927</text:p>
          </table:table-cell>
          <table:table-cell office:value-type="float" office:value="0.26928591085357" calcext:value-type="float">
            <text:p>0,26928591085357</text:p>
          </table:table-cell>
          <table:table-cell office:value-type="float" office:value="0.384692704055564" calcext:value-type="float">
            <text:p>0,384692704055564</text:p>
          </table:table-cell>
          <table:table-cell office:value-type="float" office:value="0.0290622569673827" calcext:value-type="float">
            <text:p>0,0290622569673827</text:p>
          </table:table-cell>
          <table:table-cell office:value-type="float" office:value="0.0915242391354689" calcext:value-type="float">
            <text:p>0,0915242391354689</text:p>
          </table:table-cell>
          <table:table-cell office:value-type="float" office:value="0.425782948521662" calcext:value-type="float">
            <text:p>0,425782948521662</text:p>
          </table:table-cell>
          <table:table-cell office:value-type="float" office:value="0.789055057535838" calcext:value-type="float">
            <text:p>0,789055057535838</text:p>
          </table:table-cell>
          <table:table-cell office:value-type="float" office:value="0.379919993668492" calcext:value-type="float">
            <text:p>0,379919993668492</text:p>
          </table:table-cell>
          <table:table-cell office:value-type="float" office:value="0.51682713868937" calcext:value-type="float">
            <text:p>0,51682713868937</text:p>
          </table:table-cell>
          <table:table-cell office:value-type="float" office:value="0.117359321561399" calcext:value-type="float">
            <text:p>0,117359321561399</text:p>
          </table:table-cell>
          <table:table-cell office:value-type="float" office:value="0.446656855243809" calcext:value-type="float">
            <text:p>0,446656855243809</text:p>
          </table:table-cell>
          <table:table-cell office:value-type="float" office:value="0.201840700996047" calcext:value-type="float">
            <text:p>0,201840700996047</text:p>
          </table:table-cell>
          <table:table-cell office:value-type="float" office:value="0.186779577312851" calcext:value-type="float">
            <text:p>0,186779577312851</text:p>
          </table:table-cell>
          <table:table-cell office:value-type="float" office:value="0.322282456000389" calcext:value-type="float">
            <text:p>0,322282456000389</text:p>
          </table:table-cell>
          <table:table-cell office:value-type="float" office:value="0.305710416660638" calcext:value-type="float">
            <text:p>0,305710416660638</text:p>
          </table:table-cell>
          <table:table-cell office:value-type="float" office:value="0.143201218621429" calcext:value-type="float">
            <text:p>0,143201218621429</text:p>
          </table:table-cell>
          <table:table-cell office:value-type="float" office:value="0.451861910226094" calcext:value-type="float">
            <text:p>0,451861910226094</text:p>
          </table:table-cell>
          <table:table-cell office:value-type="float" office:value="0.157438240293449" calcext:value-type="float">
            <text:p>0,157438240293449</text:p>
          </table:table-cell>
          <table:table-cell office:value-type="float" office:value="0.255084019895094" calcext:value-type="float">
            <text:p>0,255084019895094</text:p>
          </table:table-cell>
          <table:table-cell office:value-type="float" office:value="0.328986164942013" calcext:value-type="float">
            <text:p>0,328986164942013</text:p>
          </table:table-cell>
          <table:table-cell office:value-type="float" office:value="0.329706268411307" calcext:value-type="float">
            <text:p>0,329706268411307</text:p>
          </table:table-cell>
          <table:table-cell office:value-type="float" office:value="0.433781784157088" calcext:value-type="float">
            <text:p>0,433781784157088</text:p>
          </table:table-cell>
          <table:table-cell office:value-type="float" office:value="0.293324521428561" calcext:value-type="float">
            <text:p>0,293324521428561</text:p>
          </table:table-cell>
          <table:table-cell office:value-type="float" office:value="0.195129591014328" calcext:value-type="float">
            <text:p>0,195129591014328</text:p>
          </table:table-cell>
          <table:table-cell office:value-type="float" office:value="0.225494782483834" calcext:value-type="float">
            <text:p>0,225494782483834</text:p>
          </table:table-cell>
          <table:table-cell office:value-type="float" office:value="0.480044191562635" calcext:value-type="float">
            <text:p>0,480044191562635</text:p>
          </table:table-cell>
          <table:table-cell office:value-type="float" office:value="0.362234246162041" calcext:value-type="float">
            <text:p>0,362234246162041</text:p>
          </table:table-cell>
          <table:table-cell office:value-type="float" office:value="0.357401375507168" calcext:value-type="float">
            <text:p>0,357401375507168</text:p>
          </table:table-cell>
          <table:table-cell office:value-type="float" office:value="0.531936497940853" calcext:value-type="float">
            <text:p>0,531936497940853</text:p>
          </table:table-cell>
          <table:table-cell office:value-type="float" office:value="0.206951624252992" calcext:value-type="float">
            <text:p>0,206951624252992</text:p>
          </table:table-cell>
          <table:table-cell office:value-type="float" office:value="0.154109845321734" calcext:value-type="float">
            <text:p>0,154109845321734</text:p>
          </table:table-cell>
          <table:table-cell office:value-type="float" office:value="0.104574650408422" calcext:value-type="float">
            <text:p>0,104574650408422</text:p>
          </table:table-cell>
          <table:table-cell office:value-type="float" office:value="0.263290725388055" calcext:value-type="float">
            <text:p>0,263290725388055</text:p>
          </table:table-cell>
          <table:table-cell office:value-type="float" office:value="0.232544133232133" calcext:value-type="float">
            <text:p>0,232544133232133</text:p>
          </table:table-cell>
          <table:table-cell office:value-type="float" office:value="0.261906417637898" calcext:value-type="float">
            <text:p>0,261906417637898</text:p>
          </table:table-cell>
          <table:table-cell office:value-type="float" office:value="0.36849682402838" calcext:value-type="float">
            <text:p>0,36849682402838</text:p>
          </table:table-cell>
          <table:table-cell office:value-type="float" office:value="0.197878467067375" calcext:value-type="float">
            <text:p>0,197878467067375</text:p>
          </table:table-cell>
          <table:table-cell office:value-type="float" office:value="0.279151517828074" calcext:value-type="float">
            <text:p>0,279151517828074</text:p>
          </table:table-cell>
          <table:table-cell office:value-type="float" office:value="0.213421685805026" calcext:value-type="float">
            <text:p>0,213421685805026</text:p>
          </table:table-cell>
          <table:table-cell office:value-type="float" office:value="0.527721592934894" calcext:value-type="float">
            <text:p>0,527721592934894</text:p>
          </table:table-cell>
          <table:table-cell office:value-type="float" office:value="0.467656875499544" calcext:value-type="float">
            <text:p>0,467656875499544</text:p>
          </table:table-cell>
          <table:table-cell office:value-type="float" office:value="0.465084672725589" calcext:value-type="float">
            <text:p>0,465084672725589</text:p>
          </table:table-cell>
          <table:table-cell office:value-type="float" office:value="0.258447017103937" calcext:value-type="float">
            <text:p>0,258447017103937</text:p>
          </table:table-cell>
          <table:table-cell office:value-type="float" office:value="0.613787830108256" calcext:value-type="float">
            <text:p>0,613787830108256</text:p>
          </table:table-cell>
          <table:table-cell office:value-type="float" office:value="0.265381318466212" calcext:value-type="float">
            <text:p>0,265381318466212</text:p>
          </table:table-cell>
          <table:table-cell office:value-type="float" office:value="0.409593064130704" calcext:value-type="float">
            <text:p>0,409593064130704</text:p>
          </table:table-cell>
          <table:table-cell office:value-type="float" office:value="0.29347283944749" calcext:value-type="float">
            <text:p>0,29347283944749</text:p>
          </table:table-cell>
          <table:table-cell office:value-type="float" office:value="0.0748340384124153" calcext:value-type="float">
            <text:p>0,0748340384124153</text:p>
          </table:table-cell>
          <table:table-cell office:value-type="float" office:value="0.187709228490365" calcext:value-type="float">
            <text:p>0,187709228490365</text:p>
          </table:table-cell>
          <table:table-cell office:value-type="float" office:value="0.176782375102405" calcext:value-type="float">
            <text:p>0,176782375102405</text:p>
          </table:table-cell>
          <table:table-cell office:value-type="float" office:value="0.613429791528867" calcext:value-type="float">
            <text:p>0,613429791528867</text:p>
          </table:table-cell>
          <table:table-cell office:value-type="float" office:value="0.770046013537559" calcext:value-type="float">
            <text:p>0,770046013537559</text:p>
          </table:table-cell>
          <table:table-cell office:value-type="float" office:value="0.332792931512259" calcext:value-type="float">
            <text:p>0,332792931512259</text:p>
          </table:table-cell>
          <table:table-cell office:value-type="float" office:value="0.546938001230861" calcext:value-type="float">
            <text:p>0,546938001230861</text:p>
          </table:table-cell>
          <table:table-cell office:value-type="float" office:value="0.398853991156205" calcext:value-type="float">
            <text:p>0,398853991156205</text:p>
          </table:table-cell>
          <table:table-cell office:value-type="float" office:value="0.262154440349624" calcext:value-type="float">
            <text:p>0,262154440349624</text:p>
          </table:table-cell>
          <table:table-cell office:value-type="float" office:value="0.446268379271906" calcext:value-type="float">
            <text:p>0,446268379271906</text:p>
          </table:table-cell>
          <table:table-cell office:value-type="float" office:value="0.537847100644809" calcext:value-type="float">
            <text:p>0,537847100644809</text:p>
          </table:table-cell>
          <table:table-cell office:value-type="float" office:value="1" calcext:value-type="float">
            <text:p>1</text:p>
          </table:table-cell>
          <table:table-cell office:value-type="float" office:value="0.48846903073575" calcext:value-type="float">
            <text:p>0,48846903073575</text:p>
          </table:table-cell>
          <table:table-cell office:value-type="float" office:value="0.16114113688116" calcext:value-type="float">
            <text:p>0,16114113688116</text:p>
          </table:table-cell>
          <table:table-cell office:value-type="float" office:value="0.770220647717541" calcext:value-type="float">
            <text:p>0,770220647717541</text:p>
          </table:table-cell>
          <table:table-cell office:value-type="float" office:value="0.280664516779698" calcext:value-type="float">
            <text:p>0,280664516779698</text:p>
          </table:table-cell>
          <table:table-cell office:value-type="float" office:value="0.565911497331539" calcext:value-type="float">
            <text:p>0,565911497331539</text:p>
          </table:table-cell>
          <table:table-cell office:value-type="float" office:value="0.169143221906282" calcext:value-type="float">
            <text:p>0,169143221906282</text:p>
          </table:table-cell>
          <table:table-cell office:value-type="float" office:value="0" calcext:value-type="float">
            <text:p>0</text:p>
          </table:table-cell>
          <table:table-cell office:value-type="float" office:value="0.446897849337707" calcext:value-type="float">
            <text:p>0,446897849337707</text:p>
          </table:table-cell>
          <table:table-cell office:value-type="float" office:value="0.574439726398852" calcext:value-type="float">
            <text:p>0,574439726398852</text:p>
          </table:table-cell>
          <table:table-cell office:value-type="float" office:value="0.122784871247007" calcext:value-type="float">
            <text:p>0,122784871247007</text:p>
          </table:table-cell>
          <table:table-cell office:value-type="float" office:value="0.379708090156889" calcext:value-type="float">
            <text:p>0,379708090156889</text:p>
          </table:table-cell>
          <table:table-cell office:value-type="float" office:value="1" calcext:value-type="float">
            <text:p>1</text:p>
          </table:table-cell>
          <table:table-cell office:value-type="float" office:value="0.494663395817139" calcext:value-type="float">
            <text:p>0,494663395817139</text:p>
          </table:table-cell>
          <table:table-cell office:value-type="float" office:value="0.204671210470765" calcext:value-type="float">
            <text:p>0,204671210470765</text:p>
          </table:table-cell>
          <table:table-cell office:value-type="float" office:value="0.160150244540909" calcext:value-type="float">
            <text:p>0,160150244540909</text:p>
          </table:table-cell>
          <table:table-cell office:value-type="float" office:value="0.0540039934112105" calcext:value-type="float">
            <text:p>0,0540039934112105</text:p>
          </table:table-cell>
          <table:table-cell office:value-type="float" office:value="0.0919356616679128" calcext:value-type="float">
            <text:p>0,0919356616679128</text:p>
          </table:table-cell>
          <table:table-cell office:value-type="float" office:value="0.731498055665415" calcext:value-type="float">
            <text:p>0,731498055665415</text:p>
          </table:table-cell>
          <table:table-cell office:value-type="float" office:value="0.169700739494549" calcext:value-type="float">
            <text:p>0,169700739494549</text:p>
          </table:table-cell>
          <table:table-cell office:value-type="float" office:value="1" calcext:value-type="float">
            <text:p>1</text:p>
          </table:table-cell>
          <table:table-cell office:value-type="float" office:value="0.0579069069294085" calcext:value-type="float">
            <text:p>0,0579069069294085</text:p>
          </table:table-cell>
          <table:table-cell office:value-type="float" office:value="0.300371744123181" calcext:value-type="float">
            <text:p>0,300371744123181</text:p>
          </table:table-cell>
          <table:table-cell office:value-type="float" office:value="0.184129115013916" calcext:value-type="float">
            <text:p>0,184129115013916</text:p>
          </table:table-cell>
          <table:table-cell office:value-type="float" office:value="0.0640734222266241" calcext:value-type="float">
            <text:p>0,0640734222266241</text:p>
          </table:table-cell>
          <table:table-cell office:value-type="float" office:value="0.334404753043745" calcext:value-type="float">
            <text:p>0,334404753043745</text:p>
          </table:table-cell>
          <table:table-cell office:value-type="float" office:value="0.0333069304855008" calcext:value-type="float">
            <text:p>0,0333069304855008</text:p>
          </table:table-cell>
          <table:table-cell office:value-type="float" office:value="0.0610414722052291" calcext:value-type="float">
            <text:p>0,0610414722052291</text:p>
          </table:table-cell>
          <table:table-cell office:value-type="float" office:value="0.117687948337462" calcext:value-type="float">
            <text:p>0,117687948337462</text:p>
          </table:table-cell>
          <table:table-cell office:value-type="float" office:value="0.117936612447334" calcext:value-type="float">
            <text:p>0,117936612447334</text:p>
          </table:table-cell>
          <table:table-cell office:value-type="float" office:value="0.554685912665582" calcext:value-type="float">
            <text:p>0,554685912665582</text:p>
          </table:table-cell>
          <table:table-cell office:value-type="float" office:value="0.149259915730407" calcext:value-type="float">
            <text:p>0,149259915730407</text:p>
          </table:table-cell>
          <table:table-cell office:value-type="float" office:value="0.123371064329593" calcext:value-type="float">
            <text:p>0,123371064329593</text:p>
          </table:table-cell>
          <table:table-cell office:value-type="float" office:value="0.695740179615235" calcext:value-type="float">
            <text:p>0,695740179615235</text:p>
          </table:table-cell>
          <table:table-cell office:value-type="float" office:value="0.181048027970945" calcext:value-type="float">
            <text:p>0,181048027970945</text:p>
          </table:table-cell>
          <table:table-cell office:value-type="float" office:value="0.0680581286858724" calcext:value-type="float">
            <text:p>0,0680581286858724</text:p>
          </table:table-cell>
          <table:table-cell office:value-type="float" office:value="0.537294832165404" calcext:value-type="float">
            <text:p>0,537294832165404</text:p>
          </table:table-cell>
          <table:table-cell office:value-type="float" office:value="0.445040500066595" calcext:value-type="float">
            <text:p>0,445040500066595</text:p>
          </table:table-cell>
          <table:table-cell office:value-type="float" office:value="0.341205474564013" calcext:value-type="float">
            <text:p>0,341205474564013</text:p>
          </table:table-cell>
          <table:table-cell office:value-type="float" office:value="0.555304973168226" calcext:value-type="float">
            <text:p>0,555304973168226</text:p>
          </table:table-cell>
          <table:table-cell office:value-type="float" office:value="0.153077922005196" calcext:value-type="float">
            <text:p>0,153077922005196</text:p>
          </table:table-cell>
          <table:table-cell office:value-type="float" office:value="0.349260006161835" calcext:value-type="float">
            <text:p>0,349260006161835</text:p>
          </table:table-cell>
          <table:table-cell office:value-type="float" office:value="0.35416732345457" calcext:value-type="float">
            <text:p>0,35416732345457</text:p>
          </table:table-cell>
        </table:table-row>
        <table:table-row table:style-name="ro1">
          <table:table-cell office:value-type="string" calcext:value-type="string">
            <text:p>diff_FS</text:p>
          </table:table-cell>
          <table:table-cell office:value-type="float" office:value="1" calcext:value-type="float">
            <text:p>1</text:p>
          </table:table-cell>
          <table:table-cell office:value-type="float" office:value="651.726720647773" calcext:value-type="float">
            <text:p>651,726720647773</text:p>
          </table:table-cell>
          <table:table-cell office:value-type="float" office:value="2143.03569163873" calcext:value-type="float">
            <text:p>2143,03569163873</text:p>
          </table:table-cell>
          <table:table-cell office:value-type="float" office:value="801.3125" calcext:value-type="float">
            <text:p>801,3125</text:p>
          </table:table-cell>
          <table:table-cell office:value-type="float" office:value="3148.81729616307" calcext:value-type="float">
            <text:p>3148,81729616307</text:p>
          </table:table-cell>
          <table:table-cell office:value-type="float" office:value="2849.88277052955" calcext:value-type="float">
            <text:p>2849,88277052955</text:p>
          </table:table-cell>
          <table:table-cell office:value-type="float" office:value="3156.02786612146" calcext:value-type="float">
            <text:p>3156,02786612146</text:p>
          </table:table-cell>
          <table:table-cell office:value-type="float" office:value="602.082413539367" calcext:value-type="float">
            <text:p>602,082413539367</text:p>
          </table:table-cell>
          <table:table-cell office:value-type="float" office:value="1786.17650236327" calcext:value-type="float">
            <text:p>1786,17650236327</text:p>
          </table:table-cell>
          <table:table-cell office:value-type="float" office:value="1062.06470588235" calcext:value-type="float">
            <text:p>1062,06470588235</text:p>
          </table:table-cell>
          <table:table-cell office:value-type="float" office:value="2229.7748447205" calcext:value-type="float">
            <text:p>2229,7748447205</text:p>
          </table:table-cell>
          <table:table-cell office:value-type="float" office:value="1514.58186328556" calcext:value-type="float">
            <text:p>1514,58186328556</text:p>
          </table:table-cell>
          <table:table-cell office:value-type="float" office:value="2113.0529386344" calcext:value-type="float">
            <text:p>2113,0529386344</text:p>
          </table:table-cell>
          <table:table-cell office:value-type="float" office:value="1611.57576876677" calcext:value-type="float">
            <text:p>1611,57576876677</text:p>
          </table:table-cell>
          <table:table-cell office:value-type="float" office:value="1629.45618556701" calcext:value-type="float">
            <text:p>1629,45618556701</text:p>
          </table:table-cell>
          <table:table-cell office:value-type="float" office:value="2890.38870168484" calcext:value-type="float">
            <text:p>2890,38870168484</text:p>
          </table:table-cell>
          <table:table-cell office:value-type="float" office:value="3299.29777327935" calcext:value-type="float">
            <text:p>3299,29777327935</text:p>
          </table:table-cell>
          <table:table-cell office:value-type="float" office:value="1636.19773095624" calcext:value-type="float">
            <text:p>1636,19773095624</text:p>
          </table:table-cell>
          <table:table-cell office:value-type="float" office:value="1847.9696969697" calcext:value-type="float">
            <text:p>1847,9696969697</text:p>
          </table:table-cell>
          <table:table-cell office:value-type="float" office:value="4328.83703136955" calcext:value-type="float">
            <text:p>4328,83703136955</text:p>
          </table:table-cell>
          <table:table-cell office:value-type="float" office:value="3486.86501210654" calcext:value-type="float">
            <text:p>3486,86501210654</text:p>
          </table:table-cell>
          <table:table-cell office:value-type="float" office:value="2221.67747440273" calcext:value-type="float">
            <text:p>2221,67747440273</text:p>
          </table:table-cell>
          <table:table-cell office:value-type="float" office:value="5089.30234208659" calcext:value-type="float">
            <text:p>5089,30234208659</text:p>
          </table:table-cell>
          <table:table-cell office:value-type="float" office:value="1679.4878447618" calcext:value-type="float">
            <text:p>1679,4878447618</text:p>
          </table:table-cell>
          <table:table-cell office:value-type="float" office:value="779.414414414414" calcext:value-type="float">
            <text:p>779,414414414414</text:p>
          </table:table-cell>
          <table:table-cell office:value-type="float" office:value="1625.91254826255" calcext:value-type="float">
            <text:p>1625,91254826255</text:p>
          </table:table-cell>
          <table:table-cell office:value-type="float" office:value="2537.49615384615" calcext:value-type="float">
            <text:p>2537,49615384615</text:p>
          </table:table-cell>
          <table:table-cell office:value-type="float" office:value="856.065442936951" calcext:value-type="float">
            <text:p>856,065442936951</text:p>
          </table:table-cell>
          <table:table-cell office:value-type="float" office:value="1913.33487529149" calcext:value-type="float">
            <text:p>1913,33487529149</text:p>
          </table:table-cell>
          <table:table-cell office:value-type="float" office:value="1394.27480916031" calcext:value-type="float">
            <text:p>1394,27480916031</text:p>
          </table:table-cell>
          <table:table-cell office:value-type="float" office:value="1428.31002434167" calcext:value-type="float">
            <text:p>1428,31002434167</text:p>
          </table:table-cell>
          <table:table-cell office:value-type="float" office:value="3710.3106926698" calcext:value-type="float">
            <text:p>3710,3106926698</text:p>
          </table:table-cell>
          <table:table-cell office:value-type="float" office:value="1080.91109229467" calcext:value-type="float">
            <text:p>1080,91109229467</text:p>
          </table:table-cell>
          <table:table-cell office:value-type="float" office:value="2135.49552715655" calcext:value-type="float">
            <text:p>2135,49552715655</text:p>
          </table:table-cell>
          <table:table-cell office:value-type="float" office:value="6006.84551282051" calcext:value-type="float">
            <text:p>6006,84551282051</text:p>
          </table:table-cell>
          <table:table-cell office:value-type="float" office:value="1706.35591037857" calcext:value-type="float">
            <text:p>1706,35591037857</text:p>
          </table:table-cell>
          <table:table-cell office:value-type="float" office:value="2292.29129836967" calcext:value-type="float">
            <text:p>2292,29129836967</text:p>
          </table:table-cell>
          <table:table-cell office:value-type="float" office:value="1673.34020059637" calcext:value-type="float">
            <text:p>1673,34020059637</text:p>
          </table:table-cell>
          <table:table-cell office:value-type="float" office:value="1712.38615664845" calcext:value-type="float">
            <text:p>1712,38615664845</text:p>
          </table:table-cell>
          <table:table-cell office:value-type="float" office:value="760.631415241058" calcext:value-type="float">
            <text:p>760,631415241058</text:p>
          </table:table-cell>
          <table:table-cell office:value-type="float" office:value="83.5294117647059" calcext:value-type="float">
            <text:p>83,5294117647059</text:p>
          </table:table-cell>
          <table:table-cell office:value-type="float" office:value="586.800970873786" calcext:value-type="float">
            <text:p>586,800970873786</text:p>
          </table:table-cell>
          <table:table-cell office:value-type="float" office:value="423.158271508525" calcext:value-type="float">
            <text:p>423,158271508525</text:p>
          </table:table-cell>
          <table:table-cell office:value-type="float" office:value="1139.02116402116" calcext:value-type="float">
            <text:p>1139,02116402116</text:p>
          </table:table-cell>
          <table:table-cell office:value-type="float" office:value="776.969161338849" calcext:value-type="float">
            <text:p>776,969161338849</text:p>
          </table:table-cell>
          <table:table-cell office:value-type="float" office:value="985.878378378378" calcext:value-type="float">
            <text:p>985,878378378378</text:p>
          </table:table-cell>
          <table:table-cell office:value-type="float" office:value="1379.15988608625" calcext:value-type="float">
            <text:p>1379,15988608625</text:p>
          </table:table-cell>
          <table:table-cell office:value-type="float" office:value="369.767441860465" calcext:value-type="float">
            <text:p>369,767441860465</text:p>
          </table:table-cell>
          <table:table-cell office:value-type="float" office:value="158.478605388273" calcext:value-type="float">
            <text:p>158,478605388273</text:p>
          </table:table-cell>
          <table:table-cell office:value-type="float" office:value="1348.10956175299" calcext:value-type="float">
            <text:p>1348,10956175299</text:p>
          </table:table-cell>
          <table:table-cell office:value-type="float" office:value="0" calcext:value-type="float">
            <text:p>0</text:p>
          </table:table-cell>
          <table:table-cell office:value-type="float" office:value="1463.13606639839" calcext:value-type="float">
            <text:p>1463,13606639839</text:p>
          </table:table-cell>
          <table:table-cell office:value-type="float" office:value="492.526158445441" calcext:value-type="float">
            <text:p>492,526158445441</text:p>
          </table:table-cell>
          <table:table-cell office:value-type="float" office:value="674.334763948498" calcext:value-type="float">
            <text:p>674,334763948498</text:p>
          </table:table-cell>
          <table:table-cell office:value-type="float" office:value="0" calcext:value-type="float">
            <text:p>0</text:p>
          </table:table-cell>
          <table:table-cell office:value-type="float" office:value="1420.96870925684" calcext:value-type="float">
            <text:p>1420,96870925684</text:p>
          </table:table-cell>
          <table:table-cell office:value-type="float" office:value="1032.23981900452" calcext:value-type="float">
            <text:p>1032,23981900452</text:p>
          </table:table-cell>
          <table:table-cell office:value-type="float" office:value="2494.71326164875" calcext:value-type="float">
            <text:p>2494,71326164875</text:p>
          </table:table-cell>
          <table:table-cell office:value-type="float" office:value="933.030948419301" calcext:value-type="float">
            <text:p>933,030948419301</text:p>
          </table:table-cell>
          <table:table-cell office:value-type="float" office:value="1205.17568850902" calcext:value-type="float">
            <text:p>1205,17568850902</text:p>
          </table:table-cell>
          <table:table-cell office:value-type="float" office:value="526.436672967864" calcext:value-type="float">
            <text:p>526,436672967864</text:p>
          </table:table-cell>
          <table:table-cell office:value-type="float" office:value="1219.34306569343" calcext:value-type="float">
            <text:p>1219,34306569343</text:p>
          </table:table-cell>
          <table:table-cell office:value-type="float" office:value="1842.00641539695" calcext:value-type="float">
            <text:p>1842,00641539695</text:p>
          </table:table-cell>
          <table:table-cell office:value-type="float" office:value="214.029051987768" calcext:value-type="float">
            <text:p>214,029051987768</text:p>
          </table:table-cell>
          <table:table-cell office:value-type="float" office:value="666.779574468085" calcext:value-type="float">
            <text:p>666,779574468085</text:p>
          </table:table-cell>
          <table:table-cell office:value-type="float" office:value="146.827794561934" calcext:value-type="float">
            <text:p>146,827794561934</text:p>
          </table:table-cell>
          <table:table-cell office:value-type="float" office:value="99.2990654205607" calcext:value-type="float">
            <text:p>99,2990654205607</text:p>
          </table:table-cell>
          <table:table-cell office:value-type="float" office:value="1079.6462841016" calcext:value-type="float">
            <text:p>1079,6462841016</text:p>
          </table:table-cell>
          <table:table-cell office:value-type="float" office:value="742.372881355932" calcext:value-type="float">
            <text:p>742,372881355932</text:p>
          </table:table-cell>
          <table:table-cell office:value-type="float" office:value="1684.57257346394" calcext:value-type="float">
            <text:p>1684,57257346394</text:p>
          </table:table-cell>
          <table:table-cell office:value-type="float" office:value="226.637880274779" calcext:value-type="float">
            <text:p>226,637880274779</text:p>
          </table:table-cell>
          <table:table-cell office:value-type="float" office:value="784.248182762201" calcext:value-type="float">
            <text:p>784,248182762201</text:p>
          </table:table-cell>
          <table:table-cell office:value-type="float" office:value="908.960905349794" calcext:value-type="float">
            <text:p>908,960905349794</text:p>
          </table:table-cell>
          <table:table-cell office:value-type="float" office:value="978.771445710858" calcext:value-type="float">
            <text:p>978,771445710858</text:p>
          </table:table-cell>
          <table:table-cell office:value-type="float" office:value="131.729946524064" calcext:value-type="float">
            <text:p>131,729946524064</text:p>
          </table:table-cell>
          <table:table-cell office:value-type="float" office:value="1268.69636963696" calcext:value-type="float">
            <text:p>1268,69636963696</text:p>
          </table:table-cell>
          <table:table-cell office:value-type="float" office:value="74.5548961424332" calcext:value-type="float">
            <text:p>74,5548961424332</text:p>
          </table:table-cell>
          <table:table-cell office:value-type="float" office:value="2947.64453961456" calcext:value-type="float">
            <text:p>2947,64453961456</text:p>
          </table:table-cell>
          <table:table-cell office:value-type="float" office:value="765.646725440806" calcext:value-type="float">
            <text:p>765,646725440806</text:p>
          </table:table-cell>
          <table:table-cell office:value-type="float" office:value="525.550660792952" calcext:value-type="float">
            <text:p>525,550660792952</text:p>
          </table:table-cell>
          <table:table-cell office:value-type="float" office:value="893.764411027569" calcext:value-type="float">
            <text:p>893,764411027569</text:p>
          </table:table-cell>
          <table:table-cell office:value-type="float" office:value="1797.68595041322" calcext:value-type="float">
            <text:p>1797,68595041322</text:p>
          </table:table-cell>
          <table:table-cell office:value-type="float" office:value="250" calcext:value-type="float">
            <text:p>250</text:p>
          </table:table-cell>
          <table:table-cell office:value-type="float" office:value="1039.27125506073" calcext:value-type="float">
            <text:p>1039,27125506073</text:p>
          </table:table-cell>
          <table:table-cell office:value-type="float" office:value="1222.5851285615" calcext:value-type="float">
            <text:p>1222,5851285615</text:p>
          </table:table-cell>
          <table:table-cell office:value-type="float" office:value="1079.05280348394" calcext:value-type="float">
            <text:p>1079,05280348394</text:p>
          </table:table-cell>
          <table:table-cell office:value-type="float" office:value="336.020699986382" calcext:value-type="float">
            <text:p>336,020699986382</text:p>
          </table:table-cell>
          <table:table-cell office:value-type="float" office:value="428.888559792669" calcext:value-type="float">
            <text:p>428,888559792669</text:p>
          </table:table-cell>
          <table:table-cell office:value-type="float" office:value="1937.34592445328" calcext:value-type="float">
            <text:p>1937,34592445328</text:p>
          </table:table-cell>
          <table:table-cell office:value-type="float" office:value="258.476856835307" calcext:value-type="float">
            <text:p>258,476856835307</text:p>
          </table:table-cell>
          <table:table-cell office:value-type="float" office:value="2898.52835820896" calcext:value-type="float">
            <text:p>2898,52835820896</text:p>
          </table:table-cell>
          <table:table-cell office:value-type="float" office:value="1106.43044857272" calcext:value-type="float">
            <text:p>1106,43044857272</text:p>
          </table:table-cell>
          <table:table-cell office:value-type="float" office:value="2353.623046875" calcext:value-type="float">
            <text:p>2353,623046875</text:p>
          </table:table-cell>
          <table:table-cell office:value-type="float" office:value="339.561855670103" calcext:value-type="float">
            <text:p>339,561855670103</text:p>
          </table:table-cell>
          <table:table-cell office:value-type="float" office:value="1069.68085106383" calcext:value-type="float">
            <text:p>1069,68085106383</text:p>
          </table:table-cell>
          <table:table-cell office:value-type="float" office:value="167.142857142857" calcext:value-type="float">
            <text:p>167,142857142857</text:p>
          </table:table-cell>
          <table:table-cell office:value-type="float" office:value="880.233174350821" calcext:value-type="float">
            <text:p>880,233174350821</text:p>
          </table:table-cell>
          <table:table-cell office:value-type="float" office:value="412.128712871287" calcext:value-type="float">
            <text:p>412,128712871287</text:p>
          </table:table-cell>
          <table:table-cell office:value-type="float" office:value="1669.35406192114" calcext:value-type="float">
            <text:p>1669,35406192114</text:p>
          </table:table-cell>
          <table:table-cell office:value-type="float" office:value="652.80487804878" calcext:value-type="float">
            <text:p>652,80487804878</text:p>
          </table:table-cell>
          <table:table-cell office:value-type="float" office:value="1075.39325842697" calcext:value-type="float">
            <text:p>1075,39325842697</text:p>
          </table:table-cell>
          <table:table-cell office:value-type="float" office:value="305.175054704595" calcext:value-type="float">
            <text:p>305,175054704595</text:p>
          </table:table-cell>
          <table:table-cell office:value-type="float" office:value="321.131991051454" calcext:value-type="float">
            <text:p>321,131991051454</text:p>
          </table:table-cell>
          <table:table-cell office:value-type="float" office:value="1555.20581113801" calcext:value-type="float">
            <text:p>1555,20581113801</text:p>
          </table:table-cell>
          <table:table-cell office:value-type="float" office:value="1489.61038961039" calcext:value-type="float">
            <text:p>1489,61038961039</text:p>
          </table:table-cell>
          <table:table-cell office:value-type="float" office:value="825.842824601367" calcext:value-type="float">
            <text:p>825,842824601367</text:p>
          </table:table-cell>
          <table:table-cell office:value-type="float" office:value="260.174672489083" calcext:value-type="float">
            <text:p>260,174672489083</text:p>
          </table:table-cell>
          <table:table-cell office:value-type="float" office:value="756.075902726603" calcext:value-type="float">
            <text:p>756,075902726603</text:p>
          </table:table-cell>
          <table:table-cell office:value-type="float" office:value="823.668989547038" calcext:value-type="float">
            <text:p>823,668989547038</text:p>
          </table:table-cell>
          <table:table-cell office:value-type="float" office:value="603.064066852368" calcext:value-type="float">
            <text:p>603,064066852368</text:p>
          </table:table-cell>
          <table:table-cell office:value-type="float" office:value="567.092761656342" calcext:value-type="float">
            <text:p>567,092761656342</text:p>
          </table:table-cell>
          <table:table-cell office:value-type="float" office:value="607.005494505494" calcext:value-type="float">
            <text:p>607,005494505494</text:p>
          </table:table-cell>
          <table:table-cell office:value-type="float" office:value="1104.56273764259" calcext:value-type="float">
            <text:p>1104,56273764259</text:p>
          </table:table-cell>
          <table:table-cell office:value-type="float" office:value="226.771653543307" calcext:value-type="float">
            <text:p>226,771653543307</text:p>
          </table:table-cell>
          <table:table-cell office:value-type="float" office:value="892.171717171717" calcext:value-type="float">
            <text:p>892,171717171717</text:p>
          </table:table-cell>
          <table:table-cell office:value-type="float" office:value="2125.29292929293" calcext:value-type="float">
            <text:p>2125,29292929293</text:p>
          </table:table-cell>
          <table:table-cell office:value-type="float" office:value="1296.94885361552" calcext:value-type="float">
            <text:p>1296,94885361552</text:p>
          </table:table-cell>
          <table:table-cell office:value-type="float" office:value="433.884297520661" calcext:value-type="float">
            <text:p>433,884297520661</text:p>
          </table:table-cell>
          <table:table-cell office:value-type="float" office:value="2420.43717948718" calcext:value-type="float">
            <text:p>2420,43717948718</text:p>
          </table:table-cell>
          <table:table-cell office:value-type="float" office:value="615.719063545151" calcext:value-type="float">
            <text:p>615,719063545151</text:p>
          </table:table-cell>
          <table:table-cell office:value-type="float" office:value="1016.06953223767" calcext:value-type="float">
            <text:p>1016,06953223767</text:p>
          </table:table-cell>
          <table:table-cell office:value-type="float" office:value="394.78527607362" calcext:value-type="float">
            <text:p>394,78527607362</text:p>
          </table:table-cell>
          <table:table-cell office:value-type="float" office:value="1017.10794297352" calcext:value-type="float">
            <text:p>1017,10794297352</text:p>
          </table:table-cell>
          <table:table-cell office:value-type="float" office:value="570.20886981402" calcext:value-type="float">
            <text:p>570,20886981402</text:p>
          </table:table-cell>
          <table:table-cell office:value-type="float" office:value="742.019002375297" calcext:value-type="float">
            <text:p>742,019002375297</text:p>
          </table:table-cell>
          <table:table-cell office:value-type="float" office:value="507.742054693274" calcext:value-type="float">
            <text:p>507,742054693274</text:p>
          </table:table-cell>
          <table:table-cell office:value-type="float" office:value="350" calcext:value-type="float">
            <text:p>350</text:p>
          </table:table-cell>
          <table:table-cell office:value-type="float" office:value="1714.83981951495" calcext:value-type="float">
            <text:p>1714,83981951495</text:p>
          </table:table-cell>
          <table:table-cell office:value-type="float" office:value="699.926017262639" calcext:value-type="float">
            <text:p>699,926017262639</text:p>
          </table:table-cell>
          <table:table-cell office:value-type="float" office:value="1698.87322564856" calcext:value-type="float">
            <text:p>1698,87322564856</text:p>
          </table:table-cell>
          <table:table-cell office:value-type="float" office:value="1161.29469122427" calcext:value-type="float">
            <text:p>1161,29469122427</text:p>
          </table:table-cell>
          <table:table-cell office:value-type="float" office:value="1758.77092511013" calcext:value-type="float">
            <text:p>1758,77092511013</text:p>
          </table:table-cell>
          <table:table-cell office:value-type="float" office:value="578.53137254902" calcext:value-type="float">
            <text:p>578,53137254902</text:p>
          </table:table-cell>
          <table:table-cell office:value-type="float" office:value="1248.7003058104" calcext:value-type="float">
            <text:p>1248,7003058104</text:p>
          </table:table-cell>
          <table:table-cell office:value-type="float" office:value="2255.09641306831" calcext:value-type="float">
            <text:p>2255,09641306831</text:p>
          </table:table-cell>
          <table:table-cell office:value-type="float" office:value="587.718009478673" calcext:value-type="float">
            <text:p>587,718009478673</text:p>
          </table:table-cell>
          <table:table-cell office:value-type="float" office:value="1350.37392055268" calcext:value-type="float">
            <text:p>1350,37392055268</text:p>
          </table:table-cell>
          <table:table-cell office:value-type="float" office:value="2758.14501300954" calcext:value-type="float">
            <text:p>2758,14501300954</text:p>
          </table:table-cell>
          <table:table-cell office:value-type="float" office:value="951.051893408135" calcext:value-type="float">
            <text:p>951,051893408135</text:p>
          </table:table-cell>
          <table:table-cell office:value-type="float" office:value="1957.43438914027" calcext:value-type="float">
            <text:p>1957,43438914027</text:p>
          </table:table-cell>
          <table:table-cell office:value-type="float" office:value="622.839900110988" calcext:value-type="float">
            <text:p>622,839900110988</text:p>
          </table:table-cell>
          <table:table-cell office:value-type="float" office:value="667.541567695962" calcext:value-type="float">
            <text:p>667,541567695962</text:p>
          </table:table-cell>
          <table:table-cell office:value-type="float" office:value="418.469860896445" calcext:value-type="float">
            <text:p>418,469860896445</text:p>
          </table:table-cell>
          <table:table-cell office:value-type="float" office:value="502.896232650364" calcext:value-type="float">
            <text:p>502,896232650364</text:p>
          </table:table-cell>
          <table:table-cell office:value-type="float" office:value="1400.47393648892" calcext:value-type="float">
            <text:p>1400,47393648892</text:p>
          </table:table-cell>
          <table:table-cell office:value-type="float" office:value="595.62109025916" calcext:value-type="float">
            <text:p>595,62109025916</text:p>
          </table:table-cell>
          <table:table-cell office:value-type="float" office:value="814.599451303155" calcext:value-type="float">
            <text:p>814,599451303155</text:p>
          </table:table-cell>
          <table:table-cell office:value-type="float" office:value="765.879897982843" calcext:value-type="float">
            <text:p>765,879897982843</text:p>
          </table:table-cell>
          <table:table-cell office:value-type="float" office:value="266.666666666667" calcext:value-type="float">
            <text:p>266,666666666667</text:p>
          </table:table-cell>
          <table:table-cell office:value-type="float" office:value="2036.80474806201" calcext:value-type="float">
            <text:p>2036,80474806201</text:p>
          </table:table-cell>
          <table:table-cell office:value-type="float" office:value="532.974193548387" calcext:value-type="float">
            <text:p>532,974193548387</text:p>
          </table:table-cell>
          <table:table-cell office:value-type="float" office:value="554.809018567639" calcext:value-type="float">
            <text:p>554,809018567639</text:p>
          </table:table-cell>
          <table:table-cell office:value-type="float" office:value="1534.15521628499" calcext:value-type="float">
            <text:p>1534,15521628499</text:p>
          </table:table-cell>
          <table:table-cell office:value-type="float" office:value="562.894736842105" calcext:value-type="float">
            <text:p>562,894736842105</text:p>
          </table:table-cell>
          <table:table-cell office:value-type="float" office:value="674.054054054054" calcext:value-type="float">
            <text:p>674,054054054054</text:p>
          </table:table-cell>
          <table:table-cell office:value-type="float" office:value="433.962264150943" calcext:value-type="float">
            <text:p>433,962264150943</text:p>
          </table:table-cell>
          <table:table-cell office:value-type="float" office:value="554.324396782842" calcext:value-type="float">
            <text:p>554,324396782842</text:p>
          </table:table-cell>
          <table:table-cell office:value-type="float" office:value="502.597955706985" calcext:value-type="float">
            <text:p>502,597955706985</text:p>
          </table:table-cell>
          <table:table-cell office:value-type="float" office:value="572.949550128535" calcext:value-type="float">
            <text:p>572,949550128535</text:p>
          </table:table-cell>
          <table:table-cell office:value-type="float" office:value="1762.84584980237" calcext:value-type="float">
            <text:p>1762,84584980237</text:p>
          </table:table-cell>
          <table:table-cell office:value-type="float" office:value="1102.06684733514" calcext:value-type="float">
            <text:p>1102,06684733514</text:p>
          </table:table-cell>
          <table:table-cell office:value-type="float" office:value="1212.4334626187" calcext:value-type="float">
            <text:p>1212,4334626187</text:p>
          </table:table-cell>
          <table:table-cell office:value-type="float" office:value="501.34328358209" calcext:value-type="float">
            <text:p>501,34328358209</text:p>
          </table:table-cell>
          <table:table-cell office:value-type="float" office:value="1050.69567081012" calcext:value-type="float">
            <text:p>1050,69567081012</text:p>
          </table:table-cell>
          <table:table-cell office:value-type="float" office:value="2049.33414043584" calcext:value-type="float">
            <text:p>2049,33414043584</text:p>
          </table:table-cell>
          <table:table-cell office:value-type="float" office:value="2265.780945758" calcext:value-type="float">
            <text:p>2265,780945758</text:p>
          </table:table-cell>
          <table:table-cell office:value-type="float" office:value="555.432451751251" calcext:value-type="float">
            <text:p>555,432451751251</text:p>
          </table:table-cell>
          <table:table-cell office:value-type="float" office:value="1753.64054600607" calcext:value-type="float">
            <text:p>1753,64054600607</text:p>
          </table:table-cell>
          <table:table-cell office:value-type="float" office:value="2154.14624505929" calcext:value-type="float">
            <text:p>2154,14624505929</text:p>
          </table:table-cell>
          <table:table-cell office:value-type="float" office:value="1132.9855907781" calcext:value-type="float">
            <text:p>1132,9855907781</text:p>
          </table:table-cell>
          <table:table-cell office:value-type="float" office:value="160.740740740741" calcext:value-type="float">
            <text:p>160,740740740741</text:p>
          </table:table-cell>
          <table:table-cell office:value-type="float" office:value="1385.01192842942" calcext:value-type="float">
            <text:p>1385,01192842942</text:p>
          </table:table-cell>
          <table:table-cell office:value-type="float" office:value="2150.2316017316" calcext:value-type="float">
            <text:p>2150,2316017316</text:p>
          </table:table-cell>
          <table:table-cell office:value-type="float" office:value="876.691379310345" calcext:value-type="float">
            <text:p>876,691379310345</text:p>
          </table:table-cell>
          <table:table-cell office:value-type="float" office:value="925.39946380697" calcext:value-type="float">
            <text:p>925,39946380697</text:p>
          </table:table-cell>
          <table:table-cell office:value-type="float" office:value="147.286821705426" calcext:value-type="float">
            <text:p>147,286821705426</text:p>
          </table:table-cell>
          <table:table-cell office:value-type="float" office:value="1392.49659863946" calcext:value-type="float">
            <text:p>1392,49659863946</text:p>
          </table:table-cell>
          <table:table-cell office:value-type="float" office:value="1665.95776772247" calcext:value-type="float">
            <text:p>1665,95776772247</text:p>
          </table:table-cell>
          <table:table-cell office:value-type="float" office:value="849.054545454545" calcext:value-type="float">
            <text:p>849,054545454545</text:p>
          </table:table-cell>
          <table:table-cell office:value-type="float" office:value="502.587155963303" calcext:value-type="float">
            <text:p>502,587155963303</text:p>
          </table:table-cell>
          <table:table-cell office:value-type="float" office:value="526.34128440367" calcext:value-type="float">
            <text:p>526,34128440367</text:p>
          </table:table-cell>
          <table:table-cell office:value-type="float" office:value="1776.97564783016" calcext:value-type="float">
            <text:p>1776,97564783016</text:p>
          </table:table-cell>
          <table:table-cell office:value-type="float" office:value="1357.35222319093" calcext:value-type="float">
            <text:p>1357,35222319093</text:p>
          </table:table-cell>
          <table:table-cell office:value-type="float" office:value="458.333333333333" calcext:value-type="float">
            <text:p>458,333333333333</text:p>
          </table:table-cell>
          <table:table-cell office:value-type="float" office:value="1688.9086409569" calcext:value-type="float">
            <text:p>1688,9086409569</text:p>
          </table:table-cell>
          <table:table-cell office:value-type="float" office:value="935.340909090909" calcext:value-type="float">
            <text:p>935,340909090909</text:p>
          </table:table-cell>
          <table:table-cell office:value-type="float" office:value="1259.8279454023" calcext:value-type="float">
            <text:p>1259,8279454023</text:p>
          </table:table-cell>
          <table:table-cell office:value-type="float" office:value="711.368343787535" calcext:value-type="float">
            <text:p>711,368343787535</text:p>
          </table:table-cell>
          <table:table-cell office:value-type="float" office:value="740.740740740741" calcext:value-type="float">
            <text:p>740,740740740741</text:p>
          </table:table-cell>
          <table:table-cell office:value-type="float" office:value="1416.14505996573" calcext:value-type="float">
            <text:p>1416,14505996573</text:p>
          </table:table-cell>
          <table:table-cell office:value-type="float" office:value="384.031283710895" calcext:value-type="float">
            <text:p>384,031283710895</text:p>
          </table:table-cell>
          <table:table-cell office:value-type="float" office:value="535.944584382871" calcext:value-type="float">
            <text:p>535,944584382871</text:p>
          </table:table-cell>
          <table:table-cell office:value-type="float" office:value="2732.05791106515" calcext:value-type="float">
            <text:p>2732,05791106515</text:p>
          </table:table-cell>
          <table:table-cell office:value-type="float" office:value="1343.4552332913" calcext:value-type="float">
            <text:p>1343,4552332913</text:p>
          </table:table-cell>
          <table:table-cell office:value-type="float" office:value="1685.29438596491" calcext:value-type="float">
            <text:p>1685,29438596491</text:p>
          </table:table-cell>
          <table:table-cell office:value-type="float" office:value="707.320261437909" calcext:value-type="float">
            <text:p>707,320261437909</text:p>
          </table:table-cell>
          <table:table-cell office:value-type="float" office:value="1644.34599156118" calcext:value-type="float">
            <text:p>1644,34599156118</text:p>
          </table:table-cell>
          <table:table-cell office:value-type="float" office:value="2693.25490196078" calcext:value-type="float">
            <text:p>2693,25490196078</text:p>
          </table:table-cell>
          <table:table-cell office:value-type="float" office:value="1034.64473684211" calcext:value-type="float">
            <text:p>1034,64473684211</text:p>
          </table:table-cell>
          <table:table-cell office:value-type="float" office:value="866.551126516464" calcext:value-type="float">
            <text:p>866,551126516464</text:p>
          </table:table-cell>
          <table:table-cell office:value-type="float" office:value="693.412804586718" calcext:value-type="float">
            <text:p>693,412804586718</text:p>
          </table:table-cell>
          <table:table-cell office:value-type="float" office:value="1038.61781076067" calcext:value-type="float">
            <text:p>1038,61781076067</text:p>
          </table:table-cell>
          <table:table-cell office:value-type="float" office:value="1425.44510978044" calcext:value-type="float">
            <text:p>1425,44510978044</text:p>
          </table:table-cell>
          <table:table-cell office:value-type="float" office:value="1277.83839285714" calcext:value-type="float">
            <text:p>1277,83839285714</text:p>
          </table:table-cell>
          <table:table-cell office:value-type="float" office:value="631.026396562308" calcext:value-type="float">
            <text:p>631,026396562308</text:p>
          </table:table-cell>
          <table:table-cell office:value-type="float" office:value="566.459197786999" calcext:value-type="float">
            <text:p>566,459197786999</text:p>
          </table:table-cell>
          <table:table-cell office:value-type="float" office:value="1576.04306864065" calcext:value-type="float">
            <text:p>1576,04306864065</text:p>
          </table:table-cell>
          <table:table-cell office:value-type="float" office:value="1664.33817858202" calcext:value-type="float">
            <text:p>1664,33817858202</text:p>
          </table:table-cell>
          <table:table-cell office:value-type="float" office:value="1967.60597519729" calcext:value-type="float">
            <text:p>1967,60597519729</text:p>
          </table:table-cell>
          <table:table-cell office:value-type="float" office:value="1812.75964391691" calcext:value-type="float">
            <text:p>1812,75964391691</text:p>
          </table:table-cell>
          <table:table-cell office:value-type="float" office:value="2232.73782771536" calcext:value-type="float">
            <text:p>2232,73782771536</text:p>
          </table:table-cell>
          <table:table-cell office:value-type="float" office:value="1237.62304982386" calcext:value-type="float">
            <text:p>1237,62304982386</text:p>
          </table:table-cell>
          <table:table-cell office:value-type="float" office:value="1311.95304740406" calcext:value-type="float">
            <text:p>1311,95304740406</text:p>
          </table:table-cell>
          <table:table-cell office:value-type="float" office:value="1042.61363636364" calcext:value-type="float">
            <text:p>1042,61363636364</text:p>
          </table:table-cell>
          <table:table-cell office:value-type="float" office:value="2599.96782496782" calcext:value-type="float">
            <text:p>2599,96782496782</text:p>
          </table:table-cell>
          <table:table-cell office:value-type="float" office:value="87.7091748413156" calcext:value-type="float">
            <text:p>87,7091748413156</text:p>
          </table:table-cell>
          <table:table-cell office:value-type="float" office:value="3484.52917232022" calcext:value-type="float">
            <text:p>3484,52917232022</text:p>
          </table:table-cell>
          <table:table-cell office:value-type="float" office:value="1531.79955373745" calcext:value-type="float">
            <text:p>1531,79955373745</text:p>
          </table:table-cell>
          <table:table-cell office:value-type="float" office:value="1544.04603815114" calcext:value-type="float">
            <text:p>1544,04603815114</text:p>
          </table:table-cell>
          <table:table-cell office:value-type="float" office:value="1843.8914546553" calcext:value-type="float">
            <text:p>1843,8914546553</text:p>
          </table:table-cell>
          <table:table-cell office:value-type="float" office:value="1303.30288641759" calcext:value-type="float">
            <text:p>1303,30288641759</text:p>
          </table:table-cell>
          <table:table-cell office:value-type="float" office:value="512.066445182724" calcext:value-type="float">
            <text:p>512,066445182724</text:p>
          </table:table-cell>
          <table:table-cell office:value-type="float" office:value="158.432708688245" calcext:value-type="float">
            <text:p>158,432708688245</text:p>
          </table:table-cell>
          <table:table-cell office:value-type="float" office:value="1055.62889637742" calcext:value-type="float">
            <text:p>1055,62889637742</text:p>
          </table:table-cell>
          <table:table-cell office:value-type="float" office:value="2116.10489856507" calcext:value-type="float">
            <text:p>2116,10489856507</text:p>
          </table:table-cell>
          <table:table-cell office:value-type="float" office:value="813.675464320626" calcext:value-type="float">
            <text:p>813,675464320626</text:p>
          </table:table-cell>
          <table:table-cell office:value-type="float" office:value="573.196538324051" calcext:value-type="float">
            <text:p>573,196538324051</text:p>
          </table:table-cell>
          <table:table-cell office:value-type="float" office:value="1954.89543299226" calcext:value-type="float">
            <text:p>1954,89543299226</text:p>
          </table:table-cell>
          <table:table-cell office:value-type="float" office:value="518.382191278857" calcext:value-type="float">
            <text:p>518,382191278857</text:p>
          </table:table-cell>
          <table:table-cell office:value-type="float" office:value="1345.63376168224" calcext:value-type="float">
            <text:p>1345,63376168224</text:p>
          </table:table-cell>
          <table:table-cell office:value-type="float" office:value="1254.50484829528" calcext:value-type="float">
            <text:p>1254,50484829528</text:p>
          </table:table-cell>
          <table:table-cell office:value-type="float" office:value="850.568316831683" calcext:value-type="float">
            <text:p>850,568316831683</text:p>
          </table:table-cell>
          <table:table-cell office:value-type="float" office:value="1653.75358587716" calcext:value-type="float">
            <text:p>1653,75358587716</text:p>
          </table:table-cell>
          <table:table-cell office:value-type="float" office:value="462.446501411986" calcext:value-type="float">
            <text:p>462,446501411986</text:p>
          </table:table-cell>
          <table:table-cell office:value-type="float" office:value="945.419230769231" calcext:value-type="float">
            <text:p>945,419230769231</text:p>
          </table:table-cell>
          <table:table-cell office:value-type="float" office:value="2275.74125336409" calcext:value-type="float">
            <text:p>2275,74125336409</text:p>
          </table:table-cell>
          <table:table-cell office:value-type="float" office:value="1401.46502636204" calcext:value-type="float">
            <text:p>1401,46502636204</text:p>
          </table:table-cell>
          <table:table-cell office:value-type="float" office:value="1948.01811056979" calcext:value-type="float">
            <text:p>1948,01811056979</text:p>
          </table:table-cell>
          <table:table-cell office:value-type="float" office:value="476.32008709853" calcext:value-type="float">
            <text:p>476,32008709853</text:p>
          </table:table-cell>
          <table:table-cell office:value-type="float" office:value="4958.21759680058" calcext:value-type="float">
            <text:p>4958,21759680058</text:p>
          </table:table-cell>
          <table:table-cell office:value-type="float" office:value="1361.10262008734" calcext:value-type="float">
            <text:p>1361,10262008734</text:p>
          </table:table-cell>
          <table:table-cell office:value-type="float" office:value="2303.20703318474" calcext:value-type="float">
            <text:p>2303,20703318474</text:p>
          </table:table-cell>
          <table:table-cell office:value-type="float" office:value="1919.36152324431" calcext:value-type="float">
            <text:p>1919,36152324431</text:p>
          </table:table-cell>
          <table:table-cell office:value-type="float" office:value="4237.38758314856" calcext:value-type="float">
            <text:p>4237,38758314856</text:p>
          </table:table-cell>
          <table:table-cell office:value-type="float" office:value="1400.87615768226" calcext:value-type="float">
            <text:p>1400,87615768226</text:p>
          </table:table-cell>
          <table:table-cell office:value-type="float" office:value="3190.56941818946" calcext:value-type="float">
            <text:p>3190,56941818946</text:p>
          </table:table-cell>
          <table:table-cell office:value-type="float" office:value="1553.9425173439" calcext:value-type="float">
            <text:p>1553,9425173439</text:p>
          </table:table-cell>
          <table:table-cell office:value-type="float" office:value="1457.71379703535" calcext:value-type="float">
            <text:p>1457,71379703535</text:p>
          </table:table-cell>
          <table:table-cell office:value-type="float" office:value="1368.83966942149" calcext:value-type="float">
            <text:p>1368,83966942149</text:p>
          </table:table-cell>
          <table:table-cell office:value-type="float" office:value="2104.85996592845" calcext:value-type="float">
            <text:p>2104,85996592845</text:p>
          </table:table-cell>
          <table:table-cell office:value-type="float" office:value="1790.61488273204" calcext:value-type="float">
            <text:p>1790,61488273204</text:p>
          </table:table-cell>
          <table:table-cell office:value-type="float" office:value="3021.67843279961" calcext:value-type="float">
            <text:p>3021,67843279961</text:p>
          </table:table-cell>
          <table:table-cell office:value-type="float" office:value="2446.79926173317" calcext:value-type="float">
            <text:p>2446,79926173317</text:p>
          </table:table-cell>
          <table:table-cell office:value-type="float" office:value="1373.07225676357" calcext:value-type="float">
            <text:p>1373,07225676357</text:p>
          </table:table-cell>
          <table:table-cell office:value-type="float" office:value="371.367475889591" calcext:value-type="float">
            <text:p>371,367475889591</text:p>
          </table:table-cell>
          <table:table-cell office:value-type="float" office:value="718.209870740306" calcext:value-type="float">
            <text:p>718,209870740306</text:p>
          </table:table-cell>
          <table:table-cell office:value-type="float" office:value="1174.78906681391" calcext:value-type="float">
            <text:p>1174,78906681391</text:p>
          </table:table-cell>
          <table:table-cell office:value-type="float" office:value="2480.71262301287" calcext:value-type="float">
            <text:p>2480,71262301287</text:p>
          </table:table-cell>
          <table:table-cell office:value-type="float" office:value="903.04169468729" calcext:value-type="float">
            <text:p>903,04169468729</text:p>
          </table:table-cell>
          <table:table-cell office:value-type="float" office:value="1651.12734149856" calcext:value-type="float">
            <text:p>1651,12734149856</text:p>
          </table:table-cell>
          <table:table-cell office:value-type="float" office:value="1509.97619047619" calcext:value-type="float">
            <text:p>1509,97619047619</text:p>
          </table:table-cell>
          <table:table-cell office:value-type="float" office:value="2194.04851145856" calcext:value-type="float">
            <text:p>2194,04851145856</text:p>
          </table:table-cell>
          <table:table-cell office:value-type="float" office:value="1116.27634660422" calcext:value-type="float">
            <text:p>1116,27634660422</text:p>
          </table:table-cell>
          <table:table-cell office:value-type="float" office:value="1351.75767416686" calcext:value-type="float">
            <text:p>1351,75767416686</text:p>
          </table:table-cell>
          <table:table-cell office:value-type="float" office:value="2928.4057199867" calcext:value-type="float">
            <text:p>2928,4057199867</text:p>
          </table:table-cell>
          <table:table-cell office:value-type="float" office:value="720.312425430373" calcext:value-type="float">
            <text:p>720,312425430373</text:p>
          </table:table-cell>
          <table:table-cell office:value-type="float" office:value="2235.7560336256" calcext:value-type="float">
            <text:p>2235,7560336256</text:p>
          </table:table-cell>
          <table:table-cell office:value-type="float" office:value="1129.3858395583" calcext:value-type="float">
            <text:p>1129,3858395583</text:p>
          </table:table-cell>
          <table:table-cell office:value-type="float" office:value="1869.91137397634" calcext:value-type="float">
            <text:p>1869,91137397634</text:p>
          </table:table-cell>
          <table:table-cell office:value-type="float" office:value="1917.28749855441" calcext:value-type="float">
            <text:p>1917,28749855441</text:p>
          </table:table-cell>
          <table:table-cell office:value-type="float" office:value="713.448924731183" calcext:value-type="float">
            <text:p>713,448924731183</text:p>
          </table:table-cell>
          <table:table-cell office:value-type="float" office:value="575.123662515348" calcext:value-type="float">
            <text:p>575,123662515348</text:p>
          </table:table-cell>
          <table:table-cell office:value-type="float" office:value="220.543179103703" calcext:value-type="float">
            <text:p>220,543179103703</text:p>
          </table:table-cell>
          <table:table-cell office:value-type="float" office:value="177.857603389518" calcext:value-type="float">
            <text:p>177,857603389518</text:p>
          </table:table-cell>
          <table:table-cell office:value-type="float" office:value="187.422285987566" calcext:value-type="float">
            <text:p>187,422285987566</text:p>
          </table:table-cell>
          <table:table-cell office:value-type="float" office:value="231.607461675799" calcext:value-type="float">
            <text:p>231,607461675799</text:p>
          </table:table-cell>
          <table:table-cell office:value-type="float" office:value="575.938965661642" calcext:value-type="float">
            <text:p>575,938965661642</text:p>
          </table:table-cell>
          <table:table-cell office:value-type="float" office:value="746.363784932178" calcext:value-type="float">
            <text:p>746,363784932178</text:p>
          </table:table-cell>
          <table:table-cell office:value-type="float" office:value="349.263022979035" calcext:value-type="float">
            <text:p>349,263022979035</text:p>
          </table:table-cell>
          <table:table-cell office:value-type="float" office:value="534.934294901582" calcext:value-type="float">
            <text:p>534,934294901582</text:p>
          </table:table-cell>
          <table:table-cell office:value-type="float" office:value="463.690147981461" calcext:value-type="float">
            <text:p>463,690147981461</text:p>
          </table:table-cell>
          <table:table-cell office:value-type="float" office:value="910.971766848816" calcext:value-type="float">
            <text:p>910,971766848816</text:p>
          </table:table-cell>
          <table:table-cell office:value-type="float" office:value="256.310096153846" calcext:value-type="float">
            <text:p>256,310096153846</text:p>
          </table:table-cell>
          <table:table-cell office:value-type="float" office:value="751.98865784499" calcext:value-type="float">
            <text:p>751,98865784499</text:p>
          </table:table-cell>
          <table:table-cell office:value-type="float" office:value="941.535682426405" calcext:value-type="float">
            <text:p>941,535682426405</text:p>
          </table:table-cell>
          <table:table-cell office:value-type="float" office:value="0" calcext:value-type="float">
            <text:p>0</text:p>
          </table:table-cell>
          <table:table-cell office:value-type="float" office:value="577.993355481727" calcext:value-type="float">
            <text:p>577,993355481727</text:p>
          </table:table-cell>
          <table:table-cell office:value-type="float" office:value="575.801282051282" calcext:value-type="float">
            <text:p>575,801282051282</text:p>
          </table:table-cell>
          <table:table-cell office:value-type="float" office:value="534.065934065934" calcext:value-type="float">
            <text:p>534,065934065934</text:p>
          </table:table-cell>
          <table:table-cell office:value-type="float" office:value="2137.31519575315" calcext:value-type="float">
            <text:p>2137,31519575315</text:p>
          </table:table-cell>
          <table:table-cell office:value-type="float" office:value="672.614159292035" calcext:value-type="float">
            <text:p>672,614159292035</text:p>
          </table:table-cell>
          <table:table-cell office:value-type="float" office:value="715.010482180294" calcext:value-type="float">
            <text:p>715,010482180294</text:p>
          </table:table-cell>
          <table:table-cell office:value-type="float" office:value="0" calcext:value-type="float">
            <text:p>0</text:p>
          </table:table-cell>
          <table:table-cell office:value-type="float" office:value="284.668785138108" calcext:value-type="float">
            <text:p>284,668785138108</text:p>
          </table:table-cell>
          <table:table-cell office:value-type="float" office:value="1386.31429919773" calcext:value-type="float">
            <text:p>1386,31429919773</text:p>
          </table:table-cell>
          <table:table-cell office:value-type="float" office:value="1073.44061583578" calcext:value-type="float">
            <text:p>1073,44061583578</text:p>
          </table:table-cell>
          <table:table-cell office:value-type="float" office:value="964.683684794673" calcext:value-type="float">
            <text:p>964,683684794673</text:p>
          </table:table-cell>
          <table:table-cell office:value-type="float" office:value="1144.69188596491" calcext:value-type="float">
            <text:p>1144,69188596491</text:p>
          </table:table-cell>
          <table:table-cell office:value-type="float" office:value="908.697336561743" calcext:value-type="float">
            <text:p>908,697336561743</text:p>
          </table:table-cell>
          <table:table-cell office:value-type="float" office:value="2935.49964054637" calcext:value-type="float">
            <text:p>2935,49964054637</text:p>
          </table:table-cell>
          <table:table-cell office:value-type="float" office:value="474.215246636771" calcext:value-type="float">
            <text:p>474,215246636771</text:p>
          </table:table-cell>
          <table:table-cell office:value-type="float" office:value="224.45652173913" calcext:value-type="float">
            <text:p>224,45652173913</text:p>
          </table:table-cell>
          <table:table-cell office:value-type="float" office:value="1610.33978763273" calcext:value-type="float">
            <text:p>1610,33978763273</text:p>
          </table:table-cell>
          <table:table-cell office:value-type="float" office:value="331.864927003104" calcext:value-type="float">
            <text:p>331,864927003104</text:p>
          </table:table-cell>
          <table:table-cell office:value-type="float" office:value="1423.58124635993" calcext:value-type="float">
            <text:p>1423,58124635993</text:p>
          </table:table-cell>
          <table:table-cell office:value-type="float" office:value="230.828220858896" calcext:value-type="float">
            <text:p>230,828220858896</text:p>
          </table:table-cell>
          <table:table-cell office:value-type="float" office:value="979.975588491717" calcext:value-type="float">
            <text:p>979,975588491717</text:p>
          </table:table-cell>
          <table:table-cell office:value-type="float" office:value="1249.0979253112" calcext:value-type="float">
            <text:p>1249,0979253112</text:p>
          </table:table-cell>
          <table:table-cell office:value-type="float" office:value="679.291300877893" calcext:value-type="float">
            <text:p>679,291300877893</text:p>
          </table:table-cell>
          <table:table-cell office:value-type="float" office:value="368.133333333333" calcext:value-type="float">
            <text:p>368,133333333333</text:p>
          </table:table-cell>
          <table:table-cell office:value-type="float" office:value="1595.91208133971" calcext:value-type="float">
            <text:p>1595,91208133971</text:p>
          </table:table-cell>
          <table:table-cell office:value-type="float" office:value="782.511685823755" calcext:value-type="float">
            <text:p>782,511685823755</text:p>
          </table:table-cell>
          <table:table-cell office:value-type="float" office:value="0" calcext:value-type="float">
            <text:p>0</text:p>
          </table:table-cell>
          <table:table-cell office:value-type="float" office:value="400.053418803419" calcext:value-type="float">
            <text:p>400,053418803419</text:p>
          </table:table-cell>
          <table:table-cell office:value-type="float" office:value="538.629199903312" calcext:value-type="float">
            <text:p>538,629199903312</text:p>
          </table:table-cell>
          <table:table-cell office:value-type="float" office:value="972.696245733788" calcext:value-type="float">
            <text:p>972,696245733788</text:p>
          </table:table-cell>
          <table:table-cell office:value-type="float" office:value="258.379888268156" calcext:value-type="float">
            <text:p>258,379888268156</text:p>
          </table:table-cell>
          <table:table-cell office:value-type="float" office:value="323.676923076923" calcext:value-type="float">
            <text:p>323,676923076923</text:p>
          </table:table-cell>
          <table:table-cell office:value-type="float" office:value="1419.43214756258" calcext:value-type="float">
            <text:p>1419,43214756258</text:p>
          </table:table-cell>
          <table:table-cell office:value-type="float" office:value="1995.53719008264" calcext:value-type="float">
            <text:p>1995,53719008264</text:p>
          </table:table-cell>
          <table:table-cell office:value-type="float" office:value="483.011680726801" calcext:value-type="float">
            <text:p>483,011680726801</text:p>
          </table:table-cell>
          <table:table-cell office:value-type="float" office:value="2468.70139968896" calcext:value-type="float">
            <text:p>2468,70139968896</text:p>
          </table:table-cell>
          <table:table-cell office:value-type="float" office:value="1246.33720180529" calcext:value-type="float">
            <text:p>1246,33720180529</text:p>
          </table:table-cell>
          <table:table-cell office:value-type="float" office:value="1025.9851104707" calcext:value-type="float">
            <text:p>1025,9851104707</text:p>
          </table:table-cell>
          <table:table-cell office:value-type="float" office:value="657.82594280978" calcext:value-type="float">
            <text:p>657,82594280978</text:p>
          </table:table-cell>
          <table:table-cell office:value-type="float" office:value="1308.941303565" calcext:value-type="float">
            <text:p>1308,941303565</text:p>
          </table:table-cell>
          <table:table-cell office:value-type="float" office:value="630.286885245902" calcext:value-type="float">
            <text:p>630,286885245902</text:p>
          </table:table-cell>
          <table:table-cell office:value-type="float" office:value="1761.57422056771" calcext:value-type="float">
            <text:p>1761,57422056771</text:p>
          </table:table-cell>
          <table:table-cell office:value-type="float" office:value="0" calcext:value-type="float">
            <text:p>0</text:p>
          </table:table-cell>
          <table:table-cell office:value-type="float" office:value="430.903614457831" calcext:value-type="float">
            <text:p>430,903614457831</text:p>
          </table:table-cell>
          <table:table-cell office:value-type="float" office:value="277.954545454545" calcext:value-type="float">
            <text:p>277,954545454545</text:p>
          </table:table-cell>
          <table:table-cell office:value-type="float" office:value="363.896755162242" calcext:value-type="float">
            <text:p>363,896755162242</text:p>
          </table:table-cell>
          <table:table-cell office:value-type="float" office:value="662.102803738318" calcext:value-type="float">
            <text:p>662,102803738318</text:p>
          </table:table-cell>
          <table:table-cell office:value-type="float" office:value="79.3140407288317" calcext:value-type="float">
            <text:p>79,3140407288317</text:p>
          </table:table-cell>
          <table:table-cell office:value-type="float" office:value="184.698453608247" calcext:value-type="float">
            <text:p>184,698453608247</text:p>
          </table:table-cell>
          <table:table-cell office:value-type="float" office:value="0" calcext:value-type="float">
            <text:p>0</text:p>
          </table:table-cell>
          <table:table-cell office:value-type="float" office:value="1372.24785761371" calcext:value-type="float">
            <text:p>1372,24785761371</text:p>
          </table:table-cell>
          <table:table-cell office:value-type="float" office:value="177.734060884549" calcext:value-type="float">
            <text:p>177,734060884549</text:p>
          </table:table-cell>
          <table:table-cell office:value-type="float" office:value="1386.89271293982" calcext:value-type="float">
            <text:p>1386,89271293982</text:p>
          </table:table-cell>
          <table:table-cell office:value-type="float" office:value="1125.98673740053" calcext:value-type="float">
            <text:p>1125,98673740053</text:p>
          </table:table-cell>
          <table:table-cell office:value-type="float" office:value="834.481409001957" calcext:value-type="float">
            <text:p>834,481409001957</text:p>
          </table:table-cell>
          <table:table-cell office:value-type="float" office:value="612.582781456954" calcext:value-type="float">
            <text:p>612,582781456954</text:p>
          </table:table-cell>
          <table:table-cell office:value-type="float" office:value="1218.37394564199" calcext:value-type="float">
            <text:p>1218,37394564199</text:p>
          </table:table-cell>
          <table:table-cell office:value-type="float" office:value="2682.31441048035" calcext:value-type="float">
            <text:p>2682,31441048035</text:p>
          </table:table-cell>
          <table:table-cell office:value-type="float" office:value="1726.34144059869" calcext:value-type="float">
            <text:p>1726,34144059869</text:p>
          </table:table-cell>
          <table:table-cell office:value-type="float" office:value="605.353260869565" calcext:value-type="float">
            <text:p>605,353260869565</text:p>
          </table:table-cell>
          <table:table-cell office:value-type="float" office:value="559.078265204387" calcext:value-type="float">
            <text:p>559,078265204387</text:p>
          </table:table-cell>
          <table:table-cell office:value-type="float" office:value="677.915677395668" calcext:value-type="float">
            <text:p>677,915677395668</text:p>
          </table:table-cell>
          <table:table-cell office:value-type="float" office:value="381.145124716553" calcext:value-type="float">
            <text:p>381,145124716553</text:p>
          </table:table-cell>
          <table:table-cell office:value-type="float" office:value="800.172272354389" calcext:value-type="float">
            <text:p>800,172272354389</text:p>
          </table:table-cell>
          <table:table-cell office:value-type="float" office:value="771.917226742129" calcext:value-type="float">
            <text:p>771,917226742129</text:p>
          </table:table-cell>
          <table:table-cell office:value-type="float" office:value="1772.59456928839" calcext:value-type="float">
            <text:p>1772,59456928839</text:p>
          </table:table-cell>
          <table:table-cell office:value-type="float" office:value="2838.01509872242" calcext:value-type="float">
            <text:p>2838,01509872242</text:p>
          </table:table-cell>
          <table:table-cell office:value-type="float" office:value="860.352653061224" calcext:value-type="float">
            <text:p>860,352653061224</text:p>
          </table:table-cell>
          <table:table-cell office:value-type="float" office:value="1065.07749326146" calcext:value-type="float">
            <text:p>1065,07749326146</text:p>
          </table:table-cell>
          <table:table-cell office:value-type="float" office:value="341.957587181904" calcext:value-type="float">
            <text:p>341,957587181904</text:p>
          </table:table-cell>
          <table:table-cell office:value-type="float" office:value="215.797334558823" calcext:value-type="float">
            <text:p>215,797334558823</text:p>
          </table:table-cell>
          <table:table-cell office:value-type="float" office:value="417.048252279635" calcext:value-type="float">
            <text:p>417,048252279635</text:p>
          </table:table-cell>
          <table:table-cell office:value-type="float" office:value="1849.43804755945" calcext:value-type="float">
            <text:p>1849,43804755945</text:p>
          </table:table-cell>
          <table:table-cell office:value-type="float" office:value="1089.02617801047" calcext:value-type="float">
            <text:p>1089,02617801047</text:p>
          </table:table-cell>
          <table:table-cell office:value-type="float" office:value="66.747572815534" calcext:value-type="float">
            <text:p>66,747572815534</text:p>
          </table:table-cell>
          <table:table-cell office:value-type="float" office:value="486.042692939245" calcext:value-type="float">
            <text:p>486,042692939245</text:p>
          </table:table-cell>
          <table:table-cell office:value-type="float" office:value="584.639948287007" calcext:value-type="float">
            <text:p>584,639948287007</text:p>
          </table:table-cell>
          <table:table-cell office:value-type="float" office:value="268.896475770925" calcext:value-type="float">
            <text:p>268,896475770925</text:p>
          </table:table-cell>
          <table:table-cell office:value-type="float" office:value="1023.22152395915" calcext:value-type="float">
            <text:p>1023,22152395915</text:p>
          </table:table-cell>
          <table:table-cell office:value-type="float" office:value="733.722794959908" calcext:value-type="float">
            <text:p>733,722794959908</text:p>
          </table:table-cell>
          <table:table-cell office:value-type="float" office:value="14.6583694083694" calcext:value-type="float">
            <text:p>14,6583694083694</text:p>
          </table:table-cell>
          <table:table-cell office:value-type="float" office:value="1413.03766707169" calcext:value-type="float">
            <text:p>1413,03766707169</text:p>
          </table:table-cell>
          <table:table-cell office:value-type="float" office:value="1633.81342182891" calcext:value-type="float">
            <text:p>1633,81342182891</text:p>
          </table:table-cell>
          <table:table-cell office:value-type="float" office:value="443.844613259668" calcext:value-type="float">
            <text:p>443,844613259668</text:p>
          </table:table-cell>
          <table:table-cell office:value-type="float" office:value="433.38947368421" calcext:value-type="float">
            <text:p>433,38947368421</text:p>
          </table:table-cell>
          <table:table-cell office:value-type="float" office:value="916.335128286348" calcext:value-type="float">
            <text:p>916,335128286348</text:p>
          </table:table-cell>
          <table:table-cell office:value-type="float" office:value="467.804384485666" calcext:value-type="float">
            <text:p>467,804384485666</text:p>
          </table:table-cell>
          <table:table-cell office:value-type="float" office:value="325.682713347921" calcext:value-type="float">
            <text:p>325,682713347921</text:p>
          </table:table-cell>
          <table:table-cell office:value-type="float" office:value="162.023245802841" calcext:value-type="float">
            <text:p>162,023245802841</text:p>
          </table:table-cell>
          <table:table-cell office:value-type="float" office:value="61.4226604170034" calcext:value-type="float">
            <text:p>61,4226604170034</text:p>
          </table:table-cell>
          <table:table-cell office:value-type="float" office:value="167.666145018258" calcext:value-type="float">
            <text:p>167,666145018258</text:p>
          </table:table-cell>
          <table:table-cell office:value-type="float" office:value="154.411316211878" calcext:value-type="float">
            <text:p>154,411316211878</text:p>
          </table:table-cell>
          <table:table-cell office:value-type="float" office:value="48.9421252371916" calcext:value-type="float">
            <text:p>48,9421252371916</text:p>
          </table:table-cell>
          <table:table-cell office:value-type="float" office:value="81.1819016152717" calcext:value-type="float">
            <text:p>81,1819016152717</text:p>
          </table:table-cell>
          <table:table-cell office:value-type="float" office:value="295.017087378641" calcext:value-type="float">
            <text:p>295,017087378641</text:p>
          </table:table-cell>
          <table:table-cell office:value-type="float" office:value="181.100147275405" calcext:value-type="float">
            <text:p>181,100147275405</text:p>
          </table:table-cell>
          <table:table-cell office:value-type="float" office:value="80.0154527302717" calcext:value-type="float">
            <text:p>80,0154527302717</text:p>
          </table:table-cell>
          <table:table-cell office:value-type="float" office:value="998.406103286385" calcext:value-type="float">
            <text:p>998,406103286385</text:p>
          </table:table-cell>
          <table:table-cell office:value-type="float" office:value="261.945897527768" calcext:value-type="float">
            <text:p>261,945897527768</text:p>
          </table:table-cell>
          <table:table-cell office:value-type="float" office:value="289.562814070352" calcext:value-type="float">
            <text:p>289,562814070352</text:p>
          </table:table-cell>
          <table:table-cell office:value-type="float" office:value="185.841917389087" calcext:value-type="float">
            <text:p>185,841917389087</text:p>
          </table:table-cell>
          <table:table-cell office:value-type="float" office:value="100.471183414344" calcext:value-type="float">
            <text:p>100,471183414344</text:p>
          </table:table-cell>
          <table:table-cell office:value-type="float" office:value="529.083484573503" calcext:value-type="float">
            <text:p>529,083484573503</text:p>
          </table:table-cell>
          <table:table-cell office:value-type="float" office:value="183.332597173145" calcext:value-type="float">
            <text:p>183,332597173145</text:p>
          </table:table-cell>
          <table:table-cell office:value-type="float" office:value="61.2005856515373" calcext:value-type="float">
            <text:p>61,2005856515373</text:p>
          </table:table-cell>
          <table:table-cell office:value-type="float" office:value="714.311320754717" calcext:value-type="float">
            <text:p>714,311320754717</text:p>
          </table:table-cell>
          <table:table-cell office:value-type="float" office:value="66.3842512908778" calcext:value-type="float">
            <text:p>66,3842512908778</text:p>
          </table:table-cell>
          <table:table-cell office:value-type="float" office:value="22.1200032565334" calcext:value-type="float">
            <text:p>22,1200032565334</text:p>
          </table:table-cell>
          <table:table-cell office:value-type="float" office:value="100.668208092486" calcext:value-type="float">
            <text:p>100,668208092486</text:p>
          </table:table-cell>
          <table:table-cell office:value-type="float" office:value="406.81891025641" calcext:value-type="float">
            <text:p>406,81891025641</text:p>
          </table:table-cell>
          <table:table-cell office:value-type="float" office:value="50.9993262968785" calcext:value-type="float">
            <text:p>50,9993262968785</text:p>
          </table:table-cell>
          <table:table-cell office:value-type="float" office:value="11.7834394904459" calcext:value-type="float">
            <text:p>11,7834394904459</text:p>
          </table:table-cell>
          <table:table-cell office:value-type="float" office:value="179.529170931423" calcext:value-type="float">
            <text:p>179,529170931423</text:p>
          </table:table-cell>
          <table:table-cell office:value-type="float" office:value="323.223744292237" calcext:value-type="float">
            <text:p>323,223744292237</text:p>
          </table:table-cell>
          <table:table-cell office:value-type="float" office:value="120.236886632826" calcext:value-type="float">
            <text:p>120,236886632826</text:p>
          </table:table-cell>
          <table:table-cell office:value-type="float" office:value="128.201277501774" calcext:value-type="float">
            <text:p>128,201277501774</text:p>
          </table:table-cell>
          <table:table-cell office:value-type="float" office:value="210.285822021116" calcext:value-type="float">
            <text:p>210,285822021116</text:p>
          </table:table-cell>
          <table:table-cell office:value-type="float" office:value="99.4406463642014" calcext:value-type="float">
            <text:p>99,4406463642014</text:p>
          </table:table-cell>
          <table:table-cell office:value-type="float" office:value="168.145539906103" calcext:value-type="float">
            <text:p>168,145539906103</text:p>
          </table:table-cell>
          <table:table-cell office:value-type="float" office:value="240.565031982942" calcext:value-type="float">
            <text:p>240,565031982942</text:p>
          </table:table-cell>
          <table:table-cell office:value-type="float" office:value="95.6879293424926" calcext:value-type="float">
            <text:p>95,6879293424926</text:p>
          </table:table-cell>
          <table:table-cell office:value-type="float" office:value="105.519012944984" calcext:value-type="float">
            <text:p>105,519012944984</text:p>
          </table:table-cell>
          <table:table-cell office:value-type="float" office:value="710.849056603774" calcext:value-type="float">
            <text:p>710,849056603774</text:p>
          </table:table-cell>
          <table:table-cell office:value-type="float" office:value="120.186697782964" calcext:value-type="float">
            <text:p>120,186697782964</text:p>
          </table:table-cell>
          <table:table-cell office:value-type="float" office:value="85.205329153605" calcext:value-type="float">
            <text:p>85,205329153605</text:p>
          </table:table-cell>
          <table:table-cell office:value-type="float" office:value="84.2607036291722" calcext:value-type="float">
            <text:p>84,2607036291722</text:p>
          </table:table-cell>
          <table:table-cell office:value-type="float" office:value="785.759493670886" calcext:value-type="float">
            <text:p>785,759493670886</text:p>
          </table:table-cell>
          <table:table-cell office:value-type="float" office:value="537.101984310106" calcext:value-type="float">
            <text:p>537,101984310106</text:p>
          </table:table-cell>
          <table:table-cell office:value-type="float" office:value="814.513350559862" calcext:value-type="float">
            <text:p>814,513350559862</text:p>
          </table:table-cell>
          <table:table-cell office:value-type="float" office:value="711.807036247335" calcext:value-type="float">
            <text:p>711,807036247335</text:p>
          </table:table-cell>
          <table:table-cell office:value-type="float" office:value="509.433962264151" calcext:value-type="float">
            <text:p>509,433962264151</text:p>
          </table:table-cell>
          <table:table-cell office:value-type="float" office:value="1274.66960352423" calcext:value-type="float">
            <text:p>1274,66960352423</text:p>
          </table:table-cell>
          <table:table-cell office:value-type="float" office:value="1435.48062593145" calcext:value-type="float">
            <text:p>1435,48062593145</text:p>
          </table:table-cell>
          <table:table-cell office:value-type="float" office:value="362.825484764543" calcext:value-type="float">
            <text:p>362,825484764543</text:p>
          </table:table-cell>
          <table:table-cell office:value-type="float" office:value="889.84348984349" calcext:value-type="float">
            <text:p>889,84348984349</text:p>
          </table:table-cell>
          <table:table-cell office:value-type="float" office:value="527.045454545454" calcext:value-type="float">
            <text:p>527,045454545454</text:p>
          </table:table-cell>
          <table:table-cell office:value-type="float" office:value="528.061224489796" calcext:value-type="float">
            <text:p>528,061224489796</text:p>
          </table:table-cell>
          <table:table-cell office:value-type="float" office:value="1204.05066128671" calcext:value-type="float">
            <text:p>1204,05066128671</text:p>
          </table:table-cell>
          <table:table-cell office:value-type="float" office:value="1041.97183098592" calcext:value-type="float">
            <text:p>1041,97183098592</text:p>
          </table:table-cell>
          <table:table-cell office:value-type="float" office:value="420.408163265306" calcext:value-type="float">
            <text:p>420,408163265306</text:p>
          </table:table-cell>
          <table:table-cell office:value-type="float" office:value="955.070671378092" calcext:value-type="float">
            <text:p>955,070671378092</text:p>
          </table:table-cell>
          <table:table-cell office:value-type="float" office:value="742.599742599743" calcext:value-type="float">
            <text:p>742,599742599743</text:p>
          </table:table-cell>
          <table:table-cell office:value-type="float" office:value="1917.39130434783" calcext:value-type="float">
            <text:p>1917,39130434783</text:p>
          </table:table-cell>
          <table:table-cell office:value-type="float" office:value="708.827404479578" calcext:value-type="float">
            <text:p>708,827404479578</text:p>
          </table:table-cell>
          <table:table-cell office:value-type="float" office:value="12.3893805309735" calcext:value-type="float">
            <text:p>12,3893805309735</text:p>
          </table:table-cell>
          <table:table-cell office:value-type="float" office:value="751.274209989806" calcext:value-type="float">
            <text:p>751,274209989806</text:p>
          </table:table-cell>
          <table:table-cell office:value-type="float" office:value="897.917057609308" calcext:value-type="float">
            <text:p>897,917057609308</text:p>
          </table:table-cell>
          <table:table-cell office:value-type="float" office:value="545.894001164822" calcext:value-type="float">
            <text:p>545,894001164822</text:p>
          </table:table-cell>
          <table:table-cell office:value-type="float" office:value="1136.80154142582" calcext:value-type="float">
            <text:p>1136,80154142582</text:p>
          </table:table-cell>
          <table:table-cell office:value-type="float" office:value="800.211044671122" calcext:value-type="float">
            <text:p>800,211044671122</text:p>
          </table:table-cell>
          <table:table-cell office:value-type="float" office:value="476.666666666667" calcext:value-type="float">
            <text:p>476,666666666667</text:p>
          </table:table-cell>
          <table:table-cell office:value-type="float" office:value="326.767091541136" calcext:value-type="float">
            <text:p>326,767091541136</text:p>
          </table:table-cell>
          <table:table-cell office:value-type="float" office:value="852.181400688863" calcext:value-type="float">
            <text:p>852,181400688863</text:p>
          </table:table-cell>
          <table:table-cell office:value-type="float" office:value="0" calcext:value-type="float">
            <text:p>0</text:p>
          </table:table-cell>
          <table:table-cell office:value-type="float" office:value="103.050288540808" calcext:value-type="float">
            <text:p>103,050288540808</text:p>
          </table:table-cell>
          <table:table-cell office:value-type="float" office:value="1722.37669543773" calcext:value-type="float">
            <text:p>1722,37669543773</text:p>
          </table:table-cell>
          <table:table-cell office:value-type="float" office:value="1174.56803753795" calcext:value-type="float">
            <text:p>1174,56803753795</text:p>
          </table:table-cell>
          <table:table-cell office:value-type="float" office:value="875.481631729967" calcext:value-type="float">
            <text:p>875,481631729967</text:p>
          </table:table-cell>
          <table:table-cell office:value-type="float" office:value="1051.69628432956" calcext:value-type="float">
            <text:p>1051,69628432956</text:p>
          </table:table-cell>
          <table:table-cell office:value-type="float" office:value="1559.902200489" calcext:value-type="float">
            <text:p>1559,902200489</text:p>
          </table:table-cell>
          <table:table-cell office:value-type="float" office:value="556.32183908046" calcext:value-type="float">
            <text:p>556,32183908046</text:p>
          </table:table-cell>
          <table:table-cell office:value-type="float" office:value="330.32619775739" calcext:value-type="float">
            <text:p>330,32619775739</text:p>
          </table:table-cell>
          <table:table-cell office:value-type="float" office:value="1576.74750356633" calcext:value-type="float">
            <text:p>1576,74750356633</text:p>
          </table:table-cell>
          <table:table-cell office:value-type="float" office:value="1480.83558994197" calcext:value-type="float">
            <text:p>1480,83558994197</text:p>
          </table:table-cell>
          <table:table-cell office:value-type="float" office:value="2172.99578059072" calcext:value-type="float">
            <text:p>2172,99578059072</text:p>
          </table:table-cell>
          <table:table-cell office:value-type="float" office:value="518.43137254902" calcext:value-type="float">
            <text:p>518,43137254902</text:p>
          </table:table-cell>
          <table:table-cell office:value-type="float" office:value="564.358697995258" calcext:value-type="float">
            <text:p>564,358697995258</text:p>
          </table:table-cell>
          <table:table-cell office:value-type="float" office:value="557.48031496063" calcext:value-type="float">
            <text:p>557,48031496063</text:p>
          </table:table-cell>
          <table:table-cell office:value-type="float" office:value="414.622414622415" calcext:value-type="float">
            <text:p>414,622414622415</text:p>
          </table:table-cell>
          <table:table-cell office:value-type="float" office:value="645.627394636015" calcext:value-type="float">
            <text:p>645,627394636015</text:p>
          </table:table-cell>
          <table:table-cell office:value-type="float" office:value="1423.74517374517" calcext:value-type="float">
            <text:p>1423,74517374517</text:p>
          </table:table-cell>
          <table:table-cell office:value-type="float" office:value="1345.52188552189" calcext:value-type="float">
            <text:p>1345,52188552189</text:p>
          </table:table-cell>
          <table:table-cell office:value-type="float" office:value="596.773360867321" calcext:value-type="float">
            <text:p>596,773360867321</text:p>
          </table:table-cell>
          <table:table-cell office:value-type="float" office:value="597.356405443454" calcext:value-type="float">
            <text:p>597,356405443454</text:p>
          </table:table-cell>
          <table:table-cell office:value-type="float" office:value="764.341085271318" calcext:value-type="float">
            <text:p>764,341085271318</text:p>
          </table:table-cell>
          <table:table-cell office:value-type="float" office:value="854.468738013042" calcext:value-type="float">
            <text:p>854,468738013042</text:p>
          </table:table-cell>
          <table:table-cell office:value-type="float" office:value="875.915221579962" calcext:value-type="float">
            <text:p>875,915221579962</text:p>
          </table:table-cell>
          <table:table-cell office:value-type="float" office:value="1157.20524017467" calcext:value-type="float">
            <text:p>1157,20524017467</text:p>
          </table:table-cell>
          <table:table-cell office:value-type="float" office:value="1610.05473584008" calcext:value-type="float">
            <text:p>1610,05473584008</text:p>
          </table:table-cell>
          <table:table-cell office:value-type="float" office:value="1160.07588254701" calcext:value-type="float">
            <text:p>1160,07588254701</text:p>
          </table:table-cell>
          <table:table-cell office:value-type="float" office:value="983.520475561427" calcext:value-type="float">
            <text:p>983,520475561427</text:p>
          </table:table-cell>
          <table:table-cell office:value-type="float" office:value="1026.06187729418" calcext:value-type="float">
            <text:p>1026,06187729418</text:p>
          </table:table-cell>
          <table:table-cell office:value-type="float" office:value="150.501209816799" calcext:value-type="float">
            <text:p>150,501209816799</text:p>
          </table:table-cell>
          <table:table-cell office:value-type="float" office:value="1539.68253968254" calcext:value-type="float">
            <text:p>1539,68253968254</text:p>
          </table:table-cell>
          <table:table-cell office:value-type="float" office:value="455.056179775281" calcext:value-type="float">
            <text:p>455,056179775281</text:p>
          </table:table-cell>
          <table:table-cell office:value-type="float" office:value="1798.49693251534" calcext:value-type="float">
            <text:p>1798,49693251534</text:p>
          </table:table-cell>
          <table:table-cell office:value-type="float" office:value="534.715821812596" calcext:value-type="float">
            <text:p>534,715821812596</text:p>
          </table:table-cell>
          <table:table-cell office:value-type="float" office:value="2034.1369047619" calcext:value-type="float">
            <text:p>2034,1369047619</text:p>
          </table:table-cell>
          <table:table-cell office:value-type="float" office:value="566.733021077283" calcext:value-type="float">
            <text:p>566,733021077283</text:p>
          </table:table-cell>
          <table:table-cell office:value-type="float" office:value="573.794888385636" calcext:value-type="float">
            <text:p>573,794888385636</text:p>
          </table:table-cell>
          <table:table-cell office:value-type="float" office:value="378.351934523809" calcext:value-type="float">
            <text:p>378,351934523809</text:p>
          </table:table-cell>
          <table:table-cell office:value-type="float" office:value="1335.20982599795" calcext:value-type="float">
            <text:p>1335,20982599795</text:p>
          </table:table-cell>
          <table:table-cell office:value-type="float" office:value="284.020034583507" calcext:value-type="float">
            <text:p>284,020034583507</text:p>
          </table:table-cell>
          <table:table-cell office:value-type="float" office:value="780.252315070612" calcext:value-type="float">
            <text:p>780,252315070612</text:p>
          </table:table-cell>
          <table:table-cell office:value-type="float" office:value="1240.84429824561" calcext:value-type="float">
            <text:p>1240,84429824561</text:p>
          </table:table-cell>
          <table:table-cell office:value-type="float" office:value="994.52177817692" calcext:value-type="float">
            <text:p>994,52177817692</text:p>
          </table:table-cell>
          <table:table-cell office:value-type="float" office:value="532.961165048544" calcext:value-type="float">
            <text:p>532,961165048544</text:p>
          </table:table-cell>
          <table:table-cell office:value-type="float" office:value="659.509202453988" calcext:value-type="float">
            <text:p>659,509202453988</text:p>
          </table:table-cell>
          <table:table-cell office:value-type="float" office:value="1438.69731800766" calcext:value-type="float">
            <text:p>1438,69731800766</text:p>
          </table:table-cell>
          <table:table-cell office:value-type="float" office:value="672.586872586873" calcext:value-type="float">
            <text:p>672,586872586873</text:p>
          </table:table-cell>
          <table:table-cell office:value-type="float" office:value="725.445187853834" calcext:value-type="float">
            <text:p>725,445187853834</text:p>
          </table:table-cell>
          <table:table-cell office:value-type="float" office:value="593.910870470637" calcext:value-type="float">
            <text:p>593,910870470637</text:p>
          </table:table-cell>
          <table:table-cell office:value-type="float" office:value="1292.98429319372" calcext:value-type="float">
            <text:p>1292,98429319372</text:p>
          </table:table-cell>
          <table:table-cell office:value-type="float" office:value="442.339246119734" calcext:value-type="float">
            <text:p>442,339246119734</text:p>
          </table:table-cell>
          <table:table-cell office:value-type="float" office:value="685.31746031746" calcext:value-type="float">
            <text:p>685,31746031746</text:p>
          </table:table-cell>
          <table:table-cell office:value-type="float" office:value="1399.26" calcext:value-type="float">
            <text:p>1399,26</text:p>
          </table:table-cell>
          <table:table-cell office:value-type="float" office:value="476.482617586912" calcext:value-type="float">
            <text:p>476,482617586912</text:p>
          </table:table-cell>
          <table:table-cell office:value-type="float" office:value="601.941747572816" calcext:value-type="float">
            <text:p>601,941747572816</text:p>
          </table:table-cell>
          <table:table-cell office:value-type="float" office:value="1129.09493446688" calcext:value-type="float">
            <text:p>1129,09493446688</text:p>
          </table:table-cell>
          <table:table-cell office:value-type="float" office:value="760.536717287289" calcext:value-type="float">
            <text:p>760,536717287289</text:p>
          </table:table-cell>
          <table:table-cell office:value-type="float" office:value="641.483516483516" calcext:value-type="float">
            <text:p>641,483516483516</text:p>
          </table:table-cell>
          <table:table-cell office:value-type="float" office:value="2114.10307630843" calcext:value-type="float">
            <text:p>2114,10307630843</text:p>
          </table:table-cell>
          <table:table-cell office:value-type="float" office:value="739.05865823674" calcext:value-type="float">
            <text:p>739,05865823674</text:p>
          </table:table-cell>
          <table:table-cell office:value-type="float" office:value="432.053154205607" calcext:value-type="float">
            <text:p>432,053154205607</text:p>
          </table:table-cell>
          <table:table-cell office:value-type="float" office:value="973.484496425241" calcext:value-type="float">
            <text:p>973,484496425241</text:p>
          </table:table-cell>
          <table:table-cell office:value-type="float" office:value="1342.68446943078" calcext:value-type="float">
            <text:p>1342,68446943078</text:p>
          </table:table-cell>
          <table:table-cell office:value-type="float" office:value="485.524523160763" calcext:value-type="float">
            <text:p>485,524523160763</text:p>
          </table:table-cell>
          <table:table-cell office:value-type="float" office:value="491.822895891504" calcext:value-type="float">
            <text:p>491,822895891504</text:p>
          </table:table-cell>
          <table:table-cell office:value-type="float" office:value="677.883800952885" calcext:value-type="float">
            <text:p>677,883800952885</text:p>
          </table:table-cell>
          <table:table-cell office:value-type="float" office:value="328.61973562865" calcext:value-type="float">
            <text:p>328,61973562865</text:p>
          </table:table-cell>
          <table:table-cell office:value-type="float" office:value="384.545728946574" calcext:value-type="float">
            <text:p>384,545728946574</text:p>
          </table:table-cell>
          <table:table-cell office:value-type="float" office:value="631.354166666667" calcext:value-type="float">
            <text:p>631,354166666667</text:p>
          </table:table-cell>
          <table:table-cell office:value-type="float" office:value="840.679245283019" calcext:value-type="float">
            <text:p>840,679245283019</text:p>
          </table:table-cell>
          <table:table-cell office:value-type="float" office:value="423.310554290053" calcext:value-type="float">
            <text:p>423,310554290053</text:p>
          </table:table-cell>
          <table:table-cell office:value-type="float" office:value="888.515815085158" calcext:value-type="float">
            <text:p>888,515815085158</text:p>
          </table:table-cell>
          <table:table-cell office:value-type="float" office:value="1374.70725995316" calcext:value-type="float">
            <text:p>1374,70725995316</text:p>
          </table:table-cell>
          <table:table-cell office:value-type="float" office:value="1709.11602209945" calcext:value-type="float">
            <text:p>1709,11602209945</text:p>
          </table:table-cell>
          <table:table-cell office:value-type="float" office:value="1054.21247683755" calcext:value-type="float">
            <text:p>1054,21247683755</text:p>
          </table:table-cell>
          <table:table-cell office:value-type="float" office:value="518.134715025907" calcext:value-type="float">
            <text:p>518,134715025907</text:p>
          </table:table-cell>
          <table:table-cell office:value-type="float" office:value="181.053992887165" calcext:value-type="float">
            <text:p>181,053992887165</text:p>
          </table:table-cell>
          <table:table-cell office:value-type="float" office:value="522.05551387847" calcext:value-type="float">
            <text:p>522,05551387847</text:p>
          </table:table-cell>
          <table:table-cell office:value-type="float" office:value="1570.72368421053" calcext:value-type="float">
            <text:p>1570,72368421053</text:p>
          </table:table-cell>
          <table:table-cell office:value-type="float" office:value="850.423771313942" calcext:value-type="float">
            <text:p>850,423771313942</text:p>
          </table:table-cell>
          <table:table-cell office:value-type="float" office:value="1037.00245700246" calcext:value-type="float">
            <text:p>1037,00245700246</text:p>
          </table:table-cell>
          <table:table-cell office:value-type="float" office:value="765.388711395101" calcext:value-type="float">
            <text:p>765,388711395101</text:p>
          </table:table-cell>
          <table:table-cell office:value-type="float" office:value="16.821494102228" calcext:value-type="float">
            <text:p>16,821494102228</text:p>
          </table:table-cell>
          <table:table-cell office:value-type="float" office:value="0" calcext:value-type="float">
            <text:p>0</text:p>
          </table:table-cell>
          <table:table-cell office:value-type="float" office:value="30.1089015151515" calcext:value-type="float">
            <text:p>30,1089015151515</text:p>
          </table:table-cell>
          <table:table-cell office:value-type="float" office:value="46.1307692307692" calcext:value-type="float">
            <text:p>46,1307692307692</text:p>
          </table:table-cell>
          <table:table-cell office:value-type="float" office:value="17.4825174825175" calcext:value-type="float">
            <text:p>17,4825174825175</text:p>
          </table:table-cell>
          <table:table-cell office:value-type="float" office:value="555.71916971917" calcext:value-type="float">
            <text:p>555,71916971917</text:p>
          </table:table-cell>
          <table:table-cell office:value-type="float" office:value="36.7216642754663" calcext:value-type="float">
            <text:p>36,7216642754663</text:p>
          </table:table-cell>
          <table:table-cell office:value-type="float" office:value="477.362689393939" calcext:value-type="float">
            <text:p>477,362689393939</text:p>
          </table:table-cell>
          <table:table-cell office:value-type="float" office:value="1705.7689133425" calcext:value-type="float">
            <text:p>1705,7689133425</text:p>
          </table:table-cell>
          <table:table-cell office:value-type="float" office:value="95.3071895424837" calcext:value-type="float">
            <text:p>95,3071895424837</text:p>
          </table:table-cell>
          <table:table-cell office:value-type="float" office:value="20.7206840390879" calcext:value-type="float">
            <text:p>20,7206840390879</text:p>
          </table:table-cell>
          <table:table-cell office:value-type="float" office:value="780.260651629073" calcext:value-type="float">
            <text:p>780,260651629073</text:p>
          </table:table-cell>
          <table:table-cell office:value-type="float" office:value="22.5425199583478" calcext:value-type="float">
            <text:p>22,5425199583478</text:p>
          </table:table-cell>
          <table:table-cell office:value-type="float" office:value="0" calcext:value-type="float">
            <text:p>0</text:p>
          </table:table-cell>
          <table:table-cell office:value-type="float" office:value="45.948275862069" calcext:value-type="float">
            <text:p>45,948275862069</text:p>
          </table:table-cell>
          <table:table-cell office:value-type="float" office:value="1335.64828614009" calcext:value-type="float">
            <text:p>1335,64828614009</text:p>
          </table:table-cell>
          <table:table-cell office:value-type="float" office:value="1208.23395613323" calcext:value-type="float">
            <text:p>1208,23395613323</text:p>
          </table:table-cell>
          <table:table-cell office:value-type="float" office:value="322.171166845196" calcext:value-type="float">
            <text:p>322,171166845196</text:p>
          </table:table-cell>
          <table:table-cell office:value-type="float" office:value="830.71286701209" calcext:value-type="float">
            <text:p>830,71286701209</text:p>
          </table:table-cell>
          <table:table-cell office:value-type="float" office:value="115.275689223058" calcext:value-type="float">
            <text:p>115,275689223058</text:p>
          </table:table-cell>
          <table:table-cell office:value-type="float" office:value="31.1705937794533" calcext:value-type="float">
            <text:p>31,1705937794533</text:p>
          </table:table-cell>
          <table:table-cell office:value-type="float" office:value="0" calcext:value-type="float">
            <text:p>0</text:p>
          </table:table-cell>
          <table:table-cell office:value-type="float" office:value="662.332892124" calcext:value-type="float">
            <text:p>662,332892124</text:p>
          </table:table-cell>
          <table:table-cell office:value-type="float" office:value="544.72049689441" calcext:value-type="float">
            <text:p>544,72049689441</text:p>
          </table:table-cell>
          <table:table-cell office:value-type="float" office:value="97.7703703703704" calcext:value-type="float">
            <text:p>97,7703703703704</text:p>
          </table:table-cell>
          <table:table-cell office:value-type="float" office:value="1330.72748629601" calcext:value-type="float">
            <text:p>1330,72748629601</text:p>
          </table:table-cell>
          <table:table-cell office:value-type="float" office:value="46.8594646271511" calcext:value-type="float">
            <text:p>46,8594646271511</text:p>
          </table:table-cell>
          <table:table-cell office:value-type="float" office:value="705.475490196078" calcext:value-type="float">
            <text:p>705,475490196078</text:p>
          </table:table-cell>
          <table:table-cell office:value-type="float" office:value="1237.15154586923" calcext:value-type="float">
            <text:p>1237,15154586923</text:p>
          </table:table-cell>
          <table:table-cell office:value-type="float" office:value="1037.98657718121" calcext:value-type="float">
            <text:p>1037,98657718121</text:p>
          </table:table-cell>
          <table:table-cell office:value-type="float" office:value="2510.34591194969" calcext:value-type="float">
            <text:p>2510,34591194969</text:p>
          </table:table-cell>
          <table:table-cell office:value-type="float" office:value="376.67714884696" calcext:value-type="float">
            <text:p>376,67714884696</text:p>
          </table:table-cell>
          <table:table-cell office:value-type="float" office:value="778.75" calcext:value-type="float">
            <text:p>778,75</text:p>
          </table:table-cell>
          <table:table-cell office:value-type="float" office:value="1018.98913043478" calcext:value-type="float">
            <text:p>1018,98913043478</text:p>
          </table:table-cell>
          <table:table-cell office:value-type="float" office:value="10.4991717283269" calcext:value-type="float">
            <text:p>10,4991717283269</text:p>
          </table:table-cell>
          <table:table-cell office:value-type="float" office:value="82.4075382803298" calcext:value-type="float">
            <text:p>82,4075382803298</text:p>
          </table:table-cell>
          <table:table-cell office:value-type="float" office:value="719.913442622951" calcext:value-type="float">
            <text:p>719,913442622951</text:p>
          </table:table-cell>
          <table:table-cell office:value-type="float" office:value="37.2004662004662" calcext:value-type="float">
            <text:p>37,2004662004662</text:p>
          </table:table-cell>
          <table:table-cell office:value-type="float" office:value="57.4085106382979" calcext:value-type="float">
            <text:p>57,4085106382979</text:p>
          </table:table-cell>
          <table:table-cell office:value-type="float" office:value="625.185714285714" calcext:value-type="float">
            <text:p>625,185714285714</text:p>
          </table:table-cell>
          <table:table-cell office:value-type="float" office:value="37.9771863117871" calcext:value-type="float">
            <text:p>37,9771863117871</text:p>
          </table:table-cell>
          <table:table-cell office:value-type="float" office:value="62.2891304347826" calcext:value-type="float">
            <text:p>62,2891304347826</text:p>
          </table:table-cell>
          <table:table-cell office:value-type="float" office:value="49.47192642788" calcext:value-type="float">
            <text:p>49,47192642788</text:p>
          </table:table-cell>
          <table:table-cell office:value-type="float" office:value="690.113348418649" calcext:value-type="float">
            <text:p>690,1133484186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8-12T16:23:45.230712355</dc:date>
    <meta:editing-duration>PT12M54S</meta:editing-duration>
    <meta:editing-cycles>3</meta:editing-cycles>
    <meta:document-statistic meta:table-count="1" meta:cell-count="5094" meta:object-count="0"/>
  </office:meta>
</office:document-meta>
</file>